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00facb6" style:font-size-asian="18.3500003814697pt" style:font-size-complex="21pt"/>
    </style:style>
    <style:style style:name="P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018134a" style:font-size-asian="18.3500003814697pt" style:font-size-complex="21pt"/>
    </style:style>
    <style:style style:name="P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start" style:justify-single-word="false"/>
      <style:text-properties style:font-name="Times New Roman" fo:font-size="21pt" officeooo:rsid="000facb6" officeooo:paragraph-rsid="000facb6" style:font-size-asian="18.3500003814697pt" style:font-size-complex="21pt"/>
    </style:style>
    <style:style style:name="P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13df436" style:font-size-asian="18.3500003814697pt" style:font-size-complex="21pt"/>
    </style:style>
    <style:style style:name="P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officeooo:rsid="000facb6" officeooo:paragraph-rsid="000facb6" style:font-size-asian="18.3500003814697pt" style:font-size-complex="21pt"/>
    </style:style>
    <style:style style:name="P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76a3983" style:font-size-asian="18.3500003814697pt" style:font-size-complex="21pt"/>
    </style:style>
    <style:style style:name="P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13f090dc" style:font-size-asian="18.3500003814697pt" style:font-size-complex="21pt"/>
    </style:style>
    <style:style style:name="P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14f38caa" style:font-size-asian="18.3500003814697pt" style:font-size-complex="21pt"/>
    </style:style>
    <style:style style:name="P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15025202" style:font-size-asian="18.3500003814697pt" style:font-size-complex="21pt"/>
    </style:style>
    <style:style style:name="P1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15198942" style:font-size-asian="18.3500003814697pt" style:font-size-complex="21pt"/>
    </style:style>
    <style:style style:name="P1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152eea51" style:font-size-asian="18.3500003814697pt" style:font-size-complex="21pt"/>
    </style:style>
    <style:style style:name="P1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153cef11" style:font-size-asian="18.3500003814697pt" style:font-size-complex="21pt"/>
    </style:style>
    <style:style style:name="P1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1588cb43" style:font-size-asian="18.3500003814697pt" style:font-size-complex="21pt"/>
    </style:style>
    <style:style style:name="P1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15b22d8a" style:font-size-asian="18.3500003814697pt" style:font-size-complex="21pt"/>
    </style:style>
    <style:style style:name="P1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15b41512" style:font-size-asian="18.3500003814697pt" style:font-size-complex="21pt"/>
    </style:style>
    <style:style style:name="P1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15c267e8" style:font-size-asian="18.3500003814697pt" style:font-size-complex="21pt"/>
    </style:style>
    <style:style style:name="P1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15ca532f" style:font-size-asian="18.3500003814697pt" style:font-size-complex="21pt"/>
    </style:style>
    <style:style style:name="P1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15e9d5fc" style:font-size-asian="18.3500003814697pt" style:font-size-complex="21pt"/>
    </style:style>
    <style:style style:name="P1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16aa4323" style:font-size-asian="18.3500003814697pt" style:font-size-complex="21pt"/>
    </style:style>
    <style:style style:name="P2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16bd4b5f" style:font-size-asian="18.3500003814697pt" style:font-size-complex="21pt"/>
    </style:style>
    <style:style style:name="P2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16e08cea" style:font-size-asian="18.3500003814697pt" style:font-size-complex="21pt"/>
    </style:style>
    <style:style style:name="P2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1608ace" officeooo:paragraph-rsid="01608ace" style:font-size-asian="18.3500003814697pt" style:font-size-complex="21pt"/>
    </style:style>
    <style:style style:name="P2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1608ace" officeooo:paragraph-rsid="076c6729" style:font-size-asian="18.3500003814697pt" style:font-size-complex="21pt"/>
    </style:style>
    <style:style style:name="P2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163da40" officeooo:paragraph-rsid="0163da40" style:font-size-asian="18.3500003814697pt" style:font-size-complex="21pt"/>
    </style:style>
    <style:style style:name="P2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17c6048" officeooo:paragraph-rsid="017c6048" style:font-size-asian="18.3500003814697pt" style:font-size-complex="21pt"/>
    </style:style>
    <style:style style:name="P2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184bd5b" officeooo:paragraph-rsid="0184bd5b" style:font-size-asian="18.3500003814697pt" style:font-size-complex="21pt"/>
    </style:style>
    <style:style style:name="P2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15374ba1" officeooo:paragraph-rsid="15374ba1" style:font-size-asian="18.3500003814697pt" style:font-size-complex="21pt"/>
    </style:style>
    <style:style style:name="P2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15198942" officeooo:paragraph-rsid="15198942" style:font-size-asian="18.3500003814697pt" style:font-size-complex="21pt"/>
    </style:style>
    <style:style style:name="P2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15eea608" officeooo:paragraph-rsid="15e9d5fc" style:font-size-asian="18.3500003814697pt" style:font-size-complex="21pt"/>
    </style:style>
    <style:style style:name="P3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officeooo:rsid="0194d610" officeooo:paragraph-rsid="0194d610" style:font-size-asian="18.3500003814697pt" style:font-size-complex="21pt"/>
    </style:style>
    <style:style style:name="P3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officeooo:rsid="0194d610" officeooo:paragraph-rsid="0194d610" style:font-size-asian="18.3500003814697pt" style:font-size-complex="21pt"/>
    </style:style>
    <style:style style:name="P3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officeooo:rsid="0194d610" officeooo:paragraph-rsid="16ee545e" style:font-size-asian="18.3500003814697pt" style:font-size-complex="21pt"/>
    </style:style>
    <style:style style:name="P3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16e5aa82" officeooo:paragraph-rsid="16e5aa82" style:font-size-asian="18.3500003814697pt" style:font-size-complex="21pt"/>
    </style:style>
    <style:style style:name="P3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16e5aa82" officeooo:paragraph-rsid="16eb1593" style:font-size-asian="18.3500003814697pt" style:font-size-complex="21pt"/>
    </style:style>
    <style:style style:name="P3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fo:font-weight="bold" officeooo:rsid="000facb6" officeooo:paragraph-rsid="000facb6" style:font-size-asian="18.3500003814697pt" style:font-weight-asian="bold" style:font-size-complex="21pt" style:font-weight-complex="bold"/>
    </style:style>
    <style:style style:name="P3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fo:font-weight="bold" officeooo:rsid="00d6cd40" officeooo:paragraph-rsid="00d6cd40" style:font-size-asian="18.3500003814697pt" style:font-weight-asian="bold" style:font-size-complex="21pt" style:font-weight-complex="bold"/>
    </style:style>
    <style:style style:name="P3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fo:font-weight="bold" officeooo:rsid="010a98b0" officeooo:paragraph-rsid="000facb6" style:font-size-asian="18.3500003814697pt" style:font-weight-asian="bold" style:font-size-complex="21pt" style:font-weight-complex="bold"/>
    </style:style>
    <style:style style:name="P3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fo:font-weight="bold" officeooo:rsid="010fa2b9" officeooo:paragraph-rsid="000facb6" style:font-size-asian="18.3500003814697pt" style:font-weight-asian="bold" style:font-size-complex="21pt" style:font-weight-complex="bold"/>
    </style:style>
    <style:style style:name="P3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fo:font-weight="bold" officeooo:rsid="0d2d7e49" officeooo:paragraph-rsid="103721b2" style:font-size-asian="18.3500003814697pt" style:font-weight-asian="bold" style:font-size-complex="21pt" style:font-weight-complex="bold"/>
    </style:style>
    <style:style style:name="P4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fo:font-weight="bold" officeooo:rsid="15f75e81" officeooo:paragraph-rsid="15f75e81" style:font-size-asian="18.3500003814697pt" style:font-weight-asian="bold" style:font-size-complex="21pt" style:font-weight-complex="bold"/>
    </style:style>
    <style:style style:name="P4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fo:font-weight="bold" officeooo:rsid="0194d610" officeooo:paragraph-rsid="0194d610" style:font-size-asian="18.3500003814697pt" style:font-weight-asian="bold" style:font-size-complex="21pt" style:font-weight-complex="bold"/>
    </style:style>
    <style:style style:name="P4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da9cb7" officeooo:paragraph-rsid="00dfc6a1" style:font-size-asian="18.3500003814697pt" style:font-weight-asian="normal" style:font-size-complex="21pt" style:font-weight-complex="normal"/>
    </style:style>
    <style:style style:name="P4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da9cb7" officeooo:paragraph-rsid="00e76c3f" style:font-size-asian="18.3500003814697pt" style:font-weight-asian="normal" style:font-size-complex="21pt" style:font-weight-complex="normal"/>
    </style:style>
    <style:style style:name="P4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da9cb7" officeooo:paragraph-rsid="00f4d642" style:font-size-asian="18.3500003814697pt" style:font-weight-asian="normal" style:font-size-complex="21pt" style:font-weight-complex="normal"/>
    </style:style>
    <style:style style:name="P4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da9cb7" officeooo:paragraph-rsid="00da9cb7" style:font-size-asian="18.3500003814697pt" style:font-weight-asian="normal" style:font-size-complex="21pt" style:font-weight-complex="normal"/>
    </style:style>
    <style:style style:name="P4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da9cb7" officeooo:paragraph-rsid="157558dc" style:font-size-asian="18.3500003814697pt" style:font-weight-asian="normal" style:font-size-complex="21pt" style:font-weight-complex="normal"/>
    </style:style>
    <style:style style:name="P4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da9cb7" officeooo:paragraph-rsid="1595fec5" style:font-size-asian="18.3500003814697pt" style:font-weight-asian="normal" style:font-size-complex="21pt" style:font-weight-complex="normal"/>
    </style:style>
    <style:style style:name="P4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f6bed4" officeooo:paragraph-rsid="00f6bed4" style:font-size-asian="18.3500003814697pt" style:font-weight-asian="normal" style:font-size-complex="21pt" style:font-weight-complex="normal"/>
    </style:style>
    <style:style style:name="P4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f7755f" officeooo:paragraph-rsid="00f7755f" style:font-size-asian="18.3500003814697pt" style:font-weight-asian="normal" style:font-size-complex="21pt" style:font-weight-complex="normal"/>
    </style:style>
    <style:style style:name="P5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1057fb5" officeooo:paragraph-rsid="01057fb5" style:font-size-asian="18.3500003814697pt" style:font-weight-asian="normal" style:font-size-complex="21pt" style:font-weight-complex="normal"/>
    </style:style>
    <style:style style:name="P5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1075857" officeooo:paragraph-rsid="01075857" style:font-size-asian="18.3500003814697pt" style:font-weight-asian="normal" style:font-size-complex="21pt" style:font-weight-complex="normal"/>
    </style:style>
    <style:style style:name="P5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e36c7da" officeooo:paragraph-rsid="0e36c7da" style:font-size-asian="18.3500003814697pt" style:font-weight-asian="normal" style:font-size-complex="21pt" style:font-weight-complex="normal"/>
    </style:style>
    <style:style style:name="P5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e39bebe" officeooo:paragraph-rsid="0e36c7da" style:font-size-asian="18.3500003814697pt" style:font-weight-asian="normal" style:font-size-complex="21pt" style:font-weight-complex="normal"/>
    </style:style>
    <style:style style:name="P5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e524b22" officeooo:paragraph-rsid="103721b2" style:font-size-asian="18.3500003814697pt" style:font-weight-asian="normal" style:font-size-complex="21pt" style:font-weight-complex="normal"/>
    </style:style>
    <style:style style:name="P5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fo:font-weight="normal" officeooo:rsid="0e524b22" officeooo:paragraph-rsid="103721b2" style:font-size-asian="18.3500003814697pt" style:font-weight-asian="normal" style:font-size-complex="21pt" style:font-weight-complex="normal"/>
    </style:style>
    <style:style style:name="P5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e78b95f" officeooo:paragraph-rsid="0e7b8e29" style:font-size-asian="18.3500003814697pt" style:font-weight-asian="normal" style:font-size-complex="21pt" style:font-weight-complex="normal"/>
    </style:style>
    <style:style style:name="P5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5807b5a" officeooo:paragraph-rsid="15807b5a" style:font-size-asian="18.3500003814697pt" style:font-weight-asian="normal" style:font-size-complex="21pt" style:font-weight-complex="normal"/>
    </style:style>
    <style:style style:name="P5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5f75e81" officeooo:paragraph-rsid="15f75e81" style:font-size-asian="18.3500003814697pt" style:font-weight-asian="normal" style:font-size-complex="21pt" style:font-weight-complex="normal"/>
    </style:style>
    <style:style style:name="P5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5f75e81" officeooo:paragraph-rsid="15f9e37a" style:font-size-asian="18.3500003814697pt" style:font-weight-asian="normal" style:font-size-complex="21pt" style:font-weight-complex="normal"/>
    </style:style>
    <style:style style:name="P6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5f75e81" officeooo:paragraph-rsid="160f16c1" style:font-size-asian="18.3500003814697pt" style:font-weight-asian="normal" style:font-size-complex="21pt" style:font-weight-complex="normal"/>
    </style:style>
    <style:style style:name="P6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5f75e81" officeooo:paragraph-rsid="162e539d" style:font-size-asian="18.3500003814697pt" style:font-weight-asian="normal" style:font-size-complex="21pt" style:font-weight-complex="normal"/>
    </style:style>
    <style:style style:name="P6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5f75e81" officeooo:paragraph-rsid="163ba700" style:font-size-asian="18.3500003814697pt" style:font-weight-asian="normal" style:font-size-complex="21pt" style:font-weight-complex="normal"/>
    </style:style>
    <style:style style:name="P6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5f75e81" officeooo:paragraph-rsid="163ca049" style:font-size-asian="18.3500003814697pt" style:font-weight-asian="normal" style:font-size-complex="21pt" style:font-weight-complex="normal"/>
    </style:style>
    <style:style style:name="P6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5f75e81" officeooo:paragraph-rsid="163d88eb" style:font-size-asian="18.3500003814697pt" style:font-weight-asian="normal" style:font-size-complex="21pt" style:font-weight-complex="normal"/>
    </style:style>
    <style:style style:name="P6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5f75e81" officeooo:paragraph-rsid="16536fca" style:font-size-asian="18.3500003814697pt" style:font-weight-asian="normal" style:font-size-complex="21pt" style:font-weight-complex="normal"/>
    </style:style>
    <style:style style:name="P6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5f75e81" officeooo:paragraph-rsid="1655404b" style:font-size-asian="18.3500003814697pt" style:font-weight-asian="normal" style:font-size-complex="21pt" style:font-weight-complex="normal"/>
    </style:style>
    <style:style style:name="P6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5f75e81" officeooo:paragraph-rsid="166eef2a" style:font-size-asian="18.3500003814697pt" style:font-weight-asian="normal" style:font-size-complex="21pt" style:font-weight-complex="normal"/>
    </style:style>
    <style:style style:name="P6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5f75e81" officeooo:paragraph-rsid="1688c89e" style:font-size-asian="18.3500003814697pt" style:font-weight-asian="normal" style:font-size-complex="21pt" style:font-weight-complex="normal"/>
    </style:style>
    <style:style style:name="P6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5f75e81" officeooo:paragraph-rsid="164cd508" style:font-size-asian="18.3500003814697pt" style:font-weight-asian="normal" style:font-size-complex="21pt" style:font-weight-complex="normal"/>
    </style:style>
    <style:style style:name="P7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65b43d6" officeooo:paragraph-rsid="165b43d6" style:font-size-asian="18.3500003814697pt" style:font-weight-asian="normal" style:font-size-complex="21pt" style:font-weight-complex="normal"/>
    </style:style>
    <style:style style:name="P7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66655f6" officeooo:paragraph-rsid="166655f6" style:font-size-asian="18.3500003814697pt" style:font-weight-asian="normal" style:font-size-complex="21pt" style:font-weight-complex="normal"/>
    </style:style>
    <style:style style:name="P7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66655f6" officeooo:paragraph-rsid="1695f624" style:font-size-asian="18.3500003814697pt" style:font-weight-asian="normal" style:font-size-complex="21pt" style:font-weight-complex="normal"/>
    </style:style>
    <style:style style:name="P7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62e539d" officeooo:paragraph-rsid="162e539d" style:font-size-asian="18.3500003814697pt" style:font-weight-asian="normal" style:font-size-complex="21pt" style:font-weight-complex="normal"/>
    </style:style>
    <style:style style:name="P7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63ba700" officeooo:paragraph-rsid="163ba700" style:font-size-asian="18.3500003814697pt" style:font-weight-asian="normal" style:font-size-complex="21pt" style:font-weight-complex="normal"/>
    </style:style>
    <style:style style:name="P7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0facb6" officeooo:paragraph-rsid="16ab4965" style:font-size-asian="18.3500003814697pt" style:font-weight-asian="normal" style:font-size-complex="21pt" style:font-weight-complex="normal"/>
    </style:style>
    <style:style style:name="P7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194d610" officeooo:paragraph-rsid="0194d610" style:font-size-asian="18.3500003814697pt" style:font-weight-asian="normal" style:font-size-complex="21pt" style:font-weight-complex="normal"/>
    </style:style>
    <style:style style:name="P7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6f3890c" officeooo:paragraph-rsid="16f3890c" style:font-size-asian="18.3500003814697pt" style:font-weight-asian="normal" style:font-size-complex="21pt" style:font-weight-complex="normal"/>
    </style:style>
    <style:style style:name="P7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6fa2b99" officeooo:paragraph-rsid="16fa2b99" style:font-size-asian="18.3500003814697pt" style:font-weight-asian="normal" style:font-size-complex="21pt" style:font-weight-complex="normal"/>
    </style:style>
    <style:style style:name="P7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6fbf7d8" officeooo:paragraph-rsid="16fbf7d8" style:font-size-asian="18.3500003814697pt" style:font-weight-asian="normal" style:font-size-complex="21pt" style:font-weight-complex="normal"/>
    </style:style>
    <style:style style:name="P8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6fbf7d8" officeooo:paragraph-rsid="1715ad42" style:font-size-asian="18.3500003814697pt" style:font-weight-asian="normal" style:font-size-complex="21pt" style:font-weight-complex="normal"/>
    </style:style>
    <style:style style:name="P8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716dca9" officeooo:paragraph-rsid="1716dca9" style:font-size-asian="18.3500003814697pt" style:font-weight-asian="normal" style:font-size-complex="21pt" style:font-weight-complex="normal"/>
    </style:style>
    <style:style style:name="P8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725a011" officeooo:paragraph-rsid="1725a011" style:font-size-asian="18.3500003814697pt" style:font-weight-asian="normal" style:font-size-complex="21pt" style:font-weight-complex="normal"/>
    </style:style>
    <style:style style:name="P8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725a011" officeooo:paragraph-rsid="172789bb" style:font-size-asian="18.3500003814697pt" style:font-weight-asian="normal" style:font-size-complex="21pt" style:font-weight-complex="normal"/>
    </style:style>
    <style:style style:name="P8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725a011" officeooo:paragraph-rsid="1728741a" style:font-size-asian="18.3500003814697pt" style:font-weight-asian="normal" style:font-size-complex="21pt" style:font-weight-complex="normal"/>
    </style:style>
    <style:style style:name="P8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725a011" officeooo:paragraph-rsid="1728f809" style:font-size-asian="18.3500003814697pt" style:font-weight-asian="normal" style:font-size-complex="21pt" style:font-weight-complex="normal"/>
    </style:style>
    <style:style style:name="P8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725a011" officeooo:paragraph-rsid="17953d43" style:font-size-asian="18.3500003814697pt" style:font-weight-asian="normal" style:font-size-complex="21pt" style:font-weight-complex="normal"/>
    </style:style>
    <style:style style:name="P8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725a011" officeooo:paragraph-rsid="17a4fce3" style:font-size-asian="18.3500003814697pt" style:font-weight-asian="normal" style:font-size-complex="21pt" style:font-weight-complex="normal"/>
    </style:style>
    <style:style style:name="P8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706455b" officeooo:paragraph-rsid="1715ad42" style:font-size-asian="18.3500003814697pt" style:font-weight-asian="normal" style:font-size-complex="21pt" style:font-weight-complex="normal"/>
    </style:style>
    <style:style style:name="P8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72df4dc" officeooo:paragraph-rsid="17953d43" style:font-size-asian="18.3500003814697pt" style:font-weight-asian="normal" style:font-size-complex="21pt" style:font-weight-complex="normal"/>
    </style:style>
    <style:style style:name="P9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73fce59" officeooo:paragraph-rsid="17a4fce3" style:font-size-asian="18.3500003814697pt" style:font-weight-asian="normal" style:font-size-complex="21pt" style:font-weight-complex="normal"/>
    </style:style>
    <style:style style:name="P9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e36c7da"/>
    </style:style>
    <style:style style:name="P9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e5efaf2"/>
    </style:style>
    <style:style style:name="P9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f4ef284"/>
    </style:style>
    <style:style style:name="P9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33953e0"/>
    </style:style>
    <style:style style:name="P9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33c8c59"/>
    </style:style>
    <style:style style:name="P9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340e00f"/>
    </style:style>
    <style:style style:name="P9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3413ac5"/>
    </style:style>
    <style:style style:name="P9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342a4ef"/>
    </style:style>
    <style:style style:name="P9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34b48c9"/>
    </style:style>
    <style:style style:name="P10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380d149"/>
    </style:style>
    <style:style style:name="P10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3828b69"/>
    </style:style>
    <style:style style:name="P10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3930dec"/>
    </style:style>
    <style:style style:name="P10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3c12a13"/>
    </style:style>
    <style:style style:name="P10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3c40cf4"/>
    </style:style>
    <style:style style:name="P10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426ee33"/>
    </style:style>
    <style:style style:name="P10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42e85cf"/>
    </style:style>
    <style:style style:name="P10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445f1d9"/>
    </style:style>
    <style:style style:name="P10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483515a"/>
    </style:style>
    <style:style style:name="P10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4afa5e0"/>
    </style:style>
    <style:style style:name="P11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officeooo:paragraph-rsid="0ec3cb40"/>
    </style:style>
    <style:style style:name="P11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7b31032"/>
    </style:style>
    <style:style style:name="P11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officeooo:paragraph-rsid="17b31032"/>
    </style:style>
    <style:style style:name="P11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1d5d50" officeooo:paragraph-rsid="17b31032" style:font-size-asian="18.3500003814697pt" style:font-weight-asian="normal" style:font-size-complex="21pt" style:font-weight-complex="normal"/>
    </style:style>
    <style:style style:name="P11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normal" officeooo:rsid="11fcd565" officeooo:paragraph-rsid="17b31032" style:font-size-asian="18.3500003814697pt" style:font-weight-asian="normal" style:font-size-complex="21pt" style:font-weight-complex="normal"/>
    </style:style>
    <style:style style:name="P11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1fcd565" officeooo:paragraph-rsid="17b31032" style:font-size-asian="18.3500003814697pt" style:font-weight-asian="normal" style:font-size-complex="21pt" style:font-weight-complex="normal"/>
    </style:style>
    <style:style style:name="P11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a22419" officeooo:paragraph-rsid="17b31032" style:font-size-asian="18.3500003814697pt" style:font-weight-asian="normal" style:font-size-complex="21pt" style:font-weight-complex="normal"/>
    </style:style>
    <style:style style:name="P11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7b8e18e" officeooo:paragraph-rsid="17b31032" style:font-size-asian="18.3500003814697pt" style:font-weight-asian="normal" style:font-size-complex="21pt" style:font-weight-complex="normal"/>
    </style:style>
    <style:style style:name="P11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b3b46e" officeooo:paragraph-rsid="17b31032" style:font-size-asian="18.3500003814697pt" style:font-weight-asian="normal" style:font-size-complex="21pt" style:font-weight-complex="normal"/>
    </style:style>
    <style:style style:name="P11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c2462d" officeooo:paragraph-rsid="17b31032" style:font-size-asian="18.3500003814697pt" style:font-weight-asian="normal" style:font-size-complex="21pt" style:font-weight-complex="normal"/>
    </style:style>
    <style:style style:name="P12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7f0436c" officeooo:paragraph-rsid="17b31032" style:font-size-asian="18.3500003814697pt" style:font-weight-asian="normal" style:font-size-complex="21pt" style:font-weight-complex="normal"/>
    </style:style>
    <style:style style:name="P12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7f85867" officeooo:paragraph-rsid="17b31032" style:font-size-asian="18.3500003814697pt" style:font-weight-asian="normal" style:font-size-complex="21pt" style:font-weight-complex="normal"/>
    </style:style>
    <style:style style:name="P12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7fe1933" officeooo:paragraph-rsid="17b31032" style:font-size-asian="18.3500003814697pt" style:font-weight-asian="normal" style:font-size-complex="21pt" style:font-weight-complex="normal"/>
    </style:style>
    <style:style style:name="P12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80872ac" officeooo:paragraph-rsid="17b31032" style:font-size-asian="18.3500003814697pt" style:font-weight-asian="normal" style:font-size-complex="21pt" style:font-weight-complex="normal"/>
    </style:style>
    <style:style style:name="P12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2221016" officeooo:paragraph-rsid="17b31032" style:font-size-asian="18.3500003814697pt" style:font-weight-asian="bold" style:font-size-complex="21pt" style:font-weight-complex="bold"/>
    </style:style>
    <style:style style:name="P12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fo:font-weight="bold" officeooo:rsid="0e36c7da" officeooo:paragraph-rsid="17b31032" style:font-size-asian="18.3500003814697pt" style:font-weight-asian="bold" style:font-size-complex="21pt" style:font-weight-complex="bold"/>
    </style:style>
    <style:style style:name="P12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fo:font-weight="bold" officeooo:rsid="0d2d7e49" officeooo:paragraph-rsid="17b31032" style:font-size-asian="18.3500003814697pt" style:font-weight-asian="bold" style:font-size-complex="21pt" style:font-weight-complex="bold"/>
    </style:style>
    <style:style style:name="P12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fo:font-weight="bold" officeooo:rsid="000facb6" officeooo:paragraph-rsid="17b31032" style:font-size-asian="18.3500003814697pt" style:font-weight-asian="bold" style:font-size-complex="21pt" style:font-weight-complex="bold"/>
    </style:style>
    <style:style style:name="P12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fo:font-weight="bold" officeooo:rsid="00d6cd40" officeooo:paragraph-rsid="17b31032" style:font-size-asian="18.3500003814697pt" style:font-weight-asian="bold" style:font-size-complex="21pt" style:font-weight-complex="bold"/>
    </style:style>
    <style:style style:name="P12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fo:font-weight="bold" officeooo:rsid="010a98b0" officeooo:paragraph-rsid="17b31032" style:font-size-asian="18.3500003814697pt" style:font-weight-asian="bold" style:font-size-complex="21pt" style:font-weight-complex="bold"/>
    </style:style>
    <style:style style:name="P13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fo:font-weight="bold" officeooo:rsid="010fa2b9" officeooo:paragraph-rsid="17b31032" style:font-size-asian="18.3500003814697pt" style:font-weight-asian="bold" style:font-size-complex="21pt" style:font-weight-complex="bold"/>
    </style:style>
    <style:style style:name="P13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fo:font-weight="bold" officeooo:rsid="15f75e81" officeooo:paragraph-rsid="17b31032" style:font-size-asian="18.3500003814697pt" style:font-weight-asian="bold" style:font-size-complex="21pt" style:font-weight-complex="bold"/>
    </style:style>
    <style:style style:name="P13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fo:font-weight="bold" officeooo:rsid="0194d610" officeooo:paragraph-rsid="17b31032" style:font-size-asian="18.3500003814697pt" style:font-weight-asian="bold" style:font-size-complex="21pt" style:font-weight-complex="bold"/>
    </style:style>
    <style:style style:name="P13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e36c7da" officeooo:paragraph-rsid="17b31032" style:font-size-asian="18.3500003814697pt" style:font-weight-asian="normal" style:font-size-complex="21pt" style:font-weight-complex="normal"/>
    </style:style>
    <style:style style:name="P13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e39bebe" officeooo:paragraph-rsid="17b31032" style:font-size-asian="18.3500003814697pt" style:font-weight-asian="normal" style:font-size-complex="21pt" style:font-weight-complex="normal"/>
    </style:style>
    <style:style style:name="P13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e78b95f" officeooo:paragraph-rsid="17b31032" style:font-size-asian="18.3500003814697pt" style:font-weight-asian="normal" style:font-size-complex="21pt" style:font-weight-complex="normal"/>
    </style:style>
    <style:style style:name="P13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e524b22" officeooo:paragraph-rsid="17b31032" style:font-size-asian="18.3500003814697pt" style:font-weight-asian="normal" style:font-size-complex="21pt" style:font-weight-complex="normal"/>
    </style:style>
    <style:style style:name="P13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fo:font-weight="normal" officeooo:rsid="0e524b22" officeooo:paragraph-rsid="17b31032" style:font-size-asian="18.3500003814697pt" style:font-weight-asian="normal" style:font-size-complex="21pt" style:font-weight-complex="normal"/>
    </style:style>
    <style:style style:name="P13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da9cb7" officeooo:paragraph-rsid="17b31032" style:font-size-asian="18.3500003814697pt" style:font-weight-asian="normal" style:font-size-complex="21pt" style:font-weight-complex="normal"/>
    </style:style>
    <style:style style:name="P13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5807b5a" officeooo:paragraph-rsid="17b31032" style:font-size-asian="18.3500003814697pt" style:font-weight-asian="normal" style:font-size-complex="21pt" style:font-weight-complex="normal"/>
    </style:style>
    <style:style style:name="P14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f6bed4" officeooo:paragraph-rsid="17b31032" style:font-size-asian="18.3500003814697pt" style:font-weight-asian="normal" style:font-size-complex="21pt" style:font-weight-complex="normal"/>
    </style:style>
    <style:style style:name="P14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f7755f" officeooo:paragraph-rsid="17b31032" style:font-size-asian="18.3500003814697pt" style:font-weight-asian="normal" style:font-size-complex="21pt" style:font-weight-complex="normal"/>
    </style:style>
    <style:style style:name="P14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1057fb5" officeooo:paragraph-rsid="17b31032" style:font-size-asian="18.3500003814697pt" style:font-weight-asian="normal" style:font-size-complex="21pt" style:font-weight-complex="normal"/>
    </style:style>
    <style:style style:name="P14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1075857" officeooo:paragraph-rsid="17b31032" style:font-size-asian="18.3500003814697pt" style:font-weight-asian="normal" style:font-size-complex="21pt" style:font-weight-complex="normal"/>
    </style:style>
    <style:style style:name="P14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5f75e81" officeooo:paragraph-rsid="17b31032" style:font-size-asian="18.3500003814697pt" style:font-weight-asian="normal" style:font-size-complex="21pt" style:font-weight-complex="normal"/>
    </style:style>
    <style:style style:name="P14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62e539d" officeooo:paragraph-rsid="17b31032" style:font-size-asian="18.3500003814697pt" style:font-weight-asian="normal" style:font-size-complex="21pt" style:font-weight-complex="normal"/>
    </style:style>
    <style:style style:name="P14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63ba700" officeooo:paragraph-rsid="17b31032" style:font-size-asian="18.3500003814697pt" style:font-weight-asian="normal" style:font-size-complex="21pt" style:font-weight-complex="normal"/>
    </style:style>
    <style:style style:name="P14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65b43d6" officeooo:paragraph-rsid="17b31032" style:font-size-asian="18.3500003814697pt" style:font-weight-asian="normal" style:font-size-complex="21pt" style:font-weight-complex="normal"/>
    </style:style>
    <style:style style:name="P14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66655f6" officeooo:paragraph-rsid="17b31032" style:font-size-asian="18.3500003814697pt" style:font-weight-asian="normal" style:font-size-complex="21pt" style:font-weight-complex="normal"/>
    </style:style>
    <style:style style:name="P14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0facb6" officeooo:paragraph-rsid="17b31032" style:font-size-asian="18.3500003814697pt" style:font-weight-asian="normal" style:font-size-complex="21pt" style:font-weight-complex="normal"/>
    </style:style>
    <style:style style:name="P15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194d610" officeooo:paragraph-rsid="17b31032" style:font-size-asian="18.3500003814697pt" style:font-weight-asian="normal" style:font-size-complex="21pt" style:font-weight-complex="normal"/>
    </style:style>
    <style:style style:name="P15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6f3890c" officeooo:paragraph-rsid="17b31032" style:font-size-asian="18.3500003814697pt" style:font-weight-asian="normal" style:font-size-complex="21pt" style:font-weight-complex="normal"/>
    </style:style>
    <style:style style:name="P15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6fa2b99" officeooo:paragraph-rsid="17b31032" style:font-size-asian="18.3500003814697pt" style:font-weight-asian="normal" style:font-size-complex="21pt" style:font-weight-complex="normal"/>
    </style:style>
    <style:style style:name="P15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6fbf7d8" officeooo:paragraph-rsid="17b31032" style:font-size-asian="18.3500003814697pt" style:font-weight-asian="normal" style:font-size-complex="21pt" style:font-weight-complex="normal"/>
    </style:style>
    <style:style style:name="P15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706455b" officeooo:paragraph-rsid="17b31032" style:font-size-asian="18.3500003814697pt" style:font-weight-asian="normal" style:font-size-complex="21pt" style:font-weight-complex="normal"/>
    </style:style>
    <style:style style:name="P15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716dca9" officeooo:paragraph-rsid="17b31032" style:font-size-asian="18.3500003814697pt" style:font-weight-asian="normal" style:font-size-complex="21pt" style:font-weight-complex="normal"/>
    </style:style>
    <style:style style:name="P15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725a011" officeooo:paragraph-rsid="17b31032" style:font-size-asian="18.3500003814697pt" style:font-weight-asian="normal" style:font-size-complex="21pt" style:font-weight-complex="normal"/>
    </style:style>
    <style:style style:name="P15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72df4dc" officeooo:paragraph-rsid="17b31032" style:font-size-asian="18.3500003814697pt" style:font-weight-asian="normal" style:font-size-complex="21pt" style:font-weight-complex="normal"/>
    </style:style>
    <style:style style:name="P15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73fce59" officeooo:paragraph-rsid="17b31032" style:font-size-asian="18.3500003814697pt" style:font-weight-asian="normal" style:font-size-complex="21pt" style:font-weight-complex="normal"/>
    </style:style>
    <style:style style:name="P15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officeooo:rsid="000facb6" officeooo:paragraph-rsid="17b31032" style:font-size-asian="18.3500003814697pt" style:font-size-complex="21pt"/>
    </style:style>
    <style:style style:name="P16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start" style:justify-single-word="false"/>
      <style:text-properties style:font-name="Times New Roman" fo:font-size="21pt" officeooo:rsid="000facb6" officeooo:paragraph-rsid="17b31032" style:font-size-asian="18.3500003814697pt" style:font-size-complex="21pt"/>
    </style:style>
    <style:style style:name="P16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17b31032" style:font-size-asian="18.3500003814697pt" style:font-size-complex="21pt"/>
    </style:style>
    <style:style style:name="P16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15374ba1" officeooo:paragraph-rsid="17b31032" style:font-size-asian="18.3500003814697pt" style:font-size-complex="21pt"/>
    </style:style>
    <style:style style:name="P16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15198942" officeooo:paragraph-rsid="17b31032" style:font-size-asian="18.3500003814697pt" style:font-size-complex="21pt"/>
    </style:style>
    <style:style style:name="P16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15eea608" officeooo:paragraph-rsid="17b31032" style:font-size-asian="18.3500003814697pt" style:font-size-complex="21pt"/>
    </style:style>
    <style:style style:name="P16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1608ace" officeooo:paragraph-rsid="17b31032" style:font-size-asian="18.3500003814697pt" style:font-size-complex="21pt"/>
    </style:style>
    <style:style style:name="P16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163da40" officeooo:paragraph-rsid="17b31032" style:font-size-asian="18.3500003814697pt" style:font-size-complex="21pt"/>
    </style:style>
    <style:style style:name="P16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17c6048" officeooo:paragraph-rsid="17b31032" style:font-size-asian="18.3500003814697pt" style:font-size-complex="21pt"/>
    </style:style>
    <style:style style:name="P16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184bd5b" officeooo:paragraph-rsid="17b31032" style:font-size-asian="18.3500003814697pt" style:font-size-complex="21pt"/>
    </style:style>
    <style:style style:name="P16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16e5aa82" officeooo:paragraph-rsid="17b31032" style:font-size-asian="18.3500003814697pt" style:font-size-complex="21pt"/>
    </style:style>
    <style:style style:name="P17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officeooo:rsid="0194d610" officeooo:paragraph-rsid="17b31032" style:font-size-asian="18.3500003814697pt" style:font-size-complex="21pt"/>
    </style:style>
    <style:style style:name="P17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officeooo:rsid="0194d610" officeooo:paragraph-rsid="17b31032" style:font-size-asian="18.3500003814697pt" style:font-size-complex="21pt"/>
    </style:style>
    <style:style style:name="T1" style:family="text">
      <style:text-properties style:font-name="Times New Roman" fo:font-size="21pt" officeooo:rsid="000facb6" style:font-size-asian="18.3500003814697pt" style:font-size-complex="21pt"/>
    </style:style>
    <style:style style:name="T2" style:family="text">
      <style:text-properties style:font-name="Times New Roman" fo:font-size="21pt" officeooo:rsid="0011d66d" style:font-size-asian="18.3500003814697pt" style:font-size-complex="21pt"/>
    </style:style>
    <style:style style:name="T3" style:family="text">
      <style:text-properties style:font-name="Times New Roman" fo:font-size="21pt" officeooo:rsid="0012e004" style:font-size-asian="18.3500003814697pt" style:font-size-complex="21pt"/>
    </style:style>
    <style:style style:name="T4" style:family="text">
      <style:text-properties style:font-name="Times New Roman" fo:font-size="21pt" officeooo:rsid="0014ff3e" style:font-size-asian="18.3500003814697pt" style:font-size-complex="21pt"/>
    </style:style>
    <style:style style:name="T5" style:family="text">
      <style:text-properties style:font-name="Times New Roman" fo:font-size="21pt" officeooo:rsid="00163e3a" style:font-size-asian="18.3500003814697pt" style:font-size-complex="21pt"/>
    </style:style>
    <style:style style:name="T6" style:family="text">
      <style:text-properties style:font-name="Times New Roman" fo:font-size="21pt" officeooo:rsid="13e740e7" style:font-size-asian="18.3500003814697pt" style:font-size-complex="21pt"/>
    </style:style>
    <style:style style:name="T7" style:family="text">
      <style:text-properties style:font-name="Times New Roman" fo:font-size="21pt" fo:font-weight="normal" officeooo:rsid="0e398391" style:font-size-asian="18.3500003814697pt" style:font-weight-asian="normal" style:font-size-complex="21pt" style:font-weight-complex="normal"/>
    </style:style>
    <style:style style:name="T8" style:family="text">
      <style:text-properties style:font-name="Times New Roman" fo:font-size="21pt" fo:font-weight="normal" officeooo:rsid="0e36c7da" style:font-size-asian="18.3500003814697pt" style:font-weight-asian="normal" style:font-size-complex="21pt" style:font-weight-complex="normal"/>
    </style:style>
    <style:style style:name="T9" style:family="text">
      <style:text-properties style:font-name="Times New Roman" fo:font-size="21pt" fo:font-weight="normal" officeooo:rsid="0e389cf3" style:font-size-asian="18.3500003814697pt" style:font-weight-asian="normal" style:font-size-complex="21pt" style:font-weight-complex="normal"/>
    </style:style>
    <style:style style:name="T10" style:family="text">
      <style:text-properties style:font-name="Times New Roman" fo:font-size="21pt" fo:font-weight="normal" officeooo:rsid="0e39bebe" style:font-size-asian="18.3500003814697pt" style:font-weight-asian="normal" style:font-size-complex="21pt" style:font-weight-complex="normal"/>
    </style:style>
    <style:style style:name="T11" style:family="text">
      <style:text-properties style:font-name="Times New Roman" fo:font-size="21pt" fo:font-weight="normal" officeooo:rsid="0e3a4955" style:font-size-asian="18.3500003814697pt" style:font-weight-asian="normal" style:font-size-complex="21pt" style:font-weight-complex="normal"/>
    </style:style>
    <style:style style:name="T12" style:family="text">
      <style:text-properties style:font-name="Times New Roman" fo:font-size="21pt" fo:font-weight="normal" officeooo:rsid="0e3b9a98" style:font-size-asian="18.3500003814697pt" style:font-weight-asian="normal" style:font-size-complex="21pt" style:font-weight-complex="normal"/>
    </style:style>
    <style:style style:name="T13" style:family="text">
      <style:text-properties style:font-name="Times New Roman" fo:font-size="21pt" fo:font-weight="normal" officeooo:rsid="0e3cf812" style:font-size-asian="18.3500003814697pt" style:font-weight-asian="normal" style:font-size-complex="21pt" style:font-weight-complex="normal"/>
    </style:style>
    <style:style style:name="T14" style:family="text">
      <style:text-properties style:font-name="Times New Roman" fo:font-size="21pt" fo:font-weight="normal" officeooo:rsid="0e428c67" style:font-size-asian="18.3500003814697pt" style:font-weight-asian="normal" style:font-size-complex="21pt" style:font-weight-complex="normal"/>
    </style:style>
    <style:style style:name="T15" style:family="text">
      <style:text-properties style:font-name="Times New Roman" fo:font-size="21pt" fo:font-weight="normal" officeooo:rsid="0e442843" style:font-size-asian="18.3500003814697pt" style:font-weight-asian="normal" style:font-size-complex="21pt" style:font-weight-complex="normal"/>
    </style:style>
    <style:style style:name="T16" style:family="text">
      <style:text-properties style:font-name="Times New Roman" fo:font-size="21pt" fo:font-weight="normal" officeooo:rsid="0e45b174" style:font-size-asian="18.3500003814697pt" style:font-weight-asian="normal" style:font-size-complex="21pt" style:font-weight-complex="normal"/>
    </style:style>
    <style:style style:name="T17" style:family="text">
      <style:text-properties style:font-name="Times New Roman" fo:font-size="21pt" fo:font-weight="normal" officeooo:rsid="0e461ccb" style:font-size-asian="18.3500003814697pt" style:font-weight-asian="normal" style:font-size-complex="21pt" style:font-weight-complex="normal"/>
    </style:style>
    <style:style style:name="T18" style:family="text">
      <style:text-properties style:font-name="Times New Roman" fo:font-size="21pt" fo:font-weight="normal" officeooo:rsid="0e48121a" style:font-size-asian="18.3500003814697pt" style:font-weight-asian="normal" style:font-size-complex="21pt" style:font-weight-complex="normal"/>
    </style:style>
    <style:style style:name="T19" style:family="text">
      <style:text-properties style:font-name="Times New Roman" fo:font-size="21pt" fo:font-weight="normal" officeooo:rsid="0e494fb1" style:font-size-asian="18.3500003814697pt" style:font-weight-asian="normal" style:font-size-complex="21pt" style:font-weight-complex="normal"/>
    </style:style>
    <style:style style:name="T20" style:family="text">
      <style:text-properties style:font-name="Times New Roman" fo:font-size="21pt" fo:font-weight="normal" officeooo:rsid="0e4a2ade" style:font-size-asian="18.3500003814697pt" style:font-weight-asian="normal" style:font-size-complex="21pt" style:font-weight-complex="normal"/>
    </style:style>
    <style:style style:name="T21" style:family="text">
      <style:text-properties style:font-name="Times New Roman" fo:font-size="21pt" fo:font-weight="normal" officeooo:rsid="0e4a931d" style:font-size-asian="18.3500003814697pt" style:font-weight-asian="normal" style:font-size-complex="21pt" style:font-weight-complex="normal"/>
    </style:style>
    <style:style style:name="T22" style:family="text">
      <style:text-properties style:font-name="Times New Roman" fo:font-size="21pt" fo:font-weight="normal" officeooo:rsid="0e524b22" style:font-size-asian="18.3500003814697pt" style:font-weight-asian="normal" style:font-size-complex="21pt" style:font-weight-complex="normal"/>
    </style:style>
    <style:style style:name="T23" style:family="text">
      <style:text-properties style:font-name="Times New Roman" fo:font-size="21pt" fo:font-weight="normal" officeooo:rsid="0e54b087" style:font-size-asian="18.3500003814697pt" style:font-weight-asian="normal" style:font-size-complex="21pt" style:font-weight-complex="normal"/>
    </style:style>
    <style:style style:name="T24" style:family="text">
      <style:text-properties style:font-name="Times New Roman" fo:font-size="21pt" fo:font-weight="normal" officeooo:rsid="0e5c8087" style:font-size-asian="18.3500003814697pt" style:font-weight-asian="normal" style:font-size-complex="21pt" style:font-weight-complex="normal"/>
    </style:style>
    <style:style style:name="T25" style:family="text">
      <style:text-properties style:font-name="Times New Roman" fo:font-size="21pt" fo:font-weight="normal" officeooo:rsid="0e5ca96a" style:font-size-asian="18.3500003814697pt" style:font-weight-asian="normal" style:font-size-complex="21pt" style:font-weight-complex="normal"/>
    </style:style>
    <style:style style:name="T26" style:family="text">
      <style:text-properties style:font-name="Times New Roman" fo:font-size="21pt" fo:font-weight="normal" officeooo:rsid="0e846035" style:font-size-asian="18.3500003814697pt" style:font-weight-asian="normal" style:font-size-complex="21pt" style:font-weight-complex="normal"/>
    </style:style>
    <style:style style:name="T27" style:family="text">
      <style:text-properties style:font-name="Times New Roman" fo:font-size="21pt" fo:font-weight="normal" officeooo:rsid="0e86441b" style:font-size-asian="18.3500003814697pt" style:font-weight-asian="normal" style:font-size-complex="21pt" style:font-weight-complex="normal"/>
    </style:style>
    <style:style style:name="T28" style:family="text">
      <style:text-properties style:font-name="Times New Roman" fo:font-size="21pt" fo:font-weight="normal" officeooo:rsid="0e865350" style:font-size-asian="18.3500003814697pt" style:font-weight-asian="normal" style:font-size-complex="21pt" style:font-weight-complex="normal"/>
    </style:style>
    <style:style style:name="T29" style:family="text">
      <style:text-properties style:font-name="Times New Roman" fo:font-size="21pt" fo:font-weight="normal" officeooo:rsid="0e88377a" style:font-size-asian="18.3500003814697pt" style:font-weight-asian="normal" style:font-size-complex="21pt" style:font-weight-complex="normal"/>
    </style:style>
    <style:style style:name="T30" style:family="text">
      <style:text-properties style:font-name="Times New Roman" fo:font-size="21pt" fo:font-weight="normal" officeooo:rsid="0e895605" style:font-size-asian="18.3500003814697pt" style:font-weight-asian="normal" style:font-size-complex="21pt" style:font-weight-complex="normal"/>
    </style:style>
    <style:style style:name="T31" style:family="text">
      <style:text-properties style:font-name="Times New Roman" fo:font-size="21pt" fo:font-weight="normal" officeooo:rsid="0e8a2674" style:font-size-asian="18.3500003814697pt" style:font-weight-asian="normal" style:font-size-complex="21pt" style:font-weight-complex="normal"/>
    </style:style>
    <style:style style:name="T32" style:family="text">
      <style:text-properties style:font-name="Times New Roman" fo:font-size="21pt" fo:font-weight="normal" officeooo:rsid="0f4ef284" style:font-size-asian="18.3500003814697pt" style:font-weight-asian="normal" style:font-size-complex="21pt" style:font-weight-complex="normal"/>
    </style:style>
    <style:style style:name="T33" style:family="text">
      <style:text-properties style:font-name="Times New Roman" fo:font-size="21pt" fo:font-weight="normal" officeooo:rsid="0f500324" style:font-size-asian="18.3500003814697pt" style:font-weight-asian="normal" style:font-size-complex="21pt" style:font-weight-complex="normal"/>
    </style:style>
    <style:style style:name="T34" style:family="text">
      <style:text-properties style:font-name="Times New Roman" fo:font-size="21pt" fo:font-weight="normal" officeooo:rsid="0f518ad7" style:font-size-asian="18.3500003814697pt" style:font-weight-asian="normal" style:font-size-complex="21pt" style:font-weight-complex="normal"/>
    </style:style>
    <style:style style:name="T35" style:family="text">
      <style:text-properties style:font-name="Times New Roman" fo:font-size="21pt" fo:font-weight="normal" officeooo:rsid="1331922b" style:font-size-asian="18.3500003814697pt" style:font-weight-asian="normal" style:font-size-complex="21pt" style:font-weight-complex="normal"/>
    </style:style>
    <style:style style:name="T36" style:family="text">
      <style:text-properties style:font-name="Times New Roman" fo:font-size="21pt" fo:font-weight="normal" officeooo:rsid="1331e6c4" style:font-size-asian="18.3500003814697pt" style:font-weight-asian="normal" style:font-size-complex="21pt" style:font-weight-complex="normal"/>
    </style:style>
    <style:style style:name="T37" style:family="text">
      <style:text-properties style:font-name="Times New Roman" fo:font-size="21pt" fo:font-weight="normal" officeooo:rsid="13334eff" style:font-size-asian="18.3500003814697pt" style:font-weight-asian="normal" style:font-size-complex="21pt" style:font-weight-complex="normal"/>
    </style:style>
    <style:style style:name="T38" style:family="text">
      <style:text-properties style:font-name="Times New Roman" fo:font-size="21pt" fo:font-weight="normal" officeooo:rsid="1334028c" style:font-size-asian="18.3500003814697pt" style:font-weight-asian="normal" style:font-size-complex="21pt" style:font-weight-complex="normal"/>
    </style:style>
    <style:style style:name="T39" style:family="text">
      <style:text-properties style:font-name="Times New Roman" fo:font-size="21pt" fo:font-weight="normal" officeooo:rsid="1335b124" style:font-size-asian="18.3500003814697pt" style:font-weight-asian="normal" style:font-size-complex="21pt" style:font-weight-complex="normal"/>
    </style:style>
    <style:style style:name="T40" style:family="text">
      <style:text-properties style:font-name="Times New Roman" fo:font-size="21pt" fo:font-weight="normal" officeooo:rsid="1336b155" style:font-size-asian="18.3500003814697pt" style:font-weight-asian="normal" style:font-size-complex="21pt" style:font-weight-complex="normal"/>
    </style:style>
    <style:style style:name="T41" style:family="text">
      <style:text-properties style:font-name="Times New Roman" fo:font-size="21pt" fo:font-weight="normal" officeooo:rsid="133829dd" style:font-size-asian="18.3500003814697pt" style:font-weight-asian="normal" style:font-size-complex="21pt" style:font-weight-complex="normal"/>
    </style:style>
    <style:style style:name="T42" style:family="text">
      <style:text-properties style:font-name="Times New Roman" fo:font-size="21pt" fo:font-weight="normal" officeooo:rsid="133adffd" style:font-size-asian="18.3500003814697pt" style:font-weight-asian="normal" style:font-size-complex="21pt" style:font-weight-complex="normal"/>
    </style:style>
    <style:style style:name="T43" style:family="text">
      <style:text-properties style:font-name="Times New Roman" fo:font-size="21pt" fo:font-weight="normal" officeooo:rsid="133c8c59" style:font-size-asian="18.3500003814697pt" style:font-weight-asian="normal" style:font-size-complex="21pt" style:font-weight-complex="normal"/>
    </style:style>
    <style:style style:name="T44" style:family="text">
      <style:text-properties style:font-name="Times New Roman" fo:font-size="21pt" fo:font-weight="normal" officeooo:rsid="133d5313" style:font-size-asian="18.3500003814697pt" style:font-weight-asian="normal" style:font-size-complex="21pt" style:font-weight-complex="normal"/>
    </style:style>
    <style:style style:name="T45" style:family="text">
      <style:text-properties style:font-name="Times New Roman" fo:font-size="21pt" fo:font-weight="normal" officeooo:rsid="133f62b4" style:font-size-asian="18.3500003814697pt" style:font-weight-asian="normal" style:font-size-complex="21pt" style:font-weight-complex="normal"/>
    </style:style>
    <style:style style:name="T46" style:family="text">
      <style:text-properties style:font-name="Times New Roman" fo:font-size="21pt" fo:font-weight="normal" officeooo:rsid="1340e00f" style:font-size-asian="18.3500003814697pt" style:font-weight-asian="normal" style:font-size-complex="21pt" style:font-weight-complex="normal"/>
    </style:style>
    <style:style style:name="T47" style:family="text">
      <style:text-properties style:font-name="Times New Roman" fo:font-size="21pt" fo:font-weight="normal" officeooo:rsid="13413ac5" style:font-size-asian="18.3500003814697pt" style:font-weight-asian="normal" style:font-size-complex="21pt" style:font-weight-complex="normal"/>
    </style:style>
    <style:style style:name="T48" style:family="text">
      <style:text-properties style:font-name="Times New Roman" fo:font-size="21pt" fo:font-weight="normal" officeooo:rsid="13417fea" style:font-size-asian="18.3500003814697pt" style:font-weight-asian="normal" style:font-size-complex="21pt" style:font-weight-complex="normal"/>
    </style:style>
    <style:style style:name="T49" style:family="text">
      <style:text-properties style:font-name="Times New Roman" fo:font-size="21pt" fo:font-weight="normal" officeooo:rsid="1342a4ef" style:font-size-asian="18.3500003814697pt" style:font-weight-asian="normal" style:font-size-complex="21pt" style:font-weight-complex="normal"/>
    </style:style>
    <style:style style:name="T50" style:family="text">
      <style:text-properties style:font-name="Times New Roman" fo:font-size="21pt" fo:font-weight="normal" officeooo:rsid="1342cdb8" style:font-size-asian="18.3500003814697pt" style:font-weight-asian="normal" style:font-size-complex="21pt" style:font-weight-complex="normal"/>
    </style:style>
    <style:style style:name="T51" style:family="text">
      <style:text-properties style:font-name="Times New Roman" fo:font-size="21pt" fo:font-weight="normal" officeooo:rsid="13445513" style:font-size-asian="18.3500003814697pt" style:font-weight-asian="normal" style:font-size-complex="21pt" style:font-weight-complex="normal"/>
    </style:style>
    <style:style style:name="T52" style:family="text">
      <style:text-properties style:font-name="Times New Roman" fo:font-size="21pt" fo:font-weight="normal" officeooo:rsid="1345728c" style:font-size-asian="18.3500003814697pt" style:font-weight-asian="normal" style:font-size-complex="21pt" style:font-weight-complex="normal"/>
    </style:style>
    <style:style style:name="T53" style:family="text">
      <style:text-properties style:font-name="Times New Roman" fo:font-size="21pt" fo:font-weight="normal" officeooo:rsid="1346999b" style:font-size-asian="18.3500003814697pt" style:font-weight-asian="normal" style:font-size-complex="21pt" style:font-weight-complex="normal"/>
    </style:style>
    <style:style style:name="T54" style:family="text">
      <style:text-properties style:font-name="Times New Roman" fo:font-size="21pt" fo:font-weight="normal" officeooo:rsid="13491149" style:font-size-asian="18.3500003814697pt" style:font-weight-asian="normal" style:font-size-complex="21pt" style:font-weight-complex="normal"/>
    </style:style>
    <style:style style:name="T55" style:family="text">
      <style:text-properties style:font-name="Times New Roman" fo:font-size="21pt" fo:font-weight="normal" officeooo:rsid="134b48c9" style:font-size-asian="18.3500003814697pt" style:font-weight-asian="normal" style:font-size-complex="21pt" style:font-weight-complex="normal"/>
    </style:style>
    <style:style style:name="T56" style:family="text">
      <style:text-properties style:font-name="Times New Roman" fo:font-size="21pt" fo:font-weight="normal" officeooo:rsid="134ff889" style:font-size-asian="18.3500003814697pt" style:font-weight-asian="normal" style:font-size-complex="21pt" style:font-weight-complex="normal"/>
    </style:style>
    <style:style style:name="T57" style:family="text">
      <style:text-properties style:font-name="Times New Roman" fo:font-size="21pt" fo:font-weight="normal" officeooo:rsid="1351377d" style:font-size-asian="18.3500003814697pt" style:font-weight-asian="normal" style:font-size-complex="21pt" style:font-weight-complex="normal"/>
    </style:style>
    <style:style style:name="T58" style:family="text">
      <style:text-properties style:font-name="Times New Roman" fo:font-size="21pt" fo:font-weight="normal" officeooo:rsid="13532fcd" style:font-size-asian="18.3500003814697pt" style:font-weight-asian="normal" style:font-size-complex="21pt" style:font-weight-complex="normal"/>
    </style:style>
    <style:style style:name="T59" style:family="text">
      <style:text-properties style:font-name="Times New Roman" fo:font-size="21pt" fo:font-weight="normal" officeooo:rsid="13543442" style:font-size-asian="18.3500003814697pt" style:font-weight-asian="normal" style:font-size-complex="21pt" style:font-weight-complex="normal"/>
    </style:style>
    <style:style style:name="T60" style:family="text">
      <style:text-properties style:font-name="Times New Roman" fo:font-size="21pt" fo:font-weight="normal" officeooo:rsid="13554128" style:font-size-asian="18.3500003814697pt" style:font-weight-asian="normal" style:font-size-complex="21pt" style:font-weight-complex="normal"/>
    </style:style>
    <style:style style:name="T61" style:family="text">
      <style:text-properties style:font-name="Times New Roman" fo:font-size="21pt" fo:font-weight="normal" officeooo:rsid="135855d8" style:font-size-asian="18.3500003814697pt" style:font-weight-asian="normal" style:font-size-complex="21pt" style:font-weight-complex="normal"/>
    </style:style>
    <style:style style:name="T62" style:family="text">
      <style:text-properties style:font-name="Times New Roman" fo:font-size="21pt" fo:font-weight="normal" officeooo:rsid="135a3295" style:font-size-asian="18.3500003814697pt" style:font-weight-asian="normal" style:font-size-complex="21pt" style:font-weight-complex="normal"/>
    </style:style>
    <style:style style:name="T63" style:family="text">
      <style:text-properties style:font-name="Times New Roman" fo:font-size="21pt" fo:font-weight="normal" officeooo:rsid="135c1804" style:font-size-asian="18.3500003814697pt" style:font-weight-asian="normal" style:font-size-complex="21pt" style:font-weight-complex="normal"/>
    </style:style>
    <style:style style:name="T64" style:family="text">
      <style:text-properties style:font-name="Times New Roman" fo:font-size="21pt" fo:font-weight="normal" officeooo:rsid="135f3d08" style:font-size-asian="18.3500003814697pt" style:font-weight-asian="normal" style:font-size-complex="21pt" style:font-weight-complex="normal"/>
    </style:style>
    <style:style style:name="T65" style:family="text">
      <style:text-properties style:font-name="Times New Roman" fo:font-size="21pt" fo:font-weight="normal" officeooo:rsid="136d81e2" style:font-size-asian="18.3500003814697pt" style:font-weight-asian="normal" style:font-size-complex="21pt" style:font-weight-complex="normal"/>
    </style:style>
    <style:style style:name="T66" style:family="text">
      <style:text-properties style:font-name="Times New Roman" fo:font-size="21pt" fo:font-weight="normal" officeooo:rsid="136fc32c" style:font-size-asian="18.3500003814697pt" style:font-weight-asian="normal" style:font-size-complex="21pt" style:font-weight-complex="normal"/>
    </style:style>
    <style:style style:name="T67" style:family="text">
      <style:text-properties style:font-name="Times New Roman" fo:font-size="21pt" fo:font-weight="normal" officeooo:rsid="137164cd" style:font-size-asian="18.3500003814697pt" style:font-weight-asian="normal" style:font-size-complex="21pt" style:font-weight-complex="normal"/>
    </style:style>
    <style:style style:name="T68" style:family="text">
      <style:text-properties style:font-name="Times New Roman" fo:font-size="21pt" fo:font-weight="normal" officeooo:rsid="1372248f" style:font-size-asian="18.3500003814697pt" style:font-weight-asian="normal" style:font-size-complex="21pt" style:font-weight-complex="normal"/>
    </style:style>
    <style:style style:name="T69" style:family="text">
      <style:text-properties style:font-name="Times New Roman" fo:font-size="21pt" fo:font-weight="normal" officeooo:rsid="1374873b" style:font-size-asian="18.3500003814697pt" style:font-weight-asian="normal" style:font-size-complex="21pt" style:font-weight-complex="normal"/>
    </style:style>
    <style:style style:name="T70" style:family="text">
      <style:text-properties style:font-name="Times New Roman" fo:font-size="21pt" fo:font-weight="normal" officeooo:rsid="13759295" style:font-size-asian="18.3500003814697pt" style:font-weight-asian="normal" style:font-size-complex="21pt" style:font-weight-complex="normal"/>
    </style:style>
    <style:style style:name="T71" style:family="text">
      <style:text-properties style:font-name="Times New Roman" fo:font-size="21pt" fo:font-weight="normal" officeooo:rsid="13780021" style:font-size-asian="18.3500003814697pt" style:font-weight-asian="normal" style:font-size-complex="21pt" style:font-weight-complex="normal"/>
    </style:style>
    <style:style style:name="T72" style:family="text">
      <style:text-properties style:font-name="Times New Roman" fo:font-size="21pt" fo:font-weight="normal" officeooo:rsid="13793abe" style:font-size-asian="18.3500003814697pt" style:font-weight-asian="normal" style:font-size-complex="21pt" style:font-weight-complex="normal"/>
    </style:style>
    <style:style style:name="T73" style:family="text">
      <style:text-properties style:font-name="Times New Roman" fo:font-size="21pt" fo:font-weight="normal" officeooo:rsid="1379dab6" style:font-size-asian="18.3500003814697pt" style:font-weight-asian="normal" style:font-size-complex="21pt" style:font-weight-complex="normal"/>
    </style:style>
    <style:style style:name="T74" style:family="text">
      <style:text-properties style:font-name="Times New Roman" fo:font-size="21pt" fo:font-weight="normal" officeooo:rsid="137a334c" style:font-size-asian="18.3500003814697pt" style:font-weight-asian="normal" style:font-size-complex="21pt" style:font-weight-complex="normal"/>
    </style:style>
    <style:style style:name="T75" style:family="text">
      <style:text-properties style:font-name="Times New Roman" fo:font-size="21pt" fo:font-weight="normal" officeooo:rsid="137c12b0" style:font-size-asian="18.3500003814697pt" style:font-weight-asian="normal" style:font-size-complex="21pt" style:font-weight-complex="normal"/>
    </style:style>
    <style:style style:name="T76" style:family="text">
      <style:text-properties style:font-name="Times New Roman" fo:font-size="21pt" fo:font-weight="normal" officeooo:rsid="137f6449" style:font-size-asian="18.3500003814697pt" style:font-weight-asian="normal" style:font-size-complex="21pt" style:font-weight-complex="normal"/>
    </style:style>
    <style:style style:name="T77" style:family="text">
      <style:text-properties style:font-name="Times New Roman" fo:font-size="21pt" fo:font-weight="normal" officeooo:rsid="1380d149" style:font-size-asian="18.3500003814697pt" style:font-weight-asian="normal" style:font-size-complex="21pt" style:font-weight-complex="normal"/>
    </style:style>
    <style:style style:name="T78" style:family="text">
      <style:text-properties style:font-name="Times New Roman" fo:font-size="21pt" fo:font-weight="normal" officeooo:rsid="1381466a" style:font-size-asian="18.3500003814697pt" style:font-weight-asian="normal" style:font-size-complex="21pt" style:font-weight-complex="normal"/>
    </style:style>
    <style:style style:name="T79" style:family="text">
      <style:text-properties style:font-name="Times New Roman" fo:font-size="21pt" fo:font-weight="normal" officeooo:rsid="13828b69" style:font-size-asian="18.3500003814697pt" style:font-weight-asian="normal" style:font-size-complex="21pt" style:font-weight-complex="normal"/>
    </style:style>
    <style:style style:name="T80" style:family="text">
      <style:text-properties style:font-name="Times New Roman" fo:font-size="21pt" fo:font-weight="normal" officeooo:rsid="1382a1b6" style:font-size-asian="18.3500003814697pt" style:font-weight-asian="normal" style:font-size-complex="21pt" style:font-weight-complex="normal"/>
    </style:style>
    <style:style style:name="T81" style:family="text">
      <style:text-properties style:font-name="Times New Roman" fo:font-size="21pt" fo:font-weight="normal" officeooo:rsid="13865cb3" style:font-size-asian="18.3500003814697pt" style:font-weight-asian="normal" style:font-size-complex="21pt" style:font-weight-complex="normal"/>
    </style:style>
    <style:style style:name="T82" style:family="text">
      <style:text-properties style:font-name="Times New Roman" fo:font-size="21pt" fo:font-weight="normal" officeooo:rsid="1389d89d" style:font-size-asian="18.3500003814697pt" style:font-weight-asian="normal" style:font-size-complex="21pt" style:font-weight-complex="normal"/>
    </style:style>
    <style:style style:name="T83" style:family="text">
      <style:text-properties style:font-name="Times New Roman" fo:font-size="21pt" fo:font-weight="normal" officeooo:rsid="138a00c2" style:font-size-asian="18.3500003814697pt" style:font-weight-asian="normal" style:font-size-complex="21pt" style:font-weight-complex="normal"/>
    </style:style>
    <style:style style:name="T84" style:family="text">
      <style:text-properties style:font-name="Times New Roman" fo:font-size="21pt" fo:font-weight="normal" officeooo:rsid="138a7c40" style:font-size-asian="18.3500003814697pt" style:font-weight-asian="normal" style:font-size-complex="21pt" style:font-weight-complex="normal"/>
    </style:style>
    <style:style style:name="T85" style:family="text">
      <style:text-properties style:font-name="Times New Roman" fo:font-size="21pt" fo:font-weight="normal" officeooo:rsid="138c1c49" style:font-size-asian="18.3500003814697pt" style:font-weight-asian="normal" style:font-size-complex="21pt" style:font-weight-complex="normal"/>
    </style:style>
    <style:style style:name="T86" style:family="text">
      <style:text-properties style:font-name="Times New Roman" fo:font-size="21pt" fo:font-weight="normal" officeooo:rsid="138d09e5" style:font-size-asian="18.3500003814697pt" style:font-weight-asian="normal" style:font-size-complex="21pt" style:font-weight-complex="normal"/>
    </style:style>
    <style:style style:name="T87" style:family="text">
      <style:text-properties style:font-name="Times New Roman" fo:font-size="21pt" fo:font-weight="normal" officeooo:rsid="138d17f5" style:font-size-asian="18.3500003814697pt" style:font-weight-asian="normal" style:font-size-complex="21pt" style:font-weight-complex="normal"/>
    </style:style>
    <style:style style:name="T88" style:family="text">
      <style:text-properties style:font-name="Times New Roman" fo:font-size="21pt" fo:font-weight="normal" officeooo:rsid="138e72c2" style:font-size-asian="18.3500003814697pt" style:font-weight-asian="normal" style:font-size-complex="21pt" style:font-weight-complex="normal"/>
    </style:style>
    <style:style style:name="T89" style:family="text">
      <style:text-properties style:font-name="Times New Roman" fo:font-size="21pt" fo:font-weight="normal" officeooo:rsid="138edfe2" style:font-size-asian="18.3500003814697pt" style:font-weight-asian="normal" style:font-size-complex="21pt" style:font-weight-complex="normal"/>
    </style:style>
    <style:style style:name="T90" style:family="text">
      <style:text-properties style:font-name="Times New Roman" fo:font-size="21pt" fo:font-weight="normal" officeooo:rsid="1390cf31" style:font-size-asian="18.3500003814697pt" style:font-weight-asian="normal" style:font-size-complex="21pt" style:font-weight-complex="normal"/>
    </style:style>
    <style:style style:name="T91" style:family="text">
      <style:text-properties style:font-name="Times New Roman" fo:font-size="21pt" fo:font-weight="normal" officeooo:rsid="1395b00b" style:font-size-asian="18.3500003814697pt" style:font-weight-asian="normal" style:font-size-complex="21pt" style:font-weight-complex="normal"/>
    </style:style>
    <style:style style:name="T92" style:family="text">
      <style:text-properties style:font-name="Times New Roman" fo:font-size="21pt" fo:font-weight="normal" officeooo:rsid="139b696b" style:font-size-asian="18.3500003814697pt" style:font-weight-asian="normal" style:font-size-complex="21pt" style:font-weight-complex="normal"/>
    </style:style>
    <style:style style:name="T93" style:family="text">
      <style:text-properties style:font-name="Times New Roman" fo:font-size="21pt" fo:font-weight="normal" officeooo:rsid="139d3644" style:font-size-asian="18.3500003814697pt" style:font-weight-asian="normal" style:font-size-complex="21pt" style:font-weight-complex="normal"/>
    </style:style>
    <style:style style:name="T94" style:family="text">
      <style:text-properties style:font-name="Times New Roman" fo:font-size="21pt" fo:font-weight="normal" officeooo:rsid="13a30b15" style:font-size-asian="18.3500003814697pt" style:font-weight-asian="normal" style:font-size-complex="21pt" style:font-weight-complex="normal"/>
    </style:style>
    <style:style style:name="T95" style:family="text">
      <style:text-properties style:font-name="Times New Roman" fo:font-size="21pt" fo:font-weight="normal" officeooo:rsid="13a72754" style:font-size-asian="18.3500003814697pt" style:font-weight-asian="normal" style:font-size-complex="21pt" style:font-weight-complex="normal"/>
    </style:style>
    <style:style style:name="T96" style:family="text">
      <style:text-properties style:font-name="Times New Roman" fo:font-size="21pt" fo:font-weight="normal" officeooo:rsid="13a91cc4" style:font-size-asian="18.3500003814697pt" style:font-weight-asian="normal" style:font-size-complex="21pt" style:font-weight-complex="normal"/>
    </style:style>
    <style:style style:name="T97" style:family="text">
      <style:text-properties style:font-name="Times New Roman" fo:font-size="21pt" fo:font-weight="normal" officeooo:rsid="13a9db3e" style:font-size-asian="18.3500003814697pt" style:font-weight-asian="normal" style:font-size-complex="21pt" style:font-weight-complex="normal"/>
    </style:style>
    <style:style style:name="T98" style:family="text">
      <style:text-properties style:font-name="Times New Roman" fo:font-size="21pt" fo:font-weight="normal" officeooo:rsid="13aa5f43" style:font-size-asian="18.3500003814697pt" style:font-weight-asian="normal" style:font-size-complex="21pt" style:font-weight-complex="normal"/>
    </style:style>
    <style:style style:name="T99" style:family="text">
      <style:text-properties style:font-name="Times New Roman" fo:font-size="21pt" fo:font-weight="normal" officeooo:rsid="13ac06da" style:font-size-asian="18.3500003814697pt" style:font-weight-asian="normal" style:font-size-complex="21pt" style:font-weight-complex="normal"/>
    </style:style>
    <style:style style:name="T100" style:family="text">
      <style:text-properties style:font-name="Times New Roman" fo:font-size="21pt" fo:font-weight="normal" officeooo:rsid="13ae20e3" style:font-size-asian="18.3500003814697pt" style:font-weight-asian="normal" style:font-size-complex="21pt" style:font-weight-complex="normal"/>
    </style:style>
    <style:style style:name="T101" style:family="text">
      <style:text-properties style:font-name="Times New Roman" fo:font-size="21pt" fo:font-weight="normal" officeooo:rsid="13ae3c06" style:font-size-asian="18.3500003814697pt" style:font-weight-asian="normal" style:font-size-complex="21pt" style:font-weight-complex="normal"/>
    </style:style>
    <style:style style:name="T102" style:family="text">
      <style:text-properties style:font-name="Times New Roman" fo:font-size="21pt" fo:font-weight="normal" officeooo:rsid="13b19867" style:font-size-asian="18.3500003814697pt" style:font-weight-asian="normal" style:font-size-complex="21pt" style:font-weight-complex="normal"/>
    </style:style>
    <style:style style:name="T103" style:family="text">
      <style:text-properties style:font-name="Times New Roman" fo:font-size="21pt" fo:font-weight="normal" officeooo:rsid="13b28ca8" style:font-size-asian="18.3500003814697pt" style:font-weight-asian="normal" style:font-size-complex="21pt" style:font-weight-complex="normal"/>
    </style:style>
    <style:style style:name="T104" style:family="text">
      <style:text-properties style:font-name="Times New Roman" fo:font-size="21pt" fo:font-weight="normal" officeooo:rsid="13bcce85" style:font-size-asian="18.3500003814697pt" style:font-weight-asian="normal" style:font-size-complex="21pt" style:font-weight-complex="normal"/>
    </style:style>
    <style:style style:name="T105" style:family="text">
      <style:text-properties style:font-name="Times New Roman" fo:font-size="21pt" fo:font-weight="normal" officeooo:rsid="13bf6663" style:font-size-asian="18.3500003814697pt" style:font-weight-asian="normal" style:font-size-complex="21pt" style:font-weight-complex="normal"/>
    </style:style>
    <style:style style:name="T106" style:family="text">
      <style:text-properties style:font-name="Times New Roman" fo:font-size="21pt" fo:font-weight="normal" officeooo:rsid="13c00f27" style:font-size-asian="18.3500003814697pt" style:font-weight-asian="normal" style:font-size-complex="21pt" style:font-weight-complex="normal"/>
    </style:style>
    <style:style style:name="T107" style:family="text">
      <style:text-properties style:font-name="Times New Roman" fo:font-size="21pt" fo:font-weight="normal" officeooo:rsid="13c314dc" style:font-size-asian="18.3500003814697pt" style:font-weight-asian="normal" style:font-size-complex="21pt" style:font-weight-complex="normal"/>
    </style:style>
    <style:style style:name="T108" style:family="text">
      <style:text-properties style:font-name="Times New Roman" fo:font-size="21pt" fo:font-weight="normal" officeooo:rsid="13c3f692" style:font-size-asian="18.3500003814697pt" style:font-weight-asian="normal" style:font-size-complex="21pt" style:font-weight-complex="normal"/>
    </style:style>
    <style:style style:name="T109" style:family="text">
      <style:text-properties style:font-name="Times New Roman" fo:font-size="21pt" fo:font-weight="normal" officeooo:rsid="13c40cf4" style:font-size-asian="18.3500003814697pt" style:font-weight-asian="normal" style:font-size-complex="21pt" style:font-weight-complex="normal"/>
    </style:style>
    <style:style style:name="T110" style:family="text">
      <style:text-properties style:font-name="Times New Roman" fo:font-size="21pt" fo:font-weight="normal" officeooo:rsid="13c539c4" style:font-size-asian="18.3500003814697pt" style:font-weight-asian="normal" style:font-size-complex="21pt" style:font-weight-complex="normal"/>
    </style:style>
    <style:style style:name="T111" style:family="text">
      <style:text-properties style:font-name="Times New Roman" fo:font-size="21pt" fo:font-weight="normal" officeooo:rsid="13ca1bf2" style:font-size-asian="18.3500003814697pt" style:font-weight-asian="normal" style:font-size-complex="21pt" style:font-weight-complex="normal"/>
    </style:style>
    <style:style style:name="T112" style:family="text">
      <style:text-properties style:font-name="Times New Roman" fo:font-size="21pt" fo:font-weight="normal" officeooo:rsid="13cbcc55" style:font-size-asian="18.3500003814697pt" style:font-weight-asian="normal" style:font-size-complex="21pt" style:font-weight-complex="normal"/>
    </style:style>
    <style:style style:name="T113" style:family="text">
      <style:text-properties style:font-name="Times New Roman" fo:font-size="21pt" fo:font-weight="normal" officeooo:rsid="13ccbfd0" style:font-size-asian="18.3500003814697pt" style:font-weight-asian="normal" style:font-size-complex="21pt" style:font-weight-complex="normal"/>
    </style:style>
    <style:style style:name="T114" style:family="text">
      <style:text-properties style:font-name="Times New Roman" fo:font-size="21pt" fo:font-weight="normal" officeooo:rsid="13d5021e" style:font-size-asian="18.3500003814697pt" style:font-weight-asian="normal" style:font-size-complex="21pt" style:font-weight-complex="normal"/>
    </style:style>
    <style:style style:name="T115" style:family="text">
      <style:text-properties style:font-name="Times New Roman" fo:font-size="21pt" fo:font-weight="normal" officeooo:rsid="13e49091" style:font-size-asian="18.3500003814697pt" style:font-weight-asian="normal" style:font-size-complex="21pt" style:font-weight-complex="normal"/>
    </style:style>
    <style:style style:name="T116" style:family="text">
      <style:text-properties style:font-name="Times New Roman" fo:font-size="21pt" fo:font-weight="normal" officeooo:rsid="1409f4c7" style:font-size-asian="18.3500003814697pt" style:font-weight-asian="normal" style:font-size-complex="21pt" style:font-weight-complex="normal"/>
    </style:style>
    <style:style style:name="T117" style:family="text">
      <style:text-properties style:font-name="Times New Roman" fo:font-size="21pt" fo:font-weight="normal" officeooo:rsid="140ce2d7" style:font-size-asian="18.3500003814697pt" style:font-weight-asian="normal" style:font-size-complex="21pt" style:font-weight-complex="normal"/>
    </style:style>
    <style:style style:name="T118" style:family="text">
      <style:text-properties style:font-name="Times New Roman" fo:font-size="21pt" fo:font-weight="normal" officeooo:rsid="140f7b67" style:font-size-asian="18.3500003814697pt" style:font-weight-asian="normal" style:font-size-complex="21pt" style:font-weight-complex="normal"/>
    </style:style>
    <style:style style:name="T119" style:family="text">
      <style:text-properties style:font-name="Times New Roman" fo:font-size="21pt" fo:font-weight="normal" officeooo:rsid="14103d37" style:font-size-asian="18.3500003814697pt" style:font-weight-asian="normal" style:font-size-complex="21pt" style:font-weight-complex="normal"/>
    </style:style>
    <style:style style:name="T120" style:family="text">
      <style:text-properties style:font-name="Times New Roman" fo:font-size="21pt" fo:font-weight="normal" officeooo:rsid="141138ad" style:font-size-asian="18.3500003814697pt" style:font-weight-asian="normal" style:font-size-complex="21pt" style:font-weight-complex="normal"/>
    </style:style>
    <style:style style:name="T121" style:family="text">
      <style:text-properties style:font-name="Times New Roman" fo:font-size="21pt" fo:font-weight="normal" officeooo:rsid="14126adb" style:font-size-asian="18.3500003814697pt" style:font-weight-asian="normal" style:font-size-complex="21pt" style:font-weight-complex="normal"/>
    </style:style>
    <style:style style:name="T122" style:family="text">
      <style:text-properties style:font-name="Times New Roman" fo:font-size="21pt" fo:font-weight="normal" officeooo:rsid="14133ae5" style:font-size-asian="18.3500003814697pt" style:font-weight-asian="normal" style:font-size-complex="21pt" style:font-weight-complex="normal"/>
    </style:style>
    <style:style style:name="T123" style:family="text">
      <style:text-properties style:font-name="Times New Roman" fo:font-size="21pt" fo:font-weight="normal" officeooo:rsid="1414e7d9" style:font-size-asian="18.3500003814697pt" style:font-weight-asian="normal" style:font-size-complex="21pt" style:font-weight-complex="normal"/>
    </style:style>
    <style:style style:name="T124" style:family="text">
      <style:text-properties style:font-name="Times New Roman" fo:font-size="21pt" fo:font-weight="normal" officeooo:rsid="14157548" style:font-size-asian="18.3500003814697pt" style:font-weight-asian="normal" style:font-size-complex="21pt" style:font-weight-complex="normal"/>
    </style:style>
    <style:style style:name="T125" style:family="text">
      <style:text-properties style:font-name="Times New Roman" fo:font-size="21pt" fo:font-weight="normal" officeooo:rsid="141689f2" style:font-size-asian="18.3500003814697pt" style:font-weight-asian="normal" style:font-size-complex="21pt" style:font-weight-complex="normal"/>
    </style:style>
    <style:style style:name="T126" style:family="text">
      <style:text-properties style:font-name="Times New Roman" fo:font-size="21pt" fo:font-weight="normal" officeooo:rsid="1417077c" style:font-size-asian="18.3500003814697pt" style:font-weight-asian="normal" style:font-size-complex="21pt" style:font-weight-complex="normal"/>
    </style:style>
    <style:style style:name="T127" style:family="text">
      <style:text-properties style:font-name="Times New Roman" fo:font-size="21pt" fo:font-weight="normal" officeooo:rsid="141813dc" style:font-size-asian="18.3500003814697pt" style:font-weight-asian="normal" style:font-size-complex="21pt" style:font-weight-complex="normal"/>
    </style:style>
    <style:style style:name="T128" style:family="text">
      <style:text-properties style:font-name="Times New Roman" fo:font-size="21pt" fo:font-weight="normal" officeooo:rsid="1419d3ab" style:font-size-asian="18.3500003814697pt" style:font-weight-asian="normal" style:font-size-complex="21pt" style:font-weight-complex="normal"/>
    </style:style>
    <style:style style:name="T129" style:family="text">
      <style:text-properties style:font-name="Times New Roman" fo:font-size="21pt" fo:font-weight="normal" officeooo:rsid="141a8a0b" style:font-size-asian="18.3500003814697pt" style:font-weight-asian="normal" style:font-size-complex="21pt" style:font-weight-complex="normal"/>
    </style:style>
    <style:style style:name="T130" style:family="text">
      <style:text-properties style:font-name="Times New Roman" fo:font-size="21pt" fo:font-weight="normal" officeooo:rsid="141b9938" style:font-size-asian="18.3500003814697pt" style:font-weight-asian="normal" style:font-size-complex="21pt" style:font-weight-complex="normal"/>
    </style:style>
    <style:style style:name="T131" style:family="text">
      <style:text-properties style:font-name="Times New Roman" fo:font-size="21pt" fo:font-weight="normal" officeooo:rsid="141c5cda" style:font-size-asian="18.3500003814697pt" style:font-weight-asian="normal" style:font-size-complex="21pt" style:font-weight-complex="normal"/>
    </style:style>
    <style:style style:name="T132" style:family="text">
      <style:text-properties style:font-name="Times New Roman" fo:font-size="21pt" fo:font-weight="normal" officeooo:rsid="141d660d" style:font-size-asian="18.3500003814697pt" style:font-weight-asian="normal" style:font-size-complex="21pt" style:font-weight-complex="normal"/>
    </style:style>
    <style:style style:name="T133" style:family="text">
      <style:text-properties style:font-name="Times New Roman" fo:font-size="21pt" fo:font-weight="normal" officeooo:rsid="141e06c2" style:font-size-asian="18.3500003814697pt" style:font-weight-asian="normal" style:font-size-complex="21pt" style:font-weight-complex="normal"/>
    </style:style>
    <style:style style:name="T134" style:family="text">
      <style:text-properties style:font-name="Times New Roman" fo:font-size="21pt" fo:font-weight="normal" officeooo:rsid="141ef1c9" style:font-size-asian="18.3500003814697pt" style:font-weight-asian="normal" style:font-size-complex="21pt" style:font-weight-complex="normal"/>
    </style:style>
    <style:style style:name="T135" style:family="text">
      <style:text-properties style:font-name="Times New Roman" fo:font-size="21pt" fo:font-weight="normal" officeooo:rsid="1420d367" style:font-size-asian="18.3500003814697pt" style:font-weight-asian="normal" style:font-size-complex="21pt" style:font-weight-complex="normal"/>
    </style:style>
    <style:style style:name="T136" style:family="text">
      <style:text-properties style:font-name="Times New Roman" fo:font-size="21pt" fo:font-weight="normal" officeooo:rsid="1421ed83" style:font-size-asian="18.3500003814697pt" style:font-weight-asian="normal" style:font-size-complex="21pt" style:font-weight-complex="normal"/>
    </style:style>
    <style:style style:name="T137" style:family="text">
      <style:text-properties style:font-name="Times New Roman" fo:font-size="21pt" fo:font-weight="normal" officeooo:rsid="1422f477" style:font-size-asian="18.3500003814697pt" style:font-weight-asian="normal" style:font-size-complex="21pt" style:font-weight-complex="normal"/>
    </style:style>
    <style:style style:name="T138" style:family="text">
      <style:text-properties style:font-name="Times New Roman" fo:font-size="21pt" fo:font-weight="normal" officeooo:rsid="1425c1aa" style:font-size-asian="18.3500003814697pt" style:font-weight-asian="normal" style:font-size-complex="21pt" style:font-weight-complex="normal"/>
    </style:style>
    <style:style style:name="T139" style:family="text">
      <style:text-properties style:font-name="Times New Roman" fo:font-size="21pt" fo:font-weight="normal" officeooo:rsid="1426ee33" style:font-size-asian="18.3500003814697pt" style:font-weight-asian="normal" style:font-size-complex="21pt" style:font-weight-complex="normal"/>
    </style:style>
    <style:style style:name="T140" style:family="text">
      <style:text-properties style:font-name="Times New Roman" fo:font-size="21pt" fo:font-weight="normal" officeooo:rsid="14283adb" style:font-size-asian="18.3500003814697pt" style:font-weight-asian="normal" style:font-size-complex="21pt" style:font-weight-complex="normal"/>
    </style:style>
    <style:style style:name="T141" style:family="text">
      <style:text-properties style:font-name="Times New Roman" fo:font-size="21pt" fo:font-weight="normal" officeooo:rsid="14297393" style:font-size-asian="18.3500003814697pt" style:font-weight-asian="normal" style:font-size-complex="21pt" style:font-weight-complex="normal"/>
    </style:style>
    <style:style style:name="T142" style:family="text">
      <style:text-properties style:font-name="Times New Roman" fo:font-size="21pt" fo:font-weight="normal" officeooo:rsid="142b6f66" style:font-size-asian="18.3500003814697pt" style:font-weight-asian="normal" style:font-size-complex="21pt" style:font-weight-complex="normal"/>
    </style:style>
    <style:style style:name="T143" style:family="text">
      <style:text-properties style:font-name="Times New Roman" fo:font-size="21pt" fo:font-weight="normal" officeooo:rsid="142d202f" style:font-size-asian="18.3500003814697pt" style:font-weight-asian="normal" style:font-size-complex="21pt" style:font-weight-complex="normal"/>
    </style:style>
    <style:style style:name="T144" style:family="text">
      <style:text-properties style:font-name="Times New Roman" fo:font-size="21pt" fo:font-weight="normal" officeooo:rsid="142f0219" style:font-size-asian="18.3500003814697pt" style:font-weight-asian="normal" style:font-size-complex="21pt" style:font-weight-complex="normal"/>
    </style:style>
    <style:style style:name="T145" style:family="text">
      <style:text-properties style:font-name="Times New Roman" fo:font-size="21pt" fo:font-weight="normal" officeooo:rsid="14314c3a" style:font-size-asian="18.3500003814697pt" style:font-weight-asian="normal" style:font-size-complex="21pt" style:font-weight-complex="normal"/>
    </style:style>
    <style:style style:name="T146" style:family="text">
      <style:text-properties style:font-name="Times New Roman" fo:font-size="21pt" fo:font-weight="normal" officeooo:rsid="1432ce43" style:font-size-asian="18.3500003814697pt" style:font-weight-asian="normal" style:font-size-complex="21pt" style:font-weight-complex="normal"/>
    </style:style>
    <style:style style:name="T147" style:family="text">
      <style:text-properties style:font-name="Times New Roman" fo:font-size="21pt" fo:font-weight="normal" officeooo:rsid="14342408" style:font-size-asian="18.3500003814697pt" style:font-weight-asian="normal" style:font-size-complex="21pt" style:font-weight-complex="normal"/>
    </style:style>
    <style:style style:name="T148" style:family="text">
      <style:text-properties style:font-name="Times New Roman" fo:font-size="21pt" fo:font-weight="normal" officeooo:rsid="1434cbae" style:font-size-asian="18.3500003814697pt" style:font-weight-asian="normal" style:font-size-complex="21pt" style:font-weight-complex="normal"/>
    </style:style>
    <style:style style:name="T149" style:family="text">
      <style:text-properties style:font-name="Times New Roman" fo:font-size="21pt" fo:font-weight="normal" officeooo:rsid="14352fc1" style:font-size-asian="18.3500003814697pt" style:font-weight-asian="normal" style:font-size-complex="21pt" style:font-weight-complex="normal"/>
    </style:style>
    <style:style style:name="T150" style:family="text">
      <style:text-properties style:font-name="Times New Roman" fo:font-size="21pt" fo:font-weight="normal" officeooo:rsid="1435a9bd" style:font-size-asian="18.3500003814697pt" style:font-weight-asian="normal" style:font-size-complex="21pt" style:font-weight-complex="normal"/>
    </style:style>
    <style:style style:name="T151" style:family="text">
      <style:text-properties style:font-name="Times New Roman" fo:font-size="21pt" fo:font-weight="normal" officeooo:rsid="1438e413" style:font-size-asian="18.3500003814697pt" style:font-weight-asian="normal" style:font-size-complex="21pt" style:font-weight-complex="normal"/>
    </style:style>
    <style:style style:name="T152" style:family="text">
      <style:text-properties style:font-name="Times New Roman" fo:font-size="21pt" fo:font-weight="normal" officeooo:rsid="143a0066" style:font-size-asian="18.3500003814697pt" style:font-weight-asian="normal" style:font-size-complex="21pt" style:font-weight-complex="normal"/>
    </style:style>
    <style:style style:name="T153" style:family="text">
      <style:text-properties style:font-name="Times New Roman" fo:font-size="21pt" fo:font-weight="normal" officeooo:rsid="143cb80f" style:font-size-asian="18.3500003814697pt" style:font-weight-asian="normal" style:font-size-complex="21pt" style:font-weight-complex="normal"/>
    </style:style>
    <style:style style:name="T154" style:family="text">
      <style:text-properties style:font-name="Times New Roman" fo:font-size="21pt" fo:font-weight="normal" officeooo:rsid="143d2802" style:font-size-asian="18.3500003814697pt" style:font-weight-asian="normal" style:font-size-complex="21pt" style:font-weight-complex="normal"/>
    </style:style>
    <style:style style:name="T155" style:family="text">
      <style:text-properties style:font-name="Times New Roman" fo:font-size="21pt" fo:font-weight="normal" officeooo:rsid="14423704" style:font-size-asian="18.3500003814697pt" style:font-weight-asian="normal" style:font-size-complex="21pt" style:font-weight-complex="normal"/>
    </style:style>
    <style:style style:name="T156" style:family="text">
      <style:text-properties style:font-name="Times New Roman" fo:font-size="21pt" fo:font-weight="normal" officeooo:rsid="1442ca1c" style:font-size-asian="18.3500003814697pt" style:font-weight-asian="normal" style:font-size-complex="21pt" style:font-weight-complex="normal"/>
    </style:style>
    <style:style style:name="T157" style:family="text">
      <style:text-properties style:font-name="Times New Roman" fo:font-size="21pt" fo:font-weight="normal" officeooo:rsid="1442e20b" style:font-size-asian="18.3500003814697pt" style:font-weight-asian="normal" style:font-size-complex="21pt" style:font-weight-complex="normal"/>
    </style:style>
    <style:style style:name="T158" style:family="text">
      <style:text-properties style:font-name="Times New Roman" fo:font-size="21pt" fo:font-weight="normal" officeooo:rsid="14434817" style:font-size-asian="18.3500003814697pt" style:font-weight-asian="normal" style:font-size-complex="21pt" style:font-weight-complex="normal"/>
    </style:style>
    <style:style style:name="T159" style:family="text">
      <style:text-properties style:font-name="Times New Roman" fo:font-size="21pt" fo:font-weight="normal" officeooo:rsid="14442381" style:font-size-asian="18.3500003814697pt" style:font-weight-asian="normal" style:font-size-complex="21pt" style:font-weight-complex="normal"/>
    </style:style>
    <style:style style:name="T160" style:family="text">
      <style:text-properties style:font-name="Times New Roman" fo:font-size="21pt" fo:font-weight="normal" officeooo:rsid="1447a214" style:font-size-asian="18.3500003814697pt" style:font-weight-asian="normal" style:font-size-complex="21pt" style:font-weight-complex="normal"/>
    </style:style>
    <style:style style:name="T161" style:family="text">
      <style:text-properties style:font-name="Times New Roman" fo:font-size="21pt" fo:font-weight="normal" officeooo:rsid="144c4919" style:font-size-asian="18.3500003814697pt" style:font-weight-asian="normal" style:font-size-complex="21pt" style:font-weight-complex="normal"/>
    </style:style>
    <style:style style:name="T162" style:family="text">
      <style:text-properties style:font-name="Times New Roman" fo:font-size="21pt" fo:font-weight="normal" officeooo:rsid="144cde21" style:font-size-asian="18.3500003814697pt" style:font-weight-asian="normal" style:font-size-complex="21pt" style:font-weight-complex="normal"/>
    </style:style>
    <style:style style:name="T163" style:family="text">
      <style:text-properties style:font-name="Times New Roman" fo:font-size="21pt" fo:font-weight="normal" officeooo:rsid="145006e6" style:font-size-asian="18.3500003814697pt" style:font-weight-asian="normal" style:font-size-complex="21pt" style:font-weight-complex="normal"/>
    </style:style>
    <style:style style:name="T164" style:family="text">
      <style:text-properties style:font-name="Times New Roman" fo:font-size="21pt" fo:font-weight="normal" officeooo:rsid="14534092" style:font-size-asian="18.3500003814697pt" style:font-weight-asian="normal" style:font-size-complex="21pt" style:font-weight-complex="normal"/>
    </style:style>
    <style:style style:name="T165" style:family="text">
      <style:text-properties style:font-name="Times New Roman" fo:font-size="21pt" fo:font-weight="normal" officeooo:rsid="14545e5b" style:font-size-asian="18.3500003814697pt" style:font-weight-asian="normal" style:font-size-complex="21pt" style:font-weight-complex="normal"/>
    </style:style>
    <style:style style:name="T166" style:family="text">
      <style:text-properties style:font-name="Times New Roman" fo:font-size="21pt" fo:font-weight="normal" officeooo:rsid="145a2159" style:font-size-asian="18.3500003814697pt" style:font-weight-asian="normal" style:font-size-complex="21pt" style:font-weight-complex="normal"/>
    </style:style>
    <style:style style:name="T167" style:family="text">
      <style:text-properties style:font-name="Times New Roman" fo:font-size="21pt" fo:font-weight="normal" officeooo:rsid="145f6057" style:font-size-asian="18.3500003814697pt" style:font-weight-asian="normal" style:font-size-complex="21pt" style:font-weight-complex="normal"/>
    </style:style>
    <style:style style:name="T168" style:family="text">
      <style:text-properties style:font-name="Times New Roman" fo:font-size="21pt" fo:font-weight="normal" officeooo:rsid="14600f61" style:font-size-asian="18.3500003814697pt" style:font-weight-asian="normal" style:font-size-complex="21pt" style:font-weight-complex="normal"/>
    </style:style>
    <style:style style:name="T169" style:family="text">
      <style:text-properties style:font-name="Times New Roman" fo:font-size="21pt" fo:font-weight="normal" officeooo:rsid="1460e881" style:font-size-asian="18.3500003814697pt" style:font-weight-asian="normal" style:font-size-complex="21pt" style:font-weight-complex="normal"/>
    </style:style>
    <style:style style:name="T170" style:family="text">
      <style:text-properties style:font-name="Times New Roman" fo:font-size="21pt" fo:font-weight="normal" officeooo:rsid="146222d1" style:font-size-asian="18.3500003814697pt" style:font-weight-asian="normal" style:font-size-complex="21pt" style:font-weight-complex="normal"/>
    </style:style>
    <style:style style:name="T171" style:family="text">
      <style:text-properties style:font-name="Times New Roman" fo:font-size="21pt" fo:font-weight="normal" officeooo:rsid="14640d90" style:font-size-asian="18.3500003814697pt" style:font-weight-asian="normal" style:font-size-complex="21pt" style:font-weight-complex="normal"/>
    </style:style>
    <style:style style:name="T172" style:family="text">
      <style:text-properties style:font-name="Times New Roman" fo:font-size="21pt" fo:font-weight="normal" officeooo:rsid="14645899" style:font-size-asian="18.3500003814697pt" style:font-weight-asian="normal" style:font-size-complex="21pt" style:font-weight-complex="normal"/>
    </style:style>
    <style:style style:name="T173" style:family="text">
      <style:text-properties style:font-name="Times New Roman" fo:font-size="21pt" fo:font-weight="normal" officeooo:rsid="1465760b" style:font-size-asian="18.3500003814697pt" style:font-weight-asian="normal" style:font-size-complex="21pt" style:font-weight-complex="normal"/>
    </style:style>
    <style:style style:name="T174" style:family="text">
      <style:text-properties style:font-name="Times New Roman" fo:font-size="21pt" fo:font-weight="normal" officeooo:rsid="1466591b" style:font-size-asian="18.3500003814697pt" style:font-weight-asian="normal" style:font-size-complex="21pt" style:font-weight-complex="normal"/>
    </style:style>
    <style:style style:name="T175" style:family="text">
      <style:text-properties style:font-name="Times New Roman" fo:font-size="21pt" fo:font-weight="normal" officeooo:rsid="14694ea5" style:font-size-asian="18.3500003814697pt" style:font-weight-asian="normal" style:font-size-complex="21pt" style:font-weight-complex="normal"/>
    </style:style>
    <style:style style:name="T176" style:family="text">
      <style:text-properties style:font-name="Times New Roman" fo:font-size="21pt" fo:font-weight="normal" officeooo:rsid="146a84ae" style:font-size-asian="18.3500003814697pt" style:font-weight-asian="normal" style:font-size-complex="21pt" style:font-weight-complex="normal"/>
    </style:style>
    <style:style style:name="T177" style:family="text">
      <style:text-properties style:font-name="Times New Roman" fo:font-size="21pt" fo:font-weight="normal" officeooo:rsid="146de4a4" style:font-size-asian="18.3500003814697pt" style:font-weight-asian="normal" style:font-size-complex="21pt" style:font-weight-complex="normal"/>
    </style:style>
    <style:style style:name="T178" style:family="text">
      <style:text-properties style:font-name="Times New Roman" fo:font-size="21pt" fo:font-weight="normal" officeooo:rsid="146fd4bb" style:font-size-asian="18.3500003814697pt" style:font-weight-asian="normal" style:font-size-complex="21pt" style:font-weight-complex="normal"/>
    </style:style>
    <style:style style:name="T179" style:family="text">
      <style:text-properties style:font-name="Times New Roman" fo:font-size="21pt" fo:font-weight="normal" officeooo:rsid="14705bf8" style:font-size-asian="18.3500003814697pt" style:font-weight-asian="normal" style:font-size-complex="21pt" style:font-weight-complex="normal"/>
    </style:style>
    <style:style style:name="T180" style:family="text">
      <style:text-properties style:font-name="Times New Roman" fo:font-size="21pt" fo:font-weight="normal" officeooo:rsid="14707f8a" style:font-size-asian="18.3500003814697pt" style:font-weight-asian="normal" style:font-size-complex="21pt" style:font-weight-complex="normal"/>
    </style:style>
    <style:style style:name="T181" style:family="text">
      <style:text-properties style:font-name="Times New Roman" fo:font-size="21pt" fo:font-weight="normal" officeooo:rsid="147240a8" style:font-size-asian="18.3500003814697pt" style:font-weight-asian="normal" style:font-size-complex="21pt" style:font-weight-complex="normal"/>
    </style:style>
    <style:style style:name="T182" style:family="text">
      <style:text-properties style:font-name="Times New Roman" fo:font-size="21pt" fo:font-weight="normal" officeooo:rsid="1473efa5" style:font-size-asian="18.3500003814697pt" style:font-weight-asian="normal" style:font-size-complex="21pt" style:font-weight-complex="normal"/>
    </style:style>
    <style:style style:name="T183" style:family="text">
      <style:text-properties style:font-name="Times New Roman" fo:font-size="21pt" fo:font-weight="normal" officeooo:rsid="14751665" style:font-size-asian="18.3500003814697pt" style:font-weight-asian="normal" style:font-size-complex="21pt" style:font-weight-complex="normal"/>
    </style:style>
    <style:style style:name="T184" style:family="text">
      <style:text-properties style:font-name="Times New Roman" fo:font-size="21pt" fo:font-weight="normal" officeooo:rsid="147627d1" style:font-size-asian="18.3500003814697pt" style:font-weight-asian="normal" style:font-size-complex="21pt" style:font-weight-complex="normal"/>
    </style:style>
    <style:style style:name="T185" style:family="text">
      <style:text-properties style:font-name="Times New Roman" fo:font-size="21pt" fo:font-weight="normal" officeooo:rsid="14795adf" style:font-size-asian="18.3500003814697pt" style:font-weight-asian="normal" style:font-size-complex="21pt" style:font-weight-complex="normal"/>
    </style:style>
    <style:style style:name="T186" style:family="text">
      <style:text-properties style:font-name="Times New Roman" fo:font-size="21pt" fo:font-weight="normal" officeooo:rsid="14796189" style:font-size-asian="18.3500003814697pt" style:font-weight-asian="normal" style:font-size-complex="21pt" style:font-weight-complex="normal"/>
    </style:style>
    <style:style style:name="T187" style:family="text">
      <style:text-properties style:font-name="Times New Roman" fo:font-size="21pt" fo:font-weight="normal" officeooo:rsid="147a5c49" style:font-size-asian="18.3500003814697pt" style:font-weight-asian="normal" style:font-size-complex="21pt" style:font-weight-complex="normal"/>
    </style:style>
    <style:style style:name="T188" style:family="text">
      <style:text-properties style:font-name="Times New Roman" fo:font-size="21pt" fo:font-weight="normal" officeooo:rsid="147b4f30" style:font-size-asian="18.3500003814697pt" style:font-weight-asian="normal" style:font-size-complex="21pt" style:font-weight-complex="normal"/>
    </style:style>
    <style:style style:name="T189" style:family="text">
      <style:text-properties style:font-name="Times New Roman" fo:font-size="21pt" fo:font-weight="normal" officeooo:rsid="147c877e" style:font-size-asian="18.3500003814697pt" style:font-weight-asian="normal" style:font-size-complex="21pt" style:font-weight-complex="normal"/>
    </style:style>
    <style:style style:name="T190" style:family="text">
      <style:text-properties style:font-name="Times New Roman" fo:font-size="21pt" fo:font-weight="normal" officeooo:rsid="147d281f" style:font-size-asian="18.3500003814697pt" style:font-weight-asian="normal" style:font-size-complex="21pt" style:font-weight-complex="normal"/>
    </style:style>
    <style:style style:name="T191" style:family="text">
      <style:text-properties style:font-name="Times New Roman" fo:font-size="21pt" fo:font-weight="normal" officeooo:rsid="147f6f30" style:font-size-asian="18.3500003814697pt" style:font-weight-asian="normal" style:font-size-complex="21pt" style:font-weight-complex="normal"/>
    </style:style>
    <style:style style:name="T192" style:family="text">
      <style:text-properties style:font-name="Times New Roman" fo:font-size="21pt" fo:font-weight="normal" officeooo:rsid="14816c23" style:font-size-asian="18.3500003814697pt" style:font-weight-asian="normal" style:font-size-complex="21pt" style:font-weight-complex="normal"/>
    </style:style>
    <style:style style:name="T193" style:family="text">
      <style:text-properties style:font-name="Times New Roman" fo:font-size="21pt" fo:font-weight="normal" officeooo:rsid="14826987" style:font-size-asian="18.3500003814697pt" style:font-weight-asian="normal" style:font-size-complex="21pt" style:font-weight-complex="normal"/>
    </style:style>
    <style:style style:name="T194" style:family="text">
      <style:text-properties style:font-name="Times New Roman" fo:font-size="21pt" fo:font-weight="normal" officeooo:rsid="1482ca89" style:font-size-asian="18.3500003814697pt" style:font-weight-asian="normal" style:font-size-complex="21pt" style:font-weight-complex="normal"/>
    </style:style>
    <style:style style:name="T195" style:family="text">
      <style:text-properties style:font-name="Times New Roman" fo:font-size="21pt" fo:font-weight="normal" officeooo:rsid="1483515a" style:font-size-asian="18.3500003814697pt" style:font-weight-asian="normal" style:font-size-complex="21pt" style:font-weight-complex="normal"/>
    </style:style>
    <style:style style:name="T196" style:family="text">
      <style:text-properties style:font-name="Times New Roman" fo:font-size="21pt" fo:font-weight="normal" officeooo:rsid="1486b3a0" style:font-size-asian="18.3500003814697pt" style:font-weight-asian="normal" style:font-size-complex="21pt" style:font-weight-complex="normal"/>
    </style:style>
    <style:style style:name="T197" style:family="text">
      <style:text-properties style:font-name="Times New Roman" fo:font-size="21pt" fo:font-weight="normal" officeooo:rsid="148b991d" style:font-size-asian="18.3500003814697pt" style:font-weight-asian="normal" style:font-size-complex="21pt" style:font-weight-complex="normal"/>
    </style:style>
    <style:style style:name="T198" style:family="text">
      <style:text-properties style:font-name="Times New Roman" fo:font-size="21pt" fo:font-weight="normal" officeooo:rsid="148c5642" style:font-size-asian="18.3500003814697pt" style:font-weight-asian="normal" style:font-size-complex="21pt" style:font-weight-complex="normal"/>
    </style:style>
    <style:style style:name="T199" style:family="text">
      <style:text-properties style:font-name="Times New Roman" fo:font-size="21pt" fo:font-weight="normal" officeooo:rsid="148d5760" style:font-size-asian="18.3500003814697pt" style:font-weight-asian="normal" style:font-size-complex="21pt" style:font-weight-complex="normal"/>
    </style:style>
    <style:style style:name="T200" style:family="text">
      <style:text-properties style:font-name="Times New Roman" fo:font-size="21pt" fo:font-weight="normal" officeooo:rsid="148e3ce1" style:font-size-asian="18.3500003814697pt" style:font-weight-asian="normal" style:font-size-complex="21pt" style:font-weight-complex="normal"/>
    </style:style>
    <style:style style:name="T201" style:family="text">
      <style:text-properties style:font-name="Times New Roman" fo:font-size="21pt" fo:font-weight="normal" officeooo:rsid="14902c05" style:font-size-asian="18.3500003814697pt" style:font-weight-asian="normal" style:font-size-complex="21pt" style:font-weight-complex="normal"/>
    </style:style>
    <style:style style:name="T202" style:family="text">
      <style:text-properties style:font-name="Times New Roman" fo:font-size="21pt" fo:font-weight="normal" officeooo:rsid="1491f506" style:font-size-asian="18.3500003814697pt" style:font-weight-asian="normal" style:font-size-complex="21pt" style:font-weight-complex="normal"/>
    </style:style>
    <style:style style:name="T203" style:family="text">
      <style:text-properties style:font-name="Times New Roman" fo:font-size="21pt" fo:font-weight="normal" officeooo:rsid="1493c492" style:font-size-asian="18.3500003814697pt" style:font-weight-asian="normal" style:font-size-complex="21pt" style:font-weight-complex="normal"/>
    </style:style>
    <style:style style:name="T204" style:family="text">
      <style:text-properties style:font-name="Times New Roman" fo:font-size="21pt" fo:font-weight="normal" officeooo:rsid="14959e5e" style:font-size-asian="18.3500003814697pt" style:font-weight-asian="normal" style:font-size-complex="21pt" style:font-weight-complex="normal"/>
    </style:style>
    <style:style style:name="T205" style:family="text">
      <style:text-properties style:font-name="Times New Roman" fo:font-size="21pt" fo:font-weight="normal" officeooo:rsid="14980e4f" style:font-size-asian="18.3500003814697pt" style:font-weight-asian="normal" style:font-size-complex="21pt" style:font-weight-complex="normal"/>
    </style:style>
    <style:style style:name="T206" style:family="text">
      <style:text-properties style:font-name="Times New Roman" fo:font-size="21pt" fo:font-weight="normal" officeooo:rsid="1498d23d" style:font-size-asian="18.3500003814697pt" style:font-weight-asian="normal" style:font-size-complex="21pt" style:font-weight-complex="normal"/>
    </style:style>
    <style:style style:name="T207" style:family="text">
      <style:text-properties style:font-name="Times New Roman" fo:font-size="21pt" fo:font-weight="normal" officeooo:rsid="149ec77b" style:font-size-asian="18.3500003814697pt" style:font-weight-asian="normal" style:font-size-complex="21pt" style:font-weight-complex="normal"/>
    </style:style>
    <style:style style:name="T208" style:family="text">
      <style:text-properties style:font-name="Times New Roman" fo:font-size="21pt" fo:font-weight="normal" officeooo:rsid="149ff0fc" style:font-size-asian="18.3500003814697pt" style:font-weight-asian="normal" style:font-size-complex="21pt" style:font-weight-complex="normal"/>
    </style:style>
    <style:style style:name="T209" style:family="text">
      <style:text-properties style:font-name="Times New Roman" fo:font-size="21pt" fo:font-weight="normal" officeooo:rsid="14a1e46c" style:font-size-asian="18.3500003814697pt" style:font-weight-asian="normal" style:font-size-complex="21pt" style:font-weight-complex="normal"/>
    </style:style>
    <style:style style:name="T210" style:family="text">
      <style:text-properties style:font-name="Times New Roman" fo:font-size="21pt" fo:font-weight="normal" officeooo:rsid="14a3d593" style:font-size-asian="18.3500003814697pt" style:font-weight-asian="normal" style:font-size-complex="21pt" style:font-weight-complex="normal"/>
    </style:style>
    <style:style style:name="T211" style:family="text">
      <style:text-properties style:font-name="Times New Roman" fo:font-size="21pt" fo:font-weight="normal" officeooo:rsid="14a5a7c8" style:font-size-asian="18.3500003814697pt" style:font-weight-asian="normal" style:font-size-complex="21pt" style:font-weight-complex="normal"/>
    </style:style>
    <style:style style:name="T212" style:family="text">
      <style:text-properties style:font-name="Times New Roman" fo:font-size="21pt" fo:font-weight="normal" officeooo:rsid="14a96914" style:font-size-asian="18.3500003814697pt" style:font-weight-asian="normal" style:font-size-complex="21pt" style:font-weight-complex="normal"/>
    </style:style>
    <style:style style:name="T213" style:family="text">
      <style:text-properties style:font-name="Times New Roman" fo:font-size="21pt" fo:font-weight="normal" officeooo:rsid="14a9f4e4" style:font-size-asian="18.3500003814697pt" style:font-weight-asian="normal" style:font-size-complex="21pt" style:font-weight-complex="normal"/>
    </style:style>
    <style:style style:name="T214" style:family="text">
      <style:text-properties style:font-name="Times New Roman" fo:font-size="21pt" fo:font-weight="normal" officeooo:rsid="14ab9e0b" style:font-size-asian="18.3500003814697pt" style:font-weight-asian="normal" style:font-size-complex="21pt" style:font-weight-complex="normal"/>
    </style:style>
    <style:style style:name="T215" style:family="text">
      <style:text-properties style:font-name="Times New Roman" fo:font-size="21pt" fo:font-weight="normal" officeooo:rsid="14ace1f4" style:font-size-asian="18.3500003814697pt" style:font-weight-asian="normal" style:font-size-complex="21pt" style:font-weight-complex="normal"/>
    </style:style>
    <style:style style:name="T216" style:family="text">
      <style:text-properties style:font-name="Times New Roman" fo:font-size="21pt" fo:font-weight="normal" officeooo:rsid="14adf0f7" style:font-size-asian="18.3500003814697pt" style:font-weight-asian="normal" style:font-size-complex="21pt" style:font-weight-complex="normal"/>
    </style:style>
    <style:style style:name="T217" style:family="text">
      <style:text-properties style:font-name="Times New Roman" fo:font-size="21pt" fo:font-weight="normal" officeooo:rsid="14af5377" style:font-size-asian="18.3500003814697pt" style:font-weight-asian="normal" style:font-size-complex="21pt" style:font-weight-complex="normal"/>
    </style:style>
    <style:style style:name="T218" style:family="text">
      <style:text-properties style:font-name="Times New Roman" fo:font-size="21pt" fo:font-weight="normal" officeooo:rsid="14af9bdf" style:font-size-asian="18.3500003814697pt" style:font-weight-asian="normal" style:font-size-complex="21pt" style:font-weight-complex="normal"/>
    </style:style>
    <style:style style:name="T219" style:family="text">
      <style:text-properties style:font-name="Times New Roman" fo:font-size="21pt" fo:font-weight="normal" officeooo:rsid="14afa5e0" style:font-size-asian="18.3500003814697pt" style:font-weight-asian="normal" style:font-size-complex="21pt" style:font-weight-complex="normal"/>
    </style:style>
    <style:style style:name="T220" style:family="text">
      <style:text-properties style:font-name="Times New Roman" fo:font-size="21pt" fo:font-weight="normal" officeooo:rsid="14b17620" style:font-size-asian="18.3500003814697pt" style:font-weight-asian="normal" style:font-size-complex="21pt" style:font-weight-complex="normal"/>
    </style:style>
    <style:style style:name="T221" style:family="text">
      <style:text-properties style:font-name="Times New Roman" fo:font-size="21pt" fo:font-weight="normal" officeooo:rsid="14b46767" style:font-size-asian="18.3500003814697pt" style:font-weight-asian="normal" style:font-size-complex="21pt" style:font-weight-complex="normal"/>
    </style:style>
    <style:style style:name="T222" style:family="text">
      <style:text-properties style:font-name="Times New Roman" fo:font-size="21pt" fo:font-weight="normal" officeooo:rsid="14b4f2ec" style:font-size-asian="18.3500003814697pt" style:font-weight-asian="normal" style:font-size-complex="21pt" style:font-weight-complex="normal"/>
    </style:style>
    <style:style style:name="T223" style:family="text">
      <style:text-properties style:font-name="Times New Roman" fo:font-size="21pt" fo:font-weight="normal" officeooo:rsid="14b5ea52" style:font-size-asian="18.3500003814697pt" style:font-weight-asian="normal" style:font-size-complex="21pt" style:font-weight-complex="normal"/>
    </style:style>
    <style:style style:name="T224" style:family="text">
      <style:text-properties style:font-name="Times New Roman" fo:font-size="21pt" fo:font-weight="normal" officeooo:rsid="14b6f3f9" style:font-size-asian="18.3500003814697pt" style:font-weight-asian="normal" style:font-size-complex="21pt" style:font-weight-complex="normal"/>
    </style:style>
    <style:style style:name="T225" style:family="text">
      <style:text-properties style:font-name="Times New Roman" fo:font-size="21pt" fo:font-weight="normal" officeooo:rsid="14bdc17c" style:font-size-asian="18.3500003814697pt" style:font-weight-asian="normal" style:font-size-complex="21pt" style:font-weight-complex="normal"/>
    </style:style>
    <style:style style:name="T226" style:family="text">
      <style:text-properties style:font-name="Times New Roman" fo:font-size="21pt" fo:font-weight="normal" officeooo:rsid="14bfc2d3" style:font-size-asian="18.3500003814697pt" style:font-weight-asian="normal" style:font-size-complex="21pt" style:font-weight-complex="normal"/>
    </style:style>
    <style:style style:name="T227" style:family="text">
      <style:text-properties style:font-name="Times New Roman" fo:font-size="21pt" fo:font-weight="normal" officeooo:rsid="14c15827" style:font-size-asian="18.3500003814697pt" style:font-weight-asian="normal" style:font-size-complex="21pt" style:font-weight-complex="normal"/>
    </style:style>
    <style:style style:name="T228" style:family="text">
      <style:text-properties style:font-name="Times New Roman" fo:font-size="21pt" fo:font-weight="normal" officeooo:rsid="14c44a66" style:font-size-asian="18.3500003814697pt" style:font-weight-asian="normal" style:font-size-complex="21pt" style:font-weight-complex="normal"/>
    </style:style>
    <style:style style:name="T229" style:family="text">
      <style:text-properties style:font-name="Times New Roman" fo:font-size="21pt" fo:font-weight="normal" officeooo:rsid="14c6248b" style:font-size-asian="18.3500003814697pt" style:font-weight-asian="normal" style:font-size-complex="21pt" style:font-weight-complex="normal"/>
    </style:style>
    <style:style style:name="T230" style:family="text">
      <style:text-properties style:font-name="Times New Roman" fo:font-size="21pt" fo:font-weight="normal" officeooo:rsid="14c727e7" style:font-size-asian="18.3500003814697pt" style:font-weight-asian="normal" style:font-size-complex="21pt" style:font-weight-complex="normal"/>
    </style:style>
    <style:style style:name="T231" style:family="text">
      <style:text-properties style:font-name="Times New Roman" fo:font-size="21pt" fo:font-weight="normal" officeooo:rsid="14cdd473" style:font-size-asian="18.3500003814697pt" style:font-weight-asian="normal" style:font-size-complex="21pt" style:font-weight-complex="normal"/>
    </style:style>
    <style:style style:name="T232" style:family="text">
      <style:text-properties officeooo:rsid="0016fbe0"/>
    </style:style>
    <style:style style:name="T233" style:family="text">
      <style:text-properties officeooo:rsid="0018134a"/>
    </style:style>
    <style:style style:name="T234" style:family="text">
      <style:text-properties officeooo:rsid="001a0367"/>
    </style:style>
    <style:style style:name="T235" style:family="text">
      <style:text-properties officeooo:rsid="001ca9f9"/>
    </style:style>
    <style:style style:name="T236" style:family="text">
      <style:text-properties officeooo:rsid="001cb7e0"/>
    </style:style>
    <style:style style:name="T237" style:family="text">
      <style:text-properties officeooo:rsid="00232251"/>
    </style:style>
    <style:style style:name="T238" style:family="text">
      <style:text-properties officeooo:rsid="0040f11c"/>
    </style:style>
    <style:style style:name="T239" style:family="text">
      <style:text-properties officeooo:rsid="004442d3"/>
    </style:style>
    <style:style style:name="T240" style:family="text">
      <style:text-properties officeooo:rsid="00453d38"/>
    </style:style>
    <style:style style:name="T241" style:family="text">
      <style:text-properties officeooo:rsid="0047590e"/>
    </style:style>
    <style:style style:name="T242" style:family="text">
      <style:text-properties officeooo:rsid="00495385"/>
    </style:style>
    <style:style style:name="T243" style:family="text">
      <style:text-properties officeooo:rsid="004a5474"/>
    </style:style>
    <style:style style:name="T244" style:family="text">
      <style:text-properties officeooo:rsid="004aa6d6"/>
    </style:style>
    <style:style style:name="T245" style:family="text">
      <style:text-properties officeooo:rsid="004d02e6"/>
    </style:style>
    <style:style style:name="T246" style:family="text">
      <style:text-properties officeooo:rsid="004ec73b"/>
    </style:style>
    <style:style style:name="T247" style:family="text">
      <style:text-properties officeooo:rsid="005065f8"/>
    </style:style>
    <style:style style:name="T248" style:family="text">
      <style:text-properties officeooo:rsid="0052a132"/>
    </style:style>
    <style:style style:name="T249" style:family="text">
      <style:text-properties officeooo:rsid="0053753f"/>
    </style:style>
    <style:style style:name="T250" style:family="text">
      <style:text-properties officeooo:rsid="005a8a9c"/>
    </style:style>
    <style:style style:name="T251" style:family="text">
      <style:text-properties officeooo:rsid="005b8c2e"/>
    </style:style>
    <style:style style:name="T252" style:family="text">
      <style:text-properties officeooo:rsid="005c5abd"/>
    </style:style>
    <style:style style:name="T253" style:family="text">
      <style:text-properties officeooo:rsid="005caacc"/>
    </style:style>
    <style:style style:name="T254" style:family="text">
      <style:text-properties officeooo:rsid="005e34e6"/>
    </style:style>
    <style:style style:name="T255" style:family="text">
      <style:text-properties officeooo:rsid="006028c5"/>
    </style:style>
    <style:style style:name="T256" style:family="text">
      <style:text-properties officeooo:rsid="0064a6b7"/>
    </style:style>
    <style:style style:name="T257" style:family="text">
      <style:text-properties officeooo:rsid="0065e749"/>
    </style:style>
    <style:style style:name="T258" style:family="text">
      <style:text-properties officeooo:rsid="00669a85"/>
    </style:style>
    <style:style style:name="T259" style:family="text">
      <style:text-properties officeooo:rsid="00678c2d"/>
    </style:style>
    <style:style style:name="T260" style:family="text">
      <style:text-properties officeooo:rsid="0069197e"/>
    </style:style>
    <style:style style:name="T261" style:family="text">
      <style:text-properties officeooo:rsid="0085f0bc"/>
    </style:style>
    <style:style style:name="T262" style:family="text">
      <style:text-properties officeooo:rsid="0088241a"/>
    </style:style>
    <style:style style:name="T263" style:family="text">
      <style:text-properties officeooo:rsid="0089d86b"/>
    </style:style>
    <style:style style:name="T264" style:family="text">
      <style:text-properties officeooo:rsid="008acfba"/>
    </style:style>
    <style:style style:name="T265" style:family="text">
      <style:text-properties officeooo:rsid="008eaef4"/>
    </style:style>
    <style:style style:name="T266" style:family="text">
      <style:text-properties officeooo:rsid="00a3f49a"/>
    </style:style>
    <style:style style:name="T267" style:family="text">
      <style:text-properties officeooo:rsid="00dd4c5d"/>
    </style:style>
    <style:style style:name="T268" style:family="text">
      <style:text-properties officeooo:rsid="00ddcbfb"/>
    </style:style>
    <style:style style:name="T269" style:family="text">
      <style:text-properties officeooo:rsid="00de5a86"/>
    </style:style>
    <style:style style:name="T270" style:family="text">
      <style:text-properties officeooo:rsid="00dfc6a1"/>
    </style:style>
    <style:style style:name="T271" style:family="text">
      <style:text-properties officeooo:rsid="00e0c4a3"/>
    </style:style>
    <style:style style:name="T272" style:family="text">
      <style:text-properties officeooo:rsid="00e1f1ac"/>
    </style:style>
    <style:style style:name="T273" style:family="text">
      <style:text-properties officeooo:rsid="00e2f838"/>
    </style:style>
    <style:style style:name="T274" style:family="text">
      <style:text-properties officeooo:rsid="00e4d6b9"/>
    </style:style>
    <style:style style:name="T275" style:family="text">
      <style:text-properties officeooo:rsid="00e6933d"/>
    </style:style>
    <style:style style:name="T276" style:family="text">
      <style:text-properties officeooo:rsid="00e76d62"/>
    </style:style>
    <style:style style:name="T277" style:family="text">
      <style:text-properties officeooo:rsid="00e8539b"/>
    </style:style>
    <style:style style:name="T278" style:family="text">
      <style:text-properties officeooo:rsid="00e91e30"/>
    </style:style>
    <style:style style:name="T279" style:family="text">
      <style:text-properties officeooo:rsid="00e9afc7"/>
    </style:style>
    <style:style style:name="T280" style:family="text">
      <style:text-properties officeooo:rsid="00e9b9ce"/>
    </style:style>
    <style:style style:name="T281" style:family="text">
      <style:text-properties officeooo:rsid="00ea59c8"/>
    </style:style>
    <style:style style:name="T282" style:family="text">
      <style:text-properties officeooo:rsid="00ec034d"/>
    </style:style>
    <style:style style:name="T283" style:family="text">
      <style:text-properties officeooo:rsid="00f3eb6d"/>
    </style:style>
    <style:style style:name="T284" style:family="text">
      <style:text-properties officeooo:rsid="00f5b5e8"/>
    </style:style>
    <style:style style:name="T285" style:family="text">
      <style:text-properties officeooo:rsid="00f6bed4"/>
    </style:style>
    <style:style style:name="T286" style:family="text">
      <style:text-properties officeooo:rsid="00f759c5"/>
    </style:style>
    <style:style style:name="T287" style:family="text">
      <style:text-properties officeooo:rsid="00f7755f"/>
    </style:style>
    <style:style style:name="T288" style:family="text">
      <style:text-properties officeooo:rsid="00f78829"/>
    </style:style>
    <style:style style:name="T289" style:family="text">
      <style:text-properties officeooo:rsid="00f82f58"/>
    </style:style>
    <style:style style:name="T290" style:family="text">
      <style:text-properties officeooo:rsid="00f9129a"/>
    </style:style>
    <style:style style:name="T291" style:family="text">
      <style:text-properties officeooo:rsid="00faa901"/>
    </style:style>
    <style:style style:name="T292" style:family="text">
      <style:text-properties officeooo:rsid="00fc5832"/>
    </style:style>
    <style:style style:name="T293" style:family="text">
      <style:text-properties officeooo:rsid="00fe0473"/>
    </style:style>
    <style:style style:name="T294" style:family="text">
      <style:text-properties officeooo:rsid="00fe141e"/>
    </style:style>
    <style:style style:name="T295" style:family="text">
      <style:text-properties officeooo:rsid="00ff4d89"/>
    </style:style>
    <style:style style:name="T296" style:family="text">
      <style:text-properties officeooo:rsid="01005772"/>
    </style:style>
    <style:style style:name="T297" style:family="text">
      <style:text-properties officeooo:rsid="01007ea2"/>
    </style:style>
    <style:style style:name="T298" style:family="text">
      <style:text-properties officeooo:rsid="0103b4ed"/>
    </style:style>
    <style:style style:name="T299" style:family="text">
      <style:text-properties officeooo:rsid="0103c865"/>
    </style:style>
    <style:style style:name="T300" style:family="text">
      <style:text-properties officeooo:rsid="01074ada"/>
    </style:style>
    <style:style style:name="T301" style:family="text">
      <style:text-properties officeooo:rsid="0108a383"/>
    </style:style>
    <style:style style:name="T302" style:family="text">
      <style:text-properties officeooo:rsid="010a1e85"/>
    </style:style>
    <style:style style:name="T303" style:family="text">
      <style:text-properties officeooo:rsid="010fbac0"/>
    </style:style>
    <style:style style:name="T304" style:family="text">
      <style:text-properties officeooo:rsid="01111a73"/>
    </style:style>
    <style:style style:name="T305" style:family="text">
      <style:text-properties officeooo:rsid="0111cd84"/>
    </style:style>
    <style:style style:name="T306" style:family="text">
      <style:text-properties officeooo:rsid="011b57a1"/>
    </style:style>
    <style:style style:name="T307" style:family="text">
      <style:text-properties officeooo:rsid="011dc478"/>
    </style:style>
    <style:style style:name="T308" style:family="text">
      <style:text-properties officeooo:rsid="013df436"/>
    </style:style>
    <style:style style:name="T309" style:family="text">
      <style:text-properties officeooo:rsid="01403779"/>
    </style:style>
    <style:style style:name="T310" style:family="text">
      <style:text-properties officeooo:rsid="0143ecfe"/>
    </style:style>
    <style:style style:name="T311" style:family="text">
      <style:text-properties officeooo:rsid="0149e417"/>
    </style:style>
    <style:style style:name="T312" style:family="text">
      <style:text-properties officeooo:rsid="014aa71d"/>
    </style:style>
    <style:style style:name="T313" style:family="text">
      <style:text-properties officeooo:rsid="01531c57"/>
    </style:style>
    <style:style style:name="T314" style:family="text">
      <style:text-properties officeooo:rsid="01533c71"/>
    </style:style>
    <style:style style:name="T315" style:family="text">
      <style:text-properties officeooo:rsid="015724da"/>
    </style:style>
    <style:style style:name="T316" style:family="text">
      <style:text-properties officeooo:rsid="0158f397"/>
    </style:style>
    <style:style style:name="T317" style:family="text">
      <style:text-properties officeooo:rsid="0159131a"/>
    </style:style>
    <style:style style:name="T318" style:family="text">
      <style:text-properties officeooo:rsid="0159cd10"/>
    </style:style>
    <style:style style:name="T319" style:family="text">
      <style:text-properties officeooo:rsid="015c12c5"/>
    </style:style>
    <style:style style:name="T320" style:family="text">
      <style:text-properties officeooo:rsid="015cf302"/>
    </style:style>
    <style:style style:name="T321" style:family="text">
      <style:text-properties officeooo:rsid="015dbe63"/>
    </style:style>
    <style:style style:name="T322" style:family="text">
      <style:text-properties officeooo:rsid="015dca55"/>
    </style:style>
    <style:style style:name="T323" style:family="text">
      <style:text-properties officeooo:rsid="015ef745"/>
    </style:style>
    <style:style style:name="T324" style:family="text">
      <style:text-properties officeooo:rsid="016249cb"/>
    </style:style>
    <style:style style:name="T325" style:family="text">
      <style:text-properties officeooo:rsid="0165ca67"/>
    </style:style>
    <style:style style:name="T326" style:family="text">
      <style:text-properties officeooo:rsid="0166e42b"/>
    </style:style>
    <style:style style:name="T327" style:family="text">
      <style:text-properties officeooo:rsid="0169fe65"/>
    </style:style>
    <style:style style:name="T328" style:family="text">
      <style:text-properties officeooo:rsid="016afa3b"/>
    </style:style>
    <style:style style:name="T329" style:family="text">
      <style:text-properties officeooo:rsid="016bbc04"/>
    </style:style>
    <style:style style:name="T330" style:family="text">
      <style:text-properties officeooo:rsid="016dd0d4"/>
    </style:style>
    <style:style style:name="T331" style:family="text">
      <style:text-properties officeooo:rsid="016f62b1"/>
    </style:style>
    <style:style style:name="T332" style:family="text">
      <style:text-properties officeooo:rsid="01708fd2"/>
    </style:style>
    <style:style style:name="T333" style:family="text">
      <style:text-properties officeooo:rsid="01731fca"/>
    </style:style>
    <style:style style:name="T334" style:family="text">
      <style:text-properties officeooo:rsid="0173ef8e"/>
    </style:style>
    <style:style style:name="T335" style:family="text">
      <style:text-properties officeooo:rsid="01751e8e"/>
    </style:style>
    <style:style style:name="T336" style:family="text">
      <style:text-properties officeooo:rsid="01767326"/>
    </style:style>
    <style:style style:name="T337" style:family="text">
      <style:text-properties officeooo:rsid="01797077"/>
    </style:style>
    <style:style style:name="T338" style:family="text">
      <style:text-properties officeooo:rsid="017a94cb"/>
    </style:style>
    <style:style style:name="T339" style:family="text">
      <style:text-properties officeooo:rsid="017c3e57"/>
    </style:style>
    <style:style style:name="T340" style:family="text">
      <style:text-properties officeooo:rsid="017d572c"/>
    </style:style>
    <style:style style:name="T341" style:family="text">
      <style:text-properties officeooo:rsid="017f4789"/>
    </style:style>
    <style:style style:name="T342" style:family="text">
      <style:text-properties officeooo:rsid="018105aa"/>
    </style:style>
    <style:style style:name="T343" style:family="text">
      <style:text-properties officeooo:rsid="0181647e"/>
    </style:style>
    <style:style style:name="T344" style:family="text">
      <style:text-properties officeooo:rsid="01822e3c"/>
    </style:style>
    <style:style style:name="T345" style:family="text">
      <style:text-properties officeooo:rsid="0182e470"/>
    </style:style>
    <style:style style:name="T346" style:family="text">
      <style:text-properties officeooo:rsid="0182e742"/>
    </style:style>
    <style:style style:name="T347" style:family="text">
      <style:text-properties officeooo:rsid="0186b5fe"/>
    </style:style>
    <style:style style:name="T348" style:family="text">
      <style:text-properties officeooo:rsid="01870bee"/>
    </style:style>
    <style:style style:name="T349" style:family="text">
      <style:text-properties officeooo:rsid="01881ca4"/>
    </style:style>
    <style:style style:name="T350" style:family="text">
      <style:text-properties officeooo:rsid="0189c359"/>
    </style:style>
    <style:style style:name="T351" style:family="text">
      <style:text-properties officeooo:rsid="018abc8e"/>
    </style:style>
    <style:style style:name="T352" style:family="text">
      <style:text-properties officeooo:rsid="018b9001"/>
    </style:style>
    <style:style style:name="T353" style:family="text">
      <style:text-properties officeooo:rsid="018c69a3"/>
    </style:style>
    <style:style style:name="T354" style:family="text">
      <style:text-properties officeooo:rsid="018e95ee"/>
    </style:style>
    <style:style style:name="T355" style:family="text">
      <style:text-properties officeooo:rsid="018f5577"/>
    </style:style>
    <style:style style:name="T356" style:family="text">
      <style:text-properties officeooo:rsid="0191fb43"/>
    </style:style>
    <style:style style:name="T357" style:family="text">
      <style:text-properties officeooo:rsid="0192fd9b"/>
    </style:style>
    <style:style style:name="T358" style:family="text">
      <style:text-properties officeooo:rsid="01abbf1d"/>
    </style:style>
    <style:style style:name="T359" style:family="text">
      <style:text-properties officeooo:rsid="01ac7eca"/>
    </style:style>
    <style:style style:name="T360" style:family="text">
      <style:text-properties officeooo:rsid="01ef65c0"/>
    </style:style>
    <style:style style:name="T361" style:family="text">
      <style:text-properties fo:font-weight="normal" style:font-weight-asian="normal" style:font-weight-complex="normal"/>
    </style:style>
    <style:style style:name="T362" style:family="text">
      <style:text-properties fo:font-weight="normal" officeooo:rsid="16ee545e" style:font-weight-asian="normal" style:font-weight-complex="normal"/>
    </style:style>
    <style:style style:name="T363" style:family="text">
      <style:text-properties fo:font-weight="normal" officeooo:rsid="01a0078a" style:font-weight-asian="normal" style:font-weight-complex="normal"/>
    </style:style>
    <style:style style:name="T364" style:family="text">
      <style:text-properties fo:font-weight="normal" officeooo:rsid="01a0187f" style:font-weight-asian="normal" style:font-weight-complex="normal"/>
    </style:style>
    <style:style style:name="T365" style:family="text">
      <style:text-properties fo:font-weight="normal" officeooo:rsid="077d56b8" style:font-weight-asian="normal" style:font-weight-complex="normal"/>
    </style:style>
    <style:style style:name="T366" style:family="text">
      <style:text-properties fo:font-weight="normal" officeooo:rsid="01a20cda" style:font-weight-asian="normal" style:font-weight-complex="normal"/>
    </style:style>
    <style:style style:name="T367" style:family="text">
      <style:text-properties fo:font-weight="normal" officeooo:rsid="077e885e" style:font-weight-asian="normal" style:font-weight-complex="normal"/>
    </style:style>
    <style:style style:name="T368" style:family="text">
      <style:text-properties fo:font-weight="normal" officeooo:rsid="0cda20a2" style:font-weight-asian="normal" style:font-weight-complex="normal"/>
    </style:style>
    <style:style style:name="T369" style:family="text">
      <style:text-properties fo:font-weight="normal" officeooo:rsid="01edee63" style:font-weight-asian="normal" style:font-weight-complex="normal"/>
    </style:style>
    <style:style style:name="T370" style:family="text">
      <style:text-properties fo:font-weight="normal" officeooo:rsid="0cda22cd" style:font-weight-asian="normal" style:font-weight-complex="normal"/>
    </style:style>
    <style:style style:name="T371" style:family="text">
      <style:text-properties fo:font-weight="normal" officeooo:rsid="0cda3b74" style:font-weight-asian="normal" style:font-weight-complex="normal"/>
    </style:style>
    <style:style style:name="T372" style:family="text">
      <style:text-properties fo:font-weight="normal" officeooo:rsid="01a6499a" style:font-weight-asian="normal" style:font-weight-complex="normal"/>
    </style:style>
    <style:style style:name="T373" style:family="text">
      <style:text-properties fo:font-weight="normal" officeooo:rsid="01a4cb4a" style:font-weight-asian="normal" style:font-weight-complex="normal"/>
    </style:style>
    <style:style style:name="T374" style:family="text">
      <style:text-properties fo:font-weight="normal" officeooo:rsid="077fce68" style:font-weight-asian="normal" style:font-weight-complex="normal"/>
    </style:style>
    <style:style style:name="T375" style:family="text">
      <style:text-properties fo:font-weight="normal" officeooo:rsid="01a363d4" style:font-weight-asian="normal" style:font-weight-complex="normal"/>
    </style:style>
    <style:style style:name="T376" style:family="text">
      <style:text-properties fo:font-weight="normal" officeooo:rsid="01ee2ed9" style:font-weight-asian="normal" style:font-weight-complex="normal"/>
    </style:style>
    <style:style style:name="T377" style:family="text">
      <style:text-properties fo:font-weight="normal" officeooo:rsid="16efd60f" style:font-weight-asian="normal" style:font-weight-complex="normal"/>
    </style:style>
    <style:style style:name="T378" style:family="text">
      <style:text-properties fo:font-weight="normal" officeooo:rsid="17685f81" style:font-weight-asian="normal" style:font-weight-complex="normal"/>
    </style:style>
    <style:style style:name="T379" style:family="text">
      <style:text-properties officeooo:rsid="03a57fa4"/>
    </style:style>
    <style:style style:name="T380" style:family="text">
      <style:text-properties officeooo:rsid="03a7342b"/>
    </style:style>
    <style:style style:name="T381" style:family="text">
      <style:text-properties officeooo:rsid="03b8f2d2"/>
    </style:style>
    <style:style style:name="T382" style:family="text">
      <style:text-properties officeooo:rsid="03ba5d8a"/>
    </style:style>
    <style:style style:name="T383" style:family="text">
      <style:text-properties officeooo:rsid="03bb2130"/>
    </style:style>
    <style:style style:name="T384" style:family="text">
      <style:text-properties officeooo:rsid="03bc94e1"/>
    </style:style>
    <style:style style:name="T385" style:family="text">
      <style:text-properties officeooo:rsid="03bdb57b"/>
    </style:style>
    <style:style style:name="T386" style:family="text">
      <style:text-properties officeooo:rsid="03be1f6d"/>
    </style:style>
    <style:style style:name="T387" style:family="text">
      <style:text-properties officeooo:rsid="03c1d92b"/>
    </style:style>
    <style:style style:name="T388" style:family="text">
      <style:text-properties officeooo:rsid="042be2ec"/>
    </style:style>
    <style:style style:name="T389" style:family="text">
      <style:text-properties officeooo:rsid="042bf946"/>
    </style:style>
    <style:style style:name="T390" style:family="text">
      <style:text-properties officeooo:rsid="042eeb28"/>
    </style:style>
    <style:style style:name="T391" style:family="text">
      <style:text-properties officeooo:rsid="0430901a"/>
    </style:style>
    <style:style style:name="T392" style:family="text">
      <style:text-properties officeooo:rsid="0431745b"/>
    </style:style>
    <style:style style:name="T393" style:family="text">
      <style:text-properties officeooo:rsid="043185d6"/>
    </style:style>
    <style:style style:name="T394" style:family="text">
      <style:text-properties officeooo:rsid="046effc5"/>
    </style:style>
    <style:style style:name="T395" style:family="text">
      <style:text-properties officeooo:rsid="064e4ac5"/>
    </style:style>
    <style:style style:name="T396" style:family="text">
      <style:text-properties officeooo:rsid="065194b4"/>
    </style:style>
    <style:style style:name="T397" style:family="text">
      <style:text-properties officeooo:rsid="0708e9b6"/>
    </style:style>
    <style:style style:name="T398" style:family="text">
      <style:text-properties officeooo:rsid="070ec416"/>
    </style:style>
    <style:style style:name="T399" style:family="text">
      <style:text-properties officeooo:rsid="070f9b7f"/>
    </style:style>
    <style:style style:name="T400" style:family="text">
      <style:text-properties officeooo:rsid="0717c3eb"/>
    </style:style>
    <style:style style:name="T401" style:family="text">
      <style:text-properties officeooo:rsid="07193d81"/>
    </style:style>
    <style:style style:name="T402" style:family="text">
      <style:text-properties officeooo:rsid="0719988c"/>
    </style:style>
    <style:style style:name="T403" style:family="text">
      <style:text-properties officeooo:rsid="071a71e1"/>
    </style:style>
    <style:style style:name="T404" style:family="text">
      <style:text-properties officeooo:rsid="071aa177"/>
    </style:style>
    <style:style style:name="T405" style:family="text">
      <style:text-properties officeooo:rsid="071c84b3"/>
    </style:style>
    <style:style style:name="T406" style:family="text">
      <style:text-properties officeooo:rsid="071e09bf"/>
    </style:style>
    <style:style style:name="T407" style:family="text">
      <style:text-properties fo:font-weight="bold" style:font-weight-asian="bold" style:font-weight-complex="bold"/>
    </style:style>
    <style:style style:name="T408" style:family="text">
      <style:text-properties fo:font-weight="bold" officeooo:rsid="010a98b0" style:font-weight-asian="bold" style:font-weight-complex="bold"/>
    </style:style>
    <style:style style:name="T409" style:family="text">
      <style:text-properties fo:font-weight="bold" officeooo:rsid="01934313" style:font-weight-asian="bold" style:font-weight-complex="bold"/>
    </style:style>
    <style:style style:name="T410" style:family="text">
      <style:text-properties fo:font-weight="bold" officeooo:rsid="0cb6aae9" style:font-weight-asian="bold" style:font-weight-complex="bold"/>
    </style:style>
    <style:style style:name="T411" style:family="text">
      <style:text-properties fo:font-weight="bold" officeooo:rsid="03a22419" style:font-weight-asian="bold" style:font-weight-complex="bold"/>
    </style:style>
    <style:style style:name="T412" style:family="text">
      <style:text-properties fo:font-weight="bold" officeooo:rsid="0d2d7e49" style:font-weight-asian="bold" style:font-weight-complex="bold"/>
    </style:style>
    <style:style style:name="T413" style:family="text">
      <style:text-properties fo:font-weight="bold" officeooo:rsid="000facb6" style:font-weight-asian="bold" style:font-weight-complex="bold"/>
    </style:style>
    <style:style style:name="T414" style:family="text">
      <style:text-properties fo:font-weight="bold" officeooo:rsid="17b29416" style:font-weight-asian="bold" style:font-weight-complex="bold"/>
    </style:style>
    <style:style style:name="T415" style:family="text">
      <style:text-properties officeooo:rsid="072129e0"/>
    </style:style>
    <style:style style:name="T416" style:family="text">
      <style:text-properties officeooo:rsid="07261021"/>
    </style:style>
    <style:style style:name="T417" style:family="text">
      <style:text-properties officeooo:rsid="07310740"/>
    </style:style>
    <style:style style:name="T418" style:family="text">
      <style:text-properties officeooo:rsid="0732a3ea"/>
    </style:style>
    <style:style style:name="T419" style:family="text">
      <style:text-properties officeooo:rsid="0739b86b"/>
    </style:style>
    <style:style style:name="T420" style:family="text">
      <style:text-properties officeooo:rsid="0743839c"/>
    </style:style>
    <style:style style:name="T421" style:family="text">
      <style:text-properties officeooo:rsid="0744419d"/>
    </style:style>
    <style:style style:name="T422" style:family="text">
      <style:text-properties officeooo:rsid="0745e6a1"/>
    </style:style>
    <style:style style:name="T423" style:family="text">
      <style:text-properties officeooo:rsid="074aceb6"/>
    </style:style>
    <style:style style:name="T424" style:family="text">
      <style:text-properties officeooo:rsid="074aec70"/>
    </style:style>
    <style:style style:name="T425" style:family="text">
      <style:text-properties officeooo:rsid="074c455d"/>
    </style:style>
    <style:style style:name="T426" style:family="text">
      <style:text-properties officeooo:rsid="076445c2"/>
    </style:style>
    <style:style style:name="T427" style:family="text">
      <style:text-properties officeooo:rsid="076827e8"/>
    </style:style>
    <style:style style:name="T428" style:family="text">
      <style:text-properties officeooo:rsid="0768424e"/>
    </style:style>
    <style:style style:name="T429" style:family="text">
      <style:text-properties officeooo:rsid="076dddff"/>
    </style:style>
    <style:style style:name="T430" style:family="text">
      <style:text-properties officeooo:rsid="076ef291"/>
    </style:style>
    <style:style style:name="T431" style:family="text">
      <style:text-properties officeooo:rsid="076f814d"/>
    </style:style>
    <style:style style:name="T432" style:family="text">
      <style:text-properties officeooo:rsid="0773b142"/>
    </style:style>
    <style:style style:name="T433" style:family="text">
      <style:text-properties officeooo:rsid="07741e6b"/>
    </style:style>
    <style:style style:name="T434" style:family="text">
      <style:text-properties officeooo:rsid="07797e93"/>
    </style:style>
    <style:style style:name="T435" style:family="text">
      <style:text-properties officeooo:rsid="07b0b681"/>
    </style:style>
    <style:style style:name="T436" style:family="text">
      <style:text-properties officeooo:rsid="0817ad84"/>
    </style:style>
    <style:style style:name="T437" style:family="text">
      <style:text-properties officeooo:rsid="0ca4dc05"/>
    </style:style>
    <style:style style:name="T438" style:family="text">
      <style:text-properties officeooo:rsid="0ca6329b"/>
    </style:style>
    <style:style style:name="T439" style:family="text">
      <style:text-properties officeooo:rsid="0cb4924d"/>
    </style:style>
    <style:style style:name="T440" style:family="text">
      <style:text-properties officeooo:rsid="0cb5eee1"/>
    </style:style>
    <style:style style:name="T441" style:family="text">
      <style:text-properties officeooo:rsid="0cb645e2"/>
    </style:style>
    <style:style style:name="T442" style:family="text">
      <style:text-properties officeooo:rsid="0cb7c78f"/>
    </style:style>
    <style:style style:name="T443" style:family="text">
      <style:text-properties officeooo:rsid="0cba1ed4"/>
    </style:style>
    <style:style style:name="T444" style:family="text">
      <style:text-properties officeooo:rsid="0cbbf2cb"/>
    </style:style>
    <style:style style:name="T445" style:family="text">
      <style:text-properties officeooo:rsid="0cbebd31"/>
    </style:style>
    <style:style style:name="T446" style:family="text">
      <style:text-properties officeooo:rsid="0cbf4d8f"/>
    </style:style>
    <style:style style:name="T447" style:family="text">
      <style:text-properties officeooo:rsid="0cc1a73a"/>
    </style:style>
    <style:style style:name="T448" style:family="text">
      <style:text-properties officeooo:rsid="0cc4b7d6"/>
    </style:style>
    <style:style style:name="T449" style:family="text">
      <style:text-properties officeooo:rsid="0cc61d72"/>
    </style:style>
    <style:style style:name="T450" style:family="text">
      <style:text-properties officeooo:rsid="0cc70b2b"/>
    </style:style>
    <style:style style:name="T451" style:family="text">
      <style:text-properties officeooo:rsid="0cc8a290"/>
    </style:style>
    <style:style style:name="T452" style:family="text">
      <style:text-properties officeooo:rsid="0cca2129"/>
    </style:style>
    <style:style style:name="T453" style:family="text">
      <style:text-properties officeooo:rsid="0ccc0144"/>
    </style:style>
    <style:style style:name="T454" style:family="text">
      <style:text-properties officeooo:rsid="0cccfc84"/>
    </style:style>
    <style:style style:name="T455" style:family="text">
      <style:text-properties officeooo:rsid="0cce7ca5"/>
    </style:style>
    <style:style style:name="T456" style:family="text">
      <style:text-properties officeooo:rsid="0cd1186e"/>
    </style:style>
    <style:style style:name="T457" style:family="text">
      <style:text-properties officeooo:rsid="0e846035"/>
    </style:style>
    <style:style style:name="T458" style:family="text">
      <style:text-properties officeooo:rsid="0efee11b"/>
    </style:style>
    <style:style style:name="T459" style:family="text">
      <style:text-properties officeooo:rsid="0f0251c2"/>
    </style:style>
    <style:style style:name="T460" style:family="text">
      <style:text-properties officeooo:rsid="0f02acab"/>
    </style:style>
    <style:style style:name="T461" style:family="text">
      <style:text-properties officeooo:rsid="0f047641"/>
    </style:style>
    <style:style style:name="T462" style:family="text">
      <style:text-properties officeooo:rsid="0f066f33"/>
    </style:style>
    <style:style style:name="T463" style:family="text">
      <style:text-properties officeooo:rsid="0f06f1b5"/>
    </style:style>
    <style:style style:name="T464" style:family="text">
      <style:text-properties officeooo:rsid="0f0a8c2c"/>
    </style:style>
    <style:style style:name="T465" style:family="text">
      <style:text-properties officeooo:rsid="0f0b6529"/>
    </style:style>
    <style:style style:name="T466" style:family="text">
      <style:text-properties officeooo:rsid="0f10dc1d"/>
    </style:style>
    <style:style style:name="T467" style:family="text">
      <style:text-properties officeooo:rsid="0f22a05f"/>
    </style:style>
    <style:style style:name="T468" style:family="text">
      <style:text-properties officeooo:rsid="0f24b09c"/>
    </style:style>
    <style:style style:name="T469" style:family="text">
      <style:text-properties officeooo:rsid="0f280b75"/>
    </style:style>
    <style:style style:name="T470" style:family="text">
      <style:text-properties officeooo:rsid="0f28173f"/>
    </style:style>
    <style:style style:name="T471" style:family="text">
      <style:text-properties officeooo:rsid="0f31a291"/>
    </style:style>
    <style:style style:name="T472" style:family="text">
      <style:text-properties officeooo:rsid="0f33143f"/>
    </style:style>
    <style:style style:name="T473" style:family="text">
      <style:text-properties officeooo:rsid="0f4ef284"/>
    </style:style>
    <style:style style:name="T474" style:family="text">
      <style:text-properties officeooo:rsid="0f4f5642"/>
    </style:style>
    <style:style style:name="T475" style:family="text">
      <style:text-properties officeooo:rsid="0f6fc32c"/>
    </style:style>
    <style:style style:name="T476" style:family="text">
      <style:text-properties officeooo:rsid="0f73251f"/>
    </style:style>
    <style:style style:name="T477" style:family="text">
      <style:text-properties officeooo:rsid="0f74f98d"/>
    </style:style>
    <style:style style:name="T478" style:family="text">
      <style:text-properties officeooo:rsid="0f76c0b8"/>
    </style:style>
    <style:style style:name="T479" style:family="text">
      <style:text-properties officeooo:rsid="0f793c29"/>
    </style:style>
    <style:style style:name="T480" style:family="text">
      <style:text-properties officeooo:rsid="0f79b1cc"/>
    </style:style>
    <style:style style:name="T481" style:family="text">
      <style:text-properties officeooo:rsid="0f7abc3c"/>
    </style:style>
    <style:style style:name="T482" style:family="text">
      <style:text-properties officeooo:rsid="0f7cc1a1"/>
    </style:style>
    <style:style style:name="T483" style:family="text">
      <style:text-properties officeooo:rsid="0f7d3722"/>
    </style:style>
    <style:style style:name="T484" style:family="text">
      <style:text-properties officeooo:rsid="10286c02"/>
    </style:style>
    <style:style style:name="T485" style:family="text">
      <style:text-properties officeooo:rsid="102929d3"/>
    </style:style>
    <style:style style:name="T486" style:family="text">
      <style:text-properties officeooo:rsid="10298903"/>
    </style:style>
    <style:style style:name="T487" style:family="text">
      <style:text-properties officeooo:rsid="103bcc47"/>
    </style:style>
    <style:style style:name="T488" style:family="text">
      <style:text-properties officeooo:rsid="103c9c5f"/>
    </style:style>
    <style:style style:name="T489" style:family="text">
      <style:text-properties officeooo:rsid="103f3fab"/>
    </style:style>
    <style:style style:name="T490" style:family="text">
      <style:text-properties officeooo:rsid="108793f0"/>
    </style:style>
    <style:style style:name="T491" style:family="text">
      <style:text-properties officeooo:rsid="10b39985"/>
    </style:style>
    <style:style style:name="T492" style:family="text">
      <style:text-properties officeooo:rsid="10b42493"/>
    </style:style>
    <style:style style:name="T493" style:family="text">
      <style:text-properties officeooo:rsid="10f0e3a9"/>
    </style:style>
    <style:style style:name="T494" style:family="text">
      <style:text-properties officeooo:rsid="13c82756"/>
    </style:style>
    <style:style style:name="T495" style:family="text">
      <style:text-properties officeooo:rsid="13e8d0a2"/>
    </style:style>
    <style:style style:name="T496" style:family="text">
      <style:text-properties officeooo:rsid="13e9b968"/>
    </style:style>
    <style:style style:name="T497" style:family="text">
      <style:text-properties officeooo:rsid="13ea4717"/>
    </style:style>
    <style:style style:name="T498" style:family="text">
      <style:text-properties officeooo:rsid="13eacf30"/>
    </style:style>
    <style:style style:name="T499" style:family="text">
      <style:text-properties officeooo:rsid="13eccd3c"/>
    </style:style>
    <style:style style:name="T500" style:family="text">
      <style:text-properties officeooo:rsid="13edf382"/>
    </style:style>
    <style:style style:name="T501" style:family="text">
      <style:text-properties officeooo:rsid="13ee973b"/>
    </style:style>
    <style:style style:name="T502" style:family="text">
      <style:text-properties officeooo:rsid="13ef3f16"/>
    </style:style>
    <style:style style:name="T503" style:family="text">
      <style:text-properties officeooo:rsid="13f090dc"/>
    </style:style>
    <style:style style:name="T504" style:family="text">
      <style:text-properties officeooo:rsid="13fbc714"/>
    </style:style>
    <style:style style:name="T505" style:family="text">
      <style:text-properties officeooo:rsid="13fcb040"/>
    </style:style>
    <style:style style:name="T506" style:family="text">
      <style:text-properties officeooo:rsid="13fdfcfa"/>
    </style:style>
    <style:style style:name="T507" style:family="text">
      <style:text-properties officeooo:rsid="13febf98"/>
    </style:style>
    <style:style style:name="T508" style:family="text">
      <style:text-properties officeooo:rsid="1400280e"/>
    </style:style>
    <style:style style:name="T509" style:family="text">
      <style:text-properties officeooo:rsid="14008365"/>
    </style:style>
    <style:style style:name="T510" style:family="text">
      <style:text-properties officeooo:rsid="140221fe"/>
    </style:style>
    <style:style style:name="T511" style:family="text">
      <style:text-properties officeooo:rsid="140325ba"/>
    </style:style>
    <style:style style:name="T512" style:family="text">
      <style:text-properties officeooo:rsid="1404fe1c"/>
    </style:style>
    <style:style style:name="T513" style:family="text">
      <style:text-properties officeooo:rsid="1406b870"/>
    </style:style>
    <style:style style:name="T514" style:family="text">
      <style:text-properties officeooo:rsid="1408063b"/>
    </style:style>
    <style:style style:name="T515" style:family="text">
      <style:text-properties officeooo:rsid="140a9993"/>
    </style:style>
    <style:style style:name="T516" style:family="text">
      <style:text-properties officeooo:rsid="14d16ac6"/>
    </style:style>
    <style:style style:name="T517" style:family="text">
      <style:text-properties officeooo:rsid="14d2c95a"/>
    </style:style>
    <style:style style:name="T518" style:family="text">
      <style:text-properties officeooo:rsid="14d2d532"/>
    </style:style>
    <style:style style:name="T519" style:family="text">
      <style:text-properties officeooo:rsid="14d2f1af"/>
    </style:style>
    <style:style style:name="T520" style:family="text">
      <style:text-properties officeooo:rsid="14d4efdd"/>
    </style:style>
    <style:style style:name="T521" style:family="text">
      <style:text-properties officeooo:rsid="14d7ba79"/>
    </style:style>
    <style:style style:name="T522" style:family="text">
      <style:text-properties officeooo:rsid="14da07b4"/>
    </style:style>
    <style:style style:name="T523" style:family="text">
      <style:text-properties officeooo:rsid="14dfd669"/>
    </style:style>
    <style:style style:name="T524" style:family="text">
      <style:text-properties officeooo:rsid="14e14f1f"/>
    </style:style>
    <style:style style:name="T525" style:family="text">
      <style:text-properties officeooo:rsid="14e2b2f5"/>
    </style:style>
    <style:style style:name="T526" style:family="text">
      <style:text-properties officeooo:rsid="14e45844"/>
    </style:style>
    <style:style style:name="T527" style:family="text">
      <style:text-properties officeooo:rsid="14e5f7d0"/>
    </style:style>
    <style:style style:name="T528" style:family="text">
      <style:text-properties officeooo:rsid="14e7bb62"/>
    </style:style>
    <style:style style:name="T529" style:family="text">
      <style:text-properties officeooo:rsid="14e983f4"/>
    </style:style>
    <style:style style:name="T530" style:family="text">
      <style:text-properties officeooo:rsid="14eb12f9"/>
    </style:style>
    <style:style style:name="T531" style:family="text">
      <style:text-properties officeooo:rsid="14eb7e0f"/>
    </style:style>
    <style:style style:name="T532" style:family="text">
      <style:text-properties officeooo:rsid="14ecba22"/>
    </style:style>
    <style:style style:name="T533" style:family="text">
      <style:text-properties officeooo:rsid="14ece23d"/>
    </style:style>
    <style:style style:name="T534" style:family="text">
      <style:text-properties officeooo:rsid="14ee2bb3"/>
    </style:style>
    <style:style style:name="T535" style:family="text">
      <style:text-properties officeooo:rsid="14ef06f7"/>
    </style:style>
    <style:style style:name="T536" style:family="text">
      <style:text-properties officeooo:rsid="14efc5f9"/>
    </style:style>
    <style:style style:name="T537" style:family="text">
      <style:text-properties officeooo:rsid="14f2672f"/>
    </style:style>
    <style:style style:name="T538" style:family="text">
      <style:text-properties officeooo:rsid="14f38caa"/>
    </style:style>
    <style:style style:name="T539" style:family="text">
      <style:text-properties officeooo:rsid="14f525f0"/>
    </style:style>
    <style:style style:name="T540" style:family="text">
      <style:text-properties officeooo:rsid="14f642f1"/>
    </style:style>
    <style:style style:name="T541" style:family="text">
      <style:text-properties officeooo:rsid="14f80e53"/>
    </style:style>
    <style:style style:name="T542" style:family="text">
      <style:text-properties officeooo:rsid="14f87e39"/>
    </style:style>
    <style:style style:name="T543" style:family="text">
      <style:text-properties officeooo:rsid="14f9b309"/>
    </style:style>
    <style:style style:name="T544" style:family="text">
      <style:text-properties officeooo:rsid="14fb5620"/>
    </style:style>
    <style:style style:name="T545" style:family="text">
      <style:text-properties officeooo:rsid="14fca45a"/>
    </style:style>
    <style:style style:name="T546" style:family="text">
      <style:text-properties officeooo:rsid="14fe710e"/>
    </style:style>
    <style:style style:name="T547" style:family="text">
      <style:text-properties officeooo:rsid="1501d3e9"/>
    </style:style>
    <style:style style:name="T548" style:family="text">
      <style:text-properties officeooo:rsid="15024ff5"/>
    </style:style>
    <style:style style:name="T549" style:family="text">
      <style:text-properties officeooo:rsid="15025202"/>
    </style:style>
    <style:style style:name="T550" style:family="text">
      <style:text-properties officeooo:rsid="1503a4d1"/>
    </style:style>
    <style:style style:name="T551" style:family="text">
      <style:text-properties officeooo:rsid="1504860a"/>
    </style:style>
    <style:style style:name="T552" style:family="text">
      <style:text-properties officeooo:rsid="1505119d"/>
    </style:style>
    <style:style style:name="T553" style:family="text">
      <style:text-properties officeooo:rsid="1507e03c"/>
    </style:style>
    <style:style style:name="T554" style:family="text">
      <style:text-properties officeooo:rsid="15095e0f"/>
    </style:style>
    <style:style style:name="T555" style:family="text">
      <style:text-properties officeooo:rsid="150a9c4b"/>
    </style:style>
    <style:style style:name="T556" style:family="text">
      <style:text-properties officeooo:rsid="150f3abe"/>
    </style:style>
    <style:style style:name="T557" style:family="text">
      <style:text-properties officeooo:rsid="15100c5f"/>
    </style:style>
    <style:style style:name="T558" style:family="text">
      <style:text-properties officeooo:rsid="1511d23b"/>
    </style:style>
    <style:style style:name="T559" style:family="text">
      <style:text-properties officeooo:rsid="15135e22"/>
    </style:style>
    <style:style style:name="T560" style:family="text">
      <style:text-properties officeooo:rsid="15198942"/>
    </style:style>
    <style:style style:name="T561" style:family="text">
      <style:text-properties officeooo:rsid="151a1bdd"/>
    </style:style>
    <style:style style:name="T562" style:family="text">
      <style:text-properties officeooo:rsid="151b7d81"/>
    </style:style>
    <style:style style:name="T563" style:family="text">
      <style:text-properties officeooo:rsid="151c187d"/>
    </style:style>
    <style:style style:name="T564" style:family="text">
      <style:text-properties officeooo:rsid="151eb96c"/>
    </style:style>
    <style:style style:name="T565" style:family="text">
      <style:text-properties officeooo:rsid="15206bf0"/>
    </style:style>
    <style:style style:name="T566" style:family="text">
      <style:text-properties officeooo:rsid="1523e9a9"/>
    </style:style>
    <style:style style:name="T567" style:family="text">
      <style:text-properties officeooo:rsid="15243612"/>
    </style:style>
    <style:style style:name="T568" style:family="text">
      <style:text-properties officeooo:rsid="152637e6"/>
    </style:style>
    <style:style style:name="T569" style:family="text">
      <style:text-properties officeooo:rsid="15273cf1"/>
    </style:style>
    <style:style style:name="T570" style:family="text">
      <style:text-properties officeooo:rsid="1527b967"/>
    </style:style>
    <style:style style:name="T571" style:family="text">
      <style:text-properties officeooo:rsid="1529373f"/>
    </style:style>
    <style:style style:name="T572" style:family="text">
      <style:text-properties officeooo:rsid="152bdd94"/>
    </style:style>
    <style:style style:name="T573" style:family="text">
      <style:text-properties officeooo:rsid="152c4e05"/>
    </style:style>
    <style:style style:name="T574" style:family="text">
      <style:text-properties officeooo:rsid="152cbb07"/>
    </style:style>
    <style:style style:name="T575" style:family="text">
      <style:text-properties officeooo:rsid="152d4341"/>
    </style:style>
    <style:style style:name="T576" style:family="text">
      <style:text-properties officeooo:rsid="15306b5a"/>
    </style:style>
    <style:style style:name="T577" style:family="text">
      <style:text-properties officeooo:rsid="15307d32"/>
    </style:style>
    <style:style style:name="T578" style:family="text">
      <style:text-properties officeooo:rsid="153341b3"/>
    </style:style>
    <style:style style:name="T579" style:family="text">
      <style:text-properties officeooo:rsid="1533f13d"/>
    </style:style>
    <style:style style:name="T580" style:family="text">
      <style:text-properties officeooo:rsid="1534dcf4"/>
    </style:style>
    <style:style style:name="T581" style:family="text">
      <style:text-properties officeooo:rsid="15354de4"/>
    </style:style>
    <style:style style:name="T582" style:family="text">
      <style:text-properties officeooo:rsid="15385597"/>
    </style:style>
    <style:style style:name="T583" style:family="text">
      <style:text-properties officeooo:rsid="153966f3"/>
    </style:style>
    <style:style style:name="T584" style:family="text">
      <style:text-properties officeooo:rsid="1539acb6"/>
    </style:style>
    <style:style style:name="T585" style:family="text">
      <style:text-properties officeooo:rsid="1539f7fb"/>
    </style:style>
    <style:style style:name="T586" style:family="text">
      <style:text-properties officeooo:rsid="153c5a91"/>
    </style:style>
    <style:style style:name="T587" style:family="text">
      <style:text-properties officeooo:rsid="153cef11"/>
    </style:style>
    <style:style style:name="T588" style:family="text">
      <style:text-properties officeooo:rsid="153dcc3f"/>
    </style:style>
    <style:style style:name="T589" style:family="text">
      <style:text-properties officeooo:rsid="153dd3e8"/>
    </style:style>
    <style:style style:name="T590" style:family="text">
      <style:text-properties officeooo:rsid="153f116f"/>
    </style:style>
    <style:style style:name="T591" style:family="text">
      <style:text-properties officeooo:rsid="15402889"/>
    </style:style>
    <style:style style:name="T592" style:family="text">
      <style:text-properties officeooo:rsid="15416de0"/>
    </style:style>
    <style:style style:name="T593" style:family="text">
      <style:text-properties officeooo:rsid="154332e8"/>
    </style:style>
    <style:style style:name="T594" style:family="text">
      <style:text-properties officeooo:rsid="1544ce8c"/>
    </style:style>
    <style:style style:name="T595" style:family="text">
      <style:text-properties officeooo:rsid="15464b5d"/>
    </style:style>
    <style:style style:name="T596" style:family="text">
      <style:text-properties officeooo:rsid="1547bdb3"/>
    </style:style>
    <style:style style:name="T597" style:family="text">
      <style:text-properties officeooo:rsid="154a522d"/>
    </style:style>
    <style:style style:name="T598" style:family="text">
      <style:text-properties officeooo:rsid="154c2aef"/>
    </style:style>
    <style:style style:name="T599" style:family="text">
      <style:text-properties officeooo:rsid="154e052b"/>
    </style:style>
    <style:style style:name="T600" style:family="text">
      <style:text-properties officeooo:rsid="1550f1d6"/>
    </style:style>
    <style:style style:name="T601" style:family="text">
      <style:text-properties officeooo:rsid="1553acb6"/>
    </style:style>
    <style:style style:name="T602" style:family="text">
      <style:text-properties officeooo:rsid="15557db4"/>
    </style:style>
    <style:style style:name="T603" style:family="text">
      <style:text-properties officeooo:rsid="1556aaf9"/>
    </style:style>
    <style:style style:name="T604" style:family="text">
      <style:text-properties officeooo:rsid="155736dc"/>
    </style:style>
    <style:style style:name="T605" style:family="text">
      <style:text-properties officeooo:rsid="15587d56"/>
    </style:style>
    <style:style style:name="T606" style:family="text">
      <style:text-properties officeooo:rsid="155b16dc"/>
    </style:style>
    <style:style style:name="T607" style:family="text">
      <style:text-properties officeooo:rsid="155c9de7"/>
    </style:style>
    <style:style style:name="T608" style:family="text">
      <style:text-properties officeooo:rsid="155e3953"/>
    </style:style>
    <style:style style:name="T609" style:family="text">
      <style:text-properties officeooo:rsid="155e5f13"/>
    </style:style>
    <style:style style:name="T610" style:family="text">
      <style:text-properties officeooo:rsid="155f423e"/>
    </style:style>
    <style:style style:name="T611" style:family="text">
      <style:text-properties officeooo:rsid="15609eb0"/>
    </style:style>
    <style:style style:name="T612" style:family="text">
      <style:text-properties officeooo:rsid="1560f30d"/>
    </style:style>
    <style:style style:name="T613" style:family="text">
      <style:text-properties officeooo:rsid="1561e1e1"/>
    </style:style>
    <style:style style:name="T614" style:family="text">
      <style:text-properties officeooo:rsid="1562a21b"/>
    </style:style>
    <style:style style:name="T615" style:family="text">
      <style:text-properties officeooo:rsid="1564b16c"/>
    </style:style>
    <style:style style:name="T616" style:family="text">
      <style:text-properties officeooo:rsid="1565c768"/>
    </style:style>
    <style:style style:name="T617" style:family="text">
      <style:text-properties officeooo:rsid="1567dba8"/>
    </style:style>
    <style:style style:name="T618" style:family="text">
      <style:text-properties officeooo:rsid="1568c0b1"/>
    </style:style>
    <style:style style:name="T619" style:family="text">
      <style:text-properties officeooo:rsid="156a6e72"/>
    </style:style>
    <style:style style:name="T620" style:family="text">
      <style:text-properties officeooo:rsid="156b5e72"/>
    </style:style>
    <style:style style:name="T621" style:family="text">
      <style:text-properties officeooo:rsid="156cb6d3"/>
    </style:style>
    <style:style style:name="T622" style:family="text">
      <style:text-properties officeooo:rsid="156d2037"/>
    </style:style>
    <style:style style:name="T623" style:family="text">
      <style:text-properties officeooo:rsid="156f18d4"/>
    </style:style>
    <style:style style:name="T624" style:family="text">
      <style:text-properties officeooo:rsid="15721ff3"/>
    </style:style>
    <style:style style:name="T625" style:family="text">
      <style:text-properties officeooo:rsid="1573538c"/>
    </style:style>
    <style:style style:name="T626" style:family="text">
      <style:text-properties officeooo:rsid="1576cce5"/>
    </style:style>
    <style:style style:name="T627" style:family="text">
      <style:text-properties officeooo:rsid="157878fa"/>
    </style:style>
    <style:style style:name="T628" style:family="text">
      <style:text-properties officeooo:rsid="15791c56"/>
    </style:style>
    <style:style style:name="T629" style:family="text">
      <style:text-properties officeooo:rsid="15792d61"/>
    </style:style>
    <style:style style:name="T630" style:family="text">
      <style:text-properties officeooo:rsid="15798350"/>
    </style:style>
    <style:style style:name="T631" style:family="text">
      <style:text-properties officeooo:rsid="157bf27a"/>
    </style:style>
    <style:style style:name="T632" style:family="text">
      <style:text-properties officeooo:rsid="157c36f5"/>
    </style:style>
    <style:style style:name="T633" style:family="text">
      <style:text-properties officeooo:rsid="157fc8f7"/>
    </style:style>
    <style:style style:name="T634" style:family="text">
      <style:text-properties officeooo:rsid="15807b5a"/>
    </style:style>
    <style:style style:name="T635" style:family="text">
      <style:text-properties officeooo:rsid="15812a88"/>
    </style:style>
    <style:style style:name="T636" style:family="text">
      <style:text-properties officeooo:rsid="1581e74a"/>
    </style:style>
    <style:style style:name="T637" style:family="text">
      <style:text-properties officeooo:rsid="15857ab3"/>
    </style:style>
    <style:style style:name="T638" style:family="text">
      <style:text-properties officeooo:rsid="1588cb43"/>
    </style:style>
    <style:style style:name="T639" style:family="text">
      <style:text-properties officeooo:rsid="158912a3"/>
    </style:style>
    <style:style style:name="T640" style:family="text">
      <style:text-properties officeooo:rsid="158ade52"/>
    </style:style>
    <style:style style:name="T641" style:family="text">
      <style:text-properties officeooo:rsid="158c71a7"/>
    </style:style>
    <style:style style:name="T642" style:family="text">
      <style:text-properties officeooo:rsid="1590d3f4"/>
    </style:style>
    <style:style style:name="T643" style:family="text">
      <style:text-properties officeooo:rsid="159145fd"/>
    </style:style>
    <style:style style:name="T644" style:family="text">
      <style:text-properties officeooo:rsid="1592272d"/>
    </style:style>
    <style:style style:name="T645" style:family="text">
      <style:text-properties officeooo:rsid="1595fec5"/>
    </style:style>
    <style:style style:name="T646" style:family="text">
      <style:text-properties officeooo:rsid="159759ad"/>
    </style:style>
    <style:style style:name="T647" style:family="text">
      <style:text-properties officeooo:rsid="159a43ac"/>
    </style:style>
    <style:style style:name="T648" style:family="text">
      <style:text-properties officeooo:rsid="159b0a21"/>
    </style:style>
    <style:style style:name="T649" style:family="text">
      <style:text-properties officeooo:rsid="159b9b5c"/>
    </style:style>
    <style:style style:name="T650" style:family="text">
      <style:text-properties officeooo:rsid="159d32ed"/>
    </style:style>
    <style:style style:name="T651" style:family="text">
      <style:text-properties officeooo:rsid="159f8fdc"/>
    </style:style>
    <style:style style:name="T652" style:family="text">
      <style:text-properties officeooo:rsid="15a17615"/>
    </style:style>
    <style:style style:name="T653" style:family="text">
      <style:text-properties officeooo:rsid="15a3480e"/>
    </style:style>
    <style:style style:name="T654" style:family="text">
      <style:text-properties officeooo:rsid="15ab7661"/>
    </style:style>
    <style:style style:name="T655" style:family="text">
      <style:text-properties officeooo:rsid="15ad5f86"/>
    </style:style>
    <style:style style:name="T656" style:family="text">
      <style:text-properties officeooo:rsid="15b112e4"/>
    </style:style>
    <style:style style:name="T657" style:family="text">
      <style:text-properties officeooo:rsid="15b22d8a"/>
    </style:style>
    <style:style style:name="T658" style:family="text">
      <style:text-properties officeooo:rsid="15b2a9af"/>
    </style:style>
    <style:style style:name="T659" style:family="text">
      <style:text-properties officeooo:rsid="15b41512"/>
    </style:style>
    <style:style style:name="T660" style:family="text">
      <style:text-properties officeooo:rsid="15b74fc2"/>
    </style:style>
    <style:style style:name="T661" style:family="text">
      <style:text-properties officeooo:rsid="15b9df08"/>
    </style:style>
    <style:style style:name="T662" style:family="text">
      <style:text-properties officeooo:rsid="15bc4b5a"/>
    </style:style>
    <style:style style:name="T663" style:family="text">
      <style:text-properties officeooo:rsid="15c0e021"/>
    </style:style>
    <style:style style:name="T664" style:family="text">
      <style:text-properties officeooo:rsid="15c267e8"/>
    </style:style>
    <style:style style:name="T665" style:family="text">
      <style:text-properties officeooo:rsid="15c3f966"/>
    </style:style>
    <style:style style:name="T666" style:family="text">
      <style:text-properties officeooo:rsid="15ca532f"/>
    </style:style>
    <style:style style:name="T667" style:family="text">
      <style:text-properties officeooo:rsid="15cad22a"/>
    </style:style>
    <style:style style:name="T668" style:family="text">
      <style:text-properties officeooo:rsid="15cc24dc"/>
    </style:style>
    <style:style style:name="T669" style:family="text">
      <style:text-properties officeooo:rsid="15cc2aa5"/>
    </style:style>
    <style:style style:name="T670" style:family="text">
      <style:text-properties officeooo:rsid="15ce1fa7"/>
    </style:style>
    <style:style style:name="T671" style:family="text">
      <style:text-properties officeooo:rsid="15d244fd"/>
    </style:style>
    <style:style style:name="T672" style:family="text">
      <style:text-properties officeooo:rsid="15d2a6c2"/>
    </style:style>
    <style:style style:name="T673" style:family="text">
      <style:text-properties officeooo:rsid="15d454a8"/>
    </style:style>
    <style:style style:name="T674" style:family="text">
      <style:text-properties officeooo:rsid="15d62caf"/>
    </style:style>
    <style:style style:name="T675" style:family="text">
      <style:text-properties officeooo:rsid="15d82721"/>
    </style:style>
    <style:style style:name="T676" style:family="text">
      <style:text-properties officeooo:rsid="15d9c756"/>
    </style:style>
    <style:style style:name="T677" style:family="text">
      <style:text-properties officeooo:rsid="15deb96f"/>
    </style:style>
    <style:style style:name="T678" style:family="text">
      <style:text-properties officeooo:rsid="15e0904b"/>
    </style:style>
    <style:style style:name="T679" style:family="text">
      <style:text-properties officeooo:rsid="15e16a12"/>
    </style:style>
    <style:style style:name="T680" style:family="text">
      <style:text-properties officeooo:rsid="15e3bea8"/>
    </style:style>
    <style:style style:name="T681" style:family="text">
      <style:text-properties officeooo:rsid="15e54415"/>
    </style:style>
    <style:style style:name="T682" style:family="text">
      <style:text-properties officeooo:rsid="15e671ae"/>
    </style:style>
    <style:style style:name="T683" style:family="text">
      <style:text-properties officeooo:rsid="15e780e8"/>
    </style:style>
    <style:style style:name="T684" style:family="text">
      <style:text-properties officeooo:rsid="15e8a905"/>
    </style:style>
    <style:style style:name="T685" style:family="text">
      <style:text-properties officeooo:rsid="15e9d5fc"/>
    </style:style>
    <style:style style:name="T686" style:family="text">
      <style:text-properties officeooo:rsid="15ebae0e"/>
    </style:style>
    <style:style style:name="T687" style:family="text">
      <style:text-properties officeooo:rsid="15ecf9d0"/>
    </style:style>
    <style:style style:name="T688" style:family="text">
      <style:text-properties officeooo:rsid="15eea608"/>
    </style:style>
    <style:style style:name="T689" style:family="text">
      <style:text-properties officeooo:rsid="15f18ac8"/>
    </style:style>
    <style:style style:name="T690" style:family="text">
      <style:text-properties officeooo:rsid="15f2590e"/>
    </style:style>
    <style:style style:name="T691" style:family="text">
      <style:text-properties officeooo:rsid="15f32b83"/>
    </style:style>
    <style:style style:name="T692" style:family="text">
      <style:text-properties officeooo:rsid="15f3f637"/>
    </style:style>
    <style:style style:name="T693" style:family="text">
      <style:text-properties officeooo:rsid="15f573be"/>
    </style:style>
    <style:style style:name="T694" style:family="text">
      <style:text-properties officeooo:rsid="15f5a2ab"/>
    </style:style>
    <style:style style:name="T695" style:family="text">
      <style:text-properties officeooo:rsid="15f71ef6"/>
    </style:style>
    <style:style style:name="T696" style:family="text">
      <style:text-properties officeooo:rsid="000facb6"/>
    </style:style>
    <style:style style:name="T697" style:family="text">
      <style:text-properties officeooo:rsid="15fb2f17"/>
    </style:style>
    <style:style style:name="T698" style:family="text">
      <style:text-properties officeooo:rsid="15fc1e92"/>
    </style:style>
    <style:style style:name="T699" style:family="text">
      <style:text-properties officeooo:rsid="15fe0a3b"/>
    </style:style>
    <style:style style:name="T700" style:family="text">
      <style:text-properties officeooo:rsid="15fe243d"/>
    </style:style>
    <style:style style:name="T701" style:family="text">
      <style:text-properties officeooo:rsid="160012bf"/>
    </style:style>
    <style:style style:name="T702" style:family="text">
      <style:text-properties officeooo:rsid="16025c29"/>
    </style:style>
    <style:style style:name="T703" style:family="text">
      <style:text-properties officeooo:rsid="1605afa5"/>
    </style:style>
    <style:style style:name="T704" style:family="text">
      <style:text-properties officeooo:rsid="1606b0cb"/>
    </style:style>
    <style:style style:name="T705" style:family="text">
      <style:text-properties officeooo:rsid="160bf535"/>
    </style:style>
    <style:style style:name="T706" style:family="text">
      <style:text-properties officeooo:rsid="160d8974"/>
    </style:style>
    <style:style style:name="T707" style:family="text">
      <style:text-properties officeooo:rsid="160e7db2"/>
    </style:style>
    <style:style style:name="T708" style:family="text">
      <style:text-properties officeooo:rsid="160f16c1"/>
    </style:style>
    <style:style style:name="T709" style:family="text">
      <style:text-properties officeooo:rsid="160f9f10"/>
    </style:style>
    <style:style style:name="T710" style:family="text">
      <style:text-properties officeooo:rsid="16106e72"/>
    </style:style>
    <style:style style:name="T711" style:family="text">
      <style:text-properties officeooo:rsid="16125820"/>
    </style:style>
    <style:style style:name="T712" style:family="text">
      <style:text-properties officeooo:rsid="16180594"/>
    </style:style>
    <style:style style:name="T713" style:family="text">
      <style:text-properties officeooo:rsid="1618455c"/>
    </style:style>
    <style:style style:name="T714" style:family="text">
      <style:text-properties officeooo:rsid="161a9007"/>
    </style:style>
    <style:style style:name="T715" style:family="text">
      <style:text-properties officeooo:rsid="161c3169"/>
    </style:style>
    <style:style style:name="T716" style:family="text">
      <style:text-properties officeooo:rsid="161e2068"/>
    </style:style>
    <style:style style:name="T717" style:family="text">
      <style:text-properties officeooo:rsid="161f02e2"/>
    </style:style>
    <style:style style:name="T718" style:family="text">
      <style:text-properties officeooo:rsid="1620c742"/>
    </style:style>
    <style:style style:name="T719" style:family="text">
      <style:text-properties officeooo:rsid="162102e0"/>
    </style:style>
    <style:style style:name="T720" style:family="text">
      <style:text-properties officeooo:rsid="16249315"/>
    </style:style>
    <style:style style:name="T721" style:family="text">
      <style:text-properties officeooo:rsid="1625c463"/>
    </style:style>
    <style:style style:name="T722" style:family="text">
      <style:text-properties officeooo:rsid="1628898a"/>
    </style:style>
    <style:style style:name="T723" style:family="text">
      <style:text-properties officeooo:rsid="16291eb7"/>
    </style:style>
    <style:style style:name="T724" style:family="text">
      <style:text-properties officeooo:rsid="162b1846"/>
    </style:style>
    <style:style style:name="T725" style:family="text">
      <style:text-properties officeooo:rsid="162c5c1a"/>
    </style:style>
    <style:style style:name="T726" style:family="text">
      <style:text-properties officeooo:rsid="162e3b14"/>
    </style:style>
    <style:style style:name="T727" style:family="text">
      <style:text-properties officeooo:rsid="162e539d"/>
    </style:style>
    <style:style style:name="T728" style:family="text">
      <style:text-properties officeooo:rsid="162eb2f9"/>
    </style:style>
    <style:style style:name="T729" style:family="text">
      <style:text-properties officeooo:rsid="1631bcd4"/>
    </style:style>
    <style:style style:name="T730" style:family="text">
      <style:text-properties officeooo:rsid="16365470"/>
    </style:style>
    <style:style style:name="T731" style:family="text">
      <style:text-properties officeooo:rsid="16384b0a"/>
    </style:style>
    <style:style style:name="T732" style:family="text">
      <style:text-properties officeooo:rsid="163a379d"/>
    </style:style>
    <style:style style:name="T733" style:family="text">
      <style:text-properties officeooo:rsid="163b6f8d"/>
    </style:style>
    <style:style style:name="T734" style:family="text">
      <style:text-properties officeooo:rsid="163b800a"/>
    </style:style>
    <style:style style:name="T735" style:family="text">
      <style:text-properties officeooo:rsid="163ca049"/>
    </style:style>
    <style:style style:name="T736" style:family="text">
      <style:text-properties officeooo:rsid="163cbf61"/>
    </style:style>
    <style:style style:name="T737" style:family="text">
      <style:text-properties officeooo:rsid="163d88eb"/>
    </style:style>
    <style:style style:name="T738" style:family="text">
      <style:text-properties officeooo:rsid="163e3932"/>
    </style:style>
    <style:style style:name="T739" style:family="text">
      <style:text-properties officeooo:rsid="163fedd0"/>
    </style:style>
    <style:style style:name="T740" style:family="text">
      <style:text-properties officeooo:rsid="164186ea"/>
    </style:style>
    <style:style style:name="T741" style:family="text">
      <style:text-properties officeooo:rsid="1642ad6a"/>
    </style:style>
    <style:style style:name="T742" style:family="text">
      <style:text-properties officeooo:rsid="164494d0"/>
    </style:style>
    <style:style style:name="T743" style:family="text">
      <style:text-properties officeooo:rsid="164636c4"/>
    </style:style>
    <style:style style:name="T744" style:family="text">
      <style:text-properties officeooo:rsid="16471588"/>
    </style:style>
    <style:style style:name="T745" style:family="text">
      <style:text-properties officeooo:rsid="1647d3a5"/>
    </style:style>
    <style:style style:name="T746" style:family="text">
      <style:text-properties officeooo:rsid="1649006f"/>
    </style:style>
    <style:style style:name="T747" style:family="text">
      <style:text-properties officeooo:rsid="1649506f"/>
    </style:style>
    <style:style style:name="T748" style:family="text">
      <style:text-properties officeooo:rsid="164b2b01"/>
    </style:style>
    <style:style style:name="T749" style:family="text">
      <style:text-properties officeooo:rsid="164bd31a"/>
    </style:style>
    <style:style style:name="T750" style:family="text">
      <style:text-properties officeooo:rsid="164cd508"/>
    </style:style>
    <style:style style:name="T751" style:family="text">
      <style:text-properties officeooo:rsid="164d9a25"/>
    </style:style>
    <style:style style:name="T752" style:family="text">
      <style:text-properties officeooo:rsid="164ebe49"/>
    </style:style>
    <style:style style:name="T753" style:family="text">
      <style:text-properties officeooo:rsid="1650ed9c"/>
    </style:style>
    <style:style style:name="T754" style:family="text">
      <style:text-properties officeooo:rsid="1652a862"/>
    </style:style>
    <style:style style:name="T755" style:family="text">
      <style:text-properties officeooo:rsid="1655404b"/>
    </style:style>
    <style:style style:name="T756" style:family="text">
      <style:text-properties officeooo:rsid="165543d5"/>
    </style:style>
    <style:style style:name="T757" style:family="text">
      <style:text-properties officeooo:rsid="16567b22"/>
    </style:style>
    <style:style style:name="T758" style:family="text">
      <style:text-properties officeooo:rsid="16592735"/>
    </style:style>
    <style:style style:name="T759" style:family="text">
      <style:text-properties officeooo:rsid="16594022"/>
    </style:style>
    <style:style style:name="T760" style:family="text">
      <style:text-properties officeooo:rsid="165b0209"/>
    </style:style>
    <style:style style:name="T761" style:family="text">
      <style:text-properties officeooo:rsid="165b43d6"/>
    </style:style>
    <style:style style:name="T762" style:family="text">
      <style:text-properties officeooo:rsid="165cfd36"/>
    </style:style>
    <style:style style:name="T763" style:family="text">
      <style:text-properties officeooo:rsid="165d76c6"/>
    </style:style>
    <style:style style:name="T764" style:family="text">
      <style:text-properties officeooo:rsid="165d7b1f"/>
    </style:style>
    <style:style style:name="T765" style:family="text">
      <style:text-properties officeooo:rsid="165f0ddf"/>
    </style:style>
    <style:style style:name="T766" style:family="text">
      <style:text-properties officeooo:rsid="166025b8"/>
    </style:style>
    <style:style style:name="T767" style:family="text">
      <style:text-properties officeooo:rsid="1661e40b"/>
    </style:style>
    <style:style style:name="T768" style:family="text">
      <style:text-properties officeooo:rsid="166327b7"/>
    </style:style>
    <style:style style:name="T769" style:family="text">
      <style:text-properties officeooo:rsid="1663b580"/>
    </style:style>
    <style:style style:name="T770" style:family="text">
      <style:text-properties officeooo:rsid="16642f03"/>
    </style:style>
    <style:style style:name="T771" style:family="text">
      <style:text-properties officeooo:rsid="16655656"/>
    </style:style>
    <style:style style:name="T772" style:family="text">
      <style:text-properties officeooo:rsid="166618fd"/>
    </style:style>
    <style:style style:name="T773" style:family="text">
      <style:text-properties officeooo:rsid="166655f6"/>
    </style:style>
    <style:style style:name="T774" style:family="text">
      <style:text-properties officeooo:rsid="1666bae2"/>
    </style:style>
    <style:style style:name="T775" style:family="text">
      <style:text-properties officeooo:rsid="16690b76"/>
    </style:style>
    <style:style style:name="T776" style:family="text">
      <style:text-properties officeooo:rsid="166a2ae1"/>
    </style:style>
    <style:style style:name="T777" style:family="text">
      <style:text-properties officeooo:rsid="166bde78"/>
    </style:style>
    <style:style style:name="T778" style:family="text">
      <style:text-properties officeooo:rsid="166e99d6"/>
    </style:style>
    <style:style style:name="T779" style:family="text">
      <style:text-properties officeooo:rsid="166eef2a"/>
    </style:style>
    <style:style style:name="T780" style:family="text">
      <style:text-properties officeooo:rsid="16709b28"/>
    </style:style>
    <style:style style:name="T781" style:family="text">
      <style:text-properties officeooo:rsid="16722289"/>
    </style:style>
    <style:style style:name="T782" style:family="text">
      <style:text-properties officeooo:rsid="16728c85"/>
    </style:style>
    <style:style style:name="T783" style:family="text">
      <style:text-properties officeooo:rsid="167332f0"/>
    </style:style>
    <style:style style:name="T784" style:family="text">
      <style:text-properties officeooo:rsid="1674415b"/>
    </style:style>
    <style:style style:name="T785" style:family="text">
      <style:text-properties officeooo:rsid="167894f8"/>
    </style:style>
    <style:style style:name="T786" style:family="text">
      <style:text-properties officeooo:rsid="167a4dbe"/>
    </style:style>
    <style:style style:name="T787" style:family="text">
      <style:text-properties officeooo:rsid="167a63cb"/>
    </style:style>
    <style:style style:name="T788" style:family="text">
      <style:text-properties officeooo:rsid="167b9212"/>
    </style:style>
    <style:style style:name="T789" style:family="text">
      <style:text-properties officeooo:rsid="167d8d3b"/>
    </style:style>
    <style:style style:name="T790" style:family="text">
      <style:text-properties officeooo:rsid="16802b58"/>
    </style:style>
    <style:style style:name="T791" style:family="text">
      <style:text-properties officeooo:rsid="1682218a"/>
    </style:style>
    <style:style style:name="T792" style:family="text">
      <style:text-properties officeooo:rsid="16832e02"/>
    </style:style>
    <style:style style:name="T793" style:family="text">
      <style:text-properties officeooo:rsid="168446e4"/>
    </style:style>
    <style:style style:name="T794" style:family="text">
      <style:text-properties officeooo:rsid="1685a6ea"/>
    </style:style>
    <style:style style:name="T795" style:family="text">
      <style:text-properties officeooo:rsid="168770cd"/>
    </style:style>
    <style:style style:name="T796" style:family="text">
      <style:text-properties officeooo:rsid="1688c89e"/>
    </style:style>
    <style:style style:name="T797" style:family="text">
      <style:text-properties officeooo:rsid="168c8134"/>
    </style:style>
    <style:style style:name="T798" style:family="text">
      <style:text-properties officeooo:rsid="168dfdc8"/>
    </style:style>
    <style:style style:name="T799" style:family="text">
      <style:text-properties officeooo:rsid="16931dee"/>
    </style:style>
    <style:style style:name="T800" style:family="text">
      <style:text-properties officeooo:rsid="1694145f"/>
    </style:style>
    <style:style style:name="T801" style:family="text">
      <style:text-properties officeooo:rsid="169476ec"/>
    </style:style>
    <style:style style:name="T802" style:family="text">
      <style:text-properties officeooo:rsid="1695f624"/>
    </style:style>
    <style:style style:name="T803" style:family="text">
      <style:text-properties officeooo:rsid="16993d2c"/>
    </style:style>
    <style:style style:name="T804" style:family="text">
      <style:text-properties officeooo:rsid="169a7971"/>
    </style:style>
    <style:style style:name="T805" style:family="text">
      <style:text-properties officeooo:rsid="169c23c3"/>
    </style:style>
    <style:style style:name="T806" style:family="text">
      <style:text-properties officeooo:rsid="169df12c"/>
    </style:style>
    <style:style style:name="T807" style:family="text">
      <style:text-properties officeooo:rsid="169fb8bb"/>
    </style:style>
    <style:style style:name="T808" style:family="text">
      <style:text-properties officeooo:rsid="16a0d10f"/>
    </style:style>
    <style:style style:name="T809" style:family="text">
      <style:text-properties officeooo:rsid="16a43a8c"/>
    </style:style>
    <style:style style:name="T810" style:family="text">
      <style:text-properties officeooo:rsid="16a47c1f"/>
    </style:style>
    <style:style style:name="T811" style:family="text">
      <style:text-properties officeooo:rsid="16a6616e"/>
    </style:style>
    <style:style style:name="T812" style:family="text">
      <style:text-properties officeooo:rsid="16ab4965"/>
    </style:style>
    <style:style style:name="T813" style:family="text">
      <style:text-properties officeooo:rsid="16ac6a88"/>
    </style:style>
    <style:style style:name="T814" style:family="text">
      <style:text-properties officeooo:rsid="16ae48ac"/>
    </style:style>
    <style:style style:name="T815" style:family="text">
      <style:text-properties officeooo:rsid="16aecee5"/>
    </style:style>
    <style:style style:name="T816" style:family="text">
      <style:text-properties officeooo:rsid="16af5768"/>
    </style:style>
    <style:style style:name="T817" style:family="text">
      <style:text-properties officeooo:rsid="16b3543b"/>
    </style:style>
    <style:style style:name="T818" style:family="text">
      <style:text-properties officeooo:rsid="16b4eb78"/>
    </style:style>
    <style:style style:name="T819" style:family="text">
      <style:text-properties officeooo:rsid="16b570a2"/>
    </style:style>
    <style:style style:name="T820" style:family="text">
      <style:text-properties officeooo:rsid="16b5e6c0"/>
    </style:style>
    <style:style style:name="T821" style:family="text">
      <style:text-properties officeooo:rsid="16b767f2"/>
    </style:style>
    <style:style style:name="T822" style:family="text">
      <style:text-properties officeooo:rsid="16b8ebd9"/>
    </style:style>
    <style:style style:name="T823" style:family="text">
      <style:text-properties officeooo:rsid="16b90f77"/>
    </style:style>
    <style:style style:name="T824" style:family="text">
      <style:text-properties officeooo:rsid="16bbb485"/>
    </style:style>
    <style:style style:name="T825" style:family="text">
      <style:text-properties officeooo:rsid="16bd4b5f"/>
    </style:style>
    <style:style style:name="T826" style:family="text">
      <style:text-properties officeooo:rsid="16bef36c"/>
    </style:style>
    <style:style style:name="T827" style:family="text">
      <style:text-properties officeooo:rsid="16c094c6"/>
    </style:style>
    <style:style style:name="T828" style:family="text">
      <style:text-properties officeooo:rsid="16c19602"/>
    </style:style>
    <style:style style:name="T829" style:family="text">
      <style:text-properties officeooo:rsid="16c26a21"/>
    </style:style>
    <style:style style:name="T830" style:family="text">
      <style:text-properties officeooo:rsid="16c26b8a"/>
    </style:style>
    <style:style style:name="T831" style:family="text">
      <style:text-properties officeooo:rsid="16c52b80"/>
    </style:style>
    <style:style style:name="T832" style:family="text">
      <style:text-properties officeooo:rsid="16c6950f"/>
    </style:style>
    <style:style style:name="T833" style:family="text">
      <style:text-properties officeooo:rsid="16c6cbc5"/>
    </style:style>
    <style:style style:name="T834" style:family="text">
      <style:text-properties officeooo:rsid="16c77957"/>
    </style:style>
    <style:style style:name="T835" style:family="text">
      <style:text-properties officeooo:rsid="16c8adb9"/>
    </style:style>
    <style:style style:name="T836" style:family="text">
      <style:text-properties officeooo:rsid="16c9b7d1"/>
    </style:style>
    <style:style style:name="T837" style:family="text">
      <style:text-properties officeooo:rsid="16ca7259"/>
    </style:style>
    <style:style style:name="T838" style:family="text">
      <style:text-properties officeooo:rsid="16cb18d1"/>
    </style:style>
    <style:style style:name="T839" style:family="text">
      <style:text-properties officeooo:rsid="16ccc03a"/>
    </style:style>
    <style:style style:name="T840" style:family="text">
      <style:text-properties officeooo:rsid="16ce3457"/>
    </style:style>
    <style:style style:name="T841" style:family="text">
      <style:text-properties officeooo:rsid="16cfcd9b"/>
    </style:style>
    <style:style style:name="T842" style:family="text">
      <style:text-properties officeooo:rsid="16d13aa3"/>
    </style:style>
    <style:style style:name="T843" style:family="text">
      <style:text-properties officeooo:rsid="16d37198"/>
    </style:style>
    <style:style style:name="T844" style:family="text">
      <style:text-properties officeooo:rsid="16d63bde"/>
    </style:style>
    <style:style style:name="T845" style:family="text">
      <style:text-properties officeooo:rsid="16d665ce"/>
    </style:style>
    <style:style style:name="T846" style:family="text">
      <style:text-properties officeooo:rsid="16d7d3a6"/>
    </style:style>
    <style:style style:name="T847" style:family="text">
      <style:text-properties officeooo:rsid="16d99ae8"/>
    </style:style>
    <style:style style:name="T848" style:family="text">
      <style:text-properties officeooo:rsid="16db2796"/>
    </style:style>
    <style:style style:name="T849" style:family="text">
      <style:text-properties officeooo:rsid="16db473b"/>
    </style:style>
    <style:style style:name="T850" style:family="text">
      <style:text-properties officeooo:rsid="16dd1460"/>
    </style:style>
    <style:style style:name="T851" style:family="text">
      <style:text-properties officeooo:rsid="16de40b3"/>
    </style:style>
    <style:style style:name="T852" style:family="text">
      <style:text-properties officeooo:rsid="16deee6e"/>
    </style:style>
    <style:style style:name="T853" style:family="text">
      <style:text-properties officeooo:rsid="16df765e"/>
    </style:style>
    <style:style style:name="T854" style:family="text">
      <style:text-properties officeooo:rsid="16e08cea"/>
    </style:style>
    <style:style style:name="T855" style:family="text">
      <style:text-properties officeooo:rsid="16e2d71a"/>
    </style:style>
    <style:style style:name="T856" style:family="text">
      <style:text-properties officeooo:rsid="16e306f3"/>
    </style:style>
    <style:style style:name="T857" style:family="text">
      <style:text-properties officeooo:rsid="16e3cb1e"/>
    </style:style>
    <style:style style:name="T858" style:family="text">
      <style:text-properties officeooo:rsid="16e4da75"/>
    </style:style>
    <style:style style:name="T859" style:family="text">
      <style:text-properties officeooo:rsid="16e5166b"/>
    </style:style>
    <style:style style:name="T860" style:family="text">
      <style:text-properties officeooo:rsid="16e5aa82"/>
    </style:style>
    <style:style style:name="T861" style:family="text">
      <style:text-properties officeooo:rsid="16e78c9d"/>
    </style:style>
    <style:style style:name="T862" style:family="text">
      <style:text-properties officeooo:rsid="16e81433"/>
    </style:style>
    <style:style style:name="T863" style:family="text">
      <style:text-properties officeooo:rsid="16e8fa10"/>
    </style:style>
    <style:style style:name="T864" style:family="text">
      <style:text-properties officeooo:rsid="16e9a47d"/>
    </style:style>
    <style:style style:name="T865" style:family="text">
      <style:text-properties officeooo:rsid="16eb1593"/>
    </style:style>
    <style:style style:name="T866" style:family="text">
      <style:text-properties officeooo:rsid="16efdccf"/>
    </style:style>
    <style:style style:name="T867" style:family="text">
      <style:text-properties officeooo:rsid="16efffef"/>
    </style:style>
    <style:style style:name="T868" style:family="text">
      <style:text-properties officeooo:rsid="16f05f5f"/>
    </style:style>
    <style:style style:name="T869" style:family="text">
      <style:text-properties officeooo:rsid="16f2343c"/>
    </style:style>
    <style:style style:name="T870" style:family="text">
      <style:text-properties officeooo:rsid="16f2da23"/>
    </style:style>
    <style:style style:name="T871" style:family="text">
      <style:text-properties officeooo:rsid="16f31679"/>
    </style:style>
    <style:style style:name="T872" style:family="text">
      <style:text-properties officeooo:rsid="16f3890c"/>
    </style:style>
    <style:style style:name="T873" style:family="text">
      <style:text-properties officeooo:rsid="16f43b5c"/>
    </style:style>
    <style:style style:name="T874" style:family="text">
      <style:text-properties officeooo:rsid="16f482c8"/>
    </style:style>
    <style:style style:name="T875" style:family="text">
      <style:text-properties officeooo:rsid="16f5203b"/>
    </style:style>
    <style:style style:name="T876" style:family="text">
      <style:text-properties officeooo:rsid="16f6e4da"/>
    </style:style>
    <style:style style:name="T877" style:family="text">
      <style:text-properties officeooo:rsid="16f7b6d6"/>
    </style:style>
    <style:style style:name="T878" style:family="text">
      <style:text-properties officeooo:rsid="16f88eda"/>
    </style:style>
    <style:style style:name="T879" style:family="text">
      <style:text-properties officeooo:rsid="16fa2b99"/>
    </style:style>
    <style:style style:name="T880" style:family="text">
      <style:text-properties officeooo:rsid="16fa9bd4"/>
    </style:style>
    <style:style style:name="T881" style:family="text">
      <style:text-properties officeooo:rsid="16fcc4a0"/>
    </style:style>
    <style:style style:name="T882" style:family="text">
      <style:text-properties officeooo:rsid="16fddb91"/>
    </style:style>
    <style:style style:name="T883" style:family="text">
      <style:text-properties officeooo:rsid="16fec939"/>
    </style:style>
    <style:style style:name="T884" style:family="text">
      <style:text-properties officeooo:rsid="1701f090"/>
    </style:style>
    <style:style style:name="T885" style:family="text">
      <style:text-properties officeooo:rsid="1702c39a"/>
    </style:style>
    <style:style style:name="T886" style:family="text">
      <style:text-properties officeooo:rsid="1703084d"/>
    </style:style>
    <style:style style:name="T887" style:family="text">
      <style:text-properties officeooo:rsid="17043c36"/>
    </style:style>
    <style:style style:name="T888" style:family="text">
      <style:text-properties officeooo:rsid="1706455b"/>
    </style:style>
    <style:style style:name="T889" style:family="text">
      <style:text-properties officeooo:rsid="1706e7b8"/>
    </style:style>
    <style:style style:name="T890" style:family="text">
      <style:text-properties officeooo:rsid="17074059"/>
    </style:style>
    <style:style style:name="T891" style:family="text">
      <style:text-properties officeooo:rsid="17090563"/>
    </style:style>
    <style:style style:name="T892" style:family="text">
      <style:text-properties officeooo:rsid="170ad2da"/>
    </style:style>
    <style:style style:name="T893" style:family="text">
      <style:text-properties officeooo:rsid="170b1748"/>
    </style:style>
    <style:style style:name="T894" style:family="text">
      <style:text-properties officeooo:rsid="170b6272"/>
    </style:style>
    <style:style style:name="T895" style:family="text">
      <style:text-properties officeooo:rsid="170d1e70"/>
    </style:style>
    <style:style style:name="T896" style:family="text">
      <style:text-properties officeooo:rsid="170e5ac0"/>
    </style:style>
    <style:style style:name="T897" style:family="text">
      <style:text-properties officeooo:rsid="17100c34"/>
    </style:style>
    <style:style style:name="T898" style:family="text">
      <style:text-properties officeooo:rsid="1712d61f"/>
    </style:style>
    <style:style style:name="T899" style:family="text">
      <style:text-properties officeooo:rsid="1713e11a"/>
    </style:style>
    <style:style style:name="T900" style:family="text">
      <style:text-properties officeooo:rsid="17147b96"/>
    </style:style>
    <style:style style:name="T901" style:family="text">
      <style:text-properties officeooo:rsid="17164600"/>
    </style:style>
    <style:style style:name="T902" style:family="text">
      <style:text-properties officeooo:rsid="171664d9"/>
    </style:style>
    <style:style style:name="T903" style:family="text">
      <style:text-properties officeooo:rsid="1718624a"/>
    </style:style>
    <style:style style:name="T904" style:family="text">
      <style:text-properties officeooo:rsid="1719815a"/>
    </style:style>
    <style:style style:name="T905" style:family="text">
      <style:text-properties officeooo:rsid="171a257d"/>
    </style:style>
    <style:style style:name="T906" style:family="text">
      <style:text-properties officeooo:rsid="171c0ea4"/>
    </style:style>
    <style:style style:name="T907" style:family="text">
      <style:text-properties officeooo:rsid="171dd448"/>
    </style:style>
    <style:style style:name="T908" style:family="text">
      <style:text-properties officeooo:rsid="171e8f96"/>
    </style:style>
    <style:style style:name="T909" style:family="text">
      <style:text-properties officeooo:rsid="172064ce"/>
    </style:style>
    <style:style style:name="T910" style:family="text">
      <style:text-properties officeooo:rsid="172156fe"/>
    </style:style>
    <style:style style:name="T911" style:family="text">
      <style:text-properties officeooo:rsid="17224ac1"/>
    </style:style>
    <style:style style:name="T912" style:family="text">
      <style:text-properties officeooo:rsid="1722d390"/>
    </style:style>
    <style:style style:name="T913" style:family="text">
      <style:text-properties officeooo:rsid="17239351"/>
    </style:style>
    <style:style style:name="T914" style:family="text">
      <style:text-properties officeooo:rsid="17248a30"/>
    </style:style>
    <style:style style:name="T915" style:family="text">
      <style:text-properties officeooo:rsid="1725cb8c"/>
    </style:style>
    <style:style style:name="T916" style:family="text">
      <style:text-properties officeooo:rsid="172789bb"/>
    </style:style>
    <style:style style:name="T917" style:family="text">
      <style:text-properties officeooo:rsid="1728741a"/>
    </style:style>
    <style:style style:name="T918" style:family="text">
      <style:text-properties officeooo:rsid="1728f809"/>
    </style:style>
    <style:style style:name="T919" style:family="text">
      <style:text-properties officeooo:rsid="172a9e68"/>
    </style:style>
    <style:style style:name="T920" style:family="text">
      <style:text-properties officeooo:rsid="172bae1e"/>
    </style:style>
    <style:style style:name="T921" style:family="text">
      <style:text-properties officeooo:rsid="172cd4c3"/>
    </style:style>
    <style:style style:name="T922" style:family="text">
      <style:text-properties officeooo:rsid="172df4dc"/>
    </style:style>
    <style:style style:name="T923" style:family="text">
      <style:text-properties officeooo:rsid="1731792b"/>
    </style:style>
    <style:style style:name="T924" style:family="text">
      <style:text-properties officeooo:rsid="17329baf"/>
    </style:style>
    <style:style style:name="T925" style:family="text">
      <style:text-properties officeooo:rsid="1734298b"/>
    </style:style>
    <style:style style:name="T926" style:family="text">
      <style:text-properties officeooo:rsid="17348ffd"/>
    </style:style>
    <style:style style:name="T927" style:family="text">
      <style:text-properties officeooo:rsid="17372062"/>
    </style:style>
    <style:style style:name="T928" style:family="text">
      <style:text-properties officeooo:rsid="1738b18a"/>
    </style:style>
    <style:style style:name="T929" style:family="text">
      <style:text-properties officeooo:rsid="1739dad5"/>
    </style:style>
    <style:style style:name="T930" style:family="text">
      <style:text-properties officeooo:rsid="173bae22"/>
    </style:style>
    <style:style style:name="T931" style:family="text">
      <style:text-properties officeooo:rsid="173d9f6b"/>
    </style:style>
    <style:style style:name="T932" style:family="text">
      <style:text-properties officeooo:rsid="173f2e99"/>
    </style:style>
    <style:style style:name="T933" style:family="text">
      <style:text-properties officeooo:rsid="1741e62b"/>
    </style:style>
    <style:style style:name="T934" style:family="text">
      <style:text-properties officeooo:rsid="17427c3c"/>
    </style:style>
    <style:style style:name="T935" style:family="text">
      <style:text-properties officeooo:rsid="1744f12d"/>
    </style:style>
    <style:style style:name="T936" style:family="text">
      <style:text-properties officeooo:rsid="17473435"/>
    </style:style>
    <style:style style:name="T937" style:family="text">
      <style:text-properties officeooo:rsid="174bdc55"/>
    </style:style>
    <style:style style:name="T938" style:family="text">
      <style:text-properties officeooo:rsid="174ce713"/>
    </style:style>
    <style:style style:name="T939" style:family="text">
      <style:text-properties officeooo:rsid="174d8012"/>
    </style:style>
    <style:style style:name="T940" style:family="text">
      <style:text-properties officeooo:rsid="174ded3a"/>
    </style:style>
    <style:style style:name="T941" style:family="text">
      <style:text-properties officeooo:rsid="174fd0e3"/>
    </style:style>
    <style:style style:name="T942" style:family="text">
      <style:text-properties officeooo:rsid="1751747f"/>
    </style:style>
    <style:style style:name="T943" style:family="text">
      <style:text-properties officeooo:rsid="175189e5"/>
    </style:style>
    <style:style style:name="T944" style:family="text">
      <style:text-properties officeooo:rsid="175200ed"/>
    </style:style>
    <style:style style:name="T945" style:family="text">
      <style:text-properties officeooo:rsid="1753ec51"/>
    </style:style>
    <style:style style:name="T946" style:family="text">
      <style:text-properties officeooo:rsid="17578321"/>
    </style:style>
    <style:style style:name="T947" style:family="text">
      <style:text-properties officeooo:rsid="1757cb90"/>
    </style:style>
    <style:style style:name="T948" style:family="text">
      <style:text-properties officeooo:rsid="175abb3b"/>
    </style:style>
    <style:style style:name="T949" style:family="text">
      <style:text-properties officeooo:rsid="175c3ea5"/>
    </style:style>
    <style:style style:name="T950" style:family="text">
      <style:text-properties officeooo:rsid="175e4fbf"/>
    </style:style>
    <style:style style:name="T951" style:family="text">
      <style:text-properties officeooo:rsid="175fdbfd"/>
    </style:style>
    <style:style style:name="T952" style:family="text">
      <style:text-properties officeooo:rsid="1760b625"/>
    </style:style>
    <style:style style:name="T953" style:family="text">
      <style:text-properties officeooo:rsid="17612c11"/>
    </style:style>
    <style:style style:name="T954" style:family="text">
      <style:text-properties officeooo:rsid="176277fa"/>
    </style:style>
    <style:style style:name="T955" style:family="text">
      <style:text-properties officeooo:rsid="17641038"/>
    </style:style>
    <style:style style:name="T956" style:family="text">
      <style:text-properties officeooo:rsid="17645d76"/>
    </style:style>
    <style:style style:name="T957" style:family="text">
      <style:text-properties officeooo:rsid="176650db"/>
    </style:style>
    <style:style style:name="T958" style:family="text">
      <style:text-properties officeooo:rsid="176900bb"/>
    </style:style>
    <style:style style:name="T959" style:family="text">
      <style:text-properties officeooo:rsid="176ac841"/>
    </style:style>
    <style:style style:name="T960" style:family="text">
      <style:text-properties officeooo:rsid="176c2c1c"/>
    </style:style>
    <style:style style:name="T961" style:family="text">
      <style:text-properties officeooo:rsid="176da006"/>
    </style:style>
    <style:style style:name="T962" style:family="text">
      <style:text-properties officeooo:rsid="176e6a3d"/>
    </style:style>
    <style:style style:name="T963" style:family="text">
      <style:text-properties officeooo:rsid="176eb54c"/>
    </style:style>
    <style:style style:name="T964" style:family="text">
      <style:text-properties officeooo:rsid="176fabc6"/>
    </style:style>
    <style:style style:name="T965" style:family="text">
      <style:text-properties officeooo:rsid="1771469d"/>
    </style:style>
    <style:style style:name="T966" style:family="text">
      <style:text-properties officeooo:rsid="17743a78"/>
    </style:style>
    <style:style style:name="T967" style:family="text">
      <style:text-properties officeooo:rsid="1775c049"/>
    </style:style>
    <style:style style:name="T968" style:family="text">
      <style:text-properties officeooo:rsid="1776ea56"/>
    </style:style>
    <style:style style:name="T969" style:family="text">
      <style:text-properties officeooo:rsid="1778b9c6"/>
    </style:style>
    <style:style style:name="T970" style:family="text">
      <style:text-properties officeooo:rsid="1779d68c"/>
    </style:style>
    <style:style style:name="T971" style:family="text">
      <style:text-properties officeooo:rsid="177d4127"/>
    </style:style>
    <style:style style:name="T972" style:family="text">
      <style:text-properties officeooo:rsid="177ec3dc"/>
    </style:style>
    <style:style style:name="T973" style:family="text">
      <style:text-properties officeooo:rsid="17809c2f"/>
    </style:style>
    <style:style style:name="T974" style:family="text">
      <style:text-properties officeooo:rsid="1782857d"/>
    </style:style>
    <style:style style:name="T975" style:family="text">
      <style:text-properties officeooo:rsid="17840bc8"/>
    </style:style>
    <style:style style:name="T976" style:family="text">
      <style:text-properties officeooo:rsid="178561cc"/>
    </style:style>
    <style:style style:name="T977" style:family="text">
      <style:text-properties officeooo:rsid="17862990"/>
    </style:style>
    <style:style style:name="T978" style:family="text">
      <style:text-properties officeooo:rsid="17862ad1"/>
    </style:style>
    <style:style style:name="T979" style:family="text">
      <style:text-properties officeooo:rsid="1786fd5b"/>
    </style:style>
    <style:style style:name="T980" style:family="text">
      <style:text-properties officeooo:rsid="17878f9b"/>
    </style:style>
    <style:style style:name="T981" style:family="text">
      <style:text-properties officeooo:rsid="1787a55c"/>
    </style:style>
    <style:style style:name="T982" style:family="text">
      <style:text-properties officeooo:rsid="178c335d"/>
    </style:style>
    <style:style style:name="T983" style:family="text">
      <style:text-properties officeooo:rsid="178e0189"/>
    </style:style>
    <style:style style:name="T984" style:family="text">
      <style:text-properties officeooo:rsid="178e8b77"/>
    </style:style>
    <style:style style:name="T985" style:family="text">
      <style:text-properties officeooo:rsid="17908abb"/>
    </style:style>
    <style:style style:name="T986" style:family="text">
      <style:text-properties officeooo:rsid="1792b3bf"/>
    </style:style>
    <style:style style:name="T987" style:family="text">
      <style:text-properties officeooo:rsid="17934cfb"/>
    </style:style>
    <style:style style:name="T988" style:family="text">
      <style:text-properties officeooo:rsid="179356a5"/>
    </style:style>
    <style:style style:name="T989" style:family="text">
      <style:text-properties officeooo:rsid="1793a896"/>
    </style:style>
    <style:style style:name="T990" style:family="text">
      <style:text-properties officeooo:rsid="179646d2"/>
    </style:style>
    <style:style style:name="T991" style:family="text">
      <style:text-properties officeooo:rsid="179773d8"/>
    </style:style>
    <style:style style:name="T992" style:family="text">
      <style:text-properties officeooo:rsid="1798c9d5"/>
    </style:style>
    <style:style style:name="T993" style:family="text">
      <style:text-properties officeooo:rsid="179a8fe0"/>
    </style:style>
    <style:style style:name="T994" style:family="text">
      <style:text-properties officeooo:rsid="179ab234"/>
    </style:style>
    <style:style style:name="T995" style:family="text">
      <style:text-properties officeooo:rsid="179c8f59"/>
    </style:style>
    <style:style style:name="T996" style:family="text">
      <style:text-properties officeooo:rsid="179f39b0"/>
    </style:style>
    <style:style style:name="T997" style:family="text">
      <style:text-properties officeooo:rsid="17a0117a"/>
    </style:style>
    <style:style style:name="T998" style:family="text">
      <style:text-properties officeooo:rsid="17a1622b"/>
    </style:style>
    <style:style style:name="T999" style:family="text">
      <style:text-properties officeooo:rsid="17a2e1d6"/>
    </style:style>
    <style:style style:name="T1000" style:family="text">
      <style:text-properties officeooo:rsid="17a4817d"/>
    </style:style>
    <style:style style:name="T1001" style:family="text">
      <style:text-properties officeooo:rsid="17a6dd4f"/>
    </style:style>
    <style:style style:name="T1002" style:family="text">
      <style:text-properties officeooo:rsid="17a862d6"/>
    </style:style>
    <style:style style:name="T1003" style:family="text">
      <style:text-properties officeooo:rsid="17ac4285"/>
    </style:style>
    <style:style style:name="T1004" style:family="text">
      <style:text-properties officeooo:rsid="17adb638"/>
    </style:style>
    <style:style style:name="T1005" style:family="text">
      <style:text-properties officeooo:rsid="17af6700"/>
    </style:style>
    <style:style style:name="T1006" style:family="text">
      <style:text-properties officeooo:rsid="17b0382b"/>
    </style:style>
    <style:style style:name="T1007" style:family="text">
      <style:text-properties officeooo:rsid="17b10420"/>
    </style:style>
    <style:style style:name="T1008" style:family="text">
      <style:text-properties officeooo:rsid="1842f91c"/>
    </style:style>
    <style:style style:name="T1009" style:family="text">
      <style:text-properties officeooo:rsid="180f5bb4"/>
    </style:style>
    <style:style style:name="T1010" style:family="text">
      <style:text-properties officeooo:rsid="17b2f09f"/>
    </style:style>
    <style:style style:name="T1011" style:family="text">
      <style:text-properties officeooo:rsid="180fb2cf"/>
    </style:style>
    <style:style style:name="T1012" style:family="text">
      <style:text-properties officeooo:rsid="18104e6d"/>
    </style:style>
    <style:style style:name="T1013" style:family="text">
      <style:text-properties officeooo:rsid="18151511"/>
    </style:style>
    <style:style style:name="T1014" style:family="text">
      <style:text-properties officeooo:rsid="18131b17"/>
    </style:style>
    <style:style style:name="T1015" style:family="text">
      <style:text-properties officeooo:rsid="17b41687"/>
    </style:style>
    <style:style style:name="T1016" style:family="text">
      <style:text-properties officeooo:rsid="181657de"/>
    </style:style>
    <style:style style:name="T1017" style:family="text">
      <style:text-properties officeooo:rsid="17b60826"/>
    </style:style>
    <style:style style:name="T1018" style:family="text">
      <style:text-properties officeooo:rsid="17b6cc87"/>
    </style:style>
    <style:style style:name="T1019" style:family="text">
      <style:text-properties officeooo:rsid="1817eaaa"/>
    </style:style>
    <style:style style:name="T1020" style:family="text">
      <style:text-properties officeooo:rsid="17b75c52"/>
    </style:style>
    <style:style style:name="T1021" style:family="text">
      <style:text-properties officeooo:rsid="17b8e18e"/>
    </style:style>
    <style:style style:name="T1022" style:family="text">
      <style:text-properties officeooo:rsid="1819b878"/>
    </style:style>
    <style:style style:name="T1023" style:family="text">
      <style:text-properties officeooo:rsid="17b9dffa"/>
    </style:style>
    <style:style style:name="T1024" style:family="text">
      <style:text-properties officeooo:rsid="17ba0150"/>
    </style:style>
    <style:style style:name="T1025" style:family="text">
      <style:text-properties officeooo:rsid="181a34ed"/>
    </style:style>
    <style:style style:name="T1026" style:family="text">
      <style:text-properties officeooo:rsid="1819d92f"/>
    </style:style>
    <style:style style:name="T1027" style:family="text">
      <style:text-properties officeooo:rsid="181a5b95"/>
    </style:style>
    <style:style style:name="T1028" style:family="text">
      <style:text-properties officeooo:rsid="17bb2e6c"/>
    </style:style>
    <style:style style:name="T1029" style:family="text">
      <style:text-properties officeooo:rsid="181b63e0"/>
    </style:style>
    <style:style style:name="T1030" style:family="text">
      <style:text-properties officeooo:rsid="17bd5099"/>
    </style:style>
    <style:style style:name="T1031" style:family="text">
      <style:text-properties officeooo:rsid="17bde367"/>
    </style:style>
    <style:style style:name="T1032" style:family="text">
      <style:text-properties officeooo:rsid="181c658e"/>
    </style:style>
    <style:style style:name="T1033" style:family="text">
      <style:text-properties officeooo:rsid="17c00bc2"/>
    </style:style>
    <style:style style:name="T1034" style:family="text">
      <style:text-properties officeooo:rsid="17c034c5"/>
    </style:style>
    <style:style style:name="T1035" style:family="text">
      <style:text-properties officeooo:rsid="18207fd1"/>
    </style:style>
    <style:style style:name="T1036" style:family="text">
      <style:text-properties officeooo:rsid="1820da39"/>
    </style:style>
    <style:style style:name="T1037" style:family="text">
      <style:text-properties officeooo:rsid="182284c5"/>
    </style:style>
    <style:style style:name="T1038" style:family="text">
      <style:text-properties officeooo:rsid="182389ad"/>
    </style:style>
    <style:style style:name="T1039" style:family="text">
      <style:text-properties officeooo:rsid="17c33ade"/>
    </style:style>
    <style:style style:name="T1040" style:family="text">
      <style:text-properties officeooo:rsid="1824dca5"/>
    </style:style>
    <style:style style:name="T1041" style:family="text">
      <style:text-properties officeooo:rsid="18265c24"/>
    </style:style>
    <style:style style:name="T1042" style:family="text">
      <style:text-properties officeooo:rsid="18270829"/>
    </style:style>
    <style:style style:name="T1043" style:family="text">
      <style:text-properties officeooo:rsid="17c4a424"/>
    </style:style>
    <style:style style:name="T1044" style:family="text">
      <style:text-properties officeooo:rsid="17c4a7f2"/>
    </style:style>
    <style:style style:name="T1045" style:family="text">
      <style:text-properties officeooo:rsid="17c533c9"/>
    </style:style>
    <style:style style:name="T1046" style:family="text">
      <style:text-properties officeooo:rsid="17c66324"/>
    </style:style>
    <style:style style:name="T1047" style:family="text">
      <style:text-properties officeooo:rsid="17c743e6"/>
    </style:style>
    <style:style style:name="T1048" style:family="text">
      <style:text-properties officeooo:rsid="17c8dbde"/>
    </style:style>
    <style:style style:name="T1049" style:family="text">
      <style:text-properties officeooo:rsid="18274c17"/>
    </style:style>
    <style:style style:name="T1050" style:family="text">
      <style:text-properties officeooo:rsid="17c925cd"/>
    </style:style>
    <style:style style:name="T1051" style:family="text">
      <style:text-properties officeooo:rsid="17cb1239"/>
    </style:style>
    <style:style style:name="T1052" style:family="text">
      <style:text-properties officeooo:rsid="17df1272"/>
    </style:style>
    <style:style style:name="T1053" style:family="text">
      <style:text-properties officeooo:rsid="1827c965"/>
    </style:style>
    <style:style style:name="T1054" style:family="text">
      <style:text-properties officeooo:rsid="17cff823"/>
    </style:style>
    <style:style style:name="T1055" style:family="text">
      <style:text-properties officeooo:rsid="17e0ddf2"/>
    </style:style>
    <style:style style:name="T1056" style:family="text">
      <style:text-properties officeooo:rsid="18291b1f"/>
    </style:style>
    <style:style style:name="T1057" style:family="text">
      <style:text-properties officeooo:rsid="17d4b105"/>
    </style:style>
    <style:style style:name="T1058" style:family="text">
      <style:text-properties officeooo:rsid="17d5451a"/>
    </style:style>
    <style:style style:name="T1059" style:family="text">
      <style:text-properties officeooo:rsid="17e1744d"/>
    </style:style>
    <style:style style:name="T1060" style:family="text">
      <style:text-properties officeooo:rsid="17e1adbf"/>
    </style:style>
    <style:style style:name="T1061" style:family="text">
      <style:text-properties officeooo:rsid="17e65cd2"/>
    </style:style>
    <style:style style:name="T1062" style:family="text">
      <style:text-properties officeooo:rsid="17e298ab"/>
    </style:style>
    <style:style style:name="T1063" style:family="text">
      <style:text-properties officeooo:rsid="182c5ed3"/>
    </style:style>
    <style:style style:name="T1064" style:family="text">
      <style:text-properties officeooo:rsid="17e8f572"/>
    </style:style>
    <style:style style:name="T1065" style:family="text">
      <style:text-properties officeooo:rsid="182d125c"/>
    </style:style>
    <style:style style:name="T1066" style:family="text">
      <style:text-properties officeooo:rsid="17ea4ff7"/>
    </style:style>
    <style:style style:name="T1067" style:family="text">
      <style:text-properties officeooo:rsid="17ec0fad"/>
    </style:style>
    <style:style style:name="T1068" style:family="text">
      <style:text-properties officeooo:rsid="182ea888"/>
    </style:style>
    <style:style style:name="T1069" style:family="text">
      <style:text-properties officeooo:rsid="17f0436c"/>
    </style:style>
    <style:style style:name="T1070" style:family="text">
      <style:text-properties officeooo:rsid="183041d6"/>
    </style:style>
    <style:style style:name="T1071" style:family="text">
      <style:text-properties officeooo:rsid="18321312"/>
    </style:style>
    <style:style style:name="T1072" style:family="text">
      <style:text-properties officeooo:rsid="1832c04b"/>
    </style:style>
    <style:style style:name="T1073" style:family="text">
      <style:text-properties officeooo:rsid="17f18c53"/>
    </style:style>
    <style:style style:name="T1074" style:family="text">
      <style:text-properties officeooo:rsid="18340049"/>
    </style:style>
    <style:style style:name="T1075" style:family="text">
      <style:text-properties officeooo:rsid="17f41d8a"/>
    </style:style>
    <style:style style:name="T1076" style:family="text">
      <style:text-properties officeooo:rsid="17f33f10"/>
    </style:style>
    <style:style style:name="T1077" style:family="text">
      <style:text-properties officeooo:rsid="183458e2"/>
    </style:style>
    <style:style style:name="T1078" style:family="text">
      <style:text-properties officeooo:rsid="17f46d43"/>
    </style:style>
    <style:style style:name="T1079" style:family="text">
      <style:text-properties officeooo:rsid="17f85867"/>
    </style:style>
    <style:style style:name="T1080" style:family="text">
      <style:text-properties officeooo:rsid="17f869d5"/>
    </style:style>
    <style:style style:name="T1081" style:family="text">
      <style:text-properties officeooo:rsid="17fa9cd0"/>
    </style:style>
    <style:style style:name="T1082" style:family="text">
      <style:text-properties officeooo:rsid="1835c71f"/>
    </style:style>
    <style:style style:name="T1083" style:family="text">
      <style:text-properties officeooo:rsid="17fc731d"/>
    </style:style>
    <style:style style:name="T1084" style:family="text">
      <style:text-properties officeooo:rsid="1836e76b"/>
    </style:style>
    <style:style style:name="T1085" style:family="text">
      <style:text-properties officeooo:rsid="17fd0b5f"/>
    </style:style>
    <style:style style:name="T1086" style:family="text">
      <style:text-properties officeooo:rsid="18386084"/>
    </style:style>
    <style:style style:name="T1087" style:family="text">
      <style:text-properties officeooo:rsid="183b14e5"/>
    </style:style>
    <style:style style:name="T1088" style:family="text">
      <style:text-properties officeooo:rsid="183c4227"/>
    </style:style>
    <style:style style:name="T1089" style:family="text">
      <style:text-properties officeooo:rsid="17fe1933"/>
    </style:style>
    <style:style style:name="T1090" style:family="text">
      <style:text-properties officeooo:rsid="17ffffa1"/>
    </style:style>
    <style:style style:name="T1091" style:family="text">
      <style:text-properties officeooo:rsid="18015042"/>
    </style:style>
    <style:style style:name="T1092" style:family="text">
      <style:text-properties officeooo:rsid="183c84bc"/>
    </style:style>
    <style:style style:name="T1093" style:family="text">
      <style:text-properties officeooo:rsid="1802af4d"/>
    </style:style>
    <style:style style:name="T1094" style:family="text">
      <style:text-properties officeooo:rsid="1802e7fe"/>
    </style:style>
    <style:style style:name="T1095" style:family="text">
      <style:text-properties officeooo:rsid="1804a5fb"/>
    </style:style>
    <style:style style:name="T1096" style:family="text">
      <style:text-properties officeooo:rsid="183d9503"/>
    </style:style>
    <style:style style:name="T1097" style:family="text">
      <style:text-properties officeooo:rsid="1804d13e"/>
    </style:style>
    <style:style style:name="T1098" style:family="text">
      <style:text-properties officeooo:rsid="183da2ab"/>
    </style:style>
    <style:style style:name="T1099" style:family="text">
      <style:text-properties officeooo:rsid="180872ac"/>
    </style:style>
    <style:style style:name="T1100" style:family="text">
      <style:text-properties officeooo:rsid="1808987d"/>
    </style:style>
    <style:style style:name="T1101" style:family="text">
      <style:text-properties officeooo:rsid="180a37c0"/>
    </style:style>
    <style:style style:name="T1102" style:family="text">
      <style:text-properties officeooo:rsid="183edf5d"/>
    </style:style>
    <style:style style:name="T1103" style:family="text">
      <style:text-properties officeooo:rsid="180ac394"/>
    </style:style>
    <style:style style:name="T1104" style:family="text">
      <style:text-properties officeooo:rsid="180ba07e"/>
    </style:style>
    <style:style style:name="T1105" style:family="text">
      <style:text-properties officeooo:rsid="180d1f84"/>
    </style:style>
    <style:style style:name="T1106" style:family="text">
      <style:text-properties officeooo:rsid="180df335"/>
    </style:style>
    <style:style style:name="T1107" style:family="text">
      <style:text-properties officeooo:rsid="183f4861"/>
    </style:style>
    <style:style style:name="T1108" style:family="text">
      <style:text-properties officeooo:rsid="180e0001"/>
    </style:style>
    <style:style style:name="T1109" style:family="text">
      <style:text-properties officeooo:rsid="18411b4d"/>
    </style:style>
    <style:style style:name="T1110" style:family="text">
      <style:text-properties officeooo:rsid="18417706"/>
    </style:style>
    <style:style style:name="T1111" style:family="text">
      <style:text-properties officeooo:rsid="1841850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5"><text:span text:style-name="T493">0. </text:span>Зло</text:p>
      <text:p text:style-name="P133"><text:tab/><text:span text:style-name="T473">В Эквестрии существуют дв</text:span><text:span text:style-name="T484">а вида</text:span><text:span text:style-name="T473"> магии — </text:span><text:span text:style-name="T474">тьма</text:span><text:span text:style-name="T473">, которая дает могуществ</text:span><text:span text:style-name="T485">о</text:span><text:span text:style-name="T473"> и власть над другими и </text:span><text:span text:style-name="T474">свет</text:span><text:span text:style-name="T473"> - путь к </text:span><text:span text:style-name="T486">свободе и добру</text:span><text:span text:style-name="T473">.</text:span></text:p>
      <text:p text:style-name="P111"><text:span text:style-name="T8"><text:tab/></text:span><text:span text:style-name="T9">Эти две</text:span><text:span text:style-name="T116"> </text:span><text:span text:style-name="T9">стороны</text:span><text:span text:style-name="T8"> часто переплетаются</text:span><text:span text:style-name="T33"> между собой</text:span><text:span text:style-name="T8">, </text:span><text:span text:style-name="T116">поэтому </text:span><text:span text:style-name="T205">нуж</text:span><text:span text:style-name="T221">н</text:span><text:span text:style-name="T222">ы</text:span><text:span text:style-name="T221"> баланс и</text:span><text:span text:style-name="T116"> гармония между ними.</text:span></text:p>
      <text:p text:style-name="P111"><text:span text:style-name="T8"><text:tab/></text:span><text:span text:style-name="T7">Темная магия способн</text:span><text:span text:style-name="T26">а</text:span><text:span text:style-name="T7"> уничтожить </text:span><text:span text:style-name="T26">прежде всего </text:span><text:span text:style-name="T7"><text:s/></text:span><text:span text:style-name="T34">самые добрые качества и взрастить ненависть и злобу</text:span><text:span text:style-name="T26">,</text:span><text:span text:style-name="T10"> поэтому в Эквестрии пони стремятся к дружбе и согласию.</text:span></text:p>
      <text:p text:style-name="P134"><text:tab/>За пределами этой страны существуют другие неизведанные места, в которых <text:span text:style-name="T494">скрыты</text:span> могущественные силы, постичь <text:span text:style-name="T515">которые</text:span> даже <text:span text:style-name="T515">не смогли</text:span> Аликорны, одни из самых <text:span text:style-name="T457">сильнейших</text:span> магических существ.</text:p>
      <text:p text:style-name="P111"><text:span text:style-name="T10"><text:tab/></text:span><text:span text:style-name="T11">И </text:span><text:span text:style-name="T27">одним</text:span><text:span text:style-name="T11"> из таких мест </text:span><text:span text:style-name="T27">является</text:span><text:span text:style-name="T11"> </text:span><text:span text:style-name="T37">таинственный замок</text:span><text:span text:style-name="T12"> Эндлифа или </text:span><text:span text:style-name="T43">как <text:s/>его называют ученые <text:s/>Аликорны</text:span><text:span text:style-name="T37"> </text:span><text:span text:style-name="T43">«</text:span><text:span text:style-name="T44">точка </text:span><text:span text:style-name="T12">средоточи</text:span><text:span text:style-name="T38">я</text:span><text:span text:style-name="T12"> темной магии». </text:span></text:p>
      <text:p text:style-name="P111"><text:span text:style-name="T12"><text:tab/></text:span><text:span text:style-name="T39">Об этом месте известно очень мало, за исключением </text:span><text:span text:style-name="T45">самого создателя</text:span><text:span text:style-name="T39">, которым </text:span><text:span text:style-name="T35">был легендарный Аликорн </text:span><text:span text:style-name="T36">по имени </text:span><text:span text:style-name="T35">Эндлиф. </text:span></text:p>
      <text:p text:style-name="P111"><text:soft-page-break/><text:span text:style-name="T35"><text:tab/></text:span><text:span text:style-name="T40">Ему</text:span><text:span text:style-name="T35"> </text:span><text:span text:style-name="T36">практически в одиночку </text:span><text:span text:style-name="T41">удалось</text:span><text:span text:style-name="T35"> свергнуть власть в</text:span><text:span text:style-name="T36"> стране</text:span><text:span text:style-name="T35"> </text:span><text:span text:style-name="T36">и уничтожить более сотни Аликорнов, которые пытались его остановить.</text:span></text:p>
      <text:p text:style-name="P111"><text:span text:style-name="T36"><text:tab/></text:span><text:span text:style-name="T42">Неизвестно каким образом </text:span><text:span text:style-name="T65">был побежден </text:span><text:span text:style-name="T42">великий т</text:span><text:span text:style-name="T223">ё</text:span><text:span text:style-name="T42">мный маг, </text:span><text:span text:style-name="T43">но после его смерти пошли слухи, что его дух переместился в замок, </text:span><text:span text:style-name="T66">где обитает до сих пор</text:span><text:span text:style-name="T43">.</text:span></text:p>
      <text:p text:style-name="P111"><text:span text:style-name="T43"><text:tab/></text:span><text:span text:style-name="T46">Спустя </text:span><text:span text:style-name="T56">миллионы</text:span><text:span text:style-name="T46"> лун истории п</text:span><text:span text:style-name="T43">ро замок Эндлифа </text:span><text:span text:style-name="T67">распространилось</text:span><text:span text:style-name="T43"> </text:span><text:span text:style-name="T47">множество</text:span><text:span text:style-name="T43"> легенд и слухов. </text:span></text:p>
      <text:p text:style-name="P111"><text:span text:style-name="T46"><text:tab/></text:span><text:span text:style-name="T43">Кто-то считает что </text:span><text:span text:style-name="T67">в замке сосредоточена могущественная темная маги</text:span><text:span text:style-name="T68">я</text:span><text:span text:style-name="T67">, которую Эндлиф собирал на протяжении всей своей жизни.</text:span></text:p>
      <text:p text:style-name="P111"><text:span text:style-name="T43"><text:tab/></text:span><text:span text:style-name="T47">Д</text:span><text:span text:style-name="T43">ругие думают, что </text:span><text:span text:style-name="T48">душа Эндлифа живет в замке <text:s/>и ждет подходящего момента, чтобы заполучить новое тело и вновь попытаться </text:span><text:span text:style-name="T69">стать самым могущественным т</text:span><text:span text:style-name="T206">ё</text:span><text:span text:style-name="T69">мным Аликорном.</text:span></text:p>
      <text:p text:style-name="P111"><text:span text:style-name="T49"><text:tab/>Но самой сложной загадкой до сих пор </text:span><text:span text:style-name="T70">остается</text:span><text:span text:style-name="T49"> местонахождение этого места. </text:span><text:span text:style-name="T50">После свержения </text:span><text:span text:style-name="T51">великого мага</text:span><text:span text:style-name="T50"> </text:span><text:span text:style-name="T52">удалось </text:span><text:span text:style-name="T50">найти несколько его последователей <text:s/>и выяснить у них, </text:span><text:span text:style-name="T71">что этим местом была обычная поляна, </text:span><text:span text:style-name="T72">на которой</text:span><text:span text:style-name="T71"> нужно </text:span><text:span text:style-name="T72">было </text:span><text:span text:style-name="T71">лишь произнести простое заклинание, </text:span><text:span text:style-name="T72">но узнать где это </text:span><text:soft-page-break/><text:span text:style-name="T72">место и каким было заклинание не удалось </text:span><text:span text:style-name="T73">в силу загадочных обстоятельств.</text:span></text:p>
      <text:p text:style-name="P111"><text:span text:style-name="T43"><text:tab/></text:span><text:span text:style-name="T53">Впоследствии ученые Аликорны пришли </text:span><text:span text:style-name="T74">к</text:span><text:span text:style-name="T53"> выводу, что Эндлиф </text:span><text:span text:style-name="T74">скрыл свой замок с помощью <text:s/>придуманного им заклинания о котором могли знать только самые приближенные его слуги.</text:span></text:p>
      <text:p text:style-name="P111"><text:span text:style-name="T13"><text:tab/></text:span><text:span text:style-name="T75">Знания и темные силы, </text:span><text:span text:style-name="T76">скрытые</text:span><text:span text:style-name="T75"> в том </text:span><text:span text:style-name="T76">секретном </text:span><text:span text:style-name="T75">замке заставляли безумцев тратить всю свою жизнь, чтобы найти </text:span><text:span text:style-name="T117">его</text:span><text:span text:style-name="T75"> и лишь одному бесстрашному и жестокому Аликорну </text:span><text:span text:style-name="T112">Лорду </text:span><text:span text:style-name="T54">Хатред</text:span><text:span text:style-name="T111">у</text:span><text:span text:style-name="T54"> впервые </text:span><text:span text:style-name="T75">удалось</text:span><text:span text:style-name="T54"> </text:span><text:span text:style-name="T75">проникнуть туда.</text:span></text:p>
      <text:p text:style-name="P111"><text:span text:style-name="T14"><text:tab/></text:span><text:span text:style-name="T15">Лорд Хатред </text:span><text:span text:style-name="T78">с самого рождения</text:span><text:span text:style-name="T77"> уступал своему брату в магических способностях и </text:span><text:span text:style-name="T78">поэтому понимал что освоить магию </text:span><text:span text:style-name="T77">обычным путем через долгое и рутинное обучение </text:span><text:span text:style-name="T78">ему не удастся. </text:span><text:span text:style-name="T77"><text:s/></text:span></text:p>
      <text:p text:style-name="P111"><text:span text:style-name="T77"><text:tab/>Он решил начать изучать темную магию </text:span><text:span text:style-name="T79">и использовать свои отрицательные качества, такие как ненависть и злобу, чтобы стать сильнее и могущественнее.</text:span><text:span text:style-name="T77"> </text:span></text:p>
      <text:p text:style-name="P111"><text:span text:style-name="T77"><text:tab/></text:span><text:span text:style-name="T79">В детстве ему как и многим детям рассказывали сказку о замке Эндли</text:span><text:span text:style-name="T80">фа</text:span><text:span text:style-name="T79"> и его </text:span><text:span text:style-name="T81">легендарном создателе</text:span><text:span text:style-name="T79">. <text:tab/>Также немаловажным для него известием </text:span><text:soft-page-break/><text:span text:style-name="T82">послужило</text:span><text:span text:style-name="T79"> то</text:span><text:span text:style-name="T113">,</text:span><text:span text:style-name="T79"> что один из его предков был </text:span><text:span text:style-name="T82">приближенным</text:span><text:span text:style-name="T79"> самого великого темного мага.</text:span><text:span text:style-name="T77"> </text:span></text:p>
      <text:p text:style-name="P111"><text:span text:style-name="T55"><text:s text:c="2"/></text:span><text:span text:style-name="T15"><text:tab/></text:span><text:span text:style-name="T56">И вот теперь </text:span><text:span text:style-name="T83">после десятков лет поисков и изучения жизни своего предка </text:span><text:span text:style-name="T56">он первый пони за несколько </text:span><text:span text:style-name="T57">миллионов</text:span><text:span text:style-name="T56"> лун</text:span><text:span text:style-name="T16">, который ступил на каменную дорожку, ведущую </text:span><text:span text:style-name="T28">к </text:span><text:span text:style-name="T58">одинокому замку</text:span><text:span text:style-name="T16">.</text:span></text:p>
      <text:p text:style-name="P111"><text:span text:style-name="T16"><text:tab/>Лорд Хатред поднялся по замшелым ступенькам, </text:span><text:span text:style-name="T29">чувствуя как они похрустывали</text:span><text:span text:style-name="T16"> от его шагов и не успел </text:span><text:span text:style-name="T17">он </text:span><text:span text:style-name="T16">расп</text:span><text:span text:style-name="T17">а</text:span><text:span text:style-name="T16">хнуть дверь, как она упала на каменный пол </text:span><text:span text:style-name="T18">и разлетелась </text:span><text:span text:style-name="T30">вдребезги</text:span><text:span text:style-name="T16">.</text:span></text:p>
      <text:p text:style-name="P111"><text:span text:style-name="T16"><text:tab/></text:span><text:span text:style-name="T18">Он ступил дальше и увидел перед собой ряд каменны</text:span><text:span text:style-name="T23">х</text:span><text:span text:style-name="T18"> статуй, </text:span><text:span text:style-name="T31">представляющи</text:span><text:span text:style-name="T32">х </text:span><text:span text:style-name="T31">из себя</text:span><text:span text:style-name="T18"> довольно странны</text:span><text:span text:style-name="T31">х</text:span><text:span text:style-name="T18"> </text:span><text:span text:style-name="T31">единорогов</text:span><text:span text:style-name="T18"> с несколькими рогами </text:span><text:span text:style-name="T59">и </text:span><text:span text:style-name="T84">множеством</text:span><text:span text:style-name="T59"> пар крыльев</text:span><text:span text:style-name="T18">.</text:span></text:p>
      <text:p text:style-name="P111"><text:span text:style-name="T18"><text:tab/></text:span><text:span text:style-name="T19">Впереди виднелась самая огромная статуя: шестикрылая пони, </text:span><text:span text:style-name="T85">на </text:span><text:span text:style-name="T86">груди </text:span><text:span text:style-name="T224">у </text:span><text:span text:style-name="T86">которой виднелся таинственный </text:span><text:span text:style-name="T118">знак. Он уже видел его в одной из записок своего предка и сомнения, чт</text:span><text:span text:style-name="T119">о это то самое <text:s/>место </text:span><text:span text:style-name="T118">у него отпали</text:span><text:span text:style-name="T24">.</text:span></text:p>
      <text:p text:style-name="P111"><text:span text:style-name="T19"><text:tab/></text:span><text:span text:style-name="T20">Лорд Хатред остановился </text:span><text:span text:style-name="T25">перед статуей </text:span><text:span text:style-name="T20">и замер. <text:tab/></text:span><text:span text:style-name="T60">Он ждал и спустя </text:span><text:span text:style-name="T86">некоторое время</text:span><text:span text:style-name="T60"> услышал </text:span><text:span text:style-name="T87">слабый </text:span><text:span text:style-name="T60">голос:</text:span></text:p>
      <text:p text:style-name="P111"><text:soft-page-break/><text:span text:style-name="T21">- </text:span><text:span text:style-name="T88">Кому впервые за миллионы лун удалось попасть сюда?</text:span></text:p>
      <text:p text:style-name="P111"><text:span text:style-name="T88"><text:tab/></text:span><text:span text:style-name="T122">Лорд Хатред посмотрел по сторонам, пытаясь найти того, кто говорил, но тщетно, голос распространялся по всему замку и </text:span><text:span text:style-name="T123">любой Аликорн, впервые услышавший его почувствовал бы страх и </text:span><text:span text:style-name="T124">сильную опасность, но Лорд Хатред был необычным волшебником, он владел темной магией и </text:span><text:span text:style-name="T125">сразу</text:span><text:span text:style-name="T124"> догадался, что голос </text:span><text:span text:style-name="T126">принадлежал духу</text:span><text:span text:style-name="T124">.</text:span></text:p>
      <text:p text:style-name="P111"><text:span text:style-name="T88">- </text:span><text:span text:style-name="T120">Я, Лорд Хатред, один из потомков рода </text:span><text:span text:style-name="T121">Дитэдэфов - </text:span><text:span text:style-name="T127">прозвучал голос Лорда </text:span><text:span text:style-name="T128">и отразился эхом.</text:span></text:p>
      <text:p text:style-name="P111"><text:span text:style-name="T128">- </text:span><text:span text:style-name="T129">Дитэдэфы</text:span><text:span text:style-name="T207">...</text:span><text:span text:style-name="T129"> </text:span><text:span text:style-name="T207">Я</text:span><text:span text:style-name="T130"> помню <text:s/>их... </text:span><text:span text:style-name="T207">О</text:span><text:span text:style-name="T129">ни были верными слугами для меня.</text:span></text:p>
      <text:p text:style-name="P111"><text:span text:style-name="T129"><text:tab/></text:span><text:span text:style-name="T131">Голос темного мага постоянно менялся, то становился более четким, то пропадал и Лорд Хатред <text:s/></text:span><text:span text:style-name="T132">не мог полностью уловить его речь.</text:span></text:p>
      <text:p text:style-name="P111"><text:span text:style-name="T61">- </text:span><text:span text:style-name="T62">Вы </text:span><text:span text:style-name="T132">дух </text:span><text:span text:style-name="T62">могущественн</text:span><text:span text:style-name="T132">ого</text:span><text:span text:style-name="T62"> темн</text:span><text:span text:style-name="T132">ого</text:span><text:span text:style-name="T62"> волшебник</text:span><text:span text:style-name="T132">а</text:span><text:span text:style-name="T62">? - </text:span><text:span text:style-name="T133">спросил </text:span><text:span text:style-name="T89">Лорд Хатред.</text:span></text:p>
      <text:p text:style-name="P111"><text:span text:style-name="T62">- </text:span><text:span text:style-name="T63">Да... </text:span><text:span text:style-name="T208">Я</text:span><text:span text:style-name="T134"> всего лишь дух...</text:span><text:span text:style-name="T63"> — </text:span><text:span text:style-name="T135">ответил так же тихо и невнятно т</text:span><text:span text:style-name="T209">ё</text:span><text:span text:style-name="T135">мный маг.</text:span></text:p>
      <text:p text:style-name="P111"><text:span text:style-name="T63">- </text:span><text:span text:style-name="T90">Я вижу, что вы сильно ослабли.</text:span></text:p>
      <text:p text:style-name="P111"><text:soft-page-break/><text:span text:style-name="T90"><text:tab/></text:span><text:span text:style-name="T136">Темный маг ничего не ответил, он лишь </text:span><text:span text:style-name="T137">издавал странные и продолжительные звуки, похожие на крики </text:span><text:span text:style-name="T138">от мучительной </text:span><text:span text:style-name="T137">боли.</text:span></text:p>
      <text:p text:style-name="P111"><text:span text:style-name="T137"><text:tab/></text:span><text:span text:style-name="T139">В это время </text:span><text:span text:style-name="T101">Лорд Хатред </text:span><text:span text:style-name="T139">приступил</text:span><text:span text:style-name="T102"> осматривать кажд</text:span><text:span text:style-name="T140">ую </text:span><text:span text:style-name="T102">каменн</text:span><text:span text:style-name="T139">ую статую. </text:span><text:span text:style-name="T140">Сначала</text:span><text:span text:style-name="T139"> </text:span><text:span text:style-name="T140">он подходил к каменной глыбе, произносил какое-то таинственное заклинание, делал вид, что прислушивается или ждет чего-то и спешил к другой.</text:span></text:p>
      <text:p text:style-name="P111"><text:span text:style-name="T103"><text:tab/>После исследования последнего каменного Аликорна стало известно, что в каждо</text:span><text:span text:style-name="T141">м</text:span><text:span text:style-name="T103"> из </text:span><text:span text:style-name="T141">них</text:span><text:span text:style-name="T103"> скрыта т</text:span><text:span text:style-name="T210">ё</text:span><text:span text:style-name="T103">мная магия.</text:span></text:p>
      <text:p text:style-name="P111"><text:span text:style-name="T103">- </text:span><text:span text:style-name="T211">В</text:span><text:span text:style-name="T142">ы спрятали в этих каменных Аликорнах всю вашу магию, </text:span><text:span text:style-name="T145">но </text:span><text:span text:style-name="T143">только зачем, если вы даже не можете ей воспользоваться</text:span><text:span text:style-name="T142">? - </text:span><text:span text:style-name="T225">нарушил молчание</text:span><text:span text:style-name="T143"> Лорд Хатред.</text:span></text:p>
      <text:p text:style-name="P111"><text:span text:style-name="T143">- </text:span><text:span text:style-name="T144">Я… не могу… тогда я не был духом..</text:span></text:p>
      <text:p text:style-name="P111"><text:span text:style-name="T144">- </text:span><text:span text:style-name="T146">В истории вы были </text:span><text:span text:style-name="T147">легендарным темным Аликорном, который смо</text:span><text:span text:style-name="T148">г практически в одиночку захватить всю власть. </text:span><text:span text:style-name="T149">Как вы потерпели поражение? </text:span><text:span text:style-name="T150">Как превратились в такое ничтожество?</text:span></text:p>
      <text:p text:style-name="P111"><text:span text:style-name="T150">- </text:span><text:span text:style-name="T151">Эта всегд</text:span><text:span text:style-name="T227">а</text:span><text:span text:style-name="T152"> будет</text:span><text:span text:style-name="T151"> моей тай...ной… </text:span><text:span text:style-name="T226">Только моей.</text:span></text:p>
      <text:p text:style-name="P111"><text:span text:style-name="T151">- </text:span><text:span text:style-name="T153">Сейчас у вас нет сил, чтобы вновь стать могущественным темным магом, но вы скрывает</text:span><text:span text:style-name="T155">е</text:span><text:span text:style-name="T153"> </text:span><text:soft-page-break/><text:span text:style-name="T153">столь мощную магию в этих каменных глыбах </text:span><text:span text:style-name="T154">и надеетесь, что никто и никогда не сможет забрать её </text:span><text:span text:style-name="T155">у вас?</text:span></text:p>
      <text:p text:style-name="P111"><text:span text:style-name="T154">- </text:span><text:span text:style-name="T156">Я ждал теб</text:span><text:span text:style-name="T159">я,</text:span><text:span text:style-name="T156"> потомка <text:s/></text:span><text:span text:style-name="T129">Дитэдэфов…</text:span><text:span text:style-name="T156"> Я вер</text:span><text:span text:style-name="T158">ю,</text:span><text:span text:style-name="T156"> </text:span><text:span text:style-name="T157">что вновь обрету власть… и могущество.</text:span></text:p>
      <text:p text:style-name="P111"><text:span text:style-name="T157">- </text:span><text:span text:style-name="T160">Возможно по родственной линии я являюсь потомком Дитэдэфов, но я никогда никому не собираюсь служить, </text:span><text:span text:style-name="T161">тем более тебе!</text:span></text:p>
      <text:p text:style-name="P111"><text:span text:style-name="T161">- </text:span><text:span text:style-name="T162">Но ты не сможешь… Не сможешь</text:span><text:span text:style-name="T213"> </text:span><text:span text:style-name="T228">б</text:span><text:span text:style-name="T212">ез меня</text:span><text:span text:style-name="T162">!</text:span></text:p>
      <text:p text:style-name="P111"><text:span text:style-name="T162">-</text:span><text:span text:style-name="T64"> </text:span><text:span text:style-name="T164">Я смог найти это место </text:span><text:span text:style-name="T165">после стольких лет</text:span><text:span text:style-name="T214"> в одиночку</text:span><text:span text:style-name="T166">.</text:span></text:p>
      <text:p text:style-name="P111"><text:span text:style-name="T91">- </text:span><text:span text:style-name="T163">Мои защитные чар</text:span><text:span text:style-name="T229">ы</text:span><text:span text:style-name="T163"> будут все...гда оберегать это место...</text:span></text:p>
      <text:p text:style-name="P111"><text:span text:style-name="T92"><text:tab/>Лорд Хатред </text:span><text:span text:style-name="T167">ничего </text:span><text:span text:style-name="T168">не </text:span><text:span text:style-name="T167">ответил, </text:span><text:span text:style-name="T168">а </text:span><text:span text:style-name="T92">задумался</text:span><text:span text:style-name="T230">,</text:span><text:span text:style-name="T92"> </text:span><text:span text:style-name="T168">если сейчас он потерпит поражение, то оно будет окончательным потому что защитные чары </text:span><text:span text:style-name="T93"><text:s/>уничтож</text:span><text:span text:style-name="T168">ат</text:span><text:span text:style-name="T93"> его раньше</text:span><text:span text:style-name="T168">,</text:span><text:span text:style-name="T93"> чем он сможет что-либо предпринять.</text:span></text:p>
      <text:p text:style-name="P111"><text:span text:style-name="T93"><text:tab/></text:span><text:span text:style-name="T169">Он вышел на середину зала, поднял рог и замер с закрытыми глазами. В замке можно было различить легкий шепот Лорда и прерывистое дыхание темного мага.</text:span></text:p>
      <text:p text:style-name="P111"><text:soft-page-break/><text:span text:style-name="T169"><text:tab/></text:span><text:span text:style-name="T170">Оказалось что никаких защитных чар не было и темный маг лишь сбил с толку Лорда </text:span><text:span text:style-name="T171">и внушил ему бессмысленный страх.</text:span></text:p>
      <text:p text:style-name="P111"><text:span text:style-name="T171">- Ты ничем не смог оградить этих каменных Аликорнов от меня, </text:span><text:span text:style-name="T172">а лишь посеял во мне страх и сомнения, полагаясь, что это остановит меня!?</text:span></text:p>
      <text:p text:style-name="P111"><text:span text:style-name="T172">- </text:span><text:span text:style-name="T173">Только я мо...гу </text:span><text:span text:style-name="T174">управлять этой магией…</text:span></text:p>
      <text:p text:style-name="P111"><text:span text:style-name="T94">- </text:span><text:span text:style-name="T215">Ты лжёшь</text:span><text:span text:style-name="T175">!</text:span><text:span text:style-name="T95"> </text:span><text:span text:style-name="T176">И мне противно </text:span><text:span text:style-name="T216">это</text:span><text:span text:style-name="T176">! Тогда миллионы лет назад ты был великим т</text:span><text:span text:style-name="T177">ё</text:span><text:span text:style-name="T176">мным магом, но сейчас ты ничтожество!</text:span></text:p>
      <text:p text:style-name="P111"><text:span text:style-name="T96"><text:tab/></text:span><text:span text:style-name="T178">Лорд Хатред </text:span><text:span text:style-name="T180">уже видел свою </text:span><text:span text:style-name="T181">будущую </text:span><text:span text:style-name="T180">победу </text:span><text:span text:style-name="T182">и </text:span><text:span text:style-name="T180"><text:s/></text:span><text:span text:style-name="T178">торжествовал, убеждаясь в своей правоте, ведь когда-то он мог так и остаться обычным волшебником, а сейчас его разделяет лишь один шаг до могущества и </text:span><text:span text:style-name="T179">безграничной </text:span><text:span text:style-name="T178">власти.</text:span></text:p>
      <text:p text:style-name="P111"><text:span text:style-name="T96"><text:tab/></text:span><text:span text:style-name="T97">Но правду ли он увидел. </text:span><text:span text:style-name="T98">Может</text:span><text:span text:style-name="T97"> </text:span><text:span text:style-name="T98">быть великий </text:span><text:span text:style-name="T114">темный </text:span><text:span text:style-name="T183">маг</text:span><text:span text:style-name="T98"> </text:span><text:span text:style-name="T97">только этого и хотел: уничтожить </text:span><text:span text:style-name="T217">окончательно </text:span><text:span text:style-name="T97">все сомнения </text:span><text:span text:style-name="T98">и страхи</text:span><text:span text:style-name="T184"> у Лорда</text:span><text:span text:style-name="T97">, чтобы его собственная магия </text:span><text:span text:style-name="T185">смогла завладеть им</text:span><text:span text:style-name="T97">.</text:span></text:p>
      <text:p text:style-name="P111"><text:span text:style-name="T97">- </text:span><text:span text:style-name="T186">Прошу… Твой предок верно мне служил… Он зна</text:span><text:span text:style-name="T187">л, что я щедр на похвалу</text:span><text:span text:style-name="T99">.</text:span></text:p>
      <text:p text:style-name="P111"><text:soft-page-break/><text:span text:style-name="T99">- </text:span><text:span text:style-name="T188">Ты хочешь </text:span><text:span text:style-name="T190">чтобы я помог тебе </text:span><text:span text:style-name="T188">обрести мощь и силу </text:span><text:span text:style-name="T189">взамен на место верного слуги?</text:span></text:p>
      <text:p text:style-name="P111"><text:span text:style-name="T189">- </text:span><text:span text:style-name="T191">Я желаю этого..</text:span></text:p>
      <text:p text:style-name="P111"><text:span text:style-name="T191"><text:tab/></text:span><text:span text:style-name="T192">Лорд Хатред засмеялся </text:span><text:span text:style-name="T193">и заглушил все страдания темного мага своим смехом, эхо которого разлетелось по всему замку.</text:span></text:p>
      <text:p text:style-name="P111"><text:span text:style-name="T193">- </text:span><text:span text:style-name="T194">Я </text:span><text:span text:style-name="T218">умоляю</text:span><text:span text:style-name="T194">…</text:span></text:p>
      <text:p text:style-name="P111"><text:span text:style-name="T100">- </text:span><text:span text:style-name="T195">Нет! Я</text:span><text:span text:style-name="T196">,</text:span><text:span text:style-name="T195"> Лорд Хатред, никогда не стану твоим слугой!</text:span><text:span text:style-name="T104"> - </text:span><text:span text:style-name="T197">резко ответил Лорд и начал произносить заклинания.</text:span></text:p>
      <text:p text:style-name="P111"><text:span text:style-name="T197"><text:tab/></text:span><text:span text:style-name="T198">Замок озарился ярким</text:span><text:span text:style-name="T22"> </text:span><text:span text:style-name="T198">светом</text:span><text:span text:style-name="T105">, </text:span><text:span text:style-name="T198">а </text:span><text:span text:style-name="T106">каменные </text:span><text:span text:style-name="T198">Аликорны</text:span><text:span text:style-name="T106"> начали шевелиться и их глаза засветились темным пламенем.</text:span></text:p>
      <text:p text:style-name="P111"><text:span text:style-name="T106"><text:tab/></text:span><text:span text:style-name="T198">Внезапно каждый монолит ударил молни</text:span><text:span text:style-name="T231">ями</text:span><text:span text:style-name="T198"> в Лорда Хатреда. </text:span></text:p>
      <text:p text:style-name="P111"><text:span text:style-name="T198"><text:tab/></text:span><text:span text:style-name="T199">Молниеносные лучи задержались на</text:span><text:span text:style-name="T198"> амулете, который был у </text:span><text:span text:style-name="T199">Лорда</text:span><text:span text:style-name="T198"> все это время на ше</text:span><text:span text:style-name="T199">е.</text:span></text:p>
      <text:p text:style-name="P111"><text:span text:style-name="T199"><text:tab/></text:span><text:span text:style-name="T200">Амулет поднялся в воздух до самого потолка, а из каменных статуй посыпались икры и количество молний </text:span><text:span text:style-name="T219">увеличилось</text:span><text:span text:style-name="T200">.</text:span></text:p>
      <text:p text:style-name="P111"><text:soft-page-break/><text:span text:style-name="T200"><text:tab/></text:span><text:span text:style-name="T201">В какой-то момент каждый монолит треснул и рассыпался. И после разрушения последнего </text:span><text:span text:style-name="T202">каменного Аликорна</text:span><text:span text:style-name="T201"> </text:span><text:span text:style-name="T203">воцарилась тишина и </text:span><text:span text:style-name="T201">амулет </text:span><text:span text:style-name="T202">вновь вернулся к Лорду.</text:span></text:p>
      <text:p text:style-name="P111"><text:span text:style-name="T106"><text:tab/></text:span><text:span text:style-name="T22">Хатред почувствовал </text:span><text:span text:style-name="T202">таинственную силу, окутавшую его.</text:span></text:p>
      <text:p text:style-name="P111"><text:span text:style-name="T22"><text:tab/></text:span><text:span text:style-name="T105">Это была </text:span><text:span text:style-name="T203">могущественная </text:span><text:span text:style-name="T105">темная магия.</text:span></text:p>
      <text:p text:style-name="P111"><text:span text:style-name="T105">- </text:span><text:span text:style-name="T204">Твое поражение станет моей победой — ледяным голосом произнес</text:span><text:span text:style-name="T107"> Лорд Хатред </text:span><text:span text:style-name="T108">и выпустил в потолок сильный удар молни</text:span><text:span text:style-name="T220">й</text:span><text:span text:style-name="T108">, котор</text:span><text:span text:style-name="T220">ые</text:span><text:span text:style-name="T108"> полностью уничтожил</text:span><text:span text:style-name="T220">и</text:span><text:span text:style-name="T108"> его </text:span><text:span text:style-name="T115">вместе с крышей замка</text:span><text:span text:style-name="T108">.</text:span></text:p>
      <text:p text:style-name="P111"><text:span text:style-name="T108"><text:tab/></text:span><text:span text:style-name="T109">Но призрак темного мага ничего не ответил, он смолк, возможно потому что наконец-то познал <text:s text:c="2"/>свое поражение.</text:span></text:p>
      <text:p text:style-name="P111"><text:span text:style-name="T109"><text:tab/></text:span><text:span text:style-name="T110">Один из обломков крыши замка упал на каменный пол рядом с Лордом Хатредом, но он его не заметил и надпись на нем всегда останется для него тайной:</text:span></text:p>
      <text:p text:style-name="P135"><text:tab/>«Зло рождается не из тьмы и не из света, оно <text:tab/>рождается из собственной души»</text:p>
      <text:p text:style-name="P136"><text:tab/></text:p>
      <text:p text:style-name="P126"/>
      <text:p text:style-name="P137"><text:soft-page-break/><text:span text:style-name="T412">1. </text:span><text:bookmark-start text:name="__DdeLink__2_1002662238"/><text:span text:style-name="T413">Две подруги</text:span><text:bookmark-end text:name="__DdeLink__2_1002662238"/></text:p>
      <text:p text:style-name="P161"><text:tab/><text:bookmark-start text:name="__DdeLink__9_1002662238"/><text:bookmark-start text:name="__DdeLink__4_1002662238"/><text:bookmark-start text:name="__DdeLink__6_1002662238"/><text:bookmark-start text:name="__DdeLink__5617_140401309"/>Стоял один из последних солнечных дней весны.<text:bookmark-end text:name="__DdeLink__9_1002662238"/><text:bookmark-end text:name="__DdeLink__6_1002662238"/><text:bookmark-end text:name="__DdeLink__5617_140401309"/></text:p>
      <text:p text:style-name="P161"><text:tab/><text:bookmark-start text:name="__DdeLink__5619_140401309"/><text:bookmark-start text:name="__DdeLink__11_1002662238"/>Высокие Кантерлотские башни были налиты весенним теплом и крыши этих громадных сооружений отражали солнечный свет, словно он исходил из самой вершины.<text:bookmark-end text:name="__DdeLink__5619_140401309"/> <text:bookmark-end text:name="__DdeLink__11_1002662238"/></text:p>
      <text:p text:style-name="P112"><text:span text:style-name="T1"><text:tab/></text:span><text:bookmark-start text:name="__DdeLink__5622_140401309"/><text:bookmark-start text:name="__DdeLink__15_1002662238"/><text:span text:style-name="T1">Из главного входа Кантерлотск</text:span><text:span text:style-name="T2">ой</text:span><text:span text:style-name="T1"> школ</text:span><text:span text:style-name="T2">ы</text:span><text:span text:style-name="T1"> </text:span><text:span text:style-name="T3">выходили</text:span><text:span text:style-name="T2"> пони</text:span><text:span text:style-name="T1">, </text:span><text:span text:style-name="T4">для которых закончился еще один учебный год. </text:span></text:p>
      <text:p text:style-name="P112"><text:span text:style-name="T4"><text:tab/></text:span><text:span text:style-name="T5">В такие моменты </text:span><text:span text:style-name="T6">чувствуешь себя свободным пегасом, который собрался в долгое захватывающее и фантастическое путешествие.</text:span><text:bookmark-end text:name="__DdeLink__5622_140401309"/><text:bookmark-end text:name="__DdeLink__15_1002662238"/></text:p>
      <text:p text:style-name="P161"><text:tab/><text:bookmark-start text:name="__DdeLink__5624_140401309"/><text:bookmark-start text:name="__DdeLink__19_1002662238"/>Среди всех студентов были две довольно необычные пони, <text:span text:style-name="T232">одна из которых </text:span>очень громко смеялась и показывала что-то <text:span text:style-name="T495">необычное </text:span><text:span text:style-name="T496">своей подруг</text:span><text:span text:style-name="T497">е</text:span>, не обращая внимания на пон<text:span text:style-name="T397">и</text:span>, <text:s/>которые мимо проходили и чуть не <text:span text:style-name="T498">натолкнулись</text:span> <text:span text:style-name="T498">на е</text:span><text:span text:style-name="T499">ё</text:span><text:span text:style-name="T498"> из-за </text:span>резких и быстрых взмахов <text:span text:style-name="T500">крыльями</text:span>.<text:bookmark-end text:name="__DdeLink__5624_140401309"/> <text:bookmark-end text:name="__DdeLink__19_1002662238"/></text:p>
      <text:p text:style-name="P161"><text:tab/><text:span text:style-name="T501">Веселая и шумная рассказчица</text:span><text:bookmark-start text:name="__DdeLink__5626_140401309"/><text:bookmark-start text:name="__DdeLink__21_1002662238"/> была нежно-розового цвета с фиолетово-розовой гривой, заплетенной в несколько завитых локонов, которые обвивали уши и падали на лоб, но самым привлекающим в её внешности было то, что она <text:soft-page-break/>была <text:span text:style-name="T502">А</text:span>ликорном, и её рог был довольно большим для пони её возраст<text:span text:style-name="T233">а</text:span>.<text:bookmark-end text:name="__DdeLink__5626_140401309"/> <text:bookmark-end text:name="__DdeLink__21_1002662238"/></text:p>
      <text:p text:style-name="P161"><text:tab/><text:span text:style-name="T503">У нее был веселый и буйный характер. </text:span></text:p>
      <text:p text:style-name="P161"><text:tab/><text:bookmark-start text:name="__DdeLink__27_1002662238"/><text:bookmark-start text:name="__DdeLink__5633_140401309"/>Для такой пони никогда не была ведома какая-то страшная проблема, с которой она не могла бы справиться, а скорее наоборот она всегда справлялась со своими трудностями, не тратя особых усилий для этого и это сделало <text:span text:style-name="T234">ее</text:span> ещё более самоуверенной.<text:bookmark-end text:name="__DdeLink__27_1002662238"/><text:bookmark-end text:name="__DdeLink__5633_140401309"/></text:p>
      <text:p text:style-name="P161"><text:tab/><text:bookmark-start text:name="__DdeLink__29_1002662238"/><text:bookmark-start text:name="__DdeLink__5636_140401309"/>Е<text:span text:style-name="T436">ё</text:span> знаком отличия было переливающее в бирюзовых тонах кристальное сердце<text:span text:style-name="T235">.</text:span><text:bookmark-end text:name="__DdeLink__29_1002662238"/><text:bookmark-end text:name="__DdeLink__5636_140401309"/></text:p>
      <text:p text:style-name="P161"><text:tab/>Вторая <text:span text:style-name="T236">же </text:span>пони<text:bookmark-start text:name="__DdeLink__5639_140401309"/><text:bookmark-start text:name="__DdeLink__31_1002662238"/> более спокойная и сдержанная, <text:span text:style-name="T236">по сравнению со своей необычной подругой,</text:span> была бордового цвета с красновато-бирюзовой гривой и собранной короткой чёлкой. У неё был довольно необычный знак отличия: крылатый жезл, обвитый двумя змеями.<text:bookmark-end text:name="__DdeLink__5639_140401309"/><text:bookmark-end text:name="__DdeLink__31_1002662238"/></text:p>
      <text:p text:style-name="P161"><text:tab/><text:span text:style-name="T504">Обе подруги двигались в сторону Кристальной улицы </text:span><text:span text:style-name="T505">и постоянно смеялись над забавной историей.</text:span></text:p>
      <text:p text:style-name="P161"><text:bookmark-start text:name="__DdeLink__5645_140401309"/><text:bookmark-start text:name="__DdeLink__35_1002662238"/>- Флур<text:span text:style-name="T237">р</text:span>и<text:bookmark-end text:name="__DdeLink__5645_140401309"/><text:bookmark-end text:name="__DdeLink__35_1002662238"/>, <text:span text:style-name="T505">это было </text:span><text:span text:style-name="T506">очень</text:span><text:span text:style-name="T505"> смешно! — заговорила </text:span><text:span text:style-name="T516">вторая подруга, которая шла справа.</text:span></text:p>
      <text:p text:style-name="P161">- <text:span text:style-name="T507">Давно мы так не смеялись, наверно </text:span><text:span text:style-name="T517">это все </text:span><text:span text:style-name="T507">из-за истории Магии? - улыбнулась Флурри.</text:span></text:p>
      <text:p text:style-name="P161"><text:soft-page-break/>- <text:span text:style-name="T508">Знаешь, в истории </text:span><text:span text:style-name="T511">Магии </text:span><text:span text:style-name="T518">тоже </text:span><text:span text:style-name="T512">есть смешные и забавные моменты.</text:span></text:p>
      <text:p text:style-name="P161">- <text:span text:style-name="T509">Возможно, </text:span><text:span text:style-name="T519">но </text:span><text:span text:style-name="T510">мне на истории </text:span><text:span text:style-name="T519">Магии </text:span><text:span text:style-name="T510">снятся </text:span><text:span text:style-name="T513">только </text:span><text:span text:style-name="T510">кошмары.</text:span></text:p>
      <text:p text:style-name="P161">- <text:span text:style-name="T514">Кажется сегодня Кристальная лавка не работает.</text:span></text:p>
      <text:p text:style-name="P161">- <text:span text:style-name="T520">Нам не повезло, но ничего Лара, ты ведь приглашена в Кристальную империю!</text:span></text:p>
      <text:p text:style-name="P161">- <text:span text:style-name="T565">Спасибо, </text:span><text:span text:style-name="T564">Флурри, п</text:span><text:span text:style-name="T521">росто для меня Кристальная лавка стала больше чем просто лавка в которой продают сувениры из Кристальной империи.</text:span></text:p>
      <text:p text:style-name="P161">- <text:span text:style-name="T522">Я прекрасно тебя понимаю!</text:span></text:p>
      <text:p text:style-name="P161"><text:tab/><text:span text:style-name="T523">Флурри остановилась посреди </text:span><text:span text:style-name="T524">Бирюзовой улицы и Лара заметила, что </text:span><text:span text:style-name="T566">у её подруги засветился рог</text:span><text:span text:style-name="T524">.</text:span></text:p>
      <text:p text:style-name="P161">- <text:span text:style-name="T524">Флурри, ты в порядке?</text:span></text:p>
      <text:p text:style-name="P161">- <text:span text:style-name="T525">Да, я просто снова чувствую её присутствие — </text:span><text:span text:style-name="T567">прислонилась копытом ко лбу Флурри.</text:span></text:p>
      <text:p text:style-name="P161">- <text:span text:style-name="T526">Ты о той пони, которую видела последний раз </text:span><text:span text:style-name="T527">около</text:span><text:span text:style-name="T526"> библиотек</text:span><text:span text:style-name="T527">и</text:span><text:span text:style-name="T526"> Кантерлота?</text:span></text:p>
      <text:p text:style-name="P161"><text:tab/><text:span text:style-name="T527">Но Флурри ничего не ответила, </text:span><text:span text:style-name="T569">а </text:span><text:span text:style-name="T568">быстро развернулась</text:span><text:span text:style-name="T527"> и </text:span><text:span text:style-name="T528">кинулась обратно к лавке.</text:span></text:p>
      <text:p text:style-name="P161"><text:soft-page-break/><text:tab/><text:span text:style-name="T529">Лара последовала за ней. </text:span></text:p>
      <text:p text:style-name="P161"><text:tab/><text:span text:style-name="T529">Флурри на мгновенье задержалась около лавки и побежала по Кристальной улице, </text:span><text:span text:style-name="T530">чувствуя что приближается к цели.</text:span></text:p>
      <text:p text:style-name="P161"><text:tab/><text:span text:style-name="T530">Она добежала до переулка и завернула туда. В это время на улице было много пони и Лара потеряла свою подругу из вида и не смогла определить куда она повернула.</text:span></text:p>
      <text:p text:style-name="P161"><text:tab/><text:span text:style-name="T531">Лара решила спросить у пони, которые двигались по Кристальной улице.</text:span></text:p>
      <text:p text:style-name="P161">- <text:span text:style-name="T531">Вы не видели здесь Аликорна? - </text:span><text:span text:style-name="T532">спросила Лара коричневого пони в шляпе.</text:span></text:p>
      <text:p text:style-name="P161">- <text:span text:style-name="T531">Простите, но я только вышел из этой лавки.</text:span></text:p>
      <text:p text:style-name="P161"><text:tab/><text:span text:style-name="T532">Но не успела Лара подойти к следующему единорогу, </text:span><text:span text:style-name="T570">как заметила розовую вспышку в следующем переулке.</text:span></text:p>
      <text:p text:style-name="P161"><text:tab/><text:span text:style-name="T532">Лара кинулась туда </text:span><text:span text:style-name="T533">и увидела свою подругу. </text:span><text:span text:style-name="T572">Она </text:span><text:span text:style-name="T533">стояла </text:span><text:span text:style-name="T571">перед</text:span><text:span text:style-name="T533"> стар</text:span><text:span text:style-name="T571">ым</text:span><text:span text:style-name="T533"> </text:span><text:span text:style-name="T571">серым домом.</text:span></text:p>
      <text:p text:style-name="P161">- <text:span text:style-name="T533">Флурри, всё в порядке? - </text:span><text:span text:style-name="T573">спросила Лара, когда подошла к своей подруге.</text:span></text:p>
      <text:p text:style-name="P161"/>
      <text:p text:style-name="P161"><text:soft-page-break/>- <text:span text:style-name="T534">Я снова её видела, Лара, она стояла перед</text:span><text:span text:style-name="T574">о</text:span><text:span text:style-name="T534"> мной и хотела ударить по мне заклинанием, но я первая это сделала. Она отразила его и скрылась в этом старом доме.</text:span></text:p>
      <text:p text:style-name="P161">- <text:span text:style-name="T534">Ты хочешь зайти туда?</text:span></text:p>
      <text:p text:style-name="P161">- <text:span text:style-name="T535">Да, нам нужно выяснить кто она.</text:span></text:p>
      <text:p text:style-name="P161">- <text:span text:style-name="T536">Тогда идем! — ответила Лара. Она понимала, что Флурри невозможно остановить и все её идеи все равно осуществляются.</text:span></text:p>
      <text:p text:style-name="P161"><text:tab/><text:span text:style-name="T537">Флурри приоткрыла дверь и медленным шагом двинулась по коридору. </text:span></text:p>
      <text:p text:style-name="P161"><text:span text:style-name="T537"><text:tab/>Лара </text:span><text:span text:style-name="T575">сделала то же самое.</text:span></text:p>
      <text:p text:style-name="P161"><text:tab/><text:span text:style-name="T537">Напротив коридора была винтовая лестница, а слева небольшой зал. </text:span></text:p>
      <text:p text:style-name="P161"><text:span text:style-name="T537"><text:tab/>Лара обратила внимание на множество запылённых книг, </text:span><text:span text:style-name="T576">разбросанных</text:span><text:span text:style-name="T537"> по всему залу. </text:span></text:p>
      <text:p text:style-name="P161">- <text:span text:style-name="T538">Лара, она наверху, нам нужно подняться — </text:span><text:span text:style-name="T539">тихо </text:span><text:span text:style-name="T577">проговорила</text:span><text:span text:style-name="T539"> Флурри.</text:span></text:p>
      <text:p text:style-name="P161"><text:tab/><text:span text:style-name="T540">Как только Флурри ступила на первую ступеньку винтовой лестницы, послышался шум со стороны улицы и дверь дома отворилась.</text:span></text:p>
      <text:p text:style-name="P161"><text:soft-page-break/><text:tab/><text:span text:style-name="T541">Флурри с Ларой не успели спрятаться и их заметил хозяин дома.</text:span></text:p>
      <text:p text:style-name="P161">- <text:span text:style-name="T541">Что вы здесь делаете? </text:span><text:span text:style-name="T542">Воруете мои книги? - </text:span><text:span text:style-name="T543">недоуменно спросил хозяин.</text:span></text:p>
      <text:p text:style-name="P161">- <text:span text:style-name="T544">Простите, мы, просто… - не могла придумать оправдания Флурри.</text:span></text:p>
      <text:p text:style-name="P161">- <text:span text:style-name="T545">Заблудились — помогла Лара.</text:span></text:p>
      <text:p text:style-name="P161">- <text:span text:style-name="T545">Вы что безрогие и безглазые? Проваливайте отсюда! - </text:span><text:span text:style-name="T546">рявкнул хозяин.</text:span></text:p>
      <text:p text:style-name="P161"><text:tab/><text:span text:style-name="T546">Флурри с Ларой кинулись к выходу. Лара немного разглядела хозяина. Это был старый и скрюченный единорог в неухоженной и грязной одежде, которую одеждой невозможно было назвать, потому что это был обыкновенный кусок грязной ткани.</text:span></text:p>
      <text:p text:style-name="P161">- <text:span text:style-name="T547">Лара, </text:span><text:span text:style-name="T578">надо было спросить, кто он</text:span><text:span text:style-name="T547"> — </text:span><text:span text:style-name="T549">сказала Флурри, </text:span><text:span text:style-name="T548">когда обе подруги вышли из переулка.</text:span></text:p>
      <text:p text:style-name="P161">- <text:span text:style-name="T579">Я знаю его. Это старик </text:span><text:span text:style-name="T580">Хоро</text:span><text:span text:style-name="T581">р, он немного необычный.</text:span></text:p>
      <text:p text:style-name="P161">- <text:span text:style-name="T581">Ты хотела сказать сумасшедший?</text:span></text:p>
      <text:p text:style-name="P162"><text:soft-page-break/>- <text:span text:style-name="T582">Я не назвала </text:span><text:span text:style-name="T583">бы </text:span><text:span text:style-name="T582">его сумасшедшим, он любит книги и прочитал за всю свою жизнь не меньше твоей тёти</text:span></text:p>
      <text:p text:style-name="P162">- <text:span text:style-name="T584">Значит любит книги, а ненавидит пони?</text:span></text:p>
      <text:p text:style-name="P162">- <text:span text:style-name="T585">Такой характер. Так что у тебя случилось Флурри?</text:span></text:p>
      <text:p text:style-name="P161">- <text:span text:style-name="T550">Я услышала </text:span><text:span text:style-name="T586">голос той пони</text:span><text:span text:style-name="T550">, как в прошлый раз </text:span><text:span text:style-name="T551">и почувствовала её присутствие. </text:span><text:span text:style-name="T552">Когда я забежала в тот переулок, она уже была там. Как я уже тебе </text:span><text:span text:style-name="T587">рассказала</text:span><text:span text:style-name="T552"> </text:span><text:span text:style-name="T587">я первая выпустила в нее заклинание и </text:span><text:span text:style-name="T552">по нему ты смогла найти </text:span><text:span text:style-name="T588">меня</text:span><text:span text:style-name="T552">. </text:span><text:span text:style-name="T553">Дальше ты уже знаешь </text:span><text:span text:style-name="T554">что </text:span><text:span text:style-name="T589">произошло</text:span><text:span text:style-name="T554">.</text:span></text:p>
      <text:p text:style-name="P161">- <text:span text:style-name="T555">Ты рассказывала своей тёте о том, что кто-то тебя преследует?</text:span></text:p>
      <text:p text:style-name="P161">- <text:span text:style-name="T556">Нет, я постоянно забываю об этом, когда встречаюсь с ней.</text:span></text:p>
      <text:p text:style-name="P161">- <text:span text:style-name="T557">Я думаю, ты должн</text:span><text:span text:style-name="T559">а</text:span><text:span text:style-name="T557"> обязательно ей все рассказать</text:span></text:p>
      <text:p text:style-name="P161">- <text:span text:style-name="T557">Ты права Лара. </text:span></text:p>
      <text:p text:style-name="P161">- <text:span text:style-name="T558">Флурри, тебе удалось увидеть её лицо?</text:span></text:p>
      <text:p text:style-name="P161">- <text:span text:style-name="T558">Нет, она всегда в капюшоне и плаще, её сложно рассмотреть.</text:span></text:p>
      <text:p text:style-name="P161"><text:tab/><text:span text:style-name="T560">Лара задумалась. </text:span></text:p>
      <text:p text:style-name="P163"><text:soft-page-break/><text:tab/>Она пыталась найти логичные объяснения происходящего.</text:p>
      <text:p text:style-name="P161"><text:tab/><text:span text:style-name="T560">Флурри не из тех пони, которые испугались бы и насторожились, </text:span><text:span text:style-name="T590">а </text:span><text:span text:style-name="T560">наоборот она горела желанием узнать кто была эта пони.</text:span></text:p>
      <text:p text:style-name="P161"><text:bookmark-start text:name="__DdeLink__91_1002662238"/><text:bookmark-start text:name="__DdeLink__5726_140401309"/>- <text:span text:style-name="T638">Ладно, Лара, </text:span>встретимся вечером, <text:span text:style-name="T638">если </text:span><text:span text:style-name="T639">ты не забыла про поездку</text:span><text:span text:style-name="T638"> в Понивилль</text:span>?<text:bookmark-end text:name="__DdeLink__91_1002662238"/><text:bookmark-end text:name="__DdeLink__5726_140401309"/> - <text:span text:style-name="T561">спросила Флурри, когда </text:span><text:span text:style-name="T641">обе </text:span><text:span text:style-name="T561">подруги дошли до замка Кантерлота.</text:span></text:p>
      <text:p text:style-name="P161"><text:bookmark-start text:name="__DdeLink__93_1002662238"/><text:bookmark-start text:name="__DdeLink__5729_140401309"/>- <text:bookmark-end text:name="__DdeLink__93_1002662238"/><text:bookmark-end text:name="__DdeLink__5729_140401309"/><text:span text:style-name="T639">Нет конечно! К тому же Флурри ты обещала подарить уникальные книги по Истории Магии — </text:span><text:span text:style-name="T640">иронически ответила Лара.</text:span></text:p>
      <text:p text:style-name="P161"><text:bookmark-start text:name="__DdeLink__95_1002662238"/>-<text:bookmark-start text:name="__DdeLink__5731_140401309"/> <text:span text:style-name="T640">Тогда д</text:span>о встречи, Лара<text:bookmark-end text:name="__DdeLink__95_1002662238"/><text:bookmark-end text:name="__DdeLink__5731_140401309"/>!</text:p>
      <text:p text:style-name="P161"><text:bookmark-start text:name="__DdeLink__97_1002662238"/><text:bookmark-start text:name="__DdeLink__5734_140401309"/>- До встречи Флур<text:span text:style-name="T395">р</text:span>и<text:bookmark-end text:name="__DdeLink__97_1002662238"/><text:bookmark-end text:name="__DdeLink__5734_140401309"/>! <text:span text:style-name="T590">И будь осторожней!</text:span></text:p>
      <text:p text:style-name="P161"><text:tab/><text:span text:style-name="T562">И обе подруги разлучились, а </text:span><text:bookmark-start text:name="__DdeLink__103_1002662238"/><text:bookmark-start text:name="__DdeLink__5743_140401309"/>Кантерлотская школа <text:span text:style-name="T563">в это время </text:span>опустела и тень, которую отбрасывал рубиново-розовый фасад, и<text:span text:style-name="T398">с</text:span>чезла, облака убежали и небо над школой стало чисто голубым.<text:bookmark-end text:name="__DdeLink__103_1002662238"/><text:bookmark-end text:name="__DdeLink__5743_140401309"/><text:bookmark-end text:name="__DdeLink__4_1002662238"/></text:p>
      <text:p text:style-name="P127"/>
      <text:p text:style-name="P127"/>
      <text:p text:style-name="P128"/>
      <text:p text:style-name="P128"><text:soft-page-break/>2. <text:bookmark-start text:name="__DdeLink__5755_140401309"/><text:bookmark-start text:name="__DdeLink__5749_140401309"/>Летние каникулы<text:bookmark-end text:name="__DdeLink__5755_140401309"/><text:bookmark-end text:name="__DdeLink__5749_140401309"/></text:p>
      <text:p text:style-name="P138"><text:tab/><text:bookmark-start text:name="__DdeLink__5757_140401309"/>На следующий день Лара поехала вместе с Флурри в Понивил<text:span text:style-name="T399">л</text:span>ь, <text:span text:style-name="T645">чтобы вновь прогуляться по любимым местам это</text:span><text:span text:style-name="T646">го</text:span><text:span text:style-name="T645"> чудесного городка, наполненного дружбой и любовью</text:span><text:span text:style-name="T288">.</text:span><text:bookmark-end text:name="__DdeLink__5757_140401309"/></text:p>
      <text:p text:style-name="P138">- <text:span text:style-name="T591">Флурри, </text:span><text:span text:style-name="T595">так </text:span><text:span text:style-name="T591">что твоя тётя </text:span><text:span text:style-name="T592">сказала </text:span><text:span text:style-name="T595">о таинственной пони в капюшоне</text:span><text:span text:style-name="T592">? - </text:span><text:span text:style-name="T593">спросила Лара, когда обе подруги сидели в одном из вагонов </text:span><text:span text:style-name="T594">поезда.</text:span></text:p>
      <text:p text:style-name="P138">- <text:span text:style-name="T596">Она посоветовала </text:span><text:span text:style-name="T597">мне </text:span><text:span text:style-name="T596">обратиться к Санбёрсту </text:span><text:span text:style-name="T598">и не откладывать на потом, </text:span><text:span text:style-name="T599">как я делала всегда.</text:span></text:p>
      <text:p text:style-name="P138">- <text:span text:style-name="T600">Особенно когда задавали много домашнего задания по Истории Магии — улыбнулась Лара.</text:span></text:p>
      <text:p text:style-name="P138">- <text:span text:style-name="T600">Не вспоминай, надеюсь что в следующем году её будет меньше.</text:span></text:p>
      <text:p text:style-name="P138"><text:tab/><text:span text:style-name="T601">Лара промолчала. Она знала, что в следующем году </text:span><text:span text:style-name="T602">История Магии станет более углубленной и для е</text:span><text:span text:style-name="T603">ё</text:span><text:span text:style-name="T602"> подруг</text:span><text:span text:style-name="T604">и</text:span><text:span text:style-name="T602"> это </text:span><text:span text:style-name="T603">будут новые кошмары, </text:span><text:span text:style-name="T605">а поэтому она не стала огорчать Флурри перед предстоящими летними каникулами.</text:span></text:p>
      <text:p text:style-name="P138"><text:tab/><text:span text:style-name="T606">И вот в одном из окон вагона </text:span><text:span text:style-name="T647">появился</text:span><text:span text:style-name="T606"> небольшой домик с соломенной крышей и </text:span><text:soft-page-break/><text:span text:style-name="T606">фиолетово-кристальным окошком, это был вокзал Понивилля. </text:span></text:p>
      <text:p text:style-name="P138"><text:span text:style-name="T270"><text:tab/></text:span><text:bookmark-start text:name="__DdeLink__5761_140401309"/><text:span text:style-name="T271">После приезда</text:span><text:span text:style-name="T270"> две подруги отправились</text:span><text:span text:style-name="T267"> в Кристальный замок и </text:span><text:span text:style-name="T270">Флурри</text:span><text:span text:style-name="T267"> взяла парочку </text:span><text:span text:style-name="T268">старинных книг, которые обещала подарить Ларе (это были </text:span><text:span text:style-name="T269">уникальные</text:span><text:span text:style-name="T268"> </text:span><text:span text:style-name="T269">издания</text:span><text:span text:style-name="T268"> по </text:span><text:span text:style-name="T648">И</text:span><text:span text:style-name="T268">стории </text:span><text:span text:style-name="T648">М</text:span><text:span text:style-name="T268">агии).</text:span><text:bookmark-end text:name="__DdeLink__5761_140401309"/></text:p>
      <text:p text:style-name="P138"><text:tab/><text:bookmark-start text:name="__DdeLink__5763_140401309"/><text:bookmark-start text:name="__DdeLink__5745_140401309"/><text:span text:style-name="T272">После Кристального замка, они с нетерпением отправились в школу Дружбы, которую они обе посещали на протяжении </text:span><text:bookmark-end text:name="__DdeLink__5763_140401309"/><text:span text:style-name="T458">всего года.</text:span><text:span text:style-name="T272"> </text:span></text:p>
      <text:p text:style-name="P138"><text:span text:style-name="T273"><text:tab/></text:span><text:bookmark-start text:name="__DdeLink__5766_140401309"/><text:bookmark-start text:name="__DdeLink__5747_140401309"/><text:span text:style-name="T273">В отличии от Лары, Флурри </text:span><text:span text:style-name="T275">бывала</text:span><text:span text:style-name="T273"> там гораздо чаще, </text:span><text:span text:style-name="T275">чтобы</text:span><text:span text:style-name="T274"> практиковаться с Санб</text:span><text:span text:style-name="T649">ё</text:span><text:span text:style-name="T274">рстом </text:span><text:span text:style-name="T289">контролировать</text:span><text:span text:style-name="T275"> </text:span><text:span text:style-name="T289">свои</text:span><text:span text:style-name="T275"> </text:span><text:span text:style-name="T289">уникальные</text:span><text:span text:style-name="T275"> </text:span><text:span text:style-name="T289">магические</text:span><text:span text:style-name="T275"> способност</text:span><text:span text:style-name="T289">и</text:span><text:bookmark-end text:name="__DdeLink__5766_140401309"/><text:bookmark-end text:name="__DdeLink__5747_140401309"/><text:bookmark-end text:name="__DdeLink__5745_140401309"/><text:span text:style-name="T289">.</text:span></text:p>
      <text:p text:style-name="P138"><text:tab/><text:bookmark-start text:name="__DdeLink__5768_140401309"/><text:span text:style-name="T276">В самом начале учебного года ей с трудом </text:span><text:span text:style-name="T290">давались </text:span><text:span text:style-name="T276">занятия, </text:span><text:span text:style-name="T290">она часто отвлекалась и </text:span><text:span text:style-name="T276">порой случались непредска</text:span><text:span text:style-name="T277">зуемые </text:span><text:span text:style-name="T291">и забавные ситуации</text:span><text:span text:style-name="T277">. </text:span><text:bookmark-end text:name="__DdeLink__5768_140401309"/></text:p>
      <text:p text:style-name="P138"><text:tab/><text:bookmark-start text:name="__DdeLink__5770_140401309"/><text:span text:style-name="T278">Как-то они прогуливались с Санбёрстом около школы и Флурри отвлеклась на сообщени</text:span><text:span text:style-name="T292">е Лары</text:span><text:span text:style-name="T278">, </text:span><text:span text:style-name="T279">с которой они общались по волшебной книге,</text:span><text:span text:style-name="T278"> и случайно заморозила школьный пруд.</text:span><text:bookmark-end text:name="__DdeLink__5770_140401309"/></text:p>
      <text:p text:style-name="P138"><text:tab/><text:bookmark-start text:name="__DdeLink__5772_140401309"/><text:span text:style-name="T280">После уроков с <text:s/>Санб</text:span><text:span text:style-name="T607">ё</text:span><text:span text:style-name="T280">рс</text:span><text:span text:style-name="T293">то</text:span><text:span text:style-name="T280">м она всегда навещала </text:span><text:span text:style-name="T437">Старлайт</text:span><text:span text:style-name="T280">, они были очень дружны и </text:span><text:span text:style-name="T437">Старлайт</text:span><text:span text:style-name="T280"> н</text:span><text:span text:style-name="T293">и</text:span><text:span text:style-name="T280"> раз </text:span><text:soft-page-break/><text:span text:style-name="T280">давала ее советы, делилась с ней интересными историями и обучала магическим приемам.</text:span><text:bookmark-end text:name="__DdeLink__5772_140401309"/></text:p>
      <text:p text:style-name="P138"><text:tab/><text:bookmark-start text:name="__DdeLink__5777_140401309"/><text:span text:style-name="T281">У Лары было несколько знакомых гипогрифов и один дракон Шарпен </text:span><text:span text:style-name="T438">в школе Дружбы</text:span><text:span text:style-name="T281">, от которого она узнала очень много </text:span><text:span text:style-name="T608">из</text:span><text:span text:style-name="T281"> жизни драконов и написала целую научную статью для предмета «Существа Эквестрии».</text:span><text:bookmark-end text:name="__DdeLink__5777_140401309"/></text:p>
      <text:p text:style-name="P138"><text:tab/><text:span text:style-name="T609">Обе подруги </text:span><text:span text:style-name="T610">договорились</text:span><text:span text:style-name="T609"> встретится </text:span><text:span text:style-name="T610">у школьного пруда с водопадом, но Флурри долго не появлялась и Лара </text:span><text:span text:style-name="T611">решила </text:span><text:span text:style-name="T650">заняться </text:span><text:span text:style-name="T611">уникальными томами по Истории Магии.</text:span></text:p>
      <text:p text:style-name="P138"><text:tab/><text:span text:style-name="T612">Но не успела Лара дойти до покорения Сомброй Кристальной империи, как Флурри </text:span><text:span text:style-name="T613">мгновенно появилась перед ней.</text:span></text:p>
      <text:p text:style-name="P138">- <text:span text:style-name="T614">Прости, Лара, это было так удивительно, ты не поверишь!</text:span></text:p>
      <text:p text:style-name="P138">- <text:span text:style-name="T615">Санбёрст смог определить твоего таинственного преследователя?</text:span></text:p>
      <text:p text:style-name="P138">- <text:span text:style-name="T616">Не совсем, но он смог вытянуть из меня воспоминания в которых была эта пони. </text:span><text:span text:style-name="T617">Посмотри! - Флурри протянула Ларе хрустальный шарик </text:span><text:span text:style-name="T618">и она взяла его в копыта.</text:span></text:p>
      <text:p text:style-name="P138"><text:soft-page-break/><text:tab/><text:span text:style-name="T619">Сначала ничего не происходил</text:span><text:span text:style-name="T620">о</text:span><text:span text:style-name="T619"> и шар был тусклым. Флурри направила рог на шарик и после её заклинания Лара смогла увидеть </text:span><text:span text:style-name="T621">как возникает образ пони в капюшоне и вырисовываются очертания библиотеки Кантерлота. Но вот таинственная пони растворяется словно в тумане и исчезает. </text:span></text:p>
      <text:p text:style-name="P138"><text:span text:style-name="T622"><text:tab/>Затем появляется снова, но уже около Кристальной лавк</text:span><text:span text:style-name="T625">и</text:span><text:span text:style-name="T622">. </text:span><text:span text:style-name="T623">Флурри кидается за ней и настигает </text:span><text:span text:style-name="T625">у</text:span><text:span text:style-name="T623"> старого дома Хорора. </text:span><text:span text:style-name="T624">У таинственной пони начинает светится рог, Флурри быстро реагирует и запускает в неё магический луч, который та успешна отражает и исчезает в розовой вспышке.</text:span></text:p>
      <text:p text:style-name="P138">- <text:span text:style-name="T651">Этому заклинанию меня научил Санбёрст.</text:span></text:p>
      <text:p text:style-name="P138">- <text:span text:style-name="T626">Удивительно! Я читала об этом </text:span><text:span text:style-name="T627">ещё осенью в одной из старинных книг в библиотеке, </text:span><text:span text:style-name="T628">но не решилась попробовать. - </text:span><text:span text:style-name="T629">восторженно проговорила Лара.</text:span></text:p>
      <text:p text:style-name="P138">- <text:span text:style-name="T630">Да, м</text:span><text:span text:style-name="T652">еня тоже это поразило</text:span><text:span text:style-name="T630">! Санбёрст отправил моей тёте эти воспоминания.</text:span></text:p>
      <text:p text:style-name="P138">- <text:span text:style-name="T631">И все же, я не уверена, что можно определить </text:span><text:span text:style-name="T653">кем была та пони</text:span><text:span text:style-name="T631">, может это вообще наколдованный призрак!</text:span></text:p>
      <text:p text:style-name="P138">- <text:span text:style-name="T631">Наколдованный призрак?</text:span></text:p>
      <text:p text:style-name="P138"><text:soft-page-break/>- <text:span text:style-name="T632">Да, есть такое заклинание, которое позволяет наколдовать своего призрака, твою копию которой ты можешь управлять.</text:span></text:p>
      <text:p text:style-name="P138">- <text:span text:style-name="T633">Лара, видимо ты плохо любишь свою подругу, если скрываешь такие классные заклинания и не желаешь ими делиться со мной.</text:span></text:p>
      <text:p text:style-name="P138">- <text:span text:style-name="T634">Прости Флурри.</text:span></text:p>
      <text:p text:style-name="P139">- <text:span text:style-name="T635">Ну нет Лара, в следующем году мы повеселимся! - торжествовала Флурри.</text:span></text:p>
      <text:p text:style-name="P139">- <text:span text:style-name="T636">Вот это я обожаю в тебе больше всего! - улыбнулась Лара.</text:span></text:p>
      <text:p text:style-name="P138"><text:tab/><text:span text:style-name="T637">Флурри положила </text:span><text:span text:style-name="T654">хрустальный шар в свою </text:span><text:span text:style-name="T637">сумку и обе </text:span><text:bookmark-start text:name="__DdeLink__5774_140401309"/><text:span text:style-name="T282">подруги </text:span><text:bookmark-start text:name="__DdeLink__5783_140401309"/><text:bookmark-end text:name="__DdeLink__5774_140401309"/><text:span text:style-name="T294">отправились </text:span><text:span text:style-name="T655">в любимые</text:span><text:span text:style-name="T642"> места Понивилля:</text:span><text:span text:style-name="T283"> Сахарный дворец - </text:span><text:span text:style-name="T294">попробовать самые вкусные десерты </text:span><text:span text:style-name="T459">во </text:span><text:span text:style-name="T294">всей Эквестрии, </text:span><text:span text:style-name="T643">на </text:span><text:span text:style-name="T400">яблочную </text:span><text:span text:style-name="T283">ферму — </text:span><text:span text:style-name="T294">встретится с дружной семьей Эпплов</text:span><text:span text:style-name="T283">, </text:span><text:span text:style-name="T294">в </text:span><text:span text:style-name="T283">домик </text:span><text:span text:style-name="T401">Флаттершай</text:span><text:span text:style-name="T283"> — </text:span><text:span text:style-name="T295">послушать спокойную и мелодичную м</text:span><text:span text:style-name="T297">узы</text:span><text:span text:style-name="T295">ку </text:span><text:span text:style-name="T297">птиц</text:span><text:span text:style-name="T295">, в</text:span><text:span text:style-name="T283"> бутик Карусель — </text:span><text:span text:style-name="T295">взять что-нибудь простое для </text:span><text:span text:style-name="T296">Лары </text:span><text:span text:style-name="T297">и прогуляться по рынку в поисках всяких интересных безделушек</text:span><text:span text:style-name="T283">.</text:span><text:bookmark-end text:name="__DdeLink__5783_140401309"/><text:span text:style-name="T283"> </text:span></text:p>
      <text:p text:style-name="P138"><text:tab/><text:bookmark-start text:name="__DdeLink__5785_140401309"/><text:span text:style-name="T284">На следующий день Лара отправилась в Кантерлот, она запланировала на лето прочитать несколько десятков новых изданий по магическим </text:span><text:soft-page-break/><text:span text:style-name="T284">заклинаниям и темной маги</text:span><text:span text:style-name="T298">и, которые совсем недавно появились в</text:span><text:span text:style-name="T284"> Кантерлотской библиотеке </text:span><text:span text:style-name="T285">и написать целый сборник научных работ.</text:span><text:bookmark-end text:name="__DdeLink__5785_140401309"/></text:p>
      <text:p text:style-name="P140"><text:tab/><text:bookmark-start text:name="__DdeLink__5787_140401309"/>Флурри решила провести все летние каникулы у себя в Кристальной Империи и пригласить Лару в гости.<text:bookmark-end text:name="__DdeLink__5787_140401309"/></text:p>
      <text:p text:style-name="P140"><text:tab/><text:span text:style-name="T440">Почти в</text:span><text:span text:style-name="T439">есь месяц</text:span><text:bookmark-start text:name="__DdeLink__5789_140401309"/><text:span text:style-name="T286"> они вместе гуляли по кристальным улицам и переулкам, любовались </text:span><text:span text:style-name="T403">невероятно красивыми видами</text:span><text:span text:style-name="T402"> </text:span><text:span text:style-name="T299">и ели мороженное</text:span><text:span text:style-name="T286">.</text:span><text:bookmark-end text:name="__DdeLink__5789_140401309"/></text:p>
      <text:p text:style-name="P140"><text:tab/><text:span text:style-name="T460">Лара настолько увлеклась</text:span><text:bookmark-start text:name="__DdeLink__5791_140401309"/><text:span text:style-name="T286">, что даже забросила свои научные работы и решила посвятить все свое время долгим и интересным прогулкам.</text:span><text:bookmark-end text:name="__DdeLink__5791_140401309"/></text:p>
      <text:p text:style-name="P140"><text:tab/><text:bookmark-start text:name="__DdeLink__5793_140401309"/><text:span text:style-name="T287">В один из последних дней августа Флурри получила письмо от своей тёти:</text:span><text:bookmark-end text:name="__DdeLink__5793_140401309"/></text:p>
      <text:p text:style-name="P140"><text:bookmark-start text:name="__DdeLink__5795_140401309"/>«<text:span text:style-name="T287">Дорогая моя племянница! </text:span><text:span text:style-name="T404">М</text:span><text:span text:style-name="T287">ы уже не виделись с тобой больше </text:span><text:span text:style-name="T461">двух месяцев</text:span><text:span text:style-name="T287"> и я очень сильно по тебе соскучилась, </text:span><text:span text:style-name="T644">к тому же у меня есть для тебя интересные новости и подарок, </text:span><text:span text:style-name="T287">обязательно навести меня, когда приедешь в Кантерлот</text:span>»<text:bookmark-end text:name="__DdeLink__5795_140401309"/></text:p>
      <text:p text:style-name="P141"><text:tab/><text:bookmark-start text:name="__DdeLink__5797_140401309"/>Внизу была подпись: «<text:span text:style-name="T462">Б</text:span><text:span text:style-name="T405">есконечно </text:span>любящая тебя, тётя, <text:span text:style-name="T406">принцесса Твайлайт </text:span><text:span text:style-name="T463">Спаркл</text:span>».<text:bookmark-end text:name="__DdeLink__5797_140401309"/></text:p>
      <text:p text:style-name="P142"><text:soft-page-break/><text:tab/><text:bookmark-start text:name="__DdeLink__5799_140401309"/>Она обожала свою тётю и поэтому с нетерпением отправилась в Кантерлот, <text:span text:style-name="T300">попрощавшись со своими родителями.</text:span><text:bookmark-end text:name="__DdeLink__5799_140401309"/></text:p>
      <text:p text:style-name="P143"><text:tab/><text:bookmark-start text:name="__DdeLink__5801_140401309"/>В это время в Кристальной империи поднималось Солнце и его <text:span text:style-name="T302">хрустальные</text:span> лучи озаряли фасады и крыши домов, которые сверкали разноцветными оттенками <text:span text:style-name="T301">драгоценных камней.</text:span><text:bookmark-end text:name="__DdeLink__5801_140401309"/></text:p>
      <text:p text:style-name="P127"/>
      <text:p text:style-name="P127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59"><text:soft-page-break/><text:span text:style-name="T408">3</text:span><text:span text:style-name="T407">. Твайлайт </text:span><text:span text:style-name="T410">Спаркл</text:span></text:p>
      <text:p text:style-name="P160"><text:tab/><text:bookmark-start text:name="__DdeLink__105_1002662238"/><text:bookmark-start text:name="__DdeLink__5804_140401309"/>По ступенькам главной лестницы Кантерлотского замка поднималась уже знакомая нам Флурри <text:span text:style-name="T415">в сопровождении</text:span> <text:span text:style-name="T415">грифона</text:span>, который был облачен в золотистые доспехи, на груде у него блестела пятиконечная звезда, а крылья, которые были собраны, имели темно-голубой цвет<text:bookmark-end text:name="__DdeLink__105_1002662238"/>.<text:bookmark-start text:name="__DdeLink__107_1002662238"/><text:bookmark-end text:name="__DdeLink__5804_140401309"/></text:p>
      <text:p text:style-name="P161"><text:bookmark-start text:name="__DdeLink__109_1002662238"/><text:bookmark-start text:name="__DdeLink__5807_140401309"/>- Привет, Галлус, давно не виделись<text:bookmark-end text:name="__DdeLink__109_1002662238"/><text:bookmark-end text:name="__DdeLink__107_1002662238"/>! — <text:span text:style-name="T416">поприветствовала Флурри своего друга.</text:span><text:bookmark-end text:name="__DdeLink__5807_140401309"/></text:p>
      <text:p text:style-name="P161"><text:bookmark-start text:name="__DdeLink__5809_140401309"/>- Привет, Флурри, <text:span text:style-name="T238">принцесса </text:span>Твайлайт уже ждет тебя<text:bookmark-end text:name="__DdeLink__5809_140401309"/>.</text:p>
      <text:p text:style-name="P161"><text:bookmark-start text:name="__DdeLink__113_1002662238"/><text:bookmark-start text:name="__DdeLink__5815_140401309"/>-<text:bookmark-end text:name="__DdeLink__113_1002662238"/><text:bookmark-end text:name="__DdeLink__5815_140401309"/> <text:span text:style-name="T656">А Спайк уже прилетел?</text:span></text:p>
      <text:p text:style-name="P161"><text:bookmark-start text:name="__DdeLink__125_10026622381"/><text:bookmark-start text:name="__DdeLink__5833_1404013091"/>- К сожалению нет<text:bookmark-end text:name="__DdeLink__125_10026622381"/><text:bookmark-end text:name="__DdeLink__5833_1404013091"/>.</text:p>
      <text:p text:style-name="P161"><text:bookmark-start text:name="__DdeLink__127_10026622381"/><text:bookmark-start text:name="__DdeLink__5836_1404013091"/>- Очень жаль, я<text:bookmark-end text:name="__DdeLink__127_10026622381"/><text:bookmark-end text:name="__DdeLink__5836_1404013091"/> <text:span text:style-name="T657">так долго с ним не виделась. - </text:span><text:span text:style-name="T658">расстроилась Флурри и вошла вместе с Галлусом </text:span><text:bookmark-start text:name="__DdeLink__5818_140401309"/><text:bookmark-start text:name="__DdeLink__115_1002662238"/>в <text:span text:style-name="T659">гостевой </text:span>зал, где пол был <text:span text:style-name="T239">сделан в виде черно-белой шахматной доски </text:span><text:span text:style-name="T659">и </text:span><text:span text:style-name="T660">направилась</text:span> вдоль красной дорожки, <text:span text:style-name="T240">которая пересекалась с другой, а </text:span><text:span text:style-name="T241">на </text:span><text:span text:style-name="T240">месте </text:span><text:span text:style-name="T242">их </text:span><text:span text:style-name="T240">пересечения </text:span>была <text:span text:style-name="T241">расположена желтая </text:span>8-ми конечная звезда.<text:bookmark-end text:name="__DdeLink__5818_140401309"/><text:bookmark-end text:name="__DdeLink__115_1002662238"/></text:p>
      <text:p text:style-name="P161"><text:tab/><text:bookmark-start text:name="__DdeLink__129_1002662238"/><text:bookmark-start text:name="__DdeLink__5839_140401309"/>Галлус подошёл к двери <text:span text:style-name="T243">тронного зала</text:span>, <text:span text:style-name="T243">которая всегда вызывала внутри Флурри неоднозначные </text:span><text:soft-page-break/><text:span text:style-name="T243">чувства и она снова</text:span> пригляделась к мозаике, которая была на двери.<text:bookmark-end text:name="__DdeLink__129_1002662238"/><text:bookmark-end text:name="__DdeLink__5839_140401309"/></text:p>
      <text:p text:style-name="P161"><text:tab/><text:bookmark-start text:name="__DdeLink__131_1002662238"/><text:bookmark-start text:name="__DdeLink__5842_140401309"/>На левой стороне <text:span text:style-name="T396">было </text:span><text:span text:style-name="T244">расположено </text:span>темно-голубое небо с <text:span text:style-name="T245">Л</text:span>уной, <text:span text:style-name="T246">а </text:span>на правой <text:span text:style-name="T246">С</text:span>олнце, <text:span text:style-name="T661">освещающее</text:span> <text:span text:style-name="T246">всю</text:span> Эквестрию <text:span text:style-name="T417">своими ярко-золотистыми лучами</text:span>.<text:bookmark-end text:name="__DdeLink__131_1002662238"/><text:bookmark-end text:name="__DdeLink__5842_140401309"/></text:p>
      <text:p text:style-name="P161"><text:tab/><text:bookmark-start text:name="__DdeLink__133_1002662238"/><text:bookmark-start text:name="__DdeLink__5845_140401309"/>Галлус доложил принцессе Твайлайт о пр<text:span text:style-name="T464">и</text:span>бытии её племянницы и Флурри вошла в <text:span text:style-name="T247">тронный</text:span> зал, наполненный несколькими тысячами лун истории.<text:bookmark-end text:name="__DdeLink__133_1002662238"/><text:bookmark-end text:name="__DdeLink__5845_140401309"/></text:p>
      <text:p text:style-name="P161"><text:tab/><text:bookmark-start text:name="__DdeLink__135_1002662238"/><text:bookmark-start text:name="__DdeLink__5848_140401309"/>Здесь было очень много<text:span text:style-name="T249"> кристальных </text:span>мозаик, с каждой из них <text:span text:style-name="T248">было </text:span>связано <text:span text:style-name="T249">своя собственная история.</text:span><text:bookmark-end text:name="__DdeLink__135_1002662238"/><text:bookmark-end text:name="__DdeLink__5848_140401309"/></text:p>
      <text:p text:style-name="P161"><text:tab/><text:span text:style-name="T663">На самой первой была изображена </text:span><text:bookmark-start text:name="__DdeLink__137_1002662238"/><text:bookmark-start text:name="__DdeLink__5851_140401309"/>победа <text:span text:style-name="T418">принцессы</text:span> Селестии над <text:span text:style-name="T465">принцессой </text:span>Луной.</text:p>
      <text:p text:style-name="P161"><text:span text:style-name="T663"><text:tab/></text:span><text:span text:style-name="T664">Д</text:span><text:span text:style-name="T663">альше следовала мозаика с изображением</text:span> <text:span text:style-name="T664">перехода </text:span><text:span text:style-name="T665">сестры Селестии</text:span><text:span text:style-name="T663"> на сторону</text:span><text:span text:style-name="T662"> света.</text:span></text:p>
      <text:p text:style-name="P161"><text:tab/><text:span text:style-name="T666">И самой примечательной, про которую Флурри никогда не забывала, была </text:span><text:span text:style-name="T667">мозаика, запечатл</text:span><text:span text:style-name="T668">е</text:span><text:span text:style-name="T667">вшая </text:span><text:span text:style-name="T668">победу над королем Сомброй и спасение</text:span><text:span text:style-name="T670">м</text:span><text:span text:style-name="T668"> Кристальной империи. <text:s/></text:span></text:p>
      <text:p text:style-name="P161"><text:soft-page-break/><text:tab/><text:span text:style-name="T668">Флурри </text:span><text:span text:style-name="T669">знала эту историю в подробностях, к тому же Спайк по тысячу раз её пересказывал в красочных и героических тонах.</text:span><text:bookmark-end text:name="__DdeLink__137_1002662238"/><text:bookmark-end text:name="__DdeLink__5851_140401309"/></text:p>
      <text:p text:style-name="P161"><text:tab/><text:span text:style-name="T671">Флурри сразу увидела свою тётю </text:span><text:span text:style-name="T672">и с воодушевлением поспешила к ней.</text:span></text:p>
      <text:p text:style-name="P161"><text:tab/><text:bookmark-start text:name="__DdeLink__141_1002662238"/><text:bookmark-start text:name="__DdeLink__5857_140401309"/><text:span text:style-name="T250">Принцесса </text:span>Твайлайт <text:span text:style-name="T441">Спаркл</text:span> была очень сильно похож<text:span text:style-name="T250">а</text:span> на Селестию, её копыта были облачены в золото, так же как и шея, на которой было ожерелье, символизирующее дружбу и магию, а на гриве около рога находилась золотая корона с фиолетовой звездой, <text:span text:style-name="T251">её знаком отличия — магией.</text:span><text:bookmark-end text:name="__DdeLink__141_1002662238"/><text:bookmark-end text:name="__DdeLink__5857_140401309"/></text:p>
      <text:p text:style-name="P161"><text:tab/><text:bookmark-start text:name="__DdeLink__143_1002662238"/><text:bookmark-start text:name="__DdeLink__5860_140401309"/>Она улыбнулась и пошла навстречу своей племяннице.<text:bookmark-end text:name="__DdeLink__143_1002662238"/> <text:bookmark-end text:name="__DdeLink__5860_140401309"/></text:p>
      <text:p text:style-name="P161"><text:tab/><text:bookmark-start text:name="__DdeLink__5863_140401309"/><text:bookmark-start text:name="__DdeLink__145_1002662238"/>С обеих сторон извиваясь бежал маленький <text:span text:style-name="T252">кристальн</text:span><text:span text:style-name="T253">о-прозрачный</text:span> ручей из чаш, которые стояли около трона принцессы.<text:bookmark-end text:name="__DdeLink__5863_140401309"/><text:bookmark-end text:name="__DdeLink__145_1002662238"/></text:p>
      <text:p text:style-name="P161"><text:tab/><text:bookmark-start text:name="__DdeLink__147_1002662238"/><text:bookmark-start text:name="__DdeLink__5866_140401309"/>Флурри бросила взгляд на место, где всегда сидел Спайк, но его там не было сейчас.<text:bookmark-end text:name="__DdeLink__147_1002662238"/><text:bookmark-end text:name="__DdeLink__5866_140401309"/></text:p>
      <text:p text:style-name="P161"><text:bookmark-start text:name="__DdeLink__149_1002662238"/><text:bookmark-start text:name="__DdeLink__5869_140401309"/>- Здравствуй, Флурри - поприветствовала <text:span text:style-name="T673">принцесса</text:span> <text:span text:style-name="T419">и </text:span><text:span text:style-name="T254">крепко </text:span>обняла <text:span text:style-name="T674">свою племянницу</text:span>.<text:bookmark-end text:name="__DdeLink__149_1002662238"/><text:bookmark-end text:name="__DdeLink__5869_140401309"/></text:p>
      <text:p text:style-name="P161"><text:soft-page-break/><text:tab/><text:bookmark-start text:name="__DdeLink__5872_140401309"/><text:bookmark-start text:name="__DdeLink__151_1002662238"/>Она несильно изменилась с <text:span text:style-name="T255">их </text:span>последней встречи, её взгляд был такой же добрый и нежный, а фиолетово-синяя грива также плавно развивалась.<text:bookmark-end text:name="__DdeLink__5872_140401309"/><text:bookmark-end text:name="__DdeLink__151_1002662238"/></text:p>
      <text:p text:style-name="P161"><text:bookmark-start text:name="__DdeLink__153_1002662238"/><text:bookmark-start text:name="__DdeLink__5875_140401309"/>- Привет, тётя<text:bookmark-end text:name="__DdeLink__153_1002662238"/><text:bookmark-end text:name="__DdeLink__5875_140401309"/>!</text:p>
      <text:p text:style-name="P161"><text:bookmark-start text:name="__DdeLink__155_1002662238"/><text:bookmark-start text:name="__DdeLink__5878_140401309"/>- Как себя чувствует Каденс и мой брат <text:span text:style-name="T442">Шайнинг Армор</text:span>, я слышала, что в Кристальную Империю прие<text:span text:style-name="T675">зжал</text:span> Торекс<text:bookmark-end text:name="__DdeLink__155_1002662238"/><text:bookmark-end text:name="__DdeLink__5878_140401309"/>.</text:p>
      <text:p text:style-name="P161"><text:bookmark-start text:name="__DdeLink__157_1002662238"/><text:bookmark-start text:name="__DdeLink__5881_140401309"/>- Да, он очень интересный собеседник и мы здорово провели время, родители такие же счастливые как и были, ну может чуточку счастливее, я ведь <text:span text:style-name="T256">одна из </text:span>лучш<text:span text:style-name="T256">и</text:span><text:span text:style-name="T257">х</text:span> учениц в этом году.<text:bookmark-end text:name="__DdeLink__157_1002662238"/><text:bookmark-end text:name="__DdeLink__5881_140401309"/></text:p>
      <text:p text:style-name="P161"><text:bookmark-start text:name="__DdeLink__159_1002662238"/><text:bookmark-start text:name="__DdeLink__5884_140401309"/>- Я в тебе никогда не сомневалась, тогда <text:span text:style-name="T466">во время Кристаллинга </text:span>ты нам много хлопот доставила — <text:span text:style-name="T260"><text:s/></text:span><text:span text:style-name="T259">улыбнулась</text:span><text:span text:style-name="T258"> Твайлайт.</text:span><text:bookmark-end text:name="__DdeLink__159_1002662238"/><text:bookmark-end text:name="__DdeLink__5884_140401309"/></text:p>
      <text:p text:style-name="P161"><text:bookmark-start text:name="__DdeLink__161_1002662238"/><text:bookmark-start text:name="__DdeLink__5887_140401309"/>- Я обожаю эту историю больше всего - засмеялась Флурри.<text:bookmark-end text:name="__DdeLink__161_1002662238"/><text:bookmark-end text:name="__DdeLink__5887_140401309"/></text:p>
      <text:p text:style-name="P161"><text:bookmark-start text:name="__DdeLink__163_1002662238"/><text:bookmark-start text:name="__DdeLink__5890_140401309"/>- <text:bookmark-end text:name="__DdeLink__163_1002662238"/><text:bookmark-end text:name="__DdeLink__5890_140401309"/><text:span text:style-name="T676">Как твоя лучшая подруга, Лара?</text:span></text:p>
      <text:p text:style-name="P161"><text:bookmark-start text:name="__DdeLink__165_1002662238"/><text:bookmark-start text:name="__DdeLink__5893_140401309"/>- <text:bookmark-end text:name="__DdeLink__165_1002662238"/><text:bookmark-end text:name="__DdeLink__5893_140401309"/><text:span text:style-name="T677">Отлично! </text:span><text:span text:style-name="T678">О</text:span><text:span text:style-name="T677">на решила отложить свои научные работы, чтобы прогулять летние каникулы в Кристальной империи — улыбнулась Флурри.</text:span></text:p>
      <text:p text:style-name="P161"><text:bookmark-start text:name="__DdeLink__169_1002662238"/><text:bookmark-start text:name="__DdeLink__5896_140401309"/>- <text:span text:style-name="T679">Хорошее решение, ничто не делает могущественнее, чем настоящая дружба</text:span><text:bookmark-end text:name="__DdeLink__169_1002662238"/><text:bookmark-end text:name="__DdeLink__5896_140401309"/><text:span text:style-name="T679">!</text:span></text:p>
      <text:p text:style-name="P161"><text:soft-page-break/>- <text:span text:style-name="T680">Да, в этом году мы повеселимся</text:span></text:p>
      <text:p text:style-name="P161">- <text:span text:style-name="T681">Флурри, у меня есть к тебе важный подарок.</text:span></text:p>
      <text:p text:style-name="P161"><text:tab/><text:span text:style-name="T682">Принцесса Твайлайт Спаркл подняла свой рог и </text:span><text:span text:style-name="T683">над Флурри </text:span><text:span text:style-name="T682">появилось фиолетовое облако, из которого возник амулет </text:span><text:span text:style-name="T684">и медленно спустился на шею Флурри.</text:span></text:p>
      <text:p text:style-name="P161">- <text:span text:style-name="T681">Ты уже достаточно хорошо владее</text:span><text:span text:style-name="T685">шь магией и те странные события </text:span><text:span text:style-name="T686">опечалили меня, поэтому я </text:span><text:span text:style-name="T687">решила</text:span><text:span text:style-name="T686"> </text:span><text:span text:style-name="T687">сделать</text:span><text:span text:style-name="T686"> для тебя этот амулет </text:span><text:span text:style-name="T687">от темной магии.</text:span></text:p>
      <text:p text:style-name="P164"><text:tab/>Флурри обняла свою тётю и не заметила как амулет исчез.</text:p>
      <text:p text:style-name="P161">- <text:span text:style-name="T688">Амулет защищен различными заклинаниями и он невидим, когда ты носишь его, чтобы никто не смог его заметить.</text:span></text:p>
      <text:p text:style-name="P161">- <text:span text:style-name="T689">Неужели та пони владеет тёмной магией и преследует меня?</text:span></text:p>
      <text:p text:style-name="P161">- <text:span text:style-name="T690">Возможно, поэтому ты никогда не должна забывать: темная магия питается ненавистью, злобой, страхами и каждая пони может взрастить в себе этого ненасытного демона </text:span><text:span text:style-name="T691">и все будет зависеть только от тебя. Выберешь ли ты свет или тьму.</text:span></text:p>
      <text:p text:style-name="P161"><text:soft-page-break/>- <text:span text:style-name="T691">Я обещаю, что никогда не позволю тьме завладеть мной!</text:span></text:p>
      <text:p text:style-name="P161">- <text:span text:style-name="T692">В этом я никогда не буду сомневаться, моя племянница. Ты собираешься завтра посмотреть на новых учеников?</text:span></text:p>
      <text:p text:style-name="P161">- <text:span text:style-name="T810">М</text:span><text:span text:style-name="T693">не Лара </text:span><text:span text:style-name="T810">об этом </text:span><text:span text:style-name="T693">уже </text:span><text:span text:style-name="T809">несколько раз</text:span><text:span text:style-name="T693"> </text:span><text:span text:style-name="T810">напоминала</text:span><text:span text:style-name="T693">.</text:span></text:p>
      <text:p text:style-name="P161">- <text:span text:style-name="T694">Я была бы рада, чтобы ты пришла и посмотрела, как новые ученики будут сдавать вступительные экзамены.</text:span></text:p>
      <text:p text:style-name="P161">- <text:span text:style-name="T694">Хорошо, я </text:span><text:span text:style-name="T808">постараюсь прийти</text:span><text:span text:style-name="T694">, </text:span><text:span text:style-name="T808">если Пёрпл не пригласит на вечеринку - </text:span><text:span text:style-name="T811">подмигнула Флурри.</text:span></text:p>
      <text:p text:style-name="P161"><text:tab/><text:bookmark-start text:name="__DdeLink__5938_140401309"/><text:span text:style-name="T420">Принцесса </text:span><text:bookmark-start text:name="__DdeLink__217_1002662238"/>Твайлайт улыбнулась и они снова обнялись.<text:bookmark-end text:name="__DdeLink__217_1002662238"/> <text:bookmark-end text:name="__DdeLink__5938_140401309"/></text:p>
      <text:p text:style-name="P161"><text:tab/><text:bookmark-start text:name="__DdeLink__5941_140401309"/><text:bookmark-start text:name="__DdeLink__221_1002662238"/>Флурри рассказала некоторые подробности из Кристальной Империи, а <text:span text:style-name="T421">её тётя</text:span> поделилась королевскими <text:span text:style-name="T695">новостями</text:span>, которые Флурри обожала слушать, а потом обсуждать их вместе с Ларой.<text:bookmark-end text:name="__DdeLink__5941_140401309"/><text:bookmark-end text:name="__DdeLink__221_1002662238"/></text:p>
      <text:p text:style-name="P130"/>
      <text:p text:style-name="P130"/>
      <text:p text:style-name="P130"/>
      <text:p text:style-name="P130"/>
      <text:p text:style-name="P131"><text:soft-page-break/>4. <text:span text:style-name="T697">Вступительные экзамены</text:span></text:p>
      <text:p text:style-name="P144"><text:tab/><text:bookmark-start text:name="__DdeLink__5950_1404013091"/><text:bookmark-start text:name="__DdeLink__228_10026622381"/><text:span text:style-name="T696">Когда-то школы Кантерлот</text:span><text:span text:style-name="T443">а</text:span><text:span text:style-name="T696">, </text:span><text:span text:style-name="T304">в которой можно было изучать магию </text:span><text:span text:style-name="T467">всем, кто владел ей</text:span><text:span text:style-name="T304">,</text:span><text:span text:style-name="T696"> не существовало, а была лишь школа для одарённых единорогов, но после того как Твайлайт стала принцессой Эквестрии, </text:span><text:span text:style-name="T469"><text:s/></text:span><text:span text:style-name="T470">в старой школе</text:span><text:span text:style-name="T468"> произошло много изменений:</text:span><text:span text:style-name="T696"> на смену двухэтажному сиреневому фасаду пришёл трехэтажный светло-бирюзовый, к старым трём башням добавились ещё две для </text:span><text:span text:style-name="T305">новых</text:span><text:span text:style-name="T696"> </text:span><text:span text:style-name="T305">предметов</text:span><text:span text:style-name="T696"> — «</text:span><text:span text:style-name="T423">М</text:span><text:span text:style-name="T265">агические предметы» и «</text:span><text:span text:style-name="T425">З</text:span><text:span text:style-name="T424">ащита от темной магии</text:span><text:span text:style-name="T265">»</text:span><text:span text:style-name="T696">, а старые башни были заменены на новые.</text:span><text:bookmark-end text:name="__DdeLink__5950_1404013091"/><text:bookmark-end text:name="__DdeLink__228_10026622381"/></text:p>
      <text:p text:style-name="P144"><text:tab/><text:span text:style-name="T698">Перед поступлением в школу каждый новый ученик сда</text:span><text:span text:style-name="T778">ёт</text:span><text:span text:style-name="T698"> вступительные экзамены </text:span><text:span text:style-name="T778">за исключением пони не владеющих магией, они могут изучать магические предметы доступные для них, такие как зельеварение и магические предметы </text:span><text:span text:style-name="T779">без сдачи экзаменов</text:span><text:span text:style-name="T778">.</text:span><text:span text:style-name="T698"> </text:span></text:p>
      <text:p text:style-name="P144"><text:span text:style-name="T698"><text:tab/>Обычно </text:span><text:span text:style-name="T780">вступительные экзамены</text:span><text:span text:style-name="T698"> проводились в главном зале школы Кантерлота.</text:span></text:p>
      <text:p text:style-name="P144"><text:tab/><text:span text:style-name="T699">Новому ученику предлагалось продемонстрировать свои магические способности, в основном это были простые превращения и телепортация.</text:span></text:p>
      <text:p text:style-name="P144"><text:soft-page-break/><text:tab/><text:span text:style-name="T700">В качестве проверяющих были все преподаватели, директор Стар Свирл и принцесса Твайлайт Спаркл. </text:span></text:p>
      <text:p text:style-name="P144"><text:tab/><text:span text:style-name="T701">Также разрешалось прийти родственникам или родителям новых учеников, и старшекурсникам.</text:span></text:p>
      <text:p text:style-name="P144"><text:tab/><text:span text:style-name="T702">Флурри не особо хотела идти смотреть на магические таланты новых учеников: Пёрпл Кейк в это время проводила вечеринку в честь начала нового года для всех своих подруг.</text:span></text:p>
      <text:p text:style-name="P144"><text:tab/><text:span text:style-name="T703">Лара в свою очередь с нетерпением хотела попасть на мероприятие по приему новых учеников и уговаривала Флурри пойти с ней:</text:span></text:p>
      <text:p text:style-name="P144">- <text:span text:style-name="T703">Пёрпл Кейк проведёт еще тысячу таких вечеринок, </text:span><text:span text:style-name="T704">а мероприятие по приему новых учеников проводится не так часто, к тому же разве тебе не интересно?!</text:span></text:p>
      <text:p text:style-name="P144">- <text:span text:style-name="T705">Хорошо, Лара, <text:s/></text:span><text:span text:style-name="T711">во сколько завтра?</text:span><text:span text:style-name="T705"> - </text:span><text:span text:style-name="T707">согласилась Флурри.</text:span></text:p>
      <text:p text:style-name="P144">- <text:span text:style-name="T712">В час дня</text:span><text:span text:style-name="T711"> около школы и н</text:span><text:span text:style-name="T708">е беспокойся, м</text:span><text:span text:style-name="T706">ы </text:span><text:span text:style-name="T708">ещё </text:span><text:span text:style-name="T706">успеем в оба места. </text:span><text:span text:style-name="T781">В</text:span><text:span text:style-name="T708">ступительные экзамены продлятся не дольше двух часов.</text:span></text:p>
      <text:p text:style-name="P144"><text:soft-page-break/>- <text:span text:style-name="T709">Да, </text:span><text:span text:style-name="T713">но </text:span><text:span text:style-name="T709">на вечеринках Пёрпл все самое интересное в начале.</text:span></text:p>
      <text:p text:style-name="P144">- <text:span text:style-name="T710">Согласна.</text:span></text:p>
      <text:p text:style-name="P144"><text:tab/><text:span text:style-name="T714">На следующий день </text:span><text:span text:style-name="T782">в назначенное время </text:span><text:span text:style-name="T714">обе подруги </text:span><text:span text:style-name="T715">отправились в школу Кантерлота. </text:span></text:p>
      <text:p text:style-name="P144"><text:tab/><text:span text:style-name="T715">Лара была в хорошем настроении и на протяжении всей дороги </text:span><text:span text:style-name="T783">вспоминала</text:span><text:span text:style-name="T715"> о </text:span><text:span text:style-name="T784">своем вступительном экзамене:</text:span></text:p>
      <text:p text:style-name="P144">- <text:span text:style-name="T716">Ты помнишь, тогда я вышла вторая?</text:span></text:p>
      <text:p text:style-name="P144">- <text:span text:style-name="T716">Да, кажется ты вырастил</text:span><text:span text:style-name="T717">а большой цветок и </text:span><text:span text:style-name="T719">с помощью</text:span><text:span text:style-name="T717"> вет</text:span><text:span text:style-name="T719">ра подняла его.</text:span></text:p>
      <text:p text:style-name="P144">- <text:span text:style-name="T718">А ты тогда удивила всех силой своей маги</text:span><text:span text:style-name="T719">и, быстрые телепортации, подъем огромных предметов и лучевое представление.</text:span></text:p>
      <text:p text:style-name="P144">- <text:span text:style-name="T720">Спасибо! </text:span><text:span text:style-name="T721">Но я ведь Аликорн, для меня это было проще, чем сделать вдох!</text:span></text:p>
      <text:p text:style-name="P144"><text:tab/><text:span text:style-name="T722">Флурри с Ларой </text:span><text:span text:style-name="T785">вошли в школу</text:span><text:span text:style-name="T722"> и направились к главному залу, который был напротив входа.</text:span></text:p>
      <text:p text:style-name="P144"><text:tab/><text:span text:style-name="T722">Дверь была немного приоткрыта и обе подруги </text:span><text:span text:style-name="T787">без лишнего шума </text:span><text:span text:style-name="T786">попали в главный зал</text:span><text:span text:style-name="T722">. </text:span></text:p>
      <text:p text:style-name="P144"><text:soft-page-break/><text:tab/><text:span text:style-name="T723">Мероприятие уже началось и несколько новых учеников </text:span><text:span text:style-name="T724">уже </text:span><text:span text:style-name="T723">закончили демонстрировать свои магические способности и с счастливыми улыбками </text:span><text:span text:style-name="T725">делились своими впечатлениями.</text:span></text:p>
      <text:p text:style-name="P144"><text:tab/><text:span text:style-name="T726">Флурри быстрым взглядом окинула зал и увидела преподавателей, директора и свою тётю, взгляды которых были устремлены в центр зала.</text:span></text:p>
      <text:p text:style-name="P144"><text:tab/><text:span text:style-name="T727">Зал был круглой формы, </text:span><text:span text:style-name="T728">на краю располагались сидения </text:span><text:span text:style-name="T730">в несколько рядов, каждый последующий был выше предыдущего</text:span><text:span text:style-name="T728">,</text:span><text:span text:style-name="T727"> </text:span><text:span text:style-name="T728">а </text:span><text:span text:style-name="T727">в самом центре находил</text:span><text:span text:style-name="T731">о</text:span><text:span text:style-name="T727">сь </text:span><text:span text:style-name="T729">свободное место, предназначенное для выступающего</text:span><text:span text:style-name="T727">. </text:span></text:p>
      <text:p text:style-name="P145"><text:tab/>Освещение состояло только из люстр, которые зажигались преподавателями магическими искрами.</text:p>
      <text:p text:style-name="P144"><text:tab/><text:span text:style-name="T730">Лара </text:span><text:span text:style-name="T732">с Флурри выбрали свободное место и </text:span><text:span text:style-name="T733">принялись наблюдать за следующим учеником.</text:span></text:p>
      <text:p text:style-name="P144"><text:tab/><text:span text:style-name="T734">В центр зала выше</text:span><text:span text:style-name="T788">л</text:span><text:span text:style-name="T734"> маленький пони бирюзового цвета. </text:span></text:p>
      <text:p text:style-name="P146"><text:tab/>Он сильно переживал и можно было заметить как у него покраснело лицо. </text:p>
      <text:p text:style-name="P146"><text:tab/>Из-за сильного волнения <text:span text:style-name="T789">он</text:span> <text:span text:style-name="T789">перепутал</text:span> заклинания и вместо превращения пуговиц в <text:soft-page-break/>воздушные шарики, <text:span text:style-name="T789">они</text:span> превратил<text:span text:style-name="T789">ись </text:span>в мячики, которые разлетелись в разные стороны.</text:p>
      <text:p text:style-name="P144"><text:tab/><text:span text:style-name="T735">Принцесса Твайлайт Спаркл похвалила маленького волшебника с успешным поступлением, а кто-то из преподавателей даже поймал резиновый мячик.</text:span></text:p>
      <text:p text:style-name="P144"><text:tab/><text:span text:style-name="T736">Флурри приметила </text:span><text:span text:style-name="T737">необычную пони, которая была последней в очереди.</text:span></text:p>
      <text:p text:style-name="P144"><text:span text:style-name="T358"><text:tab/></text:span><text:span text:style-name="T737">Она </text:span><text:bookmark-start text:name="__DdeLink__6159_1404013091"/><text:span text:style-name="T358">была угольного цвета с короткой гривой </text:span><text:span text:style-name="T359">и со средней челкой, которая падала </text:span><text:span text:style-name="T360">ей </text:span><text:span text:style-name="T359">на лоб</text:span><text:bookmark-end text:name="__DdeLink__6159_1404013091"/><text:span text:style-name="T359">. </text:span></text:p>
      <text:p text:style-name="P144"><text:tab/><text:span text:style-name="T738">В её внешности было что-то отталкивающее, по крайней мере, так считала Флурри.</text:span></text:p>
      <text:p text:style-name="P144">- <text:span text:style-name="T738">Лара, посмотри! </text:span><text:span text:style-name="T739">Там кажется земная пони.</text:span></text:p>
      <text:p text:style-name="P144">- <text:span text:style-name="T740">Земные пони тоже могут учиться </text:span><text:span text:style-name="T741">при наличии магических способностей.</text:span></text:p>
      <text:p text:style-name="P144">- <text:span text:style-name="T742">Это ведь необычно, ты не думаешь?</text:span></text:p>
      <text:p text:style-name="P144">- <text:span text:style-name="T743">Да, необычно, но магия доступна всем, к тому же существует магия </text:span><text:span text:style-name="T744">Д</text:span><text:span text:style-name="T743">ружбы, с силой которой не сравнится даже самая мощная темная магия.</text:span></text:p>
      <text:p text:style-name="P144">- <text:span text:style-name="T745">Хорошо, Лара, теперь я точно раньше не уйду.</text:span></text:p>
      <text:p text:style-name="P144"><text:tab/><text:span text:style-name="T746">Лара улыбнулась.</text:span></text:p>
      <text:p text:style-name="P144"><text:soft-page-break/><text:tab/><text:span text:style-name="T747">Очередь уменьшалась, ничего нового и необычного для Флурри так и не появлялось, в основном это были телепортации, превращения каких нибудь предметов в другие </text:span><text:span text:style-name="T748">и</text:span><text:span text:style-name="T747"> </text:span><text:span text:style-name="T790">лучевое представление</text:span><text:span text:style-name="T748">.</text:span></text:p>
      <text:p text:style-name="P144"><text:tab/><text:span text:style-name="T748">В </text:span><text:span text:style-name="T792">этом году в </text:span><text:span text:style-name="T791">зал</text:span><text:span text:style-name="T792">е</text:span><text:span text:style-name="T748"> были </text:span><text:span text:style-name="T792">только одни</text:span><text:span text:style-name="T748"> единороги кроме необычной, по мнению, Флурри земной пони и кирина </text:span><text:span text:style-name="T749">кремового цвета</text:span><text:span text:style-name="T748">.</text:span></text:p>
      <text:p text:style-name="P144"><text:tab/><text:span text:style-name="T793">Пришел чер</text:span><text:span text:style-name="T794">ё</text:span><text:span text:style-name="T793">д последней пони.</text:span></text:p>
      <text:p text:style-name="P144"><text:tab/><text:span text:style-name="T795">П</text:span><text:span text:style-name="T750">отупив глаза </text:span><text:span text:style-name="T795">к месту выступления </text:span><text:span text:style-name="T750">просеменила </text:span><text:span text:style-name="T795">пони угольного цвета. </text:span></text:p>
      <text:p text:style-name="P144"><text:span text:style-name="T796"><text:tab/>К</text:span><text:span text:style-name="T750">раем глаза она убедилась что все смотрят на неё и это ещё больше </text:span><text:span text:style-name="T796">её напугало.</text:span></text:p>
      <text:p text:style-name="P144"><text:tab/><text:span text:style-name="T751">Флурри с интересом наблюдала за ней.</text:span></text:p>
      <text:p text:style-name="P144"><text:tab/><text:span text:style-name="T752">Ей удалось немного побороть свой страх и она подняла голову </text:span><text:span text:style-name="T753">и ещё раз окинула зал взглядом, потом </text:span><text:span text:style-name="T751">соединила копыта словно держала магический шар, но ничего </text:span><text:span text:style-name="T754">не </text:span><text:span text:style-name="T751">происходило. </text:span></text:p>
      <text:p text:style-name="P144"><text:span text:style-name="T751"><text:tab/></text:span><text:span text:style-name="T755">Когда она обратила внимание, что ничего не происходит, решила попробовать другое заклинание, з</text:span><text:span text:style-name="T751">акрыла глаза и несколько минут </text:span><text:span text:style-name="T756">неподвижно стояла, </text:span><text:soft-page-break/><text:span text:style-name="T756">но к её сожалению ничего магического снова не произошло.</text:span></text:p>
      <text:p text:style-name="P144"><text:tab/><text:span text:style-name="T756">И с последней надеждой она попыталась поднять <text:s/>мячики в воздух.</text:span></text:p>
      <text:p text:style-name="P144"><text:tab/><text:span text:style-name="T757">Флурри услышала легкий смех среди новых учеников </text:span><text:span text:style-name="T758">и посмотрела на Ла</text:span><text:span text:style-name="T759">ру, </text:span><text:span text:style-name="T760">она так же как и преподаватели держалась спокойно и ждала того момента, когда что-то произойдёт.</text:span></text:p>
      <text:p text:style-name="P144"><text:tab/><text:span text:style-name="T760">Но ничего не произошло и принцесса Твайлайт Спаркл сказала:</text:span></text:p>
      <text:p text:style-name="P144">- <text:span text:style-name="T760">Как твое имя?</text:span></text:p>
      <text:p text:style-name="P144">- <text:span text:style-name="T761">Эмбер — тихо сказала новая ученица.</text:span></text:p>
      <text:p text:style-name="P147">- Ты хотела учиться в школе Кантерлота?</text:p>
      <text:p text:style-name="P144"><text:tab/><text:span text:style-name="T762">Эмбер кивнула.</text:span></text:p>
      <text:p text:style-name="P144">- <text:span text:style-name="T762">Ты могла поступ</text:span><text:span text:style-name="T797">и</text:span><text:span text:style-name="T762">ть так же как и другие земные пони, вам не ну</text:span><text:span text:style-name="T798">ж</text:span><text:span text:style-name="T762">но сдавать экзамены.</text:span></text:p>
      <text:p text:style-name="P144">- <text:span text:style-name="T763">Но я владею магией - выдавила Эмбер.</text:span></text:p>
      <text:p text:style-name="P144"><text:tab/><text:span text:style-name="T764">В центр зала вышел высокий крепко сложенный земной пони </text:span><text:span text:style-name="T765">ярко-коричневого цвета и поклонился принцессе.</text:span></text:p>
      <text:p text:style-name="P144"><text:soft-page-break/>- <text:span text:style-name="T765">Ваше величество, моя дочь владеет удивительной магией, но у неё сильная боязнь сцены.</text:span></text:p>
      <text:p text:style-name="P144">- <text:span text:style-name="T766">Хорошо, Эмбер, </text:span><text:span text:style-name="T767">я смогу принять тебя после завершения мероприятия в этом зале.</text:span></text:p>
      <text:p text:style-name="P144"><text:tab/><text:span text:style-name="T767">Через несколько минут </text:span><text:span text:style-name="T799">мероприятие по приему новых учеников закончилось и ученики</text:span><text:span text:style-name="T767"> удалились </text:span><text:span text:style-name="T799">вместе</text:span><text:span text:style-name="T767"> </text:span><text:span text:style-name="T799">с </text:span><text:span text:style-name="T767">преподавател</text:span><text:span text:style-name="T799">ями</text:span><text:span text:style-name="T767">, </text:span><text:span text:style-name="T799">а </text:span><text:span text:style-name="T767">Флурри с Ларой остались на своих местах и благодаря заклинанию невидимости, которое Лара изучила летом ещё в Кристальной империи, им удалось остаться незамеченными.</text:span></text:p>
      <text:p text:style-name="P144"><text:tab/><text:span text:style-name="T768">Эмбер во второй раз вышла в центр зала. Она чувствовала себя гораздо увереннее.</text:span></text:p>
      <text:p text:style-name="P144"><text:tab/><text:span text:style-name="T769">Сначала у Эмбер снова ничего не получалось и её усилия были напрасными, но внезапно Флурри заметила как Эмбер взлетела.</text:span></text:p>
      <text:p text:style-name="P144"><text:tab/><text:span text:style-name="T770">Принцесса Твайлайт Спаркл была поражена не меньше </text:span><text:span text:style-name="T800">других.</text:span></text:p>
      <text:p text:style-name="P144"><text:tab/><text:span text:style-name="T771">Эмбер не д</text:span><text:span text:style-name="T772">олго была в воздухе и вновь опустилась. </text:span></text:p>
      <text:p text:style-name="P144">- <text:span text:style-name="T772">Эмбер, у тебя невероятные магические способности!</text:span></text:p>
      <text:p text:style-name="P144"><text:soft-page-break/><text:tab/><text:span text:style-name="T773">У отца Эмбер загорелась улыбка и он обнял свою дочь.</text:span></text:p>
      <text:p text:style-name="P148">- <text:span text:style-name="T774">Вы можете узнать вс</text:span><text:span text:style-name="T801">е необходимое для учёбы </text:span><text:span text:style-name="T774">у директора.</text:span></text:p>
      <text:p text:style-name="P148">- <text:span text:style-name="T802">Спасибо, ваше величество - сказал отец Эмбер.</text:span></text:p>
      <text:p text:style-name="P148"><text:span text:style-name="T802">- </text:span><text:span text:style-name="T803">Не беспокойтесь из-за дочери, все будет хорошо. - </text:span><text:span text:style-name="T804">улыбнулась принцесса Твайлайт Спаркл и обратилась к Эмбер — Успехов тебе в учёбе! - и удалилась из зала.</text:span></text:p>
      <text:p text:style-name="P148"><text:tab/><text:span text:style-name="T774">Зал опустел, остал</text:span><text:span text:style-name="T805">ись только Флурри и Лара</text:span><text:span text:style-name="T774">, скрытые магическими нитями невидимости.</text:span></text:p>
      <text:p text:style-name="P148">- <text:span text:style-name="T775">Лара, ты видела?</text:span></text:p>
      <text:p text:style-name="P148">- <text:span text:style-name="T776">Да, полеты с помощью магии это сложное заклинание, я его так и не смогла освоить.</text:span></text:p>
      <text:p text:style-name="P148">- <text:span text:style-name="T777">Видимо, у нас будет новая подруга! - торжественно сказал</text:span><text:span text:style-name="T806">а</text:span><text:span text:style-name="T777"> Флурри и обе подруги </text:span><text:span text:style-name="T807">отправились</text:span><text:span text:style-name="T777"> на вечеринку к Пёрпл Кейк.</text:span></text:p>
      <text:p text:style-name="P144"><text:tab/></text:p>
      <text:p text:style-name="P144"/>
      <text:p text:style-name="P127"/>
      <text:p text:style-name="P159"><text:soft-page-break/><text:span text:style-name="T409">5</text:span><text:bookmark-start text:name="__DdeLink__302_1002662238"/><text:span text:style-name="T407">. Мистер Магитемз</text:span><text:bookmark-end text:name="__DdeLink__302_1002662238"/></text:p>
      <text:p text:style-name="P161"><text:tab/><text:bookmark-start text:name="__DdeLink__5944_140401309"/><text:bookmark-start text:name="__DdeLink__224_1002662238"/>Первые осен<text:span text:style-name="T261">н</text:span>ие дни были самыми превосходными, потому <text:span text:style-name="T262">что многие пони </text:span><text:span text:style-name="T303">снова</text:span><text:span text:style-name="T262"> встретили</text:span><text:span text:style-name="T303">сь со </text:span><text:span text:style-name="T262">свои</text:span><text:span text:style-name="T303">ми</text:span><text:span text:style-name="T262"> </text:span><text:span text:style-name="T422">друзьями</text:span><text:span text:style-name="T262"> и после </text:span><text:span text:style-name="T264">столь длинных </text:span><text:span text:style-name="T262">летних каникул </text:span><text:span text:style-name="T487">всем </text:span><text:span text:style-name="T262">хотелось поделиться</text:span><text:span text:style-name="T263"> </text:span><text:span text:style-name="T488">впечатлениями и </text:span><text:span text:style-name="T263">подробностями</text:span><text:span text:style-name="T262">.</text:span><text:bookmark-end text:name="__DdeLink__5944_140401309"/><text:bookmark-end text:name="__DdeLink__224_1002662238"/><text:span text:style-name="T262"> </text:span><text:bookmark text:name="__DdeLink__5950_140401309"/><text:bookmark text:name="__DdeLink__228_1002662238"/></text:p>
      <text:p text:style-name="P149"><text:tab/><text:span text:style-name="T812">В конце первой недели у класса Флурри должен был быть первый урок по магическим предметам, </text:span><text:span text:style-name="T813">который преподавал Магитемз, </text:span><text:span text:style-name="T814">талантливый и </text:span><text:span text:style-name="T815">очень <text:s/>умный</text:span><text:span text:style-name="T814"> </text:span><text:span text:style-name="T815">п</text:span><text:span text:style-name="T816">они</text:span><text:span text:style-name="T814">.</text:span></text:p>
      <text:p text:style-name="P161"><text:tab/><text:bookmark-start text:name="__DdeLink__6065_140401309"/>Магитемз был ещё жеребенком, когда <text:span text:style-name="T426">принцесса </text:span>Твайлайт вместе со своими друзьями спасла Кристальную Империю от Короля <text:span text:style-name="T427">Сомбры</text:span>. <text:bookmark-end text:name="__DdeLink__6065_140401309"/></text:p>
      <text:p text:style-name="P161"><text:tab/><text:bookmark-start text:name="__DdeLink__6067_140401309"/>С <text:span text:style-name="T308">раннего </text:span>детства он отличался ораторским мастерством и любил изучать древние магические предметы.<text:bookmark-end text:name="__DdeLink__6067_140401309"/></text:p>
      <text:p text:style-name="P161"><text:tab/><text:bookmark-start text:name="__DdeLink__6069_140401309"/><text:span text:style-name="T309">Он</text:span> был обычным земным пони <text:span text:style-name="T309">и в</text:span> свои школьные годы знал в десятки раз больше о магии, чем его сверстники единороги.<text:bookmark-end text:name="__DdeLink__6069_140401309"/></text:p>
      <text:p text:style-name="P161"><text:tab/><text:bookmark-start text:name="__DdeLink__6071_140401309"/>В Кантерлот он переехал после основания школы <text:span text:style-name="T435">Д</text:span>ружбы и подрабатывал тем, что работал в разных сувенирных лавках и продавал различные древние предметы.<text:bookmark-end text:name="__DdeLink__6071_140401309"/></text:p>
      <text:p text:style-name="P161"><text:soft-page-break/><text:tab/><text:bookmark-start text:name="__DdeLink__6073_140401309"/>Спустя несколько лет, как <text:span text:style-name="T428">принцесса </text:span>Твайлайт <text:span text:style-name="T310">превратила одаренную школу для единорогов в </text:span><text:span text:style-name="T817">полноценную магическую школу</text:span>, Магитемз <text:span text:style-name="T311">решил</text:span> попробовать себя в качестве учителя <text:span text:style-name="T312">по</text:span> Магически<text:span text:style-name="T312">м</text:span> предмет<text:span text:style-name="T312">ам</text:span> и был назначен профессором<text:bookmark-end text:name="__DdeLink__6073_140401309"/> <text:span text:style-name="T818">благодаря углубленным знаниям.</text:span></text:p>
      <text:p text:style-name="P161"><text:tab/><text:bookmark-start text:name="__DdeLink__6075_140401309"/>Он очень сильно любил свой предмет и рассказывал с большим интересом, <text:span text:style-name="T444">никому и никогда не было скучно на его уроках</text:span>.<text:bookmark-end text:name="__DdeLink__6075_140401309"/></text:p>
      <text:p text:style-name="P161"><text:tab/><text:bookmark-start text:name="__DdeLink__6077_140401309"/>А самым интересным была практическая часть, <text:span text:style-name="T313">когда</text:span> <text:span text:style-name="T313">Магитемз</text:span> демонстрировал <text:span text:style-name="T314">работу магического предмета и показывал как </text:span><text:span text:style-name="T818">его </text:span><text:span text:style-name="T314">можно использовать</text:span>.<text:bookmark-end text:name="__DdeLink__6077_140401309"/></text:p>
      <text:p text:style-name="P161"><text:tab/><text:bookmark-start text:name="__DdeLink__6079_140401309"/>Свой класс он тоже расставил по особому вкусу: посередине круглый фиолетово-зеленый магический стол, <text:span text:style-name="T315">вокруг </text:span><text:span text:style-name="T819">сидения </text:span><text:span text:style-name="T315">для учеников. </text:span><text:bookmark-end text:name="__DdeLink__6079_140401309"/></text:p>
      <text:p text:style-name="P161"><text:span text:style-name="T316"><text:tab/></text:span><text:bookmark-start text:name="__DdeLink__6081_140401309"/><text:span text:style-name="T316">В</text:span><text:span text:style-name="T315">се магические предметы он доставал из маленького шкафчика, который находился напротив входа в класс</text:span>.<text:bookmark-end text:name="__DdeLink__6081_140401309"/></text:p>
      <text:p text:style-name="P161"><text:tab/><text:span text:style-name="T820">Шкафчик обладал магическим свойством и внутри содержал гораздо больше вещей, чем могло показаться на первый взгляд по его </text:span><text:span text:style-name="T821">размеру.</text:span></text:p>
      <text:p text:style-name="P161"><text:tab/><text:bookmark-start text:name="__DdeLink__6083_140401309"/><text:span text:style-name="T317">Класс</text:span> Магитемза находился в передней башни правого крыла и был одним из самых любимых мест <text:soft-page-break/>студентов потому что ко всему великолепию предмета и преподавателя <text:span text:style-name="T318">рядом находилась столовая.</text:span><text:bookmark-end text:name="__DdeLink__6083_140401309"/></text:p>
      <text:p text:style-name="P161"><text:tab/><text:bookmark-start text:name="__DdeLink__6085_140401309"/>Когда <text:span text:style-name="T445">прозвенел звонок, мистер Магитемз </text:span><text:span text:style-name="T451">приступил к осмотру класса</text:span><text:span text:style-name="T449">.</text:span><text:span text:style-name="T448"> В</text:span><text:span text:style-name="T446"> этот момент </text:span><text:span text:style-name="T453">в кабинете </text:span><text:span text:style-name="T452">внезапно появились</text:span><text:span text:style-name="T446"> Флурри </text:span><text:span text:style-name="T452">и</text:span><text:span text:style-name="T447"> </text:span><text:span text:style-name="T446">Лар</text:span><text:span text:style-name="T452">а</text:span><text:span text:style-name="T447"> </text:span>и удивили его н<text:span text:style-name="T450">и</text:span> меньше если бы они <text:span text:style-name="T822">принесли</text:span> с собой Амулет Аликорна.<text:bookmark-end text:name="__DdeLink__6085_140401309"/></text:p>
      <text:p text:style-name="P161"><text:bookmark-start text:name="__DdeLink__6087_140401309"/>- Хм оригинально, <text:span text:style-name="T822">на протяжении всего преподавания в </text:span>школе, никто никогда не телепортировался в <text:span text:style-name="T823">мой </text:span>класс — <text:span text:style-name="T319"><text:s/>сказал Магитемз.</text:span><text:bookmark-end text:name="__DdeLink__6087_140401309"/></text:p>
      <text:p text:style-name="P161"><text:bookmark-start text:name="__DdeLink__6089_140401309"/>- <text:span text:style-name="T319">А это у нас лучшие ученицы! — </text:span><text:span text:style-name="T824">с усмешкой сказалаа</text:span><text:span text:style-name="T319"> </text:span><text:span text:style-name="T475">Э</text:span><text:span text:style-name="T320">в</text:span><text:span text:style-name="T321">е</text:span><text:span text:style-name="T320">ри Хейт</text:span><text:bookmark-end text:name="__DdeLink__6089_140401309"/><text:span text:style-name="T320">.</text:span></text:p>
      <text:p text:style-name="P161"><text:bookmark-start text:name="__DdeLink__6091_140401309"/>- <text:span text:style-name="T322">Я слышал, <text:s/>что на первом курсе учился Аликорн, это вы Флурри Харт? - поинтересовался Магитемз.</text:span><text:bookmark-end text:name="__DdeLink__6091_140401309"/></text:p>
      <text:p text:style-name="P161"><text:bookmark-start text:name="__DdeLink__6093_140401309"/>- <text:span text:style-name="T322">Да, это я</text:span><text:bookmark-end text:name="__DdeLink__6093_140401309"/><text:span text:style-name="T322">.</text:span></text:p>
      <text:p text:style-name="P161"><text:bookmark-start text:name="__DdeLink__6095_140401309"/>-<text:bookmark-end text:name="__DdeLink__6095_140401309"/> <text:span text:style-name="T825">Хорошо, очень приятно познакомиться! </text:span><text:span text:style-name="T476">Все приготовились</text:span><text:span text:style-name="T323">? - </text:span><text:span text:style-name="T826">спросил Магитемз и ещё раз осмотрел класс.</text:span></text:p>
      <text:p text:style-name="P165"><text:tab/><text:bookmark-start text:name="__DdeLink__6097_140401309"/>Ученики расположились на своих местах и внимательно уставились на <text:span text:style-name="T352">профессора</text:span>.<text:bookmark-end text:name="__DdeLink__6097_140401309"/> <text:bookmark text:name="__DdeLink__6099_140401309"/></text:p>
      <text:p text:style-name="P165"><text:bookmark-start text:name="__DdeLink__6101_140401309"/><text:soft-page-break/>- <text:span text:style-name="T827">На моем предметы вы будете изучать не только магические предметы, </text:span><text:span text:style-name="T828">но и прелести магии.</text:span><text:span text:style-name="T827"> <text:s/></text:span><text:span text:style-name="T829">Что ж, с</text:span>егодня мы поговорим о <text:span text:style-name="T477">двух видах магии - т</text:span><text:span text:style-name="T830">ё</text:span><text:span text:style-name="T477">мной</text:span> и <text:span text:style-name="T836">природной, данной нам с самого дества</text:span>. <text:span text:style-name="T324">Может кто-нибудь уже читал новые учебники </text:span><text:span text:style-name="T831">по магическим предметам</text:span><text:span text:style-name="T324">?</text:span><text:bookmark-end text:name="__DdeLink__6101_140401309"/></text:p>
      <text:p text:style-name="P166"><text:bookmark-start text:name="__DdeLink__6103_140401309"/>- <text:span text:style-name="T325">Да — </text:span><text:span text:style-name="T429">подняла копыт</text:span><text:span text:style-name="T430">о</text:span><text:span text:style-name="T325"> Лара.</text:span><text:bookmark-end text:name="__DdeLink__6103_140401309"/></text:p>
      <text:p text:style-name="P166"><text:bookmark-start text:name="__DdeLink__6105_140401309"/>- <text:span text:style-name="T353">Отлично!</text:span><text:span text:style-name="T325"> Эти новые учебники написаны довольно простым языком и поэтому советую вам их </text:span><text:span text:style-name="T431">обязательно почитать</text:span><text:span text:style-name="T325">, </text:span><text:span text:style-name="T431">если вы этого ещё не сделали. </text:span><text:span text:style-name="T325"><text:s/></text:span><text:span text:style-name="T431">Теперь</text:span><text:span text:style-name="T325"> кто-нибудь ответьте: а в чем разница между темной магией и </text:span><text:span text:style-name="T478">светлой</text:span><text:span text:style-name="T325">?</text:span><text:bookmark-end text:name="__DdeLink__6105_140401309"/></text:p>
      <text:p text:style-name="P166"><text:bookmark-start text:name="__DdeLink__6107_140401309"/>- <text:span text:style-name="T325">Темная злая, а </text:span><text:span text:style-name="T831">светлая</text:span><text:span text:style-name="T325"> добрая — </text:span><text:span text:style-name="T326">ответил Силли, светло-коричневый пони в очках, который был младше всех в классе.</text:span><text:bookmark-end text:name="__DdeLink__6107_140401309"/></text:p>
      <text:p text:style-name="P166"><text:bookmark-start text:name="__DdeLink__6109_140401309"/>- <text:span text:style-name="T327">Не совсем. Темная </text:span><text:span text:style-name="T328">магия может принести добро, так же как и </text:span><text:span text:style-name="T479">светлая</text:span><text:span text:style-name="T328"> магия может принести зло</text:span><text:bookmark-end text:name="__DdeLink__6109_140401309"/><text:span text:style-name="T328">.</text:span></text:p>
      <text:p text:style-name="P166"><text:bookmark-start text:name="__DdeLink__6111_140401309"/>- <text:span text:style-name="T329">Темная магия это всего лишь вид </text:span><text:span text:style-name="T480">светлой</text:span><text:span text:style-name="T329"> магии, только отличие в том, что она </text:span><text:span text:style-name="T832">завладеть душой и создать хаос внутри каждого</text:span><text:span text:style-name="T329"> — ответила Лара.</text:span><text:bookmark-end text:name="__DdeLink__6111_140401309"/></text:p>
      <text:p text:style-name="P166"><text:bookmark-start text:name="__DdeLink__6113_140401309"/>- <text:span text:style-name="T329">Превосходн</text:span><text:span text:style-name="T833">ый ответ</text:span><text:span text:style-name="T329">! - </text:span><text:span text:style-name="T834">похвалил</text:span><text:span text:style-name="T330"> Магитемз и </text:span><text:span text:style-name="T454">сделал несколько пометок в своем журнале</text:span><text:span text:style-name="T330"> - </text:span><text:span text:style-name="T835">природная</text:span><text:span text:style-name="T331"> магия </text:span><text:span text:style-name="T837">являются частью нас самих</text:span><text:span text:style-name="T331">, мы можем </text:span><text:soft-page-break/><text:span text:style-name="T331">превращать различные предметы, </text:span><text:span text:style-name="T838">телепортироваться и</text:span><text:span text:style-name="T331"> даже летать, этот навык развивается и практикуется. Есть еще <text:s/>очень сильная магия дружбы, о которой вам рассказывали подробно на первом курсе. </text:span><text:span text:style-name="T332">И самая необычная т</text:span><text:span text:style-name="T839">ё</text:span><text:span text:style-name="T332">мная, как </text:span><text:span text:style-name="T840">уже отметила</text:span><text:span text:style-name="T332"> Лара, может завладеть </text:span><text:span text:style-name="T333">тем, кто применяет её. До сих пор эта магия оста</text:span><text:span text:style-name="T840">ё</text:span><text:span text:style-name="T333">тся загадкой, но к счастью нам известно достаточно, что</text:span><text:span text:style-name="T354">бы </text:span><text:span text:style-name="T481">научиться противостоять ей</text:span><text:bookmark-end text:name="__DdeLink__6113_140401309"/><text:span text:style-name="T481">.</text:span></text:p>
      <text:p text:style-name="P166"><text:bookmark-start text:name="__DdeLink__6115_140401309"/>- <text:span text:style-name="T336">Профессор Магитемз</text:span><text:span text:style-name="T334">, почему нельзя просто так же е</text:span><text:span text:style-name="T841">ё</text:span><text:span text:style-name="T334"> использовать, как </text:span><text:span text:style-name="T355">и </text:span><text:span text:style-name="T334">другую магию, только в добрых целях? — поинтересовался Силли.</text:span><text:bookmark-end text:name="__DdeLink__6115_140401309"/></text:p>
      <text:p text:style-name="P166"><text:bookmark-start text:name="__DdeLink__6119_140401309"/>- <text:span text:style-name="T334">Можно. Но ни один пони, даже очень сильный не может быть в полной мере уверен, что эта магия не поглотит его хорошие качества и не </text:span><text:span text:style-name="T842">превратит</text:span><text:span text:style-name="T334"> его </text:span><text:span text:style-name="T842">в чистое зло</text:span><text:span text:style-name="T334">. </text:span><text:span text:style-name="T335">На самом деле, в истории полно примеров того, что н</text:span><text:span text:style-name="T356">и</text:span><text:span text:style-name="T335"> темная магия была бедствием для Эквестрии, а скорее магия в копытах тех, кто был </text:span><text:span text:style-name="T455">морально</text:span><text:span text:style-name="T335"> слаб и не смог победить ненависть, злобу и</text:span><text:span text:style-name="T336">ли</text:span><text:span text:style-name="T335"> простить обиды.</text:span><text:bookmark-end text:name="__DdeLink__6119_140401309"/></text:p>
      <text:p text:style-name="P166"><text:bookmark-start text:name="__DdeLink__6121_140401309"/>- <text:span text:style-name="T337">А, ... е</text:span><text:span text:style-name="T336">сли Флурри поглотит т</text:span><text:span text:style-name="T843">ё</text:span><text:span text:style-name="T336">мная магия, она сможет ее контролировать? — </text:span><text:span text:style-name="T432">не удержался</text:span><text:span text:style-name="T338"> Силли</text:span><text:bookmark-end text:name="__DdeLink__6121_140401309"/><text:span text:style-name="T338">.</text:span></text:p>
      <text:p text:style-name="P166"><text:bookmark-start text:name="__DdeLink__6123_140401309"/>- <text:span text:style-name="T339">Ты серьезно? Она обычную то не </text:span><text:span text:style-name="T433">может</text:span><text:span text:style-name="T339"> контролировать — </text:span><text:span text:style-name="T844">пошутила</text:span><text:span text:style-name="T339"> </text:span><text:span text:style-name="T482">Э</text:span><text:span text:style-name="T339">вери Хейт.</text:span><text:bookmark-end text:name="__DdeLink__6123_140401309"/></text:p>
      <text:p text:style-name="P167"><text:bookmark-start text:name="__DdeLink__6125_140401309"/><text:soft-page-break/>Раздался легкий <text:span text:style-name="T340">смех</text:span> в классе.<text:bookmark-end text:name="__DdeLink__6125_140401309"/></text:p>
      <text:p text:style-name="P167"><text:bookmark-start text:name="__DdeLink__6127_140401309"/>- <text:span text:style-name="T341">Аликорны так же, как и другие магические существа могут оказаться под действием темной магии — </text:span><text:span text:style-name="T342">продолжал Магитемз — именно поэтому вы изучали, изучаете и будете изучать </text:span><text:span text:style-name="T434">м</text:span><text:span text:style-name="T342">агию Дружбы. Я уже упоминал, что это могущественная магия </text:span><text:span text:style-name="T343">и добавлю, что именно о</text:span><text:span text:style-name="T342">на способн</text:span><text:span text:style-name="T344">а</text:span><text:span text:style-name="T342"> победить темную маги</text:span><text:span text:style-name="T345">ю. </text:span><text:span text:style-name="T346">Вы записали все в свои тетради?</text:span><text:bookmark-end text:name="__DdeLink__6127_140401309"/></text:p>
      <text:p text:style-name="P167"><text:bookmark-start text:name="__DdeLink__6129_140401309"/>- <text:span text:style-name="T346">Да, профессор — дружно ответил класс.</text:span><text:bookmark-end text:name="__DdeLink__6129_140401309"/></text:p>
      <text:p text:style-name="P168"><text:tab/><text:bookmark-start text:name="__DdeLink__6131_140401309"/>Урок был впечатляющим, почти все обсуждали его за обедом, особенно темную магию. Эта тема не прошла стороной и Флурри<text:bookmark-end text:name="__DdeLink__6131_140401309"/>.</text:p>
      <text:p text:style-name="P168"><text:bookmark-start text:name="__DdeLink__6133_140401309"/>- <text:span text:style-name="T347">Флурри, </text:span><text:span text:style-name="T483">о чем </text:span><text:span text:style-name="T845">задумалась</text:span><text:span text:style-name="T347">? - спросила Лара</text:span><text:bookmark-end text:name="__DdeLink__6133_140401309"/><text:span text:style-name="T347">, </text:span><text:span text:style-name="T846">когда они сидели в столовой.</text:span></text:p>
      <text:p text:style-name="P168">- <text:bookmark text:name="__DdeLink__6135_140401309"/><text:span text:style-name="T847">О тёмной магии.</text:span></text:p>
      <text:p text:style-name="P168">- <text:span text:style-name="T848">Тебе снова снятся кошмары?</text:span></text:p>
      <text:p text:style-name="P168">- <text:span text:style-name="T848">Нет, я тебе забыла рассказать, </text:span><text:span text:style-name="T849">взгляни</text:span><text:span text:style-name="T848"> — </text:span><text:span text:style-name="T850">оглядываясь по сторонам тихо сказала </text:span><text:span text:style-name="T848">Флурри и дотронулась до Амулета подаренного тётей, он стал снова видимым.</text:span></text:p>
      <text:p text:style-name="P168"><text:tab/><text:span text:style-name="T851">Лара быстро взглянула и амулет снова стал невидимым.</text:span></text:p>
      <text:p text:style-name="P168"><text:soft-page-break/>- <text:span text:style-name="T851">Моя тётя подарила мне его и сказала что он от тёмной магии, я забыла про него и только что вспом</text:span><text:span text:style-name="T852">нила.</text:span></text:p>
      <text:p text:style-name="P168"><text:bookmark-start text:name="__DdeLink__6137_140401309"/>- <text:span text:style-name="T348">Вы будете шоколадный пудинг или яблочный пирог, а может сахарные шарики или брусничный йогурт? <text:s/>— протараторила Пёрпл Кейк.</text:span><text:bookmark-end text:name="__DdeLink__6137_140401309"/></text:p>
      <text:p text:style-name="P168"><text:bookmark-start text:name="__DdeLink__6139_140401309"/>- <text:span text:style-name="T357">Спасибо, </text:span><text:span text:style-name="T349">Пёрпл, мы уже взяли — </text:span><text:span text:style-name="T853">ответила</text:span><text:span text:style-name="T349"> </text:span><text:bookmark-end text:name="__DdeLink__6139_140401309"/><text:span text:style-name="T854">Лара.</text:span></text:p>
      <text:p text:style-name="P161"><text:span text:style-name="T266"><text:tab/></text:span><text:span text:style-name="T471">Пёрпл Кей</text:span><text:span text:style-name="T858">к</text:span><text:span text:style-name="T471"> </text:span><text:span text:style-name="T854">была забавной </text:span><text:span text:style-name="T856">и </text:span><text:span text:style-name="T854">интересной пони, она всегда стремилась</text:span><text:span text:style-name="T471"> быть похожей на </text:span><text:span text:style-name="T854">Пинки Пай</text:span><text:bookmark-start text:name="__DdeLink__5980_140401309"/><text:span text:style-name="T471">,</text:span><text:bookmark-end text:name="__DdeLink__5980_140401309"/><text:span text:style-name="T471"> но к сожалению ей не повезло с цветом гривы, что очень сильно огорчало её </text:span><text:span text:style-name="T472">пока </text:span><text:bookmark-start text:name="__DdeLink__5982_140401309"/><text:span text:style-name="T306">Лара</text:span><text:bookmark-start text:name="__DdeLink__5980_1404013091"/><text:span text:style-name="T306"> </text:span><text:bookmark-end text:name="__DdeLink__5980_1404013091"/><text:span text:style-name="T472">не </text:span><text:span text:style-name="T471">научила Пёрпл менять цвет</text:span><text:span text:style-name="T306"> </text:span><text:span text:style-name="T472">с помощью </text:span><text:span text:style-name="T489">магии</text:span><text:span text:style-name="T472"> </text:span><text:span text:style-name="T307">и</text:span><text:span text:style-name="T306"> поэтому </text:span><text:span text:style-name="T855">обожательница</text:span><text:span text:style-name="T307"> Пинки Пай</text:span><text:span text:style-name="T306"> </text:span><text:span text:style-name="T950">никогда не забудет </text:span><text:bookmark-end text:name="__DdeLink__5982_140401309"/><text:span text:style-name="T950">пригласить Лару на свои вечеринки</text:span><text:span text:style-name="T306">.</text:span></text:p>
      <text:p text:style-name="P168">- <text:span text:style-name="T857">А чем болтали? - спросила Пёрпл.</text:span></text:p>
      <text:p text:style-name="P168">- <text:span text:style-name="T857">Флурри задумалась о тёмной магии.</text:span></text:p>
      <text:p text:style-name="P168">- <text:span text:style-name="T858">Ууу, я тоже думала о ней </text:span><text:span text:style-name="T859">и у меня даже появился серьезный вопрос, темная магия может захватить разум самой вес</text:span><text:span text:style-name="T860">ё</text:span><text:span text:style-name="T859">лой в мире пони?</text:span></text:p>
      <text:p text:style-name="P168">- <text:span text:style-name="T860">Ты о миссис Пинки Пай?</text:span></text:p>
      <text:p text:style-name="P168">- <text:span text:style-name="T860">Ага!</text:span></text:p>
      <text:p text:style-name="P168"><text:soft-page-break/>- <text:span text:style-name="T860">Думаю, с Пинки </text:span><text:span text:style-name="T951">Пай </text:span><text:span text:style-name="T860">всё сложно, тут моя логика не работает — с отчаянием ответила Лара.</text:span></text:p>
      <text:p text:style-name="P169">- И моя логика тоже бессильна — согласилась Флурри.</text:p>
      <text:p text:style-name="P169">- Очень, очень и очень жаль!</text:p>
      <text:p text:style-name="P169"><text:tab/><text:span text:style-name="T861">И Пёрпл Кейк </text:span><text:span text:style-name="T862">набросилась на еду.</text:span></text:p>
      <text:p text:style-name="P169">- <text:span text:style-name="T863">Флурри, теперь тебе не нужно беспокоиться </text:span><text:span text:style-name="T864">о преследованиях неизвестной пони. </text:span><text:span text:style-name="T952">В</text:span><text:span text:style-name="T864">се хорошо, разве нет?</text:span><text:span text:style-name="T863"> — прошептала Лара, </text:span><text:span text:style-name="T864">наблюдая,</text:span><text:span text:style-name="T863"> как Пёрпл перемалывает картофельное пюре </text:span><text:span text:style-name="T864">с вишневым соусом</text:span><text:span text:style-name="T863">.</text:span></text:p>
      <text:p text:style-name="P169">- <text:span text:style-name="T955">Да, но вдруг она придумает другой способ добраться до меня, </text:span><text:span text:style-name="T956">что тогда?</text:span></text:p>
      <text:p text:style-name="P169">- <text:span text:style-name="T957">Твоя тётя этого не допустит никогда.</text:span></text:p>
      <text:p text:style-name="P169">- <text:span text:style-name="T865">Думаю, ты права — </text:span><text:span text:style-name="T953">согласилась Флурри и вместе с Ларой </text:span><text:bookmark-start text:name="__DdeLink__6145_140401309"/><text:span text:style-name="T350">молча приступил</text:span><text:span text:style-name="T953">а</text:span><text:span text:style-name="T350"> к еде, </text:span><text:span text:style-name="T954">в отличии от</text:span><text:span text:style-name="T350"> П</text:span><text:span text:style-name="T351">ё</text:span><text:span text:style-name="T350">рпл, </text:span><text:span text:style-name="T456">которая </text:span><text:bookmark-end text:name="__DdeLink__6145_140401309"/><text:span text:style-name="T865">издавала звуки воодушевления от вкусной еды.</text:span></text:p>
      <text:p text:style-name="P167"/>
      <text:p text:style-name="P132"/>
      <text:p text:style-name="P132"/>
      <text:p text:style-name="P170"><text:soft-page-break/><text:span text:style-name="T407">6. </text:span><text:bookmark-start text:name="__DdeLink__6794_140401309"/><text:span text:style-name="T407">Эмбер Грим</text:span><text:bookmark-end text:name="__DdeLink__6794_140401309"/></text:p>
      <text:p text:style-name="P171"><text:span text:style-name="T407"><text:tab/></text:span><text:span text:style-name="T362">Эмбер в задумчивости </text:span><text:span text:style-name="T363">рассматривала картин</text:span><text:span text:style-name="T364">у на которой была изображена </text:span><text:span text:style-name="T365">принцесса </text:span><text:span text:style-name="T364">Твайлайт со своими друзьям</text:span><text:span text:style-name="T366">и и внизу была надпись «Дружба — это Магия. </text:span><text:span text:style-name="T367">Принцесса </text:span><text:span text:style-name="T366">Твайлайт </text:span><text:span text:style-name="T368">Спаркл</text:span><text:span text:style-name="T366"> символизирует </text:span><text:span text:style-name="T369">магию</text:span><text:span text:style-name="T366">, </text:span><text:span text:style-name="T370">Эп</text:span><text:span text:style-name="T371">плджек -</text:span><text:span text:style-name="T366"> честность, </text:span><text:span text:style-name="T372">Флаттершай</text:span><text:span text:style-name="T366"> - доброту, </text:span><text:span text:style-name="T373">Рарити</text:span><text:span text:style-name="T366"> - щедрость, </text:span><text:span text:style-name="T374">Радуга Дэш - </text:span><text:span text:style-name="T366">верность и </text:span><text:span text:style-name="T375">Пинки Пай</text:span><text:span text:style-name="T366"> — веселье. </text:span><text:span text:style-name="T377">Шесть</text:span><text:span text:style-name="T376"> элементов гармонии</text:span><text:span text:style-name="T366">»</text:span><text:span text:style-name="T364">.</text:span><text:span text:style-name="T362"> </text:span></text:p>
      <text:p text:style-name="P171"><text:span text:style-name="T361"><text:tab/></text:span><text:span text:style-name="T377">Остался последний урок по магическим заклинаниям и Эмбер с нетерпением ждала когда закончится </text:span><text:span text:style-name="T378">первый её </text:span><text:span text:style-name="T377">учебный день.</text:span></text:p>
      <text:p text:style-name="P150"><text:tab/><text:span text:style-name="T866">Мимо проходили две одноклассницы и злобно посмотрели на неё, одна из н</text:span><text:span text:style-name="T867">их </text:span><text:span text:style-name="T958">обратилась к Эмбер</text:span><text:span text:style-name="T867">:</text:span></text:p>
      <text:p text:style-name="P150">- <text:span text:style-name="T868">Тебе повезло на экзамене, что папочка вступился, а вообще тебе не место в школе, где обучают магии!</text:span></text:p>
      <text:p text:style-name="P150"><text:tab/><text:span text:style-name="T869">Эмбер ничего не сказала, она смотрела на своих одноклассниц и не </text:span><text:span text:style-name="T959">понимала, чем помешала им</text:span><text:span text:style-name="T869">.</text:span></text:p>
      <text:p text:style-name="P150">- <text:span text:style-name="T869">Видимо ты ещё и глупая! Идём отсюда, с ней нет смысла болтать!</text:span></text:p>
      <text:p text:style-name="P151"><text:tab/>Эмбер вновь обратилась к картине и задумалась.</text:p>
      <text:p text:style-name="P150"><text:soft-page-break/><text:tab/><text:span text:style-name="T870">До приезда в Кантерлот Эмбер не видела никогда школ и больших городов. Её пугало большое общество и другие пони, незнакомые для неё.</text:span></text:p>
      <text:p text:style-name="P150"><text:tab/><text:span text:style-name="T870">И её мнение подтвердилось с поступлением в школу Кантерлота. Теперь она хочет снова вернутся домой и проводить всё свое свободное время с отцом.</text:span></text:p>
      <text:p text:style-name="P150">- <text:span text:style-name="T871">Прости, я не помешала твоим размышлениям? - </text:span><text:span text:style-name="T872">прозвучал мелодичный голос и Эмбер обернулась.</text:span></text:p>
      <text:p text:style-name="P150"><text:tab/><text:span text:style-name="T873">Около неё стояла пони кремового цвета с необычным </text:span><text:span text:style-name="T960">искривлённым </text:span><text:span text:style-name="T873">рогом </text:span><text:span text:style-name="T874">и в старомодной одежде.</text:span></text:p>
      <text:p text:style-name="P150">- <text:span text:style-name="T875">Нет, я ни о чем важном не думала.</text:span></text:p>
      <text:p text:style-name="P150">- <text:span text:style-name="T876">Тогда славно, моё имя </text:span><text:span text:style-name="T877">Санрайз Бриск, </text:span><text:span text:style-name="T879">а твоё?</text:span></text:p>
      <text:p text:style-name="P152">- Эмбер Грим.</text:p>
      <text:p text:style-name="P152">- Очень приятно познакомиться, Эмбер.</text:p>
      <text:p text:style-name="P150">- <text:span text:style-name="T879">И мне тоже, т</text:span><text:span text:style-name="T877">ы отличаешься от других единорогов.</text:span></text:p>
      <text:p text:style-name="P150">- <text:span text:style-name="T877">Да, </text:span><text:span text:style-name="T880">ведь </text:span><text:span text:style-name="T877">я не единорог, я кирин.</text:span></text:p>
      <text:p text:style-name="P150">- <text:span text:style-name="T878">Кирин?</text:span></text:p>
      <text:p text:style-name="P153">- <text:span text:style-name="T881">Да, </text:span><text:span text:style-name="T964">к</text:span><text:span text:style-name="T881">ирины живут на Пике Страха.</text:span></text:p>
      <text:p text:style-name="P153"><text:soft-page-break/>- <text:span text:style-name="T881">Необычное названи</text:span><text:span text:style-name="T961">е</text:span><text:span text:style-name="T881"> для родного дома.</text:span></text:p>
      <text:p text:style-name="P153">- <text:span text:style-name="T882">Согласна! </text:span><text:span text:style-name="T962">К</text:span><text:span text:style-name="T882">огда </text:span><text:span text:style-name="T964">к</text:span><text:span text:style-name="T882">ирин злится то превращается в пылающего пони, нирика. </text:span><text:span text:style-name="T883">Давным давно киринам пришлось пройти через ручей молчания чтобы перестать говорить и прекратить ссоры, </text:span><text:span text:style-name="T963">разжигающие огонь</text:span><text:span text:style-name="T883">. Но спустя время явились две пони и научили киринов контролировать гнев, с тех пор кирины путешествуют по всей Эквестрии.</text:span></text:p>
      <text:p text:style-name="P153">- <text:span text:style-name="T883">Интересная история.</text:span></text:p>
      <text:p text:style-name="P153"><text:tab/><text:span text:style-name="T883">В этот момент прозвенел звонок и Эмбер с Санрайз отправились на урок.</text:span></text:p>
      <text:p text:style-name="P153"><text:tab/><text:span text:style-name="T884">Магические заклинания преподавал Спэлл Мэник, один из авторов нескольк</text:span><text:span text:style-name="T965">их</text:span><text:span text:style-name="T884"> десятков книг по магии и любитель книг о Дэринг Ду.</text:span></text:p>
      <text:p text:style-name="P153"><text:tab/><text:span text:style-name="T885">Многие преподаватели удивлялись продуктивности Спэлла и владением более тысячи различных заклинаний.</text:span></text:p>
      <text:p text:style-name="P153"><text:tab/><text:span text:style-name="T886">Спэлл был высоким единорогом т</text:span><text:span text:style-name="T887">ё</text:span><text:span text:style-name="T886">мно-бирюзового цвета</text:span><text:span text:style-name="T887">. Он любил носить шляпы и у него </text:span><text:span text:style-name="T966">был даже</text:span><text:span text:style-name="T887"> целый набор </text:span><text:span text:style-name="T967">шляп</text:span><text:span text:style-name="T887"> на все случаи жизни.</text:span></text:p>
      <text:p text:style-name="P153"><text:tab/><text:span text:style-name="T888">Эмбер расположилась на самом последнем ряду </text:span><text:span text:style-name="T968">в </text:span><text:span text:style-name="T888">школьно</text:span><text:span text:style-name="T968">м</text:span><text:span text:style-name="T888"> кабинет</text:span><text:span text:style-name="T968">е.</text:span></text:p>
      <text:p text:style-name="P154"><text:soft-page-break/><text:tab/>Санрайз присоединилась к ней.</text:p>
      <text:p text:style-name="P153">- <text:span text:style-name="T889">Все приготовились? - </text:span><text:span text:style-name="T970">профессор </text:span><text:span text:style-name="T890">Сп</text:span><text:span text:style-name="T969">э</text:span><text:span text:style-name="T890">лл окинул класс взглядом и убедившись, что все ученики на месте продолжал — Поздравляю вас с началом учебного года, наверно я не первый, кто вас уже успел поздравить. </text:span><text:span text:style-name="T891">Сразу предупреждаю на моём уроке не нужно ничего поджигать и взрывать.</text:span></text:p>
      <text:p text:style-name="P153"><text:tab/><text:span text:style-name="T892">Ученики улыбнулись.</text:span></text:p>
      <text:p text:style-name="P153">- <text:span text:style-name="T893">Предмет магические заклинания состоит из двух частей: теоретическая и практическая. </text:span><text:span text:style-name="T894">Основной акцент конечно же на практической, теория по большой части будет идти в копыто с практикой, так что вам ничего не нужно будет заучивать, как на Истории Магии. </text:span><text:span text:style-name="T895">Сегодня мы рассмотрим простейшее заклинание, которое вы знаете почти с самого детства, заклинание левитации предметов. </text:span><text:span text:style-name="T896">Это довольно простое заклинание, позволяющее нам поднять предмет </text:span><text:span text:style-name="T897">и </text:span><text:span text:style-name="T971">контролировать его</text:span><text:span text:style-name="T897">.</text:span></text:p>
      <text:p text:style-name="P153"><text:tab/><text:span text:style-name="T897">Профессор Спэлл поднял книгу с помощью заклинания и раскрыл её.</text:span></text:p>
      <text:p text:style-name="P153">- <text:span text:style-name="T898">Но, </text:span><text:span text:style-name="T972">было бы все так просто, мы бы все летали</text:span><text:span text:style-name="T899">. </text:span><text:span text:style-name="T973">Попробуем добавить</text:span><text:span text:style-name="T900"> ещё несколько книг.</text:span></text:p>
      <text:p text:style-name="P153"><text:soft-page-break/><text:tab/><text:span text:style-name="T901">Спэлл поднял ещё несколько книг с парт учеников.</text:span></text:p>
      <text:p text:style-name="P153">- <text:span text:style-name="T975">П</text:span><text:span text:style-name="T902">опробуем </text:span><text:span text:style-name="T974">одновременно управится с несколькими книгами.</text:span></text:p>
      <text:p text:style-name="P153"><text:tab/><text:span text:style-name="T902">Спэлл спокойным движением </text:span><text:span text:style-name="T977">разместил </text:span><text:span text:style-name="T976">книг</text:span><text:span text:style-name="T977">и </text:span><text:span text:style-name="T976">по разным углам кабинета и снова собрал перед собой.</text:span></text:p>
      <text:p text:style-name="P155">- На первый взгляд это может показаться простым<text:span text:style-name="T978">. </text:span><text:span text:style-name="T979">К</text:span>то хочет попробовать?</text:p>
      <text:p text:style-name="P155"><text:tab/><text:span text:style-name="T903">Копыто подняла та пони, которая в коридоре нагрубила Эмбер.</text:span></text:p>
      <text:p text:style-name="P155">- <text:span text:style-name="T903">Как твое имя?</text:span></text:p>
      <text:p text:style-name="P155">- <text:span text:style-name="T904">Блуберри.</text:span></text:p>
      <text:p text:style-name="P155">- <text:span text:style-name="T906">Хорошо, </text:span><text:span text:style-name="T980">Блуберри</text:span><text:span text:style-name="T905"> </text:span><text:span text:style-name="T980">в</text:span><text:span text:style-name="T905">озьми три книг</text:span><text:span text:style-name="T981">и</text:span><text:span text:style-name="T905"> и продела</text:span><text:span text:style-name="T907">й</text:span><text:span text:style-name="T905"> то же самое.</text:span></text:p>
      <text:p text:style-name="P155"><text:tab/><text:span text:style-name="T907">Блуберри подняла книги и быстро повторила действия профессора.</text:span></text:p>
      <text:p text:style-name="P155">- <text:span text:style-name="T907">Попробуй взять ещё три книги.</text:span></text:p>
      <text:p text:style-name="P155"><text:tab/><text:span text:style-name="T908">Блуберри быстро справилась с </text:span><text:span text:style-name="T982">новым </text:span><text:span text:style-name="T908">заданием.</text:span></text:p>
      <text:p text:style-name="P155"><text:soft-page-break/>- <text:span text:style-name="T908">Отлично, возьми ещё шесть книг и одновременно разложи их все по партам, не забудь </text:span><text:span text:style-name="T909">мою положить на мой стол.</text:span></text:p>
      <text:p text:style-name="P155"><text:tab/><text:span text:style-name="T983">Блуберри осторожно разместила все книги по своим местам</text:span><text:span text:style-name="T909">.</text:span></text:p>
      <text:p text:style-name="P155">- <text:span text:style-name="T910">Чудесно! </text:span><text:span text:style-name="T911">У тебя хороший навык, </text:span><text:span text:style-name="T913">проходи на свое место.</text:span><text:span text:style-name="T911"> </text:span><text:span text:style-name="T913">З</text:span><text:span text:style-name="T912">аклинание левитации предметов очень полезное и не забывайте его тренировать. </text:span><text:span text:style-name="T914">А теперь перейдем к более интересно</text:span><text:span text:style-name="T984">му заданию</text:span><text:span text:style-name="T914">. Мы посмотрим насколько у вас сильная магия. Кто хочет первым попробовать?</text:span></text:p>
      <text:p text:style-name="P156"><text:tab/>Почти весь класс поднял копыта, Эмбер открыла книгу и уткнулась в неё, надеясь что её не спросят.</text:p>
      <text:p text:style-name="P156"><text:tab/>Первым вышла Санрайз Бриск.</text:p>
      <text:p text:style-name="P156">- <text:span text:style-name="T915">Попробуй поднять этот мячик — Спэлл наколдовал небольшой серый мячик.</text:span></text:p>
      <text:p text:style-name="P156"><text:tab/><text:span text:style-name="T916">Санрайз с легкостью справилась с этой задачей.</text:span></text:p>
      <text:p text:style-name="P156">- <text:span text:style-name="T916">Хорошо, теперь ещё раз попробуй — Спэлл наколдовал мячик побольше.</text:span></text:p>
      <text:p text:style-name="P156"><text:tab/><text:span text:style-name="T917">И этот мячик Санрайз смогла поднять.<text:tab/></text:span></text:p>
      <text:p text:style-name="P156"><text:soft-page-break/><text:tab/><text:span text:style-name="T918">Спэлл сделал ещё три попытки и на третьей у Санрайз не хватило сил </text:span><text:span text:style-name="T985">поднять мячик</text:span><text:span text:style-name="T918">.</text:span></text:p>
      <text:p text:style-name="P156">- <text:span text:style-name="T918">Пятьсот двадцать три килограмма, отличный результат, </text:span><text:span text:style-name="T919">проходи на место, теперь по очереди, начиная с первого ряда подходите к мячику.</text:span></text:p>
      <text:p text:style-name="P156"><text:tab/><text:span text:style-name="T920">Эмбер заволновалась, ей нужно было выйти перед всем классом и </text:span><text:span text:style-name="T986">измерить свою магическую силу</text:span><text:span text:style-name="T920">. А вдруг как на экзамене ничего не получится и весь класс будет издеваться над ней.</text:span></text:p>
      <text:p text:style-name="P156">- <text:span text:style-name="T921">Не переживай, у тебя все получится, Эмбер — успокаивала </text:span><text:span text:style-name="T987">свою новую подругу </text:span><text:span text:style-name="T921">Санрайз — ты </text:span><text:span text:style-name="T922">поднимешь больше всех, я в тебя верю.</text:span></text:p>
      <text:p text:style-name="P156"><text:span text:style-name="T922"><text:tab/></text:span><text:span text:style-name="T988">Вот закончился первый ряд, второй, теперь выходит</text:span><text:span text:style-name="T922"> Блуберри.</text:span></text:p>
      <text:p text:style-name="P156">- <text:span text:style-name="T922">Семьсот тридцать, </text:span><text:span text:style-name="T931">восхитительный результат, присаживайся.</text:span></text:p>
      <text:p text:style-name="P156"><text:tab/><text:span text:style-name="T922">Блуберри с довольной ухмылкой уселась между своими подругами и обернулась к Эмбер:</text:span></text:p>
      <text:p text:style-name="P156">- <text:span text:style-name="T922">Ну что, скоро твой черед, мячик хоть сдвинуть сможешь?!</text:span></text:p>
      <text:p text:style-name="P156"><text:tab/><text:span text:style-name="T922">И Блуберри вместе с подругами захохотала.</text:span></text:p>
      <text:p text:style-name="P156"><text:soft-page-break/><text:tab/><text:span text:style-name="T922">Пришёл чер</text:span><text:span text:style-name="T989">ё</text:span><text:span text:style-name="T922">д Эмбер. </text:span></text:p>
      <text:p text:style-name="P157"><text:tab/>Она решила, что её никто не заметит и не вызовет, поэтому продолжала смотреть в книгу.</text:p>
      <text:p text:style-name="P156">- <text:span text:style-name="T923">Все продемонстрировали свои способности? - поинтересовался Спэлл.</text:span></text:p>
      <text:p text:style-name="P156">- <text:span text:style-name="T923">Нет, профессор, Эмбер ещё не выходила — </text:span><text:span text:style-name="T990">сказала</text:span><text:span text:style-name="T924"> Блуберри </text:span><text:span text:style-name="T991">и улыбнулась в сторону Эмбер.</text:span></text:p>
      <text:p text:style-name="P156">- <text:span text:style-name="T924">Тогда прошу.</text:span></text:p>
      <text:p text:style-name="P156"><text:tab/><text:span text:style-name="T925">Эмбер </text:span><text:span text:style-name="T926">медленно встала и направилась к злосчастному мячику.</text:span></text:p>
      <text:p text:style-name="P156">- <text:span text:style-name="T927">Секунду, теперь можно, поднимай.</text:span></text:p>
      <text:p text:style-name="P156"><text:tab/><text:span text:style-name="T927">Эмбер </text:span><text:span text:style-name="T928">направила копыта в сторону мячика и он поднялся. Ура. У неё получилось. </text:span></text:p>
      <text:p text:style-name="P156"><text:tab/><text:span text:style-name="T929">Спэлл увеличил вес, и мячик снова вз</text:span><text:span text:style-name="T992">м</text:span><text:span text:style-name="T929">ыл в воздух.</text:span></text:p>
      <text:p text:style-name="P156"><text:tab/><text:span text:style-name="T929">С каждым увеличением веса Эмбер чувствовала себя уверенн</text:span><text:span text:style-name="T993">е</text:span><text:span text:style-name="T929">й.</text:span></text:p>
      <text:p text:style-name="P156"><text:tab/><text:span text:style-name="T929">Она уже </text:span><text:span text:style-name="T930">забы</text:span><text:span text:style-name="T994">л</text:span><text:span text:style-name="T930">а </text:span><text:span text:style-name="T994">в </text:span><text:span text:style-name="T930">какой раз Спэлл увеличивает вес и не замечала возгласы учеников.</text:span></text:p>
      <text:p text:style-name="P156"><text:soft-page-break/><text:tab/><text:span text:style-name="T931">Но </text:span><text:span text:style-name="T932">видимо так устроен мир, что неведомые силы устанавливают предел нашим возможностям. Эмбер начала чувствовать слабость, мячик становился тяжелее.</text:span></text:p>
      <text:p text:style-name="P156"><text:tab/><text:span text:style-name="T997">К</text:span><text:span text:style-name="T932">огда до её предела возможностей оставалось совсем немного </text:span><text:span text:style-name="T997">и</text:span><text:span text:style-name="T932"> </text:span><text:span text:style-name="T996">мячик начал замедлять своё движение</text:span><text:span text:style-name="T932">, Эмбер услышала как одноклассники подбадривали её за исключением </text:span><text:span text:style-name="T995">Блуберри</text:span><text:span text:style-name="T932"> и её подруг и краем глаза заметила сияющую улыбку на лице Санрайз.</text:span></text:p>
      <text:p text:style-name="P156"><text:tab/><text:span text:style-name="T998">И</text:span><text:span text:style-name="T999">з</text:span><text:span text:style-name="T932"> последних сил Эмбер </text:span><text:span text:style-name="T1000">подняла</text:span><text:span text:style-name="T932"> </text:span><text:span text:style-name="T1000">тяжеленный мячик </text:span><text:span text:style-name="T1001">и он </text:span><text:span text:style-name="T1002">по велению профессора растаял в воздухе</text:span><text:span text:style-name="T932">. </text:span></text:p>
      <text:p text:style-name="P158"><text:tab/>Раздался радостный вопль на весь школьный класс.</text:p>
      <text:p text:style-name="P155">- <text:span text:style-name="T933">Эмбер, шесть с половиной тонн! </text:span><text:span text:style-name="T934">Невероятно! Это новый школьный рекор</text:span><text:span text:style-name="T935">д!</text:span></text:p>
      <text:p text:style-name="P155"><text:tab/><text:span text:style-name="T935">Эмбер была рада, что всё закончилась и с радостью уселась на свое место.</text:span></text:p>
      <text:p text:style-name="P155"><text:tab/><text:span text:style-name="T935">Санрайз не могла сдержать своих эмоций и даже обняла Эмбер.</text:span></text:p>
      <text:p text:style-name="P155"><text:soft-page-break/><text:tab/><text:span text:style-name="T936">Урок подошёл к концу </text:span><text:span text:style-name="T937">и </text:span><text:span text:style-name="T938">ученики, радуясь, что закончился первый учебный день, побрели по домам.</text:span></text:p>
      <text:p text:style-name="P155">- <text:span text:style-name="T939">Ты потрясла весь класс! - говорила Санрайз, когда они с Эмбер вышли из школы.</text:span></text:p>
      <text:p text:style-name="P155">- <text:span text:style-name="T1003">К</text:span><text:span text:style-name="T940">ажется только разозлила </text:span><text:span text:style-name="T1003">Блуберри</text:span><text:span text:style-name="T940">.</text:span></text:p>
      <text:p text:style-name="P155">- <text:span text:style-name="T940">Не обращай внимание, она просто </text:span><text:span text:style-name="T1004">видит</text:span><text:span text:style-name="T940"> в тебе соперницу.</text:span></text:p>
      <text:p text:style-name="P155">- <text:span text:style-name="T940">Соперницу?</text:span></text:p>
      <text:p text:style-name="P155">- <text:span text:style-name="T941">Она боится что </text:span><text:span text:style-name="T1005">ты более талантливая</text:span><text:span text:style-name="T942">.</text:span></text:p>
      <text:p text:style-name="P155">- <text:span text:style-name="T942">Почему? </text:span><text:span text:style-name="T1005">Разве это плохо?</text:span></text:p>
      <text:p text:style-name="P155">- <text:span text:style-name="T943">Нет конечно. А ты на какой улице живешь?</text:span></text:p>
      <text:p text:style-name="P155">- <text:span text:style-name="T943">На </text:span><text:span text:style-name="T1006">Би</text:span><text:span text:style-name="T943">р</text:span><text:span text:style-name="T1006">ю</text:span><text:span text:style-name="T943">зовой</text:span></text:p>
      <text:p text:style-name="P155">- <text:span text:style-name="T943">А я на улице Понивилля, ну тогда увид</text:span><text:span text:style-name="T1007">и</text:span><text:span text:style-name="T943">мся в школе, мне налево.</text:span></text:p>
      <text:p text:style-name="P155">- <text:span text:style-name="T943">Хорошо.</text:span></text:p>
      <text:p text:style-name="P155"><text:tab/><text:span text:style-name="T943">И </text:span><text:span text:style-name="T945">обе </text:span><text:span text:style-name="T943">подруги, недавно </text:span><text:span text:style-name="T944">ставшие друзьями</text:span><text:span text:style-name="T943">, </text:span><text:span text:style-name="T946">расстались и отправились </text:span><text:span text:style-name="T948">по</text:span><text:span text:style-name="T946"> свои</text:span><text:span text:style-name="T948">м</text:span><text:span text:style-name="T946"> дом</text:span><text:span text:style-name="T947">а</text:span><text:span text:style-name="T949">м</text:span><text:span text:style-name="T947">.</text:span></text:p>
      <text:p text:style-name="P155"/>
      <text:p text:style-name="P124"/>
      <text:p text:style-name="P114"><text:soft-page-break/><text:span text:style-name="T414">7</text:span><text:span text:style-name="T411">. </text:span><text:bookmark-start text:name="__DdeLink__6800_140401309"/><text:span text:style-name="T411">Школа Дружбы</text:span><text:bookmark-end text:name="__DdeLink__6800_140401309"/></text:p>
      <text:p text:style-name="P115"><text:tab/><text:span text:style-name="T1009">На</text:span><text:span text:style-name="T1010"> выходных </text:span><text:span text:style-name="T1011">резко изменилась погода и всю субботу и воскресенье </text:span><text:span text:style-name="T1010">лил сильный дождь.</text:span></text:p>
      <text:p text:style-name="P115"><text:tab/><text:span text:style-name="T1010">Флурри была разочарована, она хотела прогуляться по </text:span><text:span text:style-name="T1012">всему </text:span><text:span text:style-name="T1010">Кантерлоту, заглянуть в Кристальную лавку, сходить к фонтану и насладиться осенним солнечным днём.</text:span></text:p>
      <text:p text:style-name="P115"><text:tab/><text:span text:style-name="T1010">Лара напротив была менее расстроена, так как запаслась книгами и принялась глотать страницы.</text:span></text:p>
      <text:p text:style-name="P116"><text:tab/><text:bookmark-start text:name="__DdeLink__6411_140401309"/><text:span text:style-name="T379">После дождливых выходных</text:span><text:span text:style-name="T393"> </text:span><text:span text:style-name="T379">класс Флурри долж</text:span><text:span text:style-name="T1013">ен</text:span><text:span text:style-name="T379"> был отправиться в школу Дружбы, </text:span><text:span text:style-name="T1014">в</text:span><text:span text:style-name="T380"> Понивилл</text:span><text:span text:style-name="T1014">ь</text:span><text:span text:style-name="T380">.</text:span><text:bookmark-end text:name="__DdeLink__6411_140401309"/></text:p>
      <text:p text:style-name="P116"><text:tab/><text:span text:style-name="T1015">Флурри попросила Лару не ждать её, ссылаясь на важные причины. </text:span></text:p>
      <text:p text:style-name="P116"><text:tab/><text:span text:style-name="T1015">Лара в свою очередь немного забеспокоилась, вспомнив о преследовании пони </text:span><text:span text:style-name="T1016">в капюшоне </text:span><text:span text:style-name="T1015">и амулета против тёмной магии, </text:span><text:span text:style-name="T1017">решила подождать Флурри около Кристальной лавки.</text:span></text:p>
      <text:p text:style-name="P116"><text:tab/><text:span text:style-name="T1018">Не прошло и получаса, как она увидела свою подругу </text:span><text:span text:style-name="T1019">с расстроенным видом.</text:span></text:p>
      <text:p text:style-name="P116">- <text:span text:style-name="T490">Привет, Лара.</text:span></text:p>
      <text:p text:style-name="P116"><text:soft-page-break/>- <text:span text:style-name="T1018">Флурри, всё хорошо?</text:span></text:p>
      <text:p text:style-name="P116">- <text:span text:style-name="T1020">Не совсем.</text:span></text:p>
      <text:p text:style-name="P116">- <text:span text:style-name="T1020">Что случилось?</text:span></text:p>
      <text:p text:style-name="P116"><text:tab/><text:span text:style-name="T1021">Флурри взяла Лару в копыта и растворилась вместе с подругой в кристальном блеске.</text:span></text:p>
      <text:p text:style-name="P116"><text:tab/><text:span text:style-name="T1021">Лара не сразу поняла </text:span><text:span text:style-name="T1022">куда они попали</text:span><text:span text:style-name="T1021">. </text:span></text:p>
      <text:p text:style-name="P117"><text:tab/>Повсюду были лишь деревья. </text:p>
      <text:p text:style-name="P116"><text:span text:style-name="T1021"><text:tab/></text:span><text:span text:style-name="T1022">Обернувшись, Лара увидела вдали высокие башни и </text:span><text:span text:style-name="T1021">поняла, что это был </text:span><text:span text:style-name="T1023">Кантерлотский лес.</text:span></text:p>
      <text:p text:style-name="P116">- <text:span text:style-name="T1024">Я должна убедиться, что нас никто не услышит.</text:span></text:p>
      <text:p text:style-name="P116"><text:tab/><text:span text:style-name="T1024">Рог Флурри засветился и светло-розовое </text:span><text:span text:style-name="T1025">скрыло</text:span><text:span text:style-name="T1026"> обеих подруг</text:span><text:span text:style-name="T1024">.</text:span></text:p>
      <text:p text:style-name="P116">- <text:span text:style-name="T1024">Теперь </text:span><text:span text:style-name="T1027">нас </text:span><text:span text:style-name="T1024">точно никто не услышит.</text:span></text:p>
      <text:p text:style-name="P116">- <text:span text:style-name="T1028">Флурри, что прои</text:span><text:span text:style-name="T1029">сходит</text:span><text:span text:style-name="T1028">? </text:span></text:p>
      <text:p text:style-name="P116">- <text:span text:style-name="T1030">Сегодня ночью мне приснился кошмар, в нём была пони в капюшоне. </text:span><text:span text:style-name="T1031">Я не могла пошевелиться, а она подходила всё ближе и ближе. Оставался только один шаг между нами, как мой амулет снова стал видимым и заметным для её глаз. Она сорвала его и </text:span><text:soft-page-break/><text:span text:style-name="T1031">исчезла. Тогда я проснулась и заметила что амулет пропал!</text:span></text:p>
      <text:p text:style-name="P116">- <text:span text:style-name="T1031">Пропал!? Этого не может быть! - </text:span><text:span text:style-name="T1032">ужаснулась Лара.</text:span></text:p>
      <text:p text:style-name="P116">- <text:span text:style-name="T1033">Мы имеем дело с очень сильной тёмной магией.</text:span></text:p>
      <text:p text:style-name="P116">- <text:span text:style-name="T1033">Нужно обязательно всё рассказать твоей тёте и немедленно!</text:span></text:p>
      <text:p text:style-name="P116">- <text:span text:style-name="T1033">Лара, </text:span><text:span text:style-name="T1034">амулет исчез! Амулет сделанный моей тётей, непревзойденным волшебником всех времён Эквестрии, </text:span><text:span text:style-name="T1035">был украден </text:span><text:span text:style-name="T1036">во сне!</text:span></text:p>
      <text:p text:style-name="P116">- <text:span text:style-name="T1037">Флурри, успокойся! </text:span><text:span text:style-name="T1038">И</text:span><text:span text:style-name="T1037"> что т</text:span><text:span text:style-name="T1039">ы собираешься </text:span><text:span text:style-name="T1037">делать</text:span><text:span text:style-name="T1039">? - ужаснулась Лара.</text:span></text:p>
      <text:p text:style-name="P116">- <text:span text:style-name="T1039">Пони в капюшоне преследует меня, а не тебя или мою тётю, </text:span><text:span text:style-name="T1040">это моя проблема, я должна сама разобраться во всём.</text:span></text:p>
      <text:p text:style-name="P116"><text:tab/><text:span text:style-name="T1039">Лара </text:span><text:span text:style-name="T1041">стала </text:span><text:span text:style-name="T1039">уговаривать Флурри, понимая что это </text:span><text:span text:style-name="T1042">бессмысленно</text:span><text:span text:style-name="T1039">, быстро взяла её в копыта и </text:span><text:span text:style-name="T1042">обе подруги появились перед</text:span><text:span text:style-name="T1039"> </text:span><text:span text:style-name="T1042">школой</text:span><text:span text:style-name="T1043"> Кантерлота.</text:span></text:p>
      <text:p text:style-name="P116">- <text:span text:style-name="T1044">Прости, Флурри, но там было небезопасно.</text:span></text:p>
      <text:p text:style-name="P116">- <text:span text:style-name="T1045">Лара, не говори никому, я должна справиться с этой пони сама.</text:span></text:p>
      <text:p text:style-name="P116">- <text:span text:style-name="T1046">Сама? </text:span><text:span text:style-name="T1047">А как же помощь твоей лучшей подруги?</text:span></text:p>
      <text:p text:style-name="P116"><text:soft-page-break/>- <text:span text:style-name="T1048">От твоей помощи я никогда не откажусь, а только буду рада.</text:span></text:p>
      <text:p text:style-name="P116">- <text:span text:style-name="T1049">Хорошо, д</text:span><text:span text:style-name="T1048">оговорились.</text:span></text:p>
      <text:p text:style-name="P116"><text:tab/><text:span text:style-name="T1050">И обе подруг</text:span><text:span text:style-name="T1051">и</text:span><text:span text:style-name="T1050"> отправились в школу, </text:span><text:span text:style-name="T1052">где их уже ожидал</text:span><text:span text:style-name="T1053">и.</text:span></text:p>
      <text:p text:style-name="P118"><text:bookmark-start text:name="__DdeLink__6429_140401309"/>- <text:span text:style-name="T381">Все готовы? — </text:span><text:span text:style-name="T384">спроси</text:span><text:span text:style-name="T385">ла</text:span><text:span text:style-name="T382"> </text:span><text:span text:style-name="T383">Потион Грин, </text:span><text:span text:style-name="T386">учитель по зельеварению, </text:span><text:span text:style-name="T491">с которым всем предстояло отправиться в школу Друж</text:span><text:span text:style-name="T492">бы</text:span><text:span text:style-name="T387">.</text:span><text:bookmark-end text:name="__DdeLink__6429_140401309"/></text:p>
      <text:p text:style-name="P118"><text:bookmark-start text:name="__DdeLink__6431_140401309"/>- <text:span text:style-name="T387">Да — дружно ответили ученики.</text:span><text:bookmark-end text:name="__DdeLink__6431_140401309"/></text:p>
      <text:p text:style-name="P118"><text:tab/><text:span text:style-name="T1054">Более старшим ученикам разрешалось использовать телепортацию, но в большинстве случаев все ученики добирались до Понивилля на поезде.</text:span></text:p>
      <text:p text:style-name="P118"><text:tab/><text:span text:style-name="T1055">Поезд быстро домчал до дружелюбного городка </text:span><text:span text:style-name="T1056">под известным названием Понивилль.</text:span></text:p>
      <text:p text:style-name="P119"><text:tab/><text:bookmark-start text:name="__DdeLink__6433_140401309"/>Флурри <text:span text:style-name="T1057">была </text:span>рада <text:span text:style-name="T1057">снова </text:span>встретится со Старлайт и Санбёрстом<text:bookmark-end text:name="__DdeLink__6433_140401309"/>, <text:span text:style-name="T1058">но ей не хотелось делиться своими страхами и проблемами. </text:span></text:p>
      <text:p text:style-name="P119"><text:span text:style-name="T1058"><text:tab/>Она уже решила, что должна сама справится </text:span><text:span text:style-name="T1059">с своими страхами и выяснить почему её преследует пони в капюшоне</text:span><text:span text:style-name="T1058">.</text:span></text:p>
      <text:p text:style-name="P119"><text:soft-page-break/><text:tab/><text:span text:style-name="T1060">Уроки были весёлым</text:span><text:span text:style-name="T1061">и и интересными. </text:span></text:p>
      <text:p text:style-name="P119"><text:span text:style-name="T1061"><text:tab/>В качестве преподавателей приходили</text:span><text:span text:style-name="T1060"> жите</text:span><text:span text:style-name="T1061">ли</text:span><text:span text:style-name="T1060"> самого Понивил</text:span><text:span text:style-name="T1062">л</text:span><text:span text:style-name="T1060">я и делились </text:span><text:span text:style-name="T1063">своими знаниями и опытом, накопленным за всю свою жизнь.</text:span></text:p>
      <text:p text:style-name="P119"><text:tab/><text:span text:style-name="T1064">Флурри пропустила последний урок </text:span><text:span text:style-name="T1065">у </text:span><text:span text:style-name="T1064">Скутало, </text:span><text:span text:style-name="T1066">чтобы попрактиковаться с Санбёрстом и закрепить знания за прошлый год.</text:span></text:p>
      <text:p text:style-name="P119"><text:tab/><text:span text:style-name="T1067">Лара, </text:span><text:span text:style-name="T1068">не дожидаясь подруги,</text:span><text:span text:style-name="T1067"> отправилась в библиотеку </text:span><text:span text:style-name="T1069">и дошла до раздела о геологии, </text:span><text:span text:style-name="T1070">как вдруг </text:span><text:span text:style-name="T1069">в её сумке </text:span><text:span text:style-name="T1070">что-то</text:span><text:span text:style-name="T1069"> засверкал</text:span><text:span text:style-name="T1070">о</text:span><text:span text:style-name="T1069">. </text:span></text:p>
      <text:p text:style-name="P120"><text:tab/>Она <text:span text:style-name="T1071">заглянула в сумку и </text:span><text:span text:style-name="T1072">увидев</text:span><text:span text:style-name="T1071"> что это книга, </text:span>достала <text:span text:style-name="T1071">её </text:span>и раскрыла. </text:p>
      <text:p text:style-name="P120"><text:tab/>Флурри написала что освободилась и ждёт её около входа.</text:p>
      <text:p text:style-name="P119"><text:bookmark-start text:name="__DdeLink__6435_140401309"/>- <text:span text:style-name="T1073">Прости Лара, что задержалась</text:span><text:bookmark-end text:name="__DdeLink__6435_140401309"/><text:span text:style-name="T1073">. - </text:span><text:span text:style-name="T1074">сказала Флурри, когда подошла Лара.</text:span></text:p>
      <text:p text:style-name="P119">- <text:span text:style-name="T1073">Санбёрст не спрашивал об амулете?</text:span></text:p>
      <text:p text:style-name="P119">- <text:span text:style-name="T1075">Спрашивал, </text:span><text:span text:style-name="T1076">я сказала что сняла его на выходных и забыла надеть, </text:span><text:span text:style-name="T1075">он отругал меня за несерь</text:span><text:span text:style-name="T1077">ё</text:span><text:span text:style-name="T1075">зность и все дела, в общем я выкрутилась как всегда — </text:span><text:span text:style-name="T1078">улыбнулась Флурри.</text:span></text:p>
      <text:p text:style-name="P119"><text:soft-page-break/><text:tab/><text:span text:style-name="T1079">Лара мысленно согласилась с хитром ходом своей подруги, но </text:span><text:span text:style-name="T1080">у неё закрались некоторые сомнения</text:span><text:span text:style-name="T1079">. </text:span></text:p>
      <text:p text:style-name="P121"><text:tab/>Санбёрст несомненно знал гораздо больше о магии и смог бы найти десятки объяснений как можно украсть вещь во сне и ещё в замке Кантерлота.</text:p>
      <text:p text:style-name="P119">- <text:span text:style-name="T1081">Лара, я что-то чувствую - <text:s/>задыхаясь </text:span><text:span text:style-name="T1082">выдавила</text:span><text:span text:style-name="T1081"> Флурри, она не могла сопротивляться, её окутывало чёрное облако.</text:span></text:p>
      <text:p text:style-name="P119"><text:span text:style-name="T1081"><text:tab/>Лара не раздумывая кинулась к Флурри и т</text:span><text:span text:style-name="T1083">ё</text:span><text:span text:style-name="T1081">мное облако заглотнула об</text:span><text:span text:style-name="T1084">е</text:span><text:span text:style-name="T1081">их. </text:span></text:p>
      <text:p text:style-name="P119"><text:tab/><text:span text:style-name="T1085">Флурри ничего не видела, т</text:span><text:span text:style-name="T1086">ё</text:span><text:span text:style-name="T1085">мная завеса притупила все чувства.</text:span></text:p>
      <text:p text:style-name="P119"><text:tab/><text:span text:style-name="T1085">Но это продолжалось не долго и обе подруги </text:span><text:span text:style-name="T1087">оказались на </text:span><text:span text:style-name="T1088">мягкой </text:span><text:span text:style-name="T1087">траве.</text:span></text:p>
      <text:p text:style-name="P119"><text:tab/><text:span text:style-name="T1089">Вокруг были одни темно-зелёные деревья, а вдалеке слышался волчий вой. </text:span></text:p>
      <text:p text:style-name="P122"><text:tab/>Лара поняла что они в Вечнозелёном лесу.</text:p>
      <text:p text:style-name="P119">- <text:span text:style-name="T1090">Флурри, ты в порядке?</text:span></text:p>
      <text:p text:style-name="P119">- <text:span text:style-name="T1091">Да, что произошло?</text:span></text:p>
      <text:p text:style-name="P119"><text:soft-page-break/>- <text:span text:style-name="T1091">Похоже кто-то телепортировал нас </text:span><text:span text:style-name="T1092">в Вечнозелёный лес</text:span><text:span text:style-name="T1091">.</text:span></text:p>
      <text:p text:style-name="P119">- <text:span text:style-name="T1093">Нужно возвращаться в школу… - не успела договорить Флурри как тёмная вспышка магического луча ослепила её.</text:span></text:p>
      <text:p text:style-name="P119"><text:tab/><text:span text:style-name="T1094">Лара среагировала и создала защитное поле, но не успела защитить Флурри: она уже </text:span><text:span text:style-name="T1095">упала от магического удар</text:span><text:span text:style-name="T1096">а</text:span><text:span text:style-name="T1095"> и потеряла сознание. <text:tab/></text:span></text:p>
      <text:p text:style-name="P119"><text:tab/><text:span text:style-name="T1095">Второй удар поразил и Лару, её защитное поле мгновенно разлетелось, </text:span><text:span text:style-name="T1097">оставив слабый </text:span><text:span text:style-name="T1095">бирюзовы</text:span><text:span text:style-name="T1097">й след</text:span><text:span text:style-name="T1095">.</text:span></text:p>
      <text:p text:style-name="P119"><text:tab/><text:span text:style-name="T1098">Наступил следующий день.</text:span><text:span text:style-name="T1099"> </text:span></text:p>
      <text:p text:style-name="P123"><text:tab/>Лара очнулась в ярко-белом помещении, свет слепил глаза.</text:p>
      <text:p text:style-name="P119"><text:tab/><text:span text:style-name="T1099">Это была палата в больнице Понивилля. </text:span></text:p>
      <text:p text:style-name="P119"><text:tab/><text:span text:style-name="T1100">Лара окинула комнату и слева от себя увидела свою подругу.</text:span></text:p>
      <text:p text:style-name="P119"><text:tab/><text:span text:style-name="T1100">В голове стоял шум и она ничего не могла вспомнить.</text:span></text:p>
      <text:p text:style-name="P119"><text:soft-page-break/><text:tab/><text:span text:style-name="T1101">Флурри тоже пришла в себя и задавалась такими же вопросами как и Лара. </text:span><text:span text:style-name="T1102">Ч</text:span><text:span text:style-name="T1101">то произошло? Как они попали в больницу?</text:span></text:p>
      <text:p text:style-name="P119"><text:tab/><text:span text:style-name="T1103">Доктор </text:span><text:span text:style-name="T1104">Терепи Эвер </text:span><text:span text:style-name="T1105">принесла больным вишнёвый суп с яблочным соком.</text:span></text:p>
      <text:p text:style-name="P119">- <text:span text:style-name="T1106">Доктор, что произошло? - выдавила Флурри.</text:span></text:p>
      <text:p text:style-name="P119">- <text:span text:style-name="T1106">Вы вчера решили проверить свою выносливость и выпить зелье затуманивания </text:span><text:span text:style-name="T1107">разума</text:span><text:span text:style-name="T1108">. Потеряли сознание и оказались здесь. Теперь завтракайте и восстанавливайте силы.</text:span></text:p>
      <text:p text:style-name="P119"><text:tab/><text:span text:style-name="T1108">Когда доктор ушла Флурри обернулась к Ларе и сказала:</text:span></text:p>
      <text:p text:style-name="P119">- <text:span text:style-name="T1108">Разве мы на такое способны?</text:span></text:p>
      <text:p text:style-name="P119">- <text:span text:style-name="T1108">С тобой, Флурри мы на всё способны.</text:span></text:p>
      <text:p text:style-name="P119"><text:tab/><text:span text:style-name="T1109">Подруги засмеялись, </text:span><text:span text:style-name="T1110">но</text:span><text:span text:style-name="T1109"> </text:span><text:span text:style-name="T1111">резко возникшая </text:span><text:span text:style-name="T1109">головн</text:span><text:span text:style-name="T1111">ая</text:span><text:span text:style-name="T1109"> боль </text:span><text:span text:style-name="T1110">заставила их </text:span><text:span text:style-name="T1109">молча приступи</text:span><text:span text:style-name="T1110">ть</text:span><text:span text:style-name="T1109"> к завтраку.</text:span></text:p>
      <text:p text:style-name="P113"><text:tab/><text:bookmark-start text:name="__DdeLink__6497_140401309"/><text:span text:style-name="T388">В это время в Понивилле</text:span><text:span text:style-name="T390"> </text:span><text:span text:style-name="T388">дул </text:span><text:span text:style-name="T1008">слабый</text:span><text:span text:style-name="T388"> восточный ветер, который </text:span><text:span text:style-name="T389">перекатывал опавшие </text:span><text:span text:style-name="T391">красно-желтые </text:span><text:span text:style-name="T389">листья <text:s/></text:span><text:span text:style-name="T391">и заставлял облака </text:span><text:span text:style-name="T392">медленно плыть </text:span><text:span text:style-name="T394">по</text:span><text:span text:style-name="T392"> неб</text:span><text:span text:style-name="T394">у</text:span><text:span text:style-name="T391">.</text:span><text:bookmark-end text:name="__DdeLink__6497_140401309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4T14:16:08.789348276</meta:creation-date>
    <dc:date>2022-07-24T10:42:12.358020465</dc:date>
    <meta:editing-duration>P2DT22H46M10S</meta:editing-duration>
    <meta:editing-cycles>5900</meta:editing-cycles>
    <meta:generator>LibreOffice/7.2.6.2$Linux_X86_64 LibreOffice_project/20$Build-2</meta:generator>
    <meta:document-statistic meta:table-count="0" meta:image-count="0" meta:object-count="0" meta:page-count="66" meta:paragraph-count="531" meta:word-count="8160" meta:character-count="52199" meta:non-whitespace-character-count="44151"/>
  </office:meta>
</office:document-meta>
</file>